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2" draw:style-name="gr1" draw:text-style-name="P1" svg:width="13.333cm" svg:height="9.242cm" svg:x="31.701cm" svg:y="0.09cm">
            <draw:object draw:notify-on-update-of-ranges="Лист1.R34:Лист1.R43 Лист1.T34:Лист1.T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385cm" svg:height="9.323cm" svg:x="47.514cm" svg:y="0.1cm">
            <draw:object draw:notify-on-update-of-ranges="Лист1.Y34:Лист1.Y43 Лист1.AA34:Лист1.AA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>
            <draw:frame table:end-cell-address="Лист1.F21" table:end-x="2.234cm" table:end-y="0.346cm" draw:z-index="0" draw:style-name="gr1" draw:text-style-name="P1" svg:width="13.523cm" svg:height="9.377cm" svg:x="0cm" svg:y="0cm">
              <draw:object draw:notify-on-update-of-ranges="Лист1.D34:Лист1.D43 Лист1.F34:Лист1.F4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Лист1.M21" table:end-x="2.258cm" table:end-y="0.301cm" draw:z-index="1" draw:style-name="gr1" draw:text-style-name="P1" svg:width="13.537cm" svg:height="9.322cm" svg:x="0.01cm" svg:y="0.01cm">
              <draw:object draw:notify-on-update-of-ranges="Лист1.K34:Лист1.K43 Лист1.M34:Лист1.M4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V- </text:p>
          </table:table-cell>
          <table:table-cell table:formula="of:=MIN([.Z27];[.Z30]) - [.Z29]" office:value-type="float" office:value="37718.4915547555" calcext:value-type="float">
            <text:p>37718,49155475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V+</text:p>
          </table:table-cell>
          <table:table-cell table:formula="of:=MAX([.Z27];[.Z30]) + [.Z29]" office:value-type="float" office:value="68266.6938890258" calcext:value-type="float">
            <text:p>68266,693889025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Количество элементов выборки, меньше V-</text:p>
          </table:table-cell>
          <table:table-cell table:style-name="ce11" table:number-columns-repeated="3"/>
          <table:table-cell table:formula="of:=COUNTIF([.W26:.W775]; &quot;&lt;&quot;&amp;[.AD2])" office:value-type="float" office:value="97" calcext:value-type="float">
            <text:p>97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Количество элементов выборки, больше V+</text:p>
          </table:table-cell>
          <table:table-cell table:style-name="ce11" table:number-columns-repeated="3"/>
          <table:table-cell table:formula="of:=COUNTIF([.W26:.W775]; &quot;&gt;&quot;&amp;[.AD3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Вероятность попадания V в интервал (V-; <text:s/>V+)</text:p>
          </table:table-cell>
          <table:table-cell table:style-name="ce11" table:number-columns-repeated="3"/>
          <table:table-cell table:formula="of:=(750-[.AG5]-[.AG6])/750" office:value-type="float" office:value="0.698666666666667" calcext:value-type="float">
            <text:p>0,698666666666667</text:p>
          </table:table-cell>
        </table:table-row>
        <table:table-row table:style-name="ro1" table:number-rows-repeated="15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+6*RAND()" office:value-type="float" office:value="27.0384924102109" calcext:value-type="float">
            <text:p>27,03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32+16*RAND()" office:value-type="float" office:value="35.8123001176864" calcext:value-type="float">
            <text:p>35,81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NORM.INV(RAND();50;10)" office:value-type="float" office:value="47.0676837910363" calcext:value-type="float">
            <text:p>47,06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P26]*PI()/60)*(8*([.I26]^2) + 4*[.I26]*[.B26] + 3*([.B26]^2))" office:value-type="float" office:value="40236.3442284991" calcext:value-type="float">
            <text:p>40236,3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7+6*RAND()" office:value-type="float" office:value="29.9434675199445" calcext:value-type="float">
            <text:p>29,9435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B26:.B775])" office:value-type="float" office:value="29.9772204674501" calcext:value-type="float">
            <text:p>29,97722046745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32+16*RAND()" office:value-type="float" office:value="35.2288785409182" calcext:value-type="float">
            <text:p>35,2289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I26:.I775])" office:value-type="float" office:value="39.8950755383174" calcext:value-type="float">
            <text:p>39,89507553831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M.MICROSOFT.NORM.INV(RAND();50;10)" office:value-type="float" office:value="46.8453596205779" calcext:value-type="float">
            <text:p>46,8454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P26:.P775])" office:value-type="float" office:value="50.3182650241383" calcext:value-type="float">
            <text:p>50,31826502413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P27]*PI()/60)*(8*([.I27]^2) + 4*[.I27]*[.B27] + 3*([.B27]^2))" office:value-type="float" office:value="41300.3510072164" calcext:value-type="float">
            <text:p>41300,35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W26:.W775])" office:value-type="float" office:value="53781.8497002391" calcext:value-type="float">
            <text:p>53781,849700239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7+6*RAND()" office:value-type="float" office:value="29.1093702719081" calcext:value-type="float">
            <text:p>29,1094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B26:.B775])" office:value-type="float" office:value="2.79347028663231" calcext:value-type="float">
            <text:p>2,793470286632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32+16*RAND()" office:value-type="float" office:value="34.7425017636269" calcext:value-type="float">
            <text:p>34,7425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I26:.I775])" office:value-type="float" office:value="21.6218332930795" calcext:value-type="float">
            <text:p>21,62183329307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M.MICROSOFT.NORM.INV(RAND();50;10)" office:value-type="float" office:value="45.0782289273948" calcext:value-type="float">
            <text:p>45,0782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P26:.P775])" office:value-type="float" office:value="96.5156553863629" calcext:value-type="float">
            <text:p>96,51565538636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P28]*PI()/60)*(8*([.I28]^2) + 4*[.I28]*[.B28] + 3*([.B28]^2))" office:value-type="float" office:value="38339.9156095611" calcext:value-type="float">
            <text:p>38339,92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W26:.W775])" office:value-type="float" office:value="209810711.173427" calcext:value-type="float">
            <text:p>209810711,17342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7+6*RAND()" office:value-type="float" office:value="29.1842117935885" calcext:value-type="float">
            <text:p>29,1842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B26:.B775])" office:value-type="float" office:value="1.67136778915722" calcext:value-type="float">
            <text:p>1,671367789157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32+16*RAND()" office:value-type="float" office:value="40.6216344516724" calcext:value-type="float">
            <text:p>40,6216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I26:.I775])" office:value-type="float" office:value="4.6499283105312" calcext:value-type="float">
            <text:p>4,64992831053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M.MICROSOFT.NORM.INV(RAND();50;10)" office:value-type="float" office:value="44.040008600545" calcext:value-type="float">
            <text:p>44,0400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P26:.P775])" office:value-type="float" office:value="9.82423815806411" calcext:value-type="float">
            <text:p>9,824238158064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P29]*PI()/60)*(8*([.I29]^2) + 4*[.I29]*[.B29] + 3*([.B29]^2))" office:value-type="float" office:value="47267.250267636" calcext:value-type="float">
            <text:p>47267,25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W26:.W775])" office:value-type="float" office:value="14484.8441887867" calcext:value-type="float">
            <text:p>14484,84418878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7+6*RAND()" office:value-type="float" office:value="31.4400789316278" calcext:value-type="float">
            <text:p>31,4401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B26:.B775])" office:value-type="float" office:value="29.996240768116" calcext:value-type="float">
            <text:p>29,9962407681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32+16*RAND()" office:value-type="float" office:value="44.7714502196759" calcext:value-type="float">
            <text:p>44,7715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I26:.I775])" office:value-type="float" office:value="39.6731494534761" calcext:value-type="float">
            <text:p>39,67314945347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M.MICROSOFT.NORM.INV(RAND();50;10)" office:value-type="float" office:value="46.0721657816713" calcext:value-type="float">
            <text:p>46,0722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P26:.P775])" office:value-type="float" office:value="50.0450182128489" calcext:value-type="float">
            <text:p>50,045018212848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P30]*PI()/60)*(8*([.I30]^2) + 4*[.I30]*[.B30] + 3*([.B30]^2))" office:value-type="float" office:value="59420.0292719194" calcext:value-type="float">
            <text:p>59420,03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W26:.W775])" office:value-type="float" office:value="52203.3357435422" calcext:value-type="float">
            <text:p>52203,335743542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7+6*RAND()" office:value-type="float" office:value="30.607273434056" calcext:value-type="float">
            <text:p>30,607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32+16*RAND()" office:value-type="float" office:value="46.9558294918388" calcext:value-type="float">
            <text:p>46,955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NORM.INV(RAND();50;10)" office:value-type="float" office:value="59.9208100065321" calcext:value-type="float">
            <text:p>59,920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P31]*PI()/60)*(8*([.I31]^2) + 4*[.I31]*[.B31] + 3*([.B31]^2))" office:value-type="float" office:value="82194.7378199197" calcext:value-type="float">
            <text:p>82194,7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7+6*RAND()" office:value-type="float" office:value="31.7931462333072" calcext:value-type="float">
            <text:p>31,793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32+16*RAND()" office:value-type="float" office:value="46.6767076682299" calcext:value-type="float">
            <text:p>46,676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NORM.INV(RAND();50;10)" office:value-type="float" office:value="77.3442136391555" calcext:value-type="float">
            <text:p>77,344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([.P32]*PI()/60)*(8*([.I32]^2) + 4*[.I32]*[.B32] + 3*([.B32]^2))" office:value-type="float" office:value="106905.394185697" calcext:value-type="float">
            <text:p>106905,3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7+6*RAND()" office:value-type="float" office:value="30.1351627476979" calcext:value-type="float">
            <text:p>30,1352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32+16*RAND()" office:value-type="float" office:value="38.6112985555083" calcext:value-type="float">
            <text:p>38,6113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COM.MICROSOFT.NORM.INV(RAND();50;10)" office:value-type="float" office:value="46.1458623312425" calcext:value-type="float">
            <text:p>46,1459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P33]*PI()/60)*(8*([.I33]^2) + 4*[.I33]*[.B33] + 3*([.B33]^2))" office:value-type="float" office:value="46645.2432557654" calcext:value-type="float">
            <text:p>46645,24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7+6*RAND()" office:value-type="float" office:value="27.7941323623527" calcext:value-type="float">
            <text:p>27,7941</text:p>
          </table:table-cell>
          <table:table-cell/>
          <table:table-cell office:value-type="float" office:value="26.625" calcext:value-type="float">
            <text:p>26,625</text:p>
          </table:table-cell>
          <table:table-cell office:value-type="float" office:value="27" calcext:value-type="float">
            <text:p>27</text:p>
          </table:table-cell>
          <table:table-cell table:number-matrix-columns-spanned="1" table:number-matrix-rows-spanned="10" table:formula="of:=FREQUENCY([.B26:.B775];[.E34:.E43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32+16*RAND()" office:value-type="float" office:value="42.8051116671413" calcext:value-type="float">
            <text:p>42,80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matrix-columns-spanned="1" table:number-matrix-rows-spanned="10" table:formula="of:=FREQUENCY([.I26:.I775];[.L34:.L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NORM.INV(RAND();50;10)" office:value-type="float" office:value="63.5250414260164" calcext:value-type="float">
            <text:p>63,52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matrix-columns-spanned="1" table:number-matrix-rows-spanned="10" table:formula="of:=FREQUENCY([.P26:.P775];[.S34:.S43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P34]*PI()/60)*(8*([.I34]^2) + 4*[.I34]*[.B34] + 3*([.B34]^2))" office:value-type="float" office:value="72293.1162833475" calcext:value-type="float">
            <text:p>72293,12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11000" calcext:value-type="float">
            <text:p>11000</text:p>
          </table:table-cell>
          <table:table-cell table:number-matrix-columns-spanned="1" table:number-matrix-rows-spanned="10" table:formula="of:=FREQUENCY([.W26:.W775];[.Z34:.Z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7+6*RAND()" office:value-type="float" office:value="30.6478322062176" calcext:value-type="float">
            <text:p>30,6478</text:p>
          </table:table-cell>
          <table:table-cell/>
          <table:table-cell office:value-type="float" office:value="27.375" calcext:value-type="float">
            <text:p>27,375</text:p>
          </table:table-cell>
          <table:table-cell office:value-type="float" office:value="27.75" calcext:value-type="float">
            <text:p>27,7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32+16*RAND()" office:value-type="float" office:value="38.252023646608" calcext:value-type="float">
            <text:p>38,2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NORM.INV(RAND();50;10)" office:value-type="float" office:value="48.1869401823105" calcext:value-type="float">
            <text:p>48,18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P35]*PI()/60)*(8*([.I35]^2) + 4*[.I35]*[.B35] + 3*([.B35]^2))" office:value-type="float" office:value="48475.5295590194" calcext:value-type="float">
            <text:p>48475,53</text:p>
          </table:table-cell>
          <table:table-cell/>
          <table:table-cell office:value-type="float" office:value="17650" calcext:value-type="float">
            <text:p>17650</text:p>
          </table:table-cell>
          <table:table-cell office:value-type="float" office:value="24300" calcext:value-type="float">
            <text:p>243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7+6*RAND()" office:value-type="float" office:value="29.0176360134501" calcext:value-type="float">
            <text:p>29,0176</text:p>
          </table:table-cell>
          <table:table-cell/>
          <table:table-cell office:value-type="float" office:value="28.125" calcext:value-type="float">
            <text:p>28,125</text:p>
          </table:table-cell>
          <table:table-cell office:value-type="float" office:value="28.5" calcext:value-type="float">
            <text:p>28,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32+16*RAND()" office:value-type="float" office:value="32.2515403274447" calcext:value-type="float">
            <text:p>32,25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NORM.INV(RAND();50;10)" office:value-type="float" office:value="55.1826775628611" calcext:value-type="float">
            <text:p>55,18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P36]*PI()/60)*(8*([.I36]^2) + 4*[.I36]*[.B36] + 3*([.B36]^2))" office:value-type="float" office:value="42158.1009761216" calcext:value-type="float">
            <text:p>42158,10</text:p>
          </table:table-cell>
          <table:table-cell/>
          <table:table-cell office:value-type="float" office:value="30950" calcext:value-type="float">
            <text:p>30950</text:p>
          </table:table-cell>
          <table:table-cell office:value-type="float" office:value="37600" calcext:value-type="float">
            <text:p>376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7+6*RAND()" office:value-type="float" office:value="32.4048367117066" calcext:value-type="float">
            <text:p>32,4048</text:p>
          </table:table-cell>
          <table:table-cell/>
          <table:table-cell office:value-type="float" office:value="28.875" calcext:value-type="float">
            <text:p>28,875</text:p>
          </table:table-cell>
          <table:table-cell office:value-type="float" office:value="29.25" calcext:value-type="float">
            <text:p>29,2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32+16*RAND()" office:value-type="float" office:value="43.8792367931455" calcext:value-type="float">
            <text:p>43,879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NORM.INV(RAND();50;10)" office:value-type="float" office:value="40.014036092134" calcext:value-type="float">
            <text:p>40,01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P37]*PI()/60)*(8*([.I37]^2) + 4*[.I37]*[.B37] + 3*([.B37]^2))" office:value-type="float" office:value="50787.8746655338" calcext:value-type="float">
            <text:p>50787,87</text:p>
          </table:table-cell>
          <table:table-cell/>
          <table:table-cell office:value-type="float" office:value="44250" calcext:value-type="float">
            <text:p>44250</text:p>
          </table:table-cell>
          <table:table-cell office:value-type="float" office:value="50900" calcext:value-type="float">
            <text:p>50900</text:p>
          </table:table-cell>
          <table:table-cell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7+6*RAND()" office:value-type="float" office:value="27.253365817247" calcext:value-type="float">
            <text:p>27,2534</text:p>
          </table:table-cell>
          <table:table-cell/>
          <table:table-cell office:value-type="float" office:value="29.625" calcext:value-type="float">
            <text:p>29,625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32+16*RAND()" office:value-type="float" office:value="34.6209730450064" calcext:value-type="float">
            <text:p>34,62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NORM.INV(RAND();50;10)" office:value-type="float" office:value="38.712908849636" calcext:value-type="float">
            <text:p>38,71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P38]*PI()/60)*(8*([.I38]^2) + 4*[.I38]*[.B38] + 3*([.B38]^2))" office:value-type="float" office:value="31603.582487189" calcext:value-type="float">
            <text:p>31603,58</text:p>
          </table:table-cell>
          <table:table-cell/>
          <table:table-cell office:value-type="float" office:value="57550" calcext:value-type="float">
            <text:p>57550</text:p>
          </table:table-cell>
          <table:table-cell office:value-type="float" office:value="64200" calcext:value-type="float">
            <text:p>64200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7+6*RAND()" office:value-type="float" office:value="27.968391518807" calcext:value-type="float">
            <text:p>27,9684</text:p>
          </table:table-cell>
          <table:table-cell/>
          <table:table-cell office:value-type="float" office:value="30.375" calcext:value-type="float">
            <text:p>30,375</text:p>
          </table:table-cell>
          <table:table-cell office:value-type="float" office:value="30.75" calcext:value-type="float">
            <text:p>30,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32+16*RAND()" office:value-type="float" office:value="47.2296601738781" calcext:value-type="float">
            <text:p>47,229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NORM.INV(RAND();50;10)" office:value-type="float" office:value="54.1058049467779" calcext:value-type="float">
            <text:p>54,10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P39]*PI()/60)*(8*([.I39]^2) + 4*[.I39]*[.B39] + 3*([.B39]^2))" office:value-type="float" office:value="72171.6092784945" calcext:value-type="float">
            <text:p>72171,61</text:p>
          </table:table-cell>
          <table:table-cell/>
          <table:table-cell office:value-type="float" office:value="70850" calcext:value-type="float">
            <text:p>70850</text:p>
          </table:table-cell>
          <table:table-cell office:value-type="float" office:value="77500" calcext:value-type="float">
            <text:p>77500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7+6*RAND()" office:value-type="float" office:value="29.0672259957064" calcext:value-type="float">
            <text:p>29,0672</text:p>
          </table:table-cell>
          <table:table-cell/>
          <table:table-cell office:value-type="float" office:value="31.125" calcext:value-type="float">
            <text:p>31,125</text:p>
          </table:table-cell>
          <table:table-cell office:value-type="float" office:value="31.5" calcext:value-type="float">
            <text:p>31,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32+16*RAND()" office:value-type="float" office:value="32.2985949721187" calcext:value-type="float">
            <text:p>32,29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NORM.INV(RAND();50;10)" office:value-type="float" office:value="75.8742381812862" calcext:value-type="float">
            <text:p>75,874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P40]*PI()/60)*(8*([.I40]^2) + 4*[.I40]*[.B40] + 3*([.B40]^2))" office:value-type="float" office:value="58143.9187807171" calcext:value-type="float">
            <text:p>58143,92</text:p>
          </table:table-cell>
          <table:table-cell/>
          <table:table-cell office:value-type="float" office:value="84150" calcext:value-type="float">
            <text:p>84150</text:p>
          </table:table-cell>
          <table:table-cell office:value-type="float" office:value="90800" calcext:value-type="float">
            <text:p>9080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7+6*RAND()" office:value-type="float" office:value="29.9061741151381" calcext:value-type="float">
            <text:p>29,9062</text:p>
          </table:table-cell>
          <table:table-cell/>
          <table:table-cell office:value-type="float" office:value="31.875" calcext:value-type="float">
            <text:p>31,875</text:p>
          </table:table-cell>
          <table:table-cell office:value-type="float" office:value="32.25" calcext:value-type="float">
            <text:p>32,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32+16*RAND()" office:value-type="float" office:value="34.6805133763701" calcext:value-type="float">
            <text:p>34,68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NORM.INV(RAND();50;10)" office:value-type="float" office:value="58.3664199717765" calcext:value-type="float">
            <text:p>58,36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P41]*PI()/60)*(8*([.I41]^2) + 4*[.I41]*[.B41] + 3*([.B41]^2))" office:value-type="float" office:value="50283.43385434" calcext:value-type="float">
            <text:p>50283,43</text:p>
          </table:table-cell>
          <table:table-cell/>
          <table:table-cell office:value-type="float" office:value="97450" calcext:value-type="float">
            <text:p>97450</text:p>
          </table:table-cell>
          <table:table-cell office:value-type="float" office:value="104100" calcext:value-type="float">
            <text:p>1041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7+6*RAND()" office:value-type="float" office:value="32.5332846699748" calcext:value-type="float">
            <text:p>32,5333</text:p>
          </table:table-cell>
          <table:table-cell/>
          <table:table-cell office:value-type="float" office:value="32.625" calcext:value-type="float">
            <text:p>32,625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32+16*RAND()" office:value-type="float" office:value="38.5112475957722" calcext:value-type="float">
            <text:p>38,511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NORM.INV(RAND();50;10)" office:value-type="float" office:value="34.2576213737737" calcext:value-type="float">
            <text:p>34,257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P42]*PI()/60)*(8*([.I42]^2) + 4*[.I42]*[.B42] + 3*([.B42]^2))" office:value-type="float" office:value="35967.3455940684" calcext:value-type="float">
            <text:p>35967,35</text:p>
          </table:table-cell>
          <table:table-cell/>
          <table:table-cell office:value-type="float" office:value="110750" calcext:value-type="float">
            <text:p>110750</text:p>
          </table:table-cell>
          <table:table-cell office:value-type="float" office:value="117400" calcext:value-type="float">
            <text:p>1174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7+6*RAND()" office:value-type="float" office:value="32.1467926937621" calcext:value-type="float">
            <text:p>32,1468</text:p>
          </table:table-cell>
          <table:table-cell/>
          <table:table-cell office:value-type="float" office:value="33.375" calcext:value-type="float">
            <text:p>33,375</text:p>
          </table:table-cell>
          <table:table-cell office:value-type="float" office:value="33.75" calcext:value-type="float">
            <text:p>33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32+16*RAND()" office:value-type="float" office:value="39.682235551998" calcext:value-type="float">
            <text:p>39,68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NORM.INV(RAND();50;10)" office:value-type="float" office:value="58.5171785457396" calcext:value-type="float">
            <text:p>58,51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P43]*PI()/60)*(8*([.I43]^2) + 4*[.I43]*[.B43] + 3*([.B43]^2))" office:value-type="float" office:value="63731.1693517089" calcext:value-type="float">
            <text:p>63731,17</text:p>
          </table:table-cell>
          <table:table-cell/>
          <table:table-cell office:value-type="float" office:value="124050" calcext:value-type="float">
            <text:p>124050</text:p>
          </table:table-cell>
          <table:table-cell office:value-type="float" office:value="130700" calcext:value-type="float">
            <text:p>1307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7+6*RAND()" office:value-type="float" office:value="29.632765565766" calcext:value-type="float">
            <text:p>29,632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32+16*RAND()" office:value-type="float" office:value="44.6322084162384" calcext:value-type="float">
            <text:p>44,632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M.MICROSOFT.NORM.INV(RAND();50;10)" office:value-type="float" office:value="48.4727269325695" calcext:value-type="float">
            <text:p>48,472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([.P44]*PI()/60)*(8*([.I44]^2) + 4*[.I44]*[.B44] + 3*([.B44]^2))" office:value-type="float" office:value="60559.5290726957" calcext:value-type="float">
            <text:p>60559,5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7+6*RAND()" office:value-type="float" office:value="28.8404731813353" calcext:value-type="float">
            <text:p>28,840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32+16*RAND()" office:value-type="float" office:value="33.3659009952098" calcext:value-type="float">
            <text:p>33,365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M.MICROSOFT.NORM.INV(RAND();50;10)" office:value-type="float" office:value="54.7402023307983" calcext:value-type="float">
            <text:p>54,740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([.P45]*PI()/60)*(8*([.I45]^2) + 4*[.I45]*[.B45] + 3*([.B45]^2))" office:value-type="float" office:value="43711.5199619498" calcext:value-type="float">
            <text:p>43711,5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7+6*RAND()" office:value-type="float" office:value="30.3334785599727" calcext:value-type="float">
            <text:p>30,333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32+16*RAND()" office:value-type="float" office:value="32.2613857146353" calcext:value-type="float">
            <text:p>32,261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NORM.INV(RAND();50;10)" office:value-type="float" office:value="41.7391280998021" calcext:value-type="float">
            <text:p>41,739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P46]*PI()/60)*(8*([.I46]^2) + 4*[.I46]*[.B46] + 3*([.B46]^2))" office:value-type="float" office:value="32784.3173121168" calcext:value-type="float">
            <text:p>32784,3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7+6*RAND()" office:value-type="float" office:value="30.6462727405597" calcext:value-type="float">
            <text:p>30,6463</text:p>
          </table:table-cell>
          <table:table-cell/>
          <table:table-cell table:style-name="ce4" office:value-type="string" calcext:value-type="string">
            <text:p>min d =</text:p>
          </table:table-cell>
          <table:table-cell table:formula="of:=MIN([.B26:.B775])" office:value-type="float" office:value="27.0092951401602" calcext:value-type="float">
            <text:p>27,009295140160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32+16*RAND()" office:value-type="float" office:value="43.5328956898302" calcext:value-type="float">
            <text:p>43,5329</text:p>
          </table:table-cell>
          <table:table-cell/>
          <table:table-cell table:style-name="ce4" office:value-type="string" calcext:value-type="string">
            <text:p>min D =</text:p>
          </table:table-cell>
          <table:table-cell table:formula="of:=MIN([.I26:.I775])" office:value-type="float" office:value="32.0313348490745" calcext:value-type="float">
            <text:p>32,031334849074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M.MICROSOFT.NORM.INV(RAND();50;10)" office:value-type="float" office:value="58.7563040362083" calcext:value-type="float">
            <text:p>58,7563</text:p>
          </table:table-cell>
          <table:table-cell/>
          <table:table-cell table:style-name="ce4" office:value-type="string" calcext:value-type="string">
            <text:p>min h =</text:p>
          </table:table-cell>
          <table:table-cell table:formula="of:=MIN([.P26:.P775])" office:value-type="float" office:value="15.540650347305" calcext:value-type="float">
            <text:p>15,54065034730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P47]*PI()/60)*(8*([.I47]^2) + 4*[.I47]*[.B47] + 3*([.B47]^2))" office:value-type="float" office:value="71727.8734359365" calcext:value-type="float">
            <text:p>71727,87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7+6*RAND()" office:value-type="float" office:value="31.4701939739753" calcext:value-type="float">
            <text:p>31,4702</text:p>
          </table:table-cell>
          <table:table-cell/>
          <table:table-cell table:style-name="ce4" office:value-type="string" calcext:value-type="string">
            <text:p>max d = </text:p>
          </table:table-cell>
          <table:table-cell table:formula="of:=MAX([.B26:.B775])" office:value-type="float" office:value="32.9906514517497" calcext:value-type="float">
            <text:p>32,99065145174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32+16*RAND()" office:value-type="float" office:value="42.9193338658661" calcext:value-type="float">
            <text:p>42,9193</text:p>
          </table:table-cell>
          <table:table-cell/>
          <table:table-cell table:style-name="ce4" office:value-type="string" calcext:value-type="string">
            <text:p>max D = </text:p>
          </table:table-cell>
          <table:table-cell table:formula="of:=MAX([.I26:.I775])" office:value-type="float" office:value="47.9984869714826" calcext:value-type="float">
            <text:p>47,998486971482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M.MICROSOFT.NORM.INV(RAND();50;10)" office:value-type="float" office:value="50.1871039282766" calcext:value-type="float">
            <text:p>50,1871</text:p>
          </table:table-cell>
          <table:table-cell/>
          <table:table-cell table:style-name="ce4" office:value-type="string" calcext:value-type="string">
            <text:p>max h = </text:p>
          </table:table-cell>
          <table:table-cell table:formula="of:=MAX([.P26:.P775])" office:value-type="float" office:value="78.8301646037024" calcext:value-type="float">
            <text:p>78,83016460370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([.P48]*PI()/60)*(8*([.I48]^2) + 4*[.I48]*[.B48] + 3*([.B48]^2))" office:value-type="float" office:value="60729.2715894585" calcext:value-type="float">
            <text:p>60729,27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7+6*RAND()" office:value-type="float" office:value="27.9739662178326" calcext:value-type="float">
            <text:p>27,974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32+16*RAND()" office:value-type="float" office:value="34.7162932027131" calcext:value-type="float">
            <text:p>34,7163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COM.MICROSOFT.NORM.INV(RAND();50;10)" office:value-type="float" office:value="54.0866360002471" calcext:value-type="float">
            <text:p>54,086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([.P49]*PI()/60)*(8*([.I49]^2) + 4*[.I49]*[.B49] + 3*([.B49]^2))" office:value-type="float" office:value="44954.7033770145" calcext:value-type="float">
            <text:p>44954,7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7+6*RAND()" office:value-type="float" office:value="29.188126622932" calcext:value-type="float">
            <text:p>29,1881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F34:.F45])" office:value-type="float" office:value="750" calcext:value-type="float">
            <text:p>75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32+16*RAND()" office:value-type="float" office:value="42.1094553861767" calcext:value-type="float">
            <text:p>42,1095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M34:.M45])" office:value-type="float" office:value="750" calcext:value-type="float">
            <text:p>75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NORM.INV(RAND();50;10)" office:value-type="float" office:value="41.93812620102" calcext:value-type="float">
            <text:p>41,9381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T34:.T45])" office:value-type="float" office:value="750" calcext:value-type="float">
            <text:p>75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P50]*PI()/60)*(8*([.I50]^2) + 4*[.I50]*[.B50] + 3*([.B50]^2))" office:value-type="float" office:value="47557.9885553751" calcext:value-type="float">
            <text:p>47557,99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7+6*RAND()" office:value-type="float" office:value="27.9873105988372" calcext:value-type="float">
            <text:p>27,9873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32+16*RAND()" office:value-type="float" office:value="46.4801554698497" calcext:value-type="float">
            <text:p>46,480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COM.MICROSOFT.NORM.INV(RAND();50;10)" office:value-type="float" office:value="57.526390478321" calcext:value-type="float">
            <text:p>57,5264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P51]*PI()/60)*(8*([.I51]^2) + 4*[.I51]*[.B51] + 3*([.B51]^2))" office:value-type="float" office:value="74809.4721588826" calcext:value-type="float">
            <text:p>74809,47</text:p>
          </table:table-cell>
          <table:table-cell/>
          <table:table-cell table:style-name="ce4" office:value-type="string" calcext:value-type="string">
            <text:p>min V =</text:p>
          </table:table-cell>
          <table:table-cell table:formula="of:=MIN([.W26:.W775])" office:value-type="float" office:value="16560.6137320285" calcext:value-type="float">
            <text:p>16560,613732028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7+6*RAND()" office:value-type="float" office:value="30.6603114826139" calcext:value-type="float">
            <text:p>30,6603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32+16*RAND()" office:value-type="float" office:value="37.4447452183813" calcext:value-type="float">
            <text:p>37,444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COM.MICROSOFT.NORM.INV(RAND();50;10)" office:value-type="float" office:value="30.5098636009561" calcext:value-type="float">
            <text:p>30,509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P52]*PI()/60)*(8*([.I52]^2) + 4*[.I52]*[.B52] + 3*([.B52]^2))" office:value-type="float" office:value="29760.1805424442" calcext:value-type="float">
            <text:p>29760,18</text:p>
          </table:table-cell>
          <table:table-cell/>
          <table:table-cell table:style-name="ce4" office:value-type="string" calcext:value-type="string">
            <text:p>max V = </text:p>
          </table:table-cell>
          <table:table-cell table:formula="of:=MAX([.W26:.W775])" office:value-type="float" office:value="106905.394185697" calcext:value-type="float">
            <text:p>106905,39418569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7+6*RAND()" office:value-type="float" office:value="32.5444648659322" calcext:value-type="float">
            <text:p>32,5445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32+16*RAND()" office:value-type="float" office:value="37.1828151959926" calcext:value-type="float">
            <text:p>37,18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COM.MICROSOFT.NORM.INV(RAND();50;10)" office:value-type="float" office:value="16.5782290355197" calcext:value-type="float">
            <text:p>16,5782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P53]*PI()/60)*(8*([.I53]^2) + 4*[.I53]*[.B53] + 3*([.B53]^2))" office:value-type="float" office:value="16560.6137320285" calcext:value-type="float">
            <text:p>16560,6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7+6*RAND()" office:value-type="float" office:value="27.3364060444292" calcext:value-type="float">
            <text:p>27,336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32+16*RAND()" office:value-type="float" office:value="36.8910553064197" calcext:value-type="float">
            <text:p>36,891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COM.MICROSOFT.NORM.INV(RAND();50;10)" office:value-type="float" office:value="48.6637587928526" calcext:value-type="float">
            <text:p>48,6638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P54]*PI()/60)*(8*([.I54]^2) + 4*[.I54]*[.B54] + 3*([.B54]^2))" office:value-type="float" office:value="43732.6084487546" calcext:value-type="float">
            <text:p>43732,61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AA34:.AA45])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7+6*RAND()" office:value-type="float" office:value="32.8499212923925" calcext:value-type="float">
            <text:p>32,849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32+16*RAND()" office:value-type="float" office:value="37.0232951212674" calcext:value-type="float">
            <text:p>37,023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COM.MICROSOFT.NORM.INV(RAND();50;10)" office:value-type="float" office:value="44.0049223327575" calcext:value-type="float">
            <text:p>44,004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([.P55]*PI()/60)*(8*([.I55]^2) + 4*[.I55]*[.B55] + 3*([.B55]^2))" office:value-type="float" office:value="43934.4244609331" calcext:value-type="float">
            <text:p>43934,4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7+6*RAND()" office:value-type="float" office:value="29.8214537117165" calcext:value-type="float">
            <text:p>29,8215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32+16*RAND()" office:value-type="float" office:value="34.1289280112833" calcext:value-type="float">
            <text:p>34,128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COM.MICROSOFT.NORM.INV(RAND();50;10)" office:value-type="float" office:value="35.2368986271665" calcext:value-type="float">
            <text:p>35,236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P56]*PI()/60)*(8*([.I56]^2) + 4*[.I56]*[.B56] + 3*([.B56]^2))" office:value-type="float" office:value="29625.7581283932" calcext:value-type="float">
            <text:p>29625,7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7+6*RAND()" office:value-type="float" office:value="31.2429204310756" calcext:value-type="float">
            <text:p>31,2429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32+16*RAND()" office:value-type="float" office:value="33.6693410035223" calcext:value-type="float">
            <text:p>33,669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COM.MICROSOFT.NORM.INV(RAND();50;10)" office:value-type="float" office:value="51.9249221424509" calcext:value-type="float">
            <text:p>51,9249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([.P57]*PI()/60)*(8*([.I57]^2) + 4*[.I57]*[.B57] + 3*([.B57]^2))" office:value-type="float" office:value="44058.0633898684" calcext:value-type="float">
            <text:p>44058,06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7+6*RAND()" office:value-type="float" office:value="32.0855305844452" calcext:value-type="float">
            <text:p>32,085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32+16*RAND()" office:value-type="float" office:value="44.8409165944904" calcext:value-type="float">
            <text:p>44,840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COM.MICROSOFT.NORM.INV(RAND();50;10)" office:value-type="float" office:value="47.7969157801791" calcext:value-type="float">
            <text:p>47,796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P58]*PI()/60)*(8*([.I58]^2) + 4*[.I58]*[.B58] + 3*([.B58]^2))" office:value-type="float" office:value="62388.5407620463" calcext:value-type="float">
            <text:p>62388,54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7+6*RAND()" office:value-type="float" office:value="28.9802030834835" calcext:value-type="float">
            <text:p>28,980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32+16*RAND()" office:value-type="float" office:value="45.8195971604437" calcext:value-type="float">
            <text:p>45,8196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COM.MICROSOFT.NORM.INV(RAND();50;10)" office:value-type="float" office:value="62.7305496188411" calcext:value-type="float">
            <text:p>62,7305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P59]*PI()/60)*(8*([.I59]^2) + 4*[.I59]*[.B59] + 3*([.B59]^2))" office:value-type="float" office:value="80887.2645584688" calcext:value-type="float">
            <text:p>80887,2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7+6*RAND()" office:value-type="float" office:value="31.5323126886506" calcext:value-type="float">
            <text:p>31,5323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32+16*RAND()" office:value-type="float" office:value="40.0767721477896" calcext:value-type="float">
            <text:p>40,0768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COM.MICROSOFT.NORM.INV(RAND();50;10)" office:value-type="float" office:value="48.102707556308" calcext:value-type="float">
            <text:p>48,1027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P60]*PI()/60)*(8*([.I60]^2) + 4*[.I60]*[.B60] + 3*([.B60]^2))" office:value-type="float" office:value="52606.8168135464" calcext:value-type="float">
            <text:p>52606,8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7+6*RAND()" office:value-type="float" office:value="32.1313737316523" calcext:value-type="float">
            <text:p>32,13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32+16*RAND()" office:value-type="float" office:value="47.8978317324072" calcext:value-type="float">
            <text:p>47,8978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COM.MICROSOFT.NORM.INV(RAND();50;10)" office:value-type="float" office:value="49.4240010798465" calcext:value-type="float">
            <text:p>49,424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P61]*PI()/60)*(8*([.I61]^2) + 4*[.I61]*[.B61] + 3*([.B61]^2))" office:value-type="float" office:value="71442.3156970526" calcext:value-type="float">
            <text:p>71442,3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7+6*RAND()" office:value-type="float" office:value="29.9825997047592" calcext:value-type="float">
            <text:p>29,9826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32+16*RAND()" office:value-type="float" office:value="35.3709357362241" calcext:value-type="float">
            <text:p>35,3709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COM.MICROSOFT.NORM.INV(RAND();50;10)" office:value-type="float" office:value="60.7105631329342" calcext:value-type="float">
            <text:p>60,7106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([.P62]*PI()/60)*(8*([.I62]^2) + 4*[.I62]*[.B62] + 3*([.B62]^2))" office:value-type="float" office:value="53873.4489759375" calcext:value-type="float">
            <text:p>53873,4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7+6*RAND()" office:value-type="float" office:value="32.132639072137" calcext:value-type="float">
            <text:p>32,132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32+16*RAND()" office:value-type="float" office:value="39.7977940086275" calcext:value-type="float">
            <text:p>39,797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COM.MICROSOFT.NORM.INV(RAND();50;10)" office:value-type="float" office:value="32.6446014149974" calcext:value-type="float">
            <text:p>32,644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([.P63]*PI()/60)*(8*([.I63]^2) + 4*[.I63]*[.B63] + 3*([.B63]^2))" office:value-type="float" office:value="35695.7703925314" calcext:value-type="float">
            <text:p>35695,77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7+6*RAND()" office:value-type="float" office:value="28.1116456647869" calcext:value-type="float">
            <text:p>28,111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32+16*RAND()" office:value-type="float" office:value="43.9987826328725" calcext:value-type="float">
            <text:p>43,9988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COM.MICROSOFT.NORM.INV(RAND();50;10)" office:value-type="float" office:value="63.1939578399137" calcext:value-type="float">
            <text:p>63,194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([.P64]*PI()/60)*(8*([.I64]^2) + 4*[.I64]*[.B64] + 3*([.B64]^2))" office:value-type="float" office:value="75459.3077935216" calcext:value-type="float">
            <text:p>75459,3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7+6*RAND()" office:value-type="float" office:value="28.6894463344943" calcext:value-type="float">
            <text:p>28,6894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32+16*RAND()" office:value-type="float" office:value="45.6350765619427" calcext:value-type="float">
            <text:p>45,6351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COM.MICROSOFT.NORM.INV(RAND();50;10)" office:value-type="float" office:value="49.4958014168295" calcext:value-type="float">
            <text:p>49,4958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([.P65]*PI()/60)*(8*([.I65]^2) + 4*[.I65]*[.B65] + 3*([.B65]^2))" office:value-type="float" office:value="63148.6349169361" calcext:value-type="float">
            <text:p>63148,63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7+6*RAND()" office:value-type="float" office:value="30.7620189681184" calcext:value-type="float">
            <text:p>30,762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32+16*RAND()" office:value-type="float" office:value="42.387049427256" calcext:value-type="float">
            <text:p>42,387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COM.MICROSOFT.NORM.INV(RAND();50;10)" office:value-type="float" office:value="67.0094654462569" calcext:value-type="float">
            <text:p>67,0095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([.P66]*PI()/60)*(8*([.I66]^2) + 4*[.I66]*[.B66] + 3*([.B66]^2))" office:value-type="float" office:value="78690.5065090319" calcext:value-type="float">
            <text:p>78690,5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7+6*RAND()" office:value-type="float" office:value="28.8922284815926" calcext:value-type="float">
            <text:p>28,892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32+16*RAND()" office:value-type="float" office:value="41.9283837135881" calcext:value-type="float">
            <text:p>41,9284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COM.MICROSOFT.NORM.INV(RAND();50;10)" office:value-type="float" office:value="49.8715887507445" calcext:value-type="float">
            <text:p>49,8716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([.P67]*PI()/60)*(8*([.I67]^2) + 4*[.I67]*[.B67] + 3*([.B67]^2))" office:value-type="float" office:value="55917.2593719442" calcext:value-type="float">
            <text:p>55917,26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7+6*RAND()" office:value-type="float" office:value="30.7384708395693" calcext:value-type="float">
            <text:p>30,738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32+16*RAND()" office:value-type="float" office:value="39.8688625674695" calcext:value-type="float">
            <text:p>39,8689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COM.MICROSOFT.NORM.INV(RAND();50;10)" office:value-type="float" office:value="46.9717279288575" calcext:value-type="float">
            <text:p>46,9717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([.P68]*PI()/60)*(8*([.I68]^2) + 4*[.I68]*[.B68] + 3*([.B68]^2))" office:value-type="float" office:value="50302.3147317846" calcext:value-type="float">
            <text:p>50302,31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7+6*RAND()" office:value-type="float" office:value="27.4131056873593" calcext:value-type="float">
            <text:p>27,413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32+16*RAND()" office:value-type="float" office:value="46.1059970613569" calcext:value-type="float">
            <text:p>46,106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COM.MICROSOFT.NORM.INV(RAND();50;10)" office:value-type="float" office:value="65.7783069878098" calcext:value-type="float">
            <text:p>65,7783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([.P69]*PI()/60)*(8*([.I69]^2) + 4*[.I69]*[.B69] + 3*([.B69]^2))" office:value-type="float" office:value="83748.404087086" calcext:value-type="float">
            <text:p>83748,4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7+6*RAND()" office:value-type="float" office:value="31.8777202062774" calcext:value-type="float">
            <text:p>31,877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32+16*RAND()" office:value-type="float" office:value="35.6530749257654" calcext:value-type="float">
            <text:p>35,6531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COM.MICROSOFT.NORM.INV(RAND();50;10)" office:value-type="float" office:value="52.2363948610816" calcext:value-type="float">
            <text:p>52,2364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([.P70]*PI()/60)*(8*([.I70]^2) + 4*[.I70]*[.B70] + 3*([.B70]^2))" office:value-type="float" office:value="48585.7672951586" calcext:value-type="float">
            <text:p>48585,77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7+6*RAND()" office:value-type="float" office:value="31.3456904750783" calcext:value-type="float">
            <text:p>31,3457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32+16*RAND()" office:value-type="float" office:value="40.1775880958885" calcext:value-type="float">
            <text:p>40,177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COM.MICROSOFT.NORM.INV(RAND();50;10)" office:value-type="float" office:value="36.1320679911242" calcext:value-type="float">
            <text:p>36,1321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([.P71]*PI()/60)*(8*([.I71]^2) + 4*[.I71]*[.B71] + 3*([.B71]^2))" office:value-type="float" office:value="39538.4745782024" calcext:value-type="float">
            <text:p>39538,47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7+6*RAND()" office:value-type="float" office:value="30.807191015454" calcext:value-type="float">
            <text:p>30,807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32+16*RAND()" office:value-type="float" office:value="32.797790357843" calcext:value-type="float">
            <text:p>32,7978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COM.MICROSOFT.NORM.INV(RAND();50;10)" office:value-type="float" office:value="48.9376662156882" calcext:value-type="float">
            <text:p>48,937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([.P72]*PI()/60)*(8*([.I72]^2) + 4*[.I72]*[.B72] + 3*([.B72]^2))" office:value-type="float" office:value="39702.493142572" calcext:value-type="float">
            <text:p>39702,4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7+6*RAND()" office:value-type="float" office:value="27.3370524176862" calcext:value-type="float">
            <text:p>27,3371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32+16*RAND()" office:value-type="float" office:value="34.1793496962637" calcext:value-type="float">
            <text:p>34,1793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COM.MICROSOFT.NORM.INV(RAND();50;10)" office:value-type="float" office:value="44.316591377872" calcext:value-type="float">
            <text:p>44,3166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([.P73]*PI()/60)*(8*([.I73]^2) + 4*[.I73]*[.B73] + 3*([.B73]^2))" office:value-type="float" office:value="35560.8079929737" calcext:value-type="float">
            <text:p>35560,81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7+6*RAND()" office:value-type="float" office:value="28.5946929466445" calcext:value-type="float">
            <text:p>28,5947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32+16*RAND()" office:value-type="float" office:value="35.9778303857893" calcext:value-type="float">
            <text:p>35,9778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COM.MICROSOFT.NORM.INV(RAND();50;10)" office:value-type="float" office:value="40.9871135161416" calcext:value-type="float">
            <text:p>40,9871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([.P74]*PI()/60)*(8*([.I74]^2) + 4*[.I74]*[.B74] + 3*([.B74]^2))" office:value-type="float" office:value="36318.7677104046" calcext:value-type="float">
            <text:p>36318,7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7+6*RAND()" office:value-type="float" office:value="28.4690279129427" calcext:value-type="float">
            <text:p>28,469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32+16*RAND()" office:value-type="float" office:value="43.4295916128904" calcext:value-type="float">
            <text:p>43,4296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COM.MICROSOFT.NORM.INV(RAND();50;10)" office:value-type="float" office:value="38.8712436924565" calcext:value-type="float">
            <text:p>38,871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([.P75]*PI()/60)*(8*([.I75]^2) + 4*[.I75]*[.B75] + 3*([.B75]^2))" office:value-type="float" office:value="45725.0783212717" calcext:value-type="float">
            <text:p>45725,0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7+6*RAND()" office:value-type="float" office:value="28.7705029116478" calcext:value-type="float">
            <text:p>28,7705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32+16*RAND()" office:value-type="float" office:value="32.3806568514556" calcext:value-type="float">
            <text:p>32,3807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COM.MICROSOFT.NORM.INV(RAND();50;10)" office:value-type="float" office:value="48.1845854917392" calcext:value-type="float">
            <text:p>48,1846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([.P76]*PI()/60)*(8*([.I76]^2) + 4*[.I76]*[.B76] + 3*([.B76]^2))" office:value-type="float" office:value="36829.1372378986" calcext:value-type="float">
            <text:p>36829,14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7+6*RAND()" office:value-type="float" office:value="31.934785352787" calcext:value-type="float">
            <text:p>31,9348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32+16*RAND()" office:value-type="float" office:value="46.1723532211036" calcext:value-type="float">
            <text:p>46,1724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COM.MICROSOFT.NORM.INV(RAND();50;10)" office:value-type="float" office:value="44.5406091647883" calcext:value-type="float">
            <text:p>44,5406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([.P77]*PI()/60)*(8*([.I77]^2) + 4*[.I77]*[.B77] + 3*([.B77]^2))" office:value-type="float" office:value="60665.0420232614" calcext:value-type="float">
            <text:p>60665,04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7+6*RAND()" office:value-type="float" office:value="30.9325190156233" calcext:value-type="float">
            <text:p>30,9325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32+16*RAND()" office:value-type="float" office:value="36.6677577439696" calcext:value-type="float">
            <text:p>36,6678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COM.MICROSOFT.NORM.INV(RAND();50;10)" office:value-type="float" office:value="47.6179237550984" calcext:value-type="float">
            <text:p>47,6179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([.P78]*PI()/60)*(8*([.I78]^2) + 4*[.I78]*[.B78] + 3*([.B78]^2))" office:value-type="float" office:value="45286.640631542" calcext:value-type="float">
            <text:p>45286,64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7+6*RAND()" office:value-type="float" office:value="31.6394087991212" calcext:value-type="float">
            <text:p>31,639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32+16*RAND()" office:value-type="float" office:value="42.050225539133" calcext:value-type="float">
            <text:p>42,0502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COM.MICROSOFT.NORM.INV(RAND();50;10)" office:value-type="float" office:value="48.9167992577659" calcext:value-type="float">
            <text:p>48,9168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([.P79]*PI()/60)*(8*([.I79]^2) + 4*[.I79]*[.B79] + 3*([.B79]^2))" office:value-type="float" office:value="57553.7148778163" calcext:value-type="float">
            <text:p>57553,71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7+6*RAND()" office:value-type="float" office:value="29.5925239215139" calcext:value-type="float">
            <text:p>29,592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32+16*RAND()" office:value-type="float" office:value="47.9337834436446" calcext:value-type="float">
            <text:p>47,9338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COM.MICROSOFT.NORM.INV(RAND();50;10)" office:value-type="float" office:value="59.8673384528634" calcext:value-type="float">
            <text:p>59,8673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([.P80]*PI()/60)*(8*([.I80]^2) + 4*[.I80]*[.B80] + 3*([.B80]^2))" office:value-type="float" office:value="83639.4523138431" calcext:value-type="float">
            <text:p>83639,4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7+6*RAND()" office:value-type="float" office:value="28.6284551408608" calcext:value-type="float">
            <text:p>28,6285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32+16*RAND()" office:value-type="float" office:value="40.9442334380001" calcext:value-type="float">
            <text:p>40,944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COM.MICROSOFT.NORM.INV(RAND();50;10)" office:value-type="float" office:value="57.5765522048129" calcext:value-type="float">
            <text:p>57,576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([.P81]*PI()/60)*(8*([.I81]^2) + 4*[.I81]*[.B81] + 3*([.B81]^2))" office:value-type="float" office:value="61978.9046526495" calcext:value-type="float">
            <text:p>61978,9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7+6*RAND()" office:value-type="float" office:value="28.5839623154607" calcext:value-type="float">
            <text:p>28,584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32+16*RAND()" office:value-type="float" office:value="44.7440015394241" calcext:value-type="float">
            <text:p>44,744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COM.MICROSOFT.NORM.INV(RAND();50;10)" office:value-type="float" office:value="50.7304283149491" calcext:value-type="float">
            <text:p>50,7304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([.P82]*PI()/60)*(8*([.I82]^2) + 4*[.I82]*[.B82] + 3*([.B82]^2))" office:value-type="float" office:value="62642.5562038728" calcext:value-type="float">
            <text:p>62642,56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7+6*RAND()" office:value-type="float" office:value="29.5801694055554" calcext:value-type="float">
            <text:p>29,5802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32+16*RAND()" office:value-type="float" office:value="45.3181897792965" calcext:value-type="float">
            <text:p>45,3182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COM.MICROSOFT.NORM.INV(RAND();50;10)" office:value-type="float" office:value="53.7139814745528" calcext:value-type="float">
            <text:p>53,714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([.P83]*PI()/60)*(8*([.I83]^2) + 4*[.I83]*[.B83] + 3*([.B83]^2))" office:value-type="float" office:value="68671.6193327891" calcext:value-type="float">
            <text:p>68671,62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7+6*RAND()" office:value-type="float" office:value="30.8383194759954" calcext:value-type="float">
            <text:p>30,8383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32+16*RAND()" office:value-type="float" office:value="32.3972358871251" calcext:value-type="float">
            <text:p>32,3972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COM.MICROSOFT.NORM.INV(RAND();50;10)" office:value-type="float" office:value="57.0874472162264" calcext:value-type="float">
            <text:p>57,0874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([.P84]*PI()/60)*(8*([.I84]^2) + 4*[.I84]*[.B84] + 3*([.B84]^2))" office:value-type="float" office:value="45571.5679149978" calcext:value-type="float">
            <text:p>45571,5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7+6*RAND()" office:value-type="float" office:value="29.4090949350502" calcext:value-type="float">
            <text:p>29,4091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32+16*RAND()" office:value-type="float" office:value="41.4099137913436" calcext:value-type="float">
            <text:p>41,4099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COM.MICROSOFT.NORM.INV(RAND();50;10)" office:value-type="float" office:value="37.6413222234727" calcext:value-type="float">
            <text:p>37,6413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([.P85]*PI()/60)*(8*([.I85]^2) + 4*[.I85]*[.B85] + 3*([.B85]^2))" office:value-type="float" office:value="41751.9222838" calcext:value-type="float">
            <text:p>41751,9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7+6*RAND()" office:value-type="float" office:value="28.0630136725958" calcext:value-type="float">
            <text:p>28,063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32+16*RAND()" office:value-type="float" office:value="39.4373413864523" calcext:value-type="float">
            <text:p>39,4373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COM.MICROSOFT.NORM.INV(RAND();50;10)" office:value-type="float" office:value="43.1025917959309" calcext:value-type="float">
            <text:p>43,1026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([.P86]*PI()/60)*(8*([.I86]^2) + 4*[.I86]*[.B86] + 3*([.B86]^2))" office:value-type="float" office:value="43403.5621395434" calcext:value-type="float">
            <text:p>43403,5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7+6*RAND()" office:value-type="float" office:value="31.0707100911532" calcext:value-type="float">
            <text:p>31,0707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32+16*RAND()" office:value-type="float" office:value="43.2635700125247" calcext:value-type="float">
            <text:p>43,2636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COM.MICROSOFT.NORM.INV(RAND();50;10)" office:value-type="float" office:value="53.6698177179261" calcext:value-type="float">
            <text:p>53,6698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([.P87]*PI()/60)*(8*([.I87]^2) + 4*[.I87]*[.B87] + 3*([.B87]^2))" office:value-type="float" office:value="65327.3819760393" calcext:value-type="float">
            <text:p>65327,3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7+6*RAND()" office:value-type="float" office:value="30.182314488804" calcext:value-type="float">
            <text:p>30,182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32+16*RAND()" office:value-type="float" office:value="43.6155921723694" calcext:value-type="float">
            <text:p>43,6156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COM.MICROSOFT.NORM.INV(RAND();50;10)" office:value-type="float" office:value="42.5643089696233" calcext:value-type="float">
            <text:p>42,564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([.P88]*PI()/60)*(8*([.I88]^2) + 4*[.I88]*[.B88] + 3*([.B88]^2))" office:value-type="float" office:value="51743.1877748749" calcext:value-type="float">
            <text:p>51743,19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7+6*RAND()" office:value-type="float" office:value="27.9290958826896" calcext:value-type="float">
            <text:p>27,9291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32+16*RAND()" office:value-type="float" office:value="46.4811583179981" calcext:value-type="float">
            <text:p>46,48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COM.MICROSOFT.NORM.INV(RAND();50;10)" office:value-type="float" office:value="51.7140147201141" calcext:value-type="float">
            <text:p>51,714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([.P89]*PI()/60)*(8*([.I89]^2) + 4*[.I89]*[.B89] + 3*([.B89]^2))" office:value-type="float" office:value="67197.4148260907" calcext:value-type="float">
            <text:p>67197,4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7+6*RAND()" office:value-type="float" office:value="32.6929628436919" calcext:value-type="float">
            <text:p>32,693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32+16*RAND()" office:value-type="float" office:value="45.8882945198566" calcext:value-type="float">
            <text:p>45,8883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COM.MICROSOFT.NORM.INV(RAND();50;10)" office:value-type="float" office:value="64.5506680843744" calcext:value-type="float">
            <text:p>64,5507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([.P90]*PI()/60)*(8*([.I90]^2) + 4*[.I90]*[.B90] + 3*([.B90]^2))" office:value-type="float" office:value="88056.54175154" calcext:value-type="float">
            <text:p>88056,5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7+6*RAND()" office:value-type="float" office:value="32.1818557425868" calcext:value-type="float">
            <text:p>32,1819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32+16*RAND()" office:value-type="float" office:value="35.3431054260582" calcext:value-type="float">
            <text:p>35,3431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COM.MICROSOFT.NORM.INV(RAND();50;10)" office:value-type="float" office:value="60.900495221106" calcext:value-type="float">
            <text:p>60,9005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([.P91]*PI()/60)*(8*([.I91]^2) + 4*[.I91]*[.B91] + 3*([.B91]^2))" office:value-type="float" office:value="56280.4220308245" calcext:value-type="float">
            <text:p>56280,4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7+6*RAND()" office:value-type="float" office:value="27.2574833293911" calcext:value-type="float">
            <text:p>27,2575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32+16*RAND()" office:value-type="float" office:value="41.8646683376282" calcext:value-type="float">
            <text:p>41,864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COM.MICROSOFT.NORM.INV(RAND();50;10)" office:value-type="float" office:value="56.7258058443625" calcext:value-type="float">
            <text:p>56,7258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([.P92]*PI()/60)*(8*([.I92]^2) + 4*[.I92]*[.B92] + 3*([.B92]^2))" office:value-type="float" office:value="61822.6642368103" calcext:value-type="float">
            <text:p>61822,6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7+6*RAND()" office:value-type="float" office:value="30.4349199787248" calcext:value-type="float">
            <text:p>30,4349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32+16*RAND()" office:value-type="float" office:value="43.753627197817" calcext:value-type="float">
            <text:p>43,7536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COM.MICROSOFT.NORM.INV(RAND();50;10)" office:value-type="float" office:value="40.5126355043139" calcext:value-type="float">
            <text:p>40,5126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([.P93]*PI()/60)*(8*([.I93]^2) + 4*[.I93]*[.B93] + 3*([.B93]^2))" office:value-type="float" office:value="49680.3054587262" calcext:value-type="float">
            <text:p>49680,3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7+6*RAND()" office:value-type="float" office:value="30.8108941863757" calcext:value-type="float">
            <text:p>30,810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32+16*RAND()" office:value-type="float" office:value="32.041921986267" calcext:value-type="float">
            <text:p>32,041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COM.MICROSOFT.NORM.INV(RAND();50;10)" office:value-type="float" office:value="42.4014327074559" calcext:value-type="float">
            <text:p>42,4014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([.P94]*PI()/60)*(8*([.I94]^2) + 4*[.I94]*[.B94] + 3*([.B94]^2))" office:value-type="float" office:value="33325.0363550664" calcext:value-type="float">
            <text:p>33325,0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7+6*RAND()" office:value-type="float" office:value="32.9839783965144" calcext:value-type="float">
            <text:p>32,984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32+16*RAND()" office:value-type="float" office:value="34.9021387230605" calcext:value-type="float">
            <text:p>34,9021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COM.MICROSOFT.NORM.INV(RAND();50;10)" office:value-type="float" office:value="43.2720524897311" calcext:value-type="float">
            <text:p>43,2721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([.P95]*PI()/60)*(8*([.I95]^2) + 4*[.I95]*[.B95] + 3*([.B95]^2))" office:value-type="float" office:value="39908.2639624908" calcext:value-type="float">
            <text:p>39908,2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7+6*RAND()" office:value-type="float" office:value="29.8820430336054" calcext:value-type="float">
            <text:p>29,882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32+16*RAND()" office:value-type="float" office:value="32.3631766643375" calcext:value-type="float">
            <text:p>32,3632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COM.MICROSOFT.NORM.INV(RAND();50;10)" office:value-type="float" office:value="40.7687416565092" calcext:value-type="float">
            <text:p>40,7687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([.P96]*PI()/60)*(8*([.I96]^2) + 4*[.I96]*[.B96] + 3*([.B96]^2))" office:value-type="float" office:value="31861.9924216808" calcext:value-type="float">
            <text:p>31861,99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7+6*RAND()" office:value-type="float" office:value="32.7851222280879" calcext:value-type="float">
            <text:p>32,785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32+16*RAND()" office:value-type="float" office:value="47.7127231080085" calcext:value-type="float">
            <text:p>47,7127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COM.MICROSOFT.NORM.INV(RAND();50;10)" office:value-type="float" office:value="41.1515107520906" calcext:value-type="float">
            <text:p>41,1515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([.P97]*PI()/60)*(8*([.I97]^2) + 4*[.I97]*[.B97] + 3*([.B97]^2))" office:value-type="float" office:value="59671.2721904324" calcext:value-type="float">
            <text:p>59671,2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7+6*RAND()" office:value-type="float" office:value="32.6348606965039" calcext:value-type="float">
            <text:p>32,6349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32+16*RAND()" office:value-type="float" office:value="44.3568467441946" calcext:value-type="float">
            <text:p>44,3568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COM.MICROSOFT.NORM.INV(RAND();50;10)" office:value-type="float" office:value="48.5702131116281" calcext:value-type="float">
            <text:p>48,5702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([.P98]*PI()/60)*(8*([.I98]^2) + 4*[.I98]*[.B98] + 3*([.B98]^2))" office:value-type="float" office:value="62880.5760625368" calcext:value-type="float">
            <text:p>62880,58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7+6*RAND()" office:value-type="float" office:value="29.8415423494298" calcext:value-type="float">
            <text:p>29,8415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32+16*RAND()" office:value-type="float" office:value="43.1157644223422" calcext:value-type="float">
            <text:p>43,1158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COM.MICROSOFT.NORM.INV(RAND();50;10)" office:value-type="float" office:value="54.3310874420649" calcext:value-type="float">
            <text:p>54,3311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([.P99]*PI()/60)*(8*([.I99]^2) + 4*[.I99]*[.B99] + 3*([.B99]^2))" office:value-type="float" office:value="64547.4399567112" calcext:value-type="float">
            <text:p>64547,4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7+6*RAND()" office:value-type="float" office:value="27.0734213150572" calcext:value-type="float">
            <text:p>27,0734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32+16*RAND()" office:value-type="float" office:value="36.1621595229954" calcext:value-type="float">
            <text:p>36,1622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COM.MICROSOFT.NORM.INV(RAND();50;10)" office:value-type="float" office:value="60.8096086124493" calcext:value-type="float">
            <text:p>60,8096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([.P100]*PI()/60)*(8*([.I100]^2) + 4*[.I100]*[.B100] + 3*([.B100]^2))" office:value-type="float" office:value="52779.8088624098" calcext:value-type="float">
            <text:p>52779,81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7+6*RAND()" office:value-type="float" office:value="28.5496379120741" calcext:value-type="float">
            <text:p>28,549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32+16*RAND()" office:value-type="float" office:value="44.8703018445522" calcext:value-type="float">
            <text:p>44,8703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COM.MICROSOFT.NORM.INV(RAND();50;10)" office:value-type="float" office:value="69.7891666597942" calcext:value-type="float">
            <text:p>69,7892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([.P101]*PI()/60)*(8*([.I101]^2) + 4*[.I101]*[.B101] + 3*([.B101]^2))" office:value-type="float" office:value="86516.1496266063" calcext:value-type="float">
            <text:p>86516,1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7+6*RAND()" office:value-type="float" office:value="28.0572278990876" calcext:value-type="float">
            <text:p>28,0572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32+16*RAND()" office:value-type="float" office:value="36.4283489193767" calcext:value-type="float">
            <text:p>36,4283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COM.MICROSOFT.NORM.INV(RAND();50;10)" office:value-type="float" office:value="52.2692947170538" calcext:value-type="float">
            <text:p>52,2693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([.P102]*PI()/60)*(8*([.I102]^2) + 4*[.I102]*[.B102] + 3*([.B102]^2))" office:value-type="float" office:value="46706.834734599" calcext:value-type="float">
            <text:p>46706,8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7+6*RAND()" office:value-type="float" office:value="32.4885895068292" calcext:value-type="float">
            <text:p>32,4886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32+16*RAND()" office:value-type="float" office:value="45.476038435474" calcext:value-type="float">
            <text:p>45,476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COM.MICROSOFT.NORM.INV(RAND();50;10)" office:value-type="float" office:value="51.5871045283532" calcext:value-type="float">
            <text:p>51,5871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([.P103]*PI()/60)*(8*([.I103]^2) + 4*[.I103]*[.B103] + 3*([.B103]^2))" office:value-type="float" office:value="69204.4587826306" calcext:value-type="float">
            <text:p>69204,46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7+6*RAND()" office:value-type="float" office:value="30.604434983572" calcext:value-type="float">
            <text:p>30,6044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32+16*RAND()" office:value-type="float" office:value="32.2999964710325" calcext:value-type="float">
            <text:p>32,300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COM.MICROSOFT.NORM.INV(RAND();50;10)" office:value-type="float" office:value="58.9148177729935" calcext:value-type="float">
            <text:p>58,9148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([.P104]*PI()/60)*(8*([.I104]^2) + 4*[.I104]*[.B104] + 3*([.B104]^2))" office:value-type="float" office:value="46611.8557262898" calcext:value-type="float">
            <text:p>46611,8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7+6*RAND()" office:value-type="float" office:value="27.733859578846" calcext:value-type="float">
            <text:p>27,7339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32+16*RAND()" office:value-type="float" office:value="32.7287470828742" calcext:value-type="float">
            <text:p>32,7287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COM.MICROSOFT.NORM.INV(RAND();50;10)" office:value-type="float" office:value="45.0366992114068" calcext:value-type="float">
            <text:p>45,0367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([.P105]*PI()/60)*(8*([.I105]^2) + 4*[.I105]*[.B105] + 3*([.B105]^2))" office:value-type="float" office:value="34210.7127126839" calcext:value-type="float">
            <text:p>34210,71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7+6*RAND()" office:value-type="float" office:value="30.5232742542867" calcext:value-type="float">
            <text:p>30,5233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32+16*RAND()" office:value-type="float" office:value="33.2220483664423" calcext:value-type="float">
            <text:p>33,222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COM.MICROSOFT.NORM.INV(RAND();50;10)" office:value-type="float" office:value="27.9256710689736" calcext:value-type="float">
            <text:p>27,9257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([.P106]*PI()/60)*(8*([.I106]^2) + 4*[.I106]*[.B106] + 3*([.B106]^2))" office:value-type="float" office:value="22928.2693608497" calcext:value-type="float">
            <text:p>22928,27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7+6*RAND()" office:value-type="float" office:value="30.2367938517127" calcext:value-type="float">
            <text:p>30,2368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32+16*RAND()" office:value-type="float" office:value="40.314854355529" calcext:value-type="float">
            <text:p>40,3149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COM.MICROSOFT.NORM.INV(RAND();50;10)" office:value-type="float" office:value="45.2313205726405" calcext:value-type="float">
            <text:p>45,2313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([.P107]*PI()/60)*(8*([.I107]^2) + 4*[.I107]*[.B107] + 3*([.B107]^2))" office:value-type="float" office:value="48836.9854919827" calcext:value-type="float">
            <text:p>48836,99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7+6*RAND()" office:value-type="float" office:value="32.5333995621186" calcext:value-type="float">
            <text:p>32,5334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32+16*RAND()" office:value-type="float" office:value="44.5452642422169" calcext:value-type="float">
            <text:p>44,545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COM.MICROSOFT.NORM.INV(RAND();50;10)" office:value-type="float" office:value="45.4780876322783" calcext:value-type="float">
            <text:p>45,4781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([.P108]*PI()/60)*(8*([.I108]^2) + 4*[.I108]*[.B108] + 3*([.B108]^2))" office:value-type="float" office:value="59164.7931791057" calcext:value-type="float">
            <text:p>59164,79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7+6*RAND()" office:value-type="float" office:value="28.9407673424575" calcext:value-type="float">
            <text:p>28,9408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32+16*RAND()" office:value-type="float" office:value="47.3812390360981" calcext:value-type="float">
            <text:p>47,3812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COM.MICROSOFT.NORM.INV(RAND();50;10)" office:value-type="float" office:value="50.6853033692637" calcext:value-type="float">
            <text:p>50,6853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([.P109]*PI()/60)*(8*([.I109]^2) + 4*[.I109]*[.B109] + 3*([.B109]^2))" office:value-type="float" office:value="68888.142660857" calcext:value-type="float">
            <text:p>68888,1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7+6*RAND()" office:value-type="float" office:value="31.506755623268" calcext:value-type="float">
            <text:p>31,5068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32+16*RAND()" office:value-type="float" office:value="37.0558478776366" calcext:value-type="float">
            <text:p>37,0558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COM.MICROSOFT.NORM.INV(RAND();50;10)" office:value-type="float" office:value="45.5721649884656" calcext:value-type="float">
            <text:p>45,5722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([.P110]*PI()/60)*(8*([.I110]^2) + 4*[.I110]*[.B110] + 3*([.B110]^2))" office:value-type="float" office:value="44461.5511973527" calcext:value-type="float">
            <text:p>44461,5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7+6*RAND()" office:value-type="float" office:value="30.4696670800913" calcext:value-type="float">
            <text:p>30,4697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32+16*RAND()" office:value-type="float" office:value="34.0184036809951" calcext:value-type="float">
            <text:p>34,0184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COM.MICROSOFT.NORM.INV(RAND();50;10)" office:value-type="float" office:value="50.5962004425036" calcext:value-type="float">
            <text:p>50,5962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([.P111]*PI()/60)*(8*([.I111]^2) + 4*[.I111]*[.B111] + 3*([.B111]^2))" office:value-type="float" office:value="42888.959152136" calcext:value-type="float">
            <text:p>42888,9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7+6*RAND()" office:value-type="float" office:value="31.450609911466" calcext:value-type="float">
            <text:p>31,4506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32+16*RAND()" office:value-type="float" office:value="40.4877870250493" calcext:value-type="float">
            <text:p>40,4878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COM.MICROSOFT.NORM.INV(RAND();50;10)" office:value-type="float" office:value="48.8237519804429" calcext:value-type="float">
            <text:p>48,8238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([.P112]*PI()/60)*(8*([.I112]^2) + 4*[.I112]*[.B112] + 3*([.B112]^2))" office:value-type="float" office:value="54131.8190140734" calcext:value-type="float">
            <text:p>54131,82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7+6*RAND()" office:value-type="float" office:value="27.4108421390411" calcext:value-type="float">
            <text:p>27,410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32+16*RAND()" office:value-type="float" office:value="41.0742784049362" calcext:value-type="float">
            <text:p>41,0743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COM.MICROSOFT.NORM.INV(RAND();50;10)" office:value-type="float" office:value="61.1085511290074" calcext:value-type="float">
            <text:p>61,1086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([.P113]*PI()/60)*(8*([.I113]^2) + 4*[.I113]*[.B113] + 3*([.B113]^2))" office:value-type="float" office:value="64806.5711949166" calcext:value-type="float">
            <text:p>64806,57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7+6*RAND()" office:value-type="float" office:value="28.4114036124665" calcext:value-type="float">
            <text:p>28,4114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32+16*RAND()" office:value-type="float" office:value="45.6601216811687" calcext:value-type="float">
            <text:p>45,6601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COM.MICROSOFT.NORM.INV(RAND();50;10)" office:value-type="float" office:value="52.7512461032523" calcext:value-type="float">
            <text:p>52,7512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([.P114]*PI()/60)*(8*([.I114]^2) + 4*[.I114]*[.B114] + 3*([.B114]^2))" office:value-type="float" office:value="67088.7007259834" calcext:value-type="float">
            <text:p>67088,7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7+6*RAND()" office:value-type="float" office:value="32.1396226210054" calcext:value-type="float">
            <text:p>32,1396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32+16*RAND()" office:value-type="float" office:value="33.2036830242723" calcext:value-type="float">
            <text:p>33,2037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COM.MICROSOFT.NORM.INV(RAND();50;10)" office:value-type="float" office:value="41.3438920595828" calcext:value-type="float">
            <text:p>41,3439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([.P115]*PI()/60)*(8*([.I115]^2) + 4*[.I115]*[.B115] + 3*([.B115]^2))" office:value-type="float" office:value="35041.7631717847" calcext:value-type="float">
            <text:p>35041,7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7+6*RAND()" office:value-type="float" office:value="29.2392152587418" calcext:value-type="float">
            <text:p>29,2392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32+16*RAND()" office:value-type="float" office:value="43.234898718074" calcext:value-type="float">
            <text:p>43,2349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COM.MICROSOFT.NORM.INV(RAND();50;10)" office:value-type="float" office:value="47.3722317582213" calcext:value-type="float">
            <text:p>47,3722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([.P116]*PI()/60)*(8*([.I116]^2) + 4*[.I116]*[.B116] + 3*([.B116]^2))" office:value-type="float" office:value="55996.2792007671" calcext:value-type="float">
            <text:p>55996,28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7+6*RAND()" office:value-type="float" office:value="32.9158402795438" calcext:value-type="float">
            <text:p>32,9158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32+16*RAND()" office:value-type="float" office:value="43.6541557665914" calcext:value-type="float">
            <text:p>43,654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COM.MICROSOFT.NORM.INV(RAND();50;10)" office:value-type="float" office:value="54.9011941325148" calcext:value-type="float">
            <text:p>54,901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([.P117]*PI()/60)*(8*([.I117]^2) + 4*[.I117]*[.B117] + 3*([.B117]^2))" office:value-type="float" office:value="69690.8251339927" calcext:value-type="float">
            <text:p>69690,8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7+6*RAND()" office:value-type="float" office:value="28.2606125555467" calcext:value-type="float">
            <text:p>28,2606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32+16*RAND()" office:value-type="float" office:value="47.2766098026186" calcext:value-type="float">
            <text:p>47,2766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COM.MICROSOFT.NORM.INV(RAND();50;10)" office:value-type="float" office:value="54.7526261461781" calcext:value-type="float">
            <text:p>54,7526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([.P118]*PI()/60)*(8*([.I118]^2) + 4*[.I118]*[.B118] + 3*([.B118]^2))" office:value-type="float" office:value="73450.9645111027" calcext:value-type="float">
            <text:p>73450,96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7+6*RAND()" office:value-type="float" office:value="27.1317361823749" calcext:value-type="float">
            <text:p>27,1317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32+16*RAND()" office:value-type="float" office:value="32.4219196084887" calcext:value-type="float">
            <text:p>32,4219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COM.MICROSOFT.NORM.INV(RAND();50;10)" office:value-type="float" office:value="46.079866157992" calcext:value-type="float">
            <text:p>46,0799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([.P119]*PI()/60)*(8*([.I119]^2) + 4*[.I119]*[.B119] + 3*([.B119]^2))" office:value-type="float" office:value="34107.6256951954" calcext:value-type="float">
            <text:p>34107,6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7+6*RAND()" office:value-type="float" office:value="29.602386981016" calcext:value-type="float">
            <text:p>29,6024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32+16*RAND()" office:value-type="float" office:value="41.1786606106907" calcext:value-type="float">
            <text:p>41,1787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COM.MICROSOFT.NORM.INV(RAND();50;10)" office:value-type="float" office:value="71.5578896345997" calcext:value-type="float">
            <text:p>71,5579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([.P120]*PI()/60)*(8*([.I120]^2) + 4*[.I120]*[.B120] + 3*([.B120]^2))" office:value-type="float" office:value="78945.4336883996" calcext:value-type="float">
            <text:p>78945,43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7+6*RAND()" office:value-type="float" office:value="27.6754119575489" calcext:value-type="float">
            <text:p>27,6754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32+16*RAND()" office:value-type="float" office:value="43.2191506829113" calcext:value-type="float">
            <text:p>43,2192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COM.MICROSOFT.NORM.INV(RAND();50;10)" office:value-type="float" office:value="34.2687311211208" calcext:value-type="float">
            <text:p>34,2687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([.P121]*PI()/60)*(8*([.I121]^2) + 4*[.I121]*[.B121] + 3*([.B121]^2))" office:value-type="float" office:value="39520.2774231415" calcext:value-type="float">
            <text:p>39520,28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7+6*RAND()" office:value-type="float" office:value="31.9217109668534" calcext:value-type="float">
            <text:p>31,921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32+16*RAND()" office:value-type="float" office:value="34.5454438831657" calcext:value-type="float">
            <text:p>34,5454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COM.MICROSOFT.NORM.INV(RAND();50;10)" office:value-type="float" office:value="51.7798593717835" calcext:value-type="float">
            <text:p>51,7799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([.P122]*PI()/60)*(8*([.I122]^2) + 4*[.I122]*[.B122] + 3*([.B122]^2))" office:value-type="float" office:value="46131.0846970247" calcext:value-type="float">
            <text:p>46131,08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7+6*RAND()" office:value-type="float" office:value="30.6773413682822" calcext:value-type="float">
            <text:p>30,6773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32+16*RAND()" office:value-type="float" office:value="38.2573317568749" calcext:value-type="float">
            <text:p>38,2573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COM.MICROSOFT.NORM.INV(RAND();50;10)" office:value-type="float" office:value="32.6602038660161" calcext:value-type="float">
            <text:p>32,6602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([.P123]*PI()/60)*(8*([.I123]^2) + 4*[.I123]*[.B123] + 3*([.B123]^2))" office:value-type="float" office:value="32879.4794548654" calcext:value-type="float">
            <text:p>32879,4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7+6*RAND()" office:value-type="float" office:value="28.9129270145204" calcext:value-type="float">
            <text:p>28,912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32+16*RAND()" office:value-type="float" office:value="35.1167351212353" calcext:value-type="float">
            <text:p>35,1167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COM.MICROSOFT.NORM.INV(RAND();50;10)" office:value-type="float" office:value="65.3199126197172" calcext:value-type="float">
            <text:p>65,31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([.P124]*PI()/60)*(8*([.I124]^2) + 4*[.I124]*[.B124] + 3*([.B124]^2))" office:value-type="float" office:value="56208.8919257351" calcext:value-type="float">
            <text:p>56208,8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7+6*RAND()" office:value-type="float" office:value="32.4553314854857" calcext:value-type="float">
            <text:p>32,4553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32+16*RAND()" office:value-type="float" office:value="39.9951468128711" calcext:value-type="float">
            <text:p>39,995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COM.MICROSOFT.NORM.INV(RAND();50;10)" office:value-type="float" office:value="25.4953832098669" calcext:value-type="float">
            <text:p>25,495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([.P125]*PI()/60)*(8*([.I125]^2) + 4*[.I125]*[.B125] + 3*([.B125]^2))" office:value-type="float" office:value="28232.7606239943" calcext:value-type="float">
            <text:p>28232,76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7+6*RAND()" office:value-type="float" office:value="29.4241914760787" calcext:value-type="float">
            <text:p>29,4242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32+16*RAND()" office:value-type="float" office:value="44.8986235354096" calcext:value-type="float">
            <text:p>44,8986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COM.MICROSOFT.NORM.INV(RAND();50;10)" office:value-type="float" office:value="58.9113854346223" calcext:value-type="float">
            <text:p>58,9114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([.P126]*PI()/60)*(8*([.I126]^2) + 4*[.I126]*[.B126] + 3*([.B126]^2))" office:value-type="float" office:value="74057.5692676596" calcext:value-type="float">
            <text:p>74057,57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7+6*RAND()" office:value-type="float" office:value="27.4785205491353" calcext:value-type="float">
            <text:p>27,4785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32+16*RAND()" office:value-type="float" office:value="39.2905386332423" calcext:value-type="float">
            <text:p>39,2905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COM.MICROSOFT.NORM.INV(RAND();50;10)" office:value-type="float" office:value="44.9460535889117" calcext:value-type="float">
            <text:p>44,9461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([.P127]*PI()/60)*(8*([.I127]^2) + 4*[.I127]*[.B127] + 3*([.B127]^2))" office:value-type="float" office:value="44558.1452935044" calcext:value-type="float">
            <text:p>44558,15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7+6*RAND()" office:value-type="float" office:value="29.2622958181892" calcext:value-type="float">
            <text:p>29,2623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32+16*RAND()" office:value-type="float" office:value="38.3544231448323" calcext:value-type="float">
            <text:p>38,3544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COM.MICROSOFT.NORM.INV(RAND();50;10)" office:value-type="float" office:value="47.0149676898121" calcext:value-type="float">
            <text:p>47,015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([.P128]*PI()/60)*(8*([.I128]^2) + 4*[.I128]*[.B128] + 3*([.B128]^2))" office:value-type="float" office:value="46345.6339880906" calcext:value-type="float">
            <text:p>46345,63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7+6*RAND()" office:value-type="float" office:value="32.5048440971877" calcext:value-type="float">
            <text:p>32,5048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32+16*RAND()" office:value-type="float" office:value="44.967410793528" calcext:value-type="float">
            <text:p>44,9674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COM.MICROSOFT.NORM.INV(RAND();50;10)" office:value-type="float" office:value="36.1795472285609" calcext:value-type="float">
            <text:p>36,1795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([.P129]*PI()/60)*(8*([.I129]^2) + 4*[.I129]*[.B129] + 3*([.B129]^2))" office:value-type="float" office:value="47724.2880534915" calcext:value-type="float">
            <text:p>47724,29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7+6*RAND()" office:value-type="float" office:value="31.8811876641121" calcext:value-type="float">
            <text:p>31,8812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32+16*RAND()" office:value-type="float" office:value="37.0851462800056" calcext:value-type="float">
            <text:p>37,0851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COM.MICROSOFT.NORM.INV(RAND();50;10)" office:value-type="float" office:value="53.3581364930491" calcext:value-type="float">
            <text:p>53,3581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([.P130]*PI()/60)*(8*([.I130]^2) + 4*[.I130]*[.B130] + 3*([.B130]^2))" office:value-type="float" office:value="52470.7500143479" calcext:value-type="float">
            <text:p>52470,75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7+6*RAND()" office:value-type="float" office:value="29.7294092795346" calcext:value-type="float">
            <text:p>29,7294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32+16*RAND()" office:value-type="float" office:value="45.6305485684425" calcext:value-type="float">
            <text:p>45,6305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COM.MICROSOFT.NORM.INV(RAND();50;10)" office:value-type="float" office:value="53.8226842048843" calcext:value-type="float">
            <text:p>53,8227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([.P131]*PI()/60)*(8*([.I131]^2) + 4*[.I131]*[.B131] + 3*([.B131]^2))" office:value-type="float" office:value="69706.8236585358" calcext:value-type="float">
            <text:p>69706,82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7+6*RAND()" office:value-type="float" office:value="28.7083914598916" calcext:value-type="float">
            <text:p>28,7084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32+16*RAND()" office:value-type="float" office:value="32.7449150513858" calcext:value-type="float">
            <text:p>32,7449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COM.MICROSOFT.NORM.INV(RAND();50;10)" office:value-type="float" office:value="39.473214442901" calcext:value-type="float">
            <text:p>39,4732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([.P132]*PI()/60)*(8*([.I132]^2) + 4*[.I132]*[.B132] + 3*([.B132]^2))" office:value-type="float" office:value="30610.6660985555" calcext:value-type="float">
            <text:p>30610,67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7+6*RAND()" office:value-type="float" office:value="32.4065679127816" calcext:value-type="float">
            <text:p>32,4066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32+16*RAND()" office:value-type="float" office:value="45.9879186507314" calcext:value-type="float">
            <text:p>45,9879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COM.MICROSOFT.NORM.INV(RAND();50;10)" office:value-type="float" office:value="29.3043735813901" calcext:value-type="float">
            <text:p>29,3044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([.P133]*PI()/60)*(8*([.I133]^2) + 4*[.I133]*[.B133] + 3*([.B133]^2))" office:value-type="float" office:value="39941.1341590455" calcext:value-type="float">
            <text:p>39941,13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7+6*RAND()" office:value-type="float" office:value="27.2632715182845" calcext:value-type="float">
            <text:p>27,2633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32+16*RAND()" office:value-type="float" office:value="37.8153448794037" calcext:value-type="float">
            <text:p>37,8153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COM.MICROSOFT.NORM.INV(RAND();50;10)" office:value-type="float" office:value="69.2224443956464" calcext:value-type="float">
            <text:p>69,2224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([.P134]*PI()/60)*(8*([.I134]^2) + 4*[.I134]*[.B134] + 3*([.B134]^2))" office:value-type="float" office:value="64493.0334791105" calcext:value-type="float">
            <text:p>64493,0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7+6*RAND()" office:value-type="float" office:value="28.1410310596693" calcext:value-type="float">
            <text:p>28,141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32+16*RAND()" office:value-type="float" office:value="37.4751414451748" calcext:value-type="float">
            <text:p>37,4751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COM.MICROSOFT.NORM.INV(RAND();50;10)" office:value-type="float" office:value="50.98539817856" calcext:value-type="float">
            <text:p>50,9854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([.P135]*PI()/60)*(8*([.I135]^2) + 4*[.I135]*[.B135] + 3*([.B135]^2))" office:value-type="float" office:value="47596.6376699448" calcext:value-type="float">
            <text:p>47596,64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7+6*RAND()" office:value-type="float" office:value="29.806580854347" calcext:value-type="float">
            <text:p>29,8066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32+16*RAND()" office:value-type="float" office:value="45.9309155065566" calcext:value-type="float">
            <text:p>45,9309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COM.MICROSOFT.NORM.INV(RAND();50;10)" office:value-type="float" office:value="45.4015498962906" calcext:value-type="float">
            <text:p>45,4015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([.P136]*PI()/60)*(8*([.I136]^2) + 4*[.I136]*[.B136] + 3*([.B136]^2))" office:value-type="float" office:value="59474.8558128383" calcext:value-type="float">
            <text:p>59474,86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7+6*RAND()" office:value-type="float" office:value="28.7975352325011" calcext:value-type="float">
            <text:p>28,7975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32+16*RAND()" office:value-type="float" office:value="32.4334287326783" calcext:value-type="float">
            <text:p>32,4334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COM.MICROSOFT.NORM.INV(RAND();50;10)" office:value-type="float" office:value="44.8554572545428" calcext:value-type="float">
            <text:p>44,8555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([.P137]*PI()/60)*(8*([.I137]^2) + 4*[.I137]*[.B137] + 3*([.B137]^2))" office:value-type="float" office:value="34382.2999855797" calcext:value-type="float">
            <text:p>34382,3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7+6*RAND()" office:value-type="float" office:value="27.4897405339871" calcext:value-type="float">
            <text:p>27,4897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32+16*RAND()" office:value-type="float" office:value="46.2162359077483" calcext:value-type="float">
            <text:p>46,2162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COM.MICROSOFT.NORM.INV(RAND();50;10)" office:value-type="float" office:value="60.9346797149629" calcext:value-type="float">
            <text:p>60,9347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([.P138]*PI()/60)*(8*([.I138]^2) + 4*[.I138]*[.B138] + 3*([.B138]^2))" office:value-type="float" office:value="77965.3502105408" calcext:value-type="float">
            <text:p>77965,35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7+6*RAND()" office:value-type="float" office:value="29.4539966883604" calcext:value-type="float">
            <text:p>29,4540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32+16*RAND()" office:value-type="float" office:value="45.4921469446272" calcext:value-type="float">
            <text:p>45,4921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COM.MICROSOFT.NORM.INV(RAND();50;10)" office:value-type="float" office:value="47.4297748074083" calcext:value-type="float">
            <text:p>47,4298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([.P139]*PI()/60)*(8*([.I139]^2) + 4*[.I139]*[.B139] + 3*([.B139]^2))" office:value-type="float" office:value="60889.9115430758" calcext:value-type="float">
            <text:p>60889,91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7+6*RAND()" office:value-type="float" office:value="28.4906109573785" calcext:value-type="float">
            <text:p>28,4906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32+16*RAND()" office:value-type="float" office:value="36.3451325278729" calcext:value-type="float">
            <text:p>36,3451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COM.MICROSOFT.NORM.INV(RAND();50;10)" office:value-type="float" office:value="53.6356149882143" calcext:value-type="float">
            <text:p>53,6356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([.P140]*PI()/60)*(8*([.I140]^2) + 4*[.I140]*[.B140] + 3*([.B140]^2))" office:value-type="float" office:value="48148.8798483242" calcext:value-type="float">
            <text:p>48148,88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7+6*RAND()" office:value-type="float" office:value="28.1582219533157" calcext:value-type="float">
            <text:p>28,158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32+16*RAND()" office:value-type="float" office:value="46.7279045749456" calcext:value-type="float">
            <text:p>46,7279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COM.MICROSOFT.NORM.INV(RAND();50;10)" office:value-type="float" office:value="50.9238621908846" calcext:value-type="float">
            <text:p>50,9239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([.P141]*PI()/60)*(8*([.I141]^2) + 4*[.I141]*[.B141] + 3*([.B141]^2))" office:value-type="float" office:value="66951.764873326" calcext:value-type="float">
            <text:p>66951,76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7+6*RAND()" office:value-type="float" office:value="30.9515621184837" calcext:value-type="float">
            <text:p>30,9516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32+16*RAND()" office:value-type="float" office:value="46.3957062382251" calcext:value-type="float">
            <text:p>46,3957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COM.MICROSOFT.NORM.INV(RAND();50;10)" office:value-type="float" office:value="46.3387815688305" calcext:value-type="float">
            <text:p>46,3388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([.P142]*PI()/60)*(8*([.I142]^2) + 4*[.I142]*[.B142] + 3*([.B142]^2))" office:value-type="float" office:value="62691.9357763127" calcext:value-type="float">
            <text:p>62691,94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7+6*RAND()" office:value-type="float" office:value="29.9967148730066" calcext:value-type="float">
            <text:p>29,9967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32+16*RAND()" office:value-type="float" office:value="39.7846744004637" calcext:value-type="float">
            <text:p>39,7847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COM.MICROSOFT.NORM.INV(RAND();50;10)" office:value-type="float" office:value="56.6446383252953" calcext:value-type="float">
            <text:p>56,6446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([.P143]*PI()/60)*(8*([.I143]^2) + 4*[.I143]*[.B143] + 3*([.B143]^2))" office:value-type="float" office:value="59720.3312725394" calcext:value-type="float">
            <text:p>59720,33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7+6*RAND()" office:value-type="float" office:value="29.4224847333971" calcext:value-type="float">
            <text:p>29,4225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32+16*RAND()" office:value-type="float" office:value="39.8340743910521" calcext:value-type="float">
            <text:p>39,8341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COM.MICROSOFT.NORM.INV(RAND();50;10)" office:value-type="float" office:value="44.2226383575505" calcext:value-type="float">
            <text:p>44,2226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([.P144]*PI()/60)*(8*([.I144]^2) + 4*[.I144]*[.B144] + 3*([.B144]^2))" office:value-type="float" office:value="46261.5500925145" calcext:value-type="float">
            <text:p>46261,5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7+6*RAND()" office:value-type="float" office:value="29.1928871136624" calcext:value-type="float">
            <text:p>29,1929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32+16*RAND()" office:value-type="float" office:value="46.6429621297866" calcext:value-type="float">
            <text:p>46,643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COM.MICROSOFT.NORM.INV(RAND();50;10)" office:value-type="float" office:value="48.6712447866369" calcext:value-type="float">
            <text:p>48,6712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([.P145]*PI()/60)*(8*([.I145]^2) + 4*[.I145]*[.B145] + 3*([.B145]^2))" office:value-type="float" office:value="64749.6854849353" calcext:value-type="float">
            <text:p>64749,69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27+6*RAND()" office:value-type="float" office:value="30.1659405680839" calcext:value-type="float">
            <text:p>30,1659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32+16*RAND()" office:value-type="float" office:value="41.0779948662967" calcext:value-type="float">
            <text:p>41,078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COM.MICROSOFT.NORM.INV(RAND();50;10)" office:value-type="float" office:value="58.7307599326059" calcext:value-type="float">
            <text:p>58,7308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([.P146]*PI()/60)*(8*([.I146]^2) + 4*[.I146]*[.B146] + 3*([.B146]^2))" office:value-type="float" office:value="65149.1746808723" calcext:value-type="float">
            <text:p>65149,17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27+6*RAND()" office:value-type="float" office:value="32.1461631695274" calcext:value-type="float">
            <text:p>32,1462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32+16*RAND()" office:value-type="float" office:value="43.8416694607586" calcext:value-type="float">
            <text:p>43,8417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COM.MICROSOFT.NORM.INV(RAND();50;10)" office:value-type="float" office:value="45.1309514157054" calcext:value-type="float">
            <text:p>45,131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([.P147]*PI()/60)*(8*([.I147]^2) + 4*[.I147]*[.B147] + 3*([.B147]^2))" office:value-type="float" office:value="56983.1553870661" calcext:value-type="float">
            <text:p>56983,16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27+6*RAND()" office:value-type="float" office:value="27.324049849296" calcext:value-type="float">
            <text:p>27,3240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32+16*RAND()" office:value-type="float" office:value="36.2493666578084" calcext:value-type="float">
            <text:p>36,2494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COM.MICROSOFT.NORM.INV(RAND();50;10)" office:value-type="float" office:value="58.0095941892981" calcext:value-type="float">
            <text:p>58,009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([.P148]*PI()/60)*(8*([.I148]^2) + 4*[.I148]*[.B148] + 3*([.B148]^2))" office:value-type="float" office:value="50766.2700607231" calcext:value-type="float">
            <text:p>50766,27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27+6*RAND()" office:value-type="float" office:value="32.0560918694828" calcext:value-type="float">
            <text:p>32,0561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32+16*RAND()" office:value-type="float" office:value="34.0733039323241" calcext:value-type="float">
            <text:p>34,0733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COM.MICROSOFT.NORM.INV(RAND();50;10)" office:value-type="float" office:value="58.9675303543994" calcext:value-type="float">
            <text:p>58,9675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([.P149]*PI()/60)*(8*([.I149]^2) + 4*[.I149]*[.B149] + 3*([.B149]^2))" office:value-type="float" office:value="51684.4547585942" calcext:value-type="float">
            <text:p>51684,45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27+6*RAND()" office:value-type="float" office:value="27.2418449262623" calcext:value-type="float">
            <text:p>27,2418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32+16*RAND()" office:value-type="float" office:value="40.591479735449" calcext:value-type="float">
            <text:p>40,5915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COM.MICROSOFT.NORM.INV(RAND();50;10)" office:value-type="float" office:value="67.6439844057653" calcext:value-type="float">
            <text:p>67,644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([.P150]*PI()/60)*(8*([.I150]^2) + 4*[.I150]*[.B150] + 3*([.B150]^2))" office:value-type="float" office:value="70237.5047565175" calcext:value-type="float">
            <text:p>70237,5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27+6*RAND()" office:value-type="float" office:value="28.5981457585003" calcext:value-type="float">
            <text:p>28,5981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32+16*RAND()" office:value-type="float" office:value="33.7310838568956" calcext:value-type="float">
            <text:p>33,7311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COM.MICROSOFT.NORM.INV(RAND();50;10)" office:value-type="float" office:value="54.2329725961864" calcext:value-type="float">
            <text:p>54,2330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([.P151]*PI()/60)*(8*([.I151]^2) + 4*[.I151]*[.B151] + 3*([.B151]^2))" office:value-type="float" office:value="43771.3220908542" calcext:value-type="float">
            <text:p>43771,32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27+6*RAND()" office:value-type="float" office:value="31.1097556643654" calcext:value-type="float">
            <text:p>31,1098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32+16*RAND()" office:value-type="float" office:value="45.8005187567323" calcext:value-type="float">
            <text:p>45,8005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COM.MICROSOFT.NORM.INV(RAND();50;10)" office:value-type="float" office:value="29.0170675241943" calcext:value-type="float">
            <text:p>29,0171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([.P152]*PI()/60)*(8*([.I152]^2) + 4*[.I152]*[.B152] + 3*([.B152]^2))" office:value-type="float" office:value="38567.1655100351" calcext:value-type="float">
            <text:p>38567,1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7+6*RAND()" office:value-type="float" office:value="28.2475947279017" calcext:value-type="float">
            <text:p>28,2476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32+16*RAND()" office:value-type="float" office:value="41.4669813793153" calcext:value-type="float">
            <text:p>41,467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COM.MICROSOFT.NORM.INV(RAND();50;10)" office:value-type="float" office:value="59.8293465925417" calcext:value-type="float">
            <text:p>59,8293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([.P153]*PI()/60)*(8*([.I153]^2) + 4*[.I153]*[.B153] + 3*([.B153]^2))" office:value-type="float" office:value="65269.6474723367" calcext:value-type="float">
            <text:p>65269,65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27+6*RAND()" office:value-type="float" office:value="29.7269685782958" calcext:value-type="float">
            <text:p>29,727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32+16*RAND()" office:value-type="float" office:value="38.2304788473994" calcext:value-type="float">
            <text:p>38,2305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COM.MICROSOFT.NORM.INV(RAND();50;10)" office:value-type="float" office:value="60.5639311165562" calcext:value-type="float">
            <text:p>60,5639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([.P154]*PI()/60)*(8*([.I154]^2) + 4*[.I154]*[.B154] + 3*([.B154]^2))" office:value-type="float" office:value="59900.9954386742" calcext:value-type="float">
            <text:p>59901,00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7+6*RAND()" office:value-type="float" office:value="29.4199167138431" calcext:value-type="float">
            <text:p>29,419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32+16*RAND()" office:value-type="float" office:value="42.2334365900606" calcext:value-type="float">
            <text:p>42,2334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COM.MICROSOFT.NORM.INV(RAND();50;10)" office:value-type="float" office:value="39.6402920199388" calcext:value-type="float">
            <text:p>39,6403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([.P155]*PI()/60)*(8*([.I155]^2) + 4*[.I155]*[.B155] + 3*([.B155]^2))" office:value-type="float" office:value="45321.7732765691" calcext:value-type="float">
            <text:p>45321,77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27+6*RAND()" office:value-type="float" office:value="32.5357219527941" calcext:value-type="float">
            <text:p>32,5357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32+16*RAND()" office:value-type="float" office:value="36.4080589171499" calcext:value-type="float">
            <text:p>36,4081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COM.MICROSOFT.NORM.INV(RAND();50;10)" office:value-type="float" office:value="35.2359882217935" calcext:value-type="float">
            <text:p>35,236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([.P156]*PI()/60)*(8*([.I156]^2) + 4*[.I156]*[.B156] + 3*([.B156]^2))" office:value-type="float" office:value="34165.4555411428" calcext:value-type="float">
            <text:p>34165,46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27+6*RAND()" office:value-type="float" office:value="30.0126811845694" calcext:value-type="float">
            <text:p>30,0127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32+16*RAND()" office:value-type="float" office:value="32.8275505509228" calcext:value-type="float">
            <text:p>32,8276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COM.MICROSOFT.NORM.INV(RAND();50;10)" office:value-type="float" office:value="57.2773511303313" calcext:value-type="float">
            <text:p>57,2774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([.P157]*PI()/60)*(8*([.I157]^2) + 4*[.I157]*[.B157] + 3*([.B157]^2))" office:value-type="float" office:value="45778.5880190307" calcext:value-type="float">
            <text:p>45778,59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27+6*RAND()" office:value-type="float" office:value="28.9693873089273" calcext:value-type="float">
            <text:p>28,9694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32+16*RAND()" office:value-type="float" office:value="37.0975825805217" calcext:value-type="float">
            <text:p>37,0976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COM.MICROSOFT.NORM.INV(RAND();50;10)" office:value-type="float" office:value="47.6508928722306" calcext:value-type="float">
            <text:p>47,6509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([.P158]*PI()/60)*(8*([.I158]^2) + 4*[.I158]*[.B158] + 3*([.B158]^2))" office:value-type="float" office:value="44476.5234415216" calcext:value-type="float">
            <text:p>44476,52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27+6*RAND()" office:value-type="float" office:value="27.9518384544645" calcext:value-type="float">
            <text:p>27,9518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32+16*RAND()" office:value-type="float" office:value="36.4997363109142" calcext:value-type="float">
            <text:p>36,4997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COM.MICROSOFT.NORM.INV(RAND();50;10)" office:value-type="float" office:value="51.5724498239975" calcext:value-type="float">
            <text:p>51,5724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([.P159]*PI()/60)*(8*([.I159]^2) + 4*[.I159]*[.B159] + 3*([.B159]^2))" office:value-type="float" office:value="46128.8807904516" calcext:value-type="float">
            <text:p>46128,88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27+6*RAND()" office:value-type="float" office:value="27.1219419578556" calcext:value-type="float">
            <text:p>27,1219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32+16*RAND()" office:value-type="float" office:value="34.2830966170877" calcext:value-type="float">
            <text:p>34,2831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COM.MICROSOFT.NORM.INV(RAND();50;10)" office:value-type="float" office:value="70.0247755542662" calcext:value-type="float">
            <text:p>70,0248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([.P160]*PI()/60)*(8*([.I160]^2) + 4*[.I160]*[.B160] + 3*([.B160]^2))" office:value-type="float" office:value="56202.6572541593" calcext:value-type="float">
            <text:p>56202,66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27+6*RAND()" office:value-type="float" office:value="32.6346040524077" calcext:value-type="float">
            <text:p>32,6346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32+16*RAND()" office:value-type="float" office:value="43.0798814613372" calcext:value-type="float">
            <text:p>43,0799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COM.MICROSOFT.NORM.INV(RAND();50;10)" office:value-type="float" office:value="43.2511321816952" calcext:value-type="float">
            <text:p>43,2511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([.P161]*PI()/60)*(8*([.I161]^2) + 4*[.I161]*[.B161] + 3*([.B161]^2))" office:value-type="float" office:value="53593.7785436769" calcext:value-type="float">
            <text:p>53593,78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27+6*RAND()" office:value-type="float" office:value="30.9992683071177" calcext:value-type="float">
            <text:p>30,9993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32+16*RAND()" office:value-type="float" office:value="40.2197421845049" calcext:value-type="float">
            <text:p>40,2197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COM.MICROSOFT.NORM.INV(RAND();50;10)" office:value-type="float" office:value="61.5740198477152" calcext:value-type="float">
            <text:p>61,5740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([.P162]*PI()/60)*(8*([.I162]^2) + 4*[.I162]*[.B162] + 3*([.B162]^2))" office:value-type="float" office:value="67094.8834230461" calcext:value-type="float">
            <text:p>67094,88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27+6*RAND()" office:value-type="float" office:value="27.4026468980592" calcext:value-type="float">
            <text:p>27,4026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32+16*RAND()" office:value-type="float" office:value="38.0620306525379" calcext:value-type="float">
            <text:p>38,062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COM.MICROSOFT.NORM.INV(RAND();50;10)" office:value-type="float" office:value="49.310368598561" calcext:value-type="float">
            <text:p>49,3104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([.P163]*PI()/60)*(8*([.I163]^2) + 4*[.I163]*[.B163] + 3*([.B163]^2))" office:value-type="float" office:value="46511.2670879338" calcext:value-type="float">
            <text:p>46511,27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27+6*RAND()" office:value-type="float" office:value="31.0928605513182" calcext:value-type="float">
            <text:p>31,0929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32+16*RAND()" office:value-type="float" office:value="35.623258812353" calcext:value-type="float">
            <text:p>35,6233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COM.MICROSOFT.NORM.INV(RAND();50;10)" office:value-type="float" office:value="58.1269053448154" calcext:value-type="float">
            <text:p>58,1269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([.P164]*PI()/60)*(8*([.I164]^2) + 4*[.I164]*[.B164] + 3*([.B164]^2))" office:value-type="float" office:value="53209.6563537965" calcext:value-type="float">
            <text:p>53209,66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7+6*RAND()" office:value-type="float" office:value="27.4086707679089" calcext:value-type="float">
            <text:p>27,4087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32+16*RAND()" office:value-type="float" office:value="46.6786189284176" calcext:value-type="float">
            <text:p>46,6786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COM.MICROSOFT.NORM.INV(RAND();50;10)" office:value-type="float" office:value="52.8699376477346" calcext:value-type="float">
            <text:p>52,8699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([.P165]*PI()/60)*(8*([.I165]^2) + 4*[.I165]*[.B165] + 3*([.B165]^2))" office:value-type="float" office:value="68659.7133659139" calcext:value-type="float">
            <text:p>68659,71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27+6*RAND()" office:value-type="float" office:value="29.5372618718538" calcext:value-type="float">
            <text:p>29,5373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32+16*RAND()" office:value-type="float" office:value="36.177844138816" calcext:value-type="float">
            <text:p>36,1778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COM.MICROSOFT.NORM.INV(RAND();50;10)" office:value-type="float" office:value="64.7598780679601" calcext:value-type="float">
            <text:p>64,7599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([.P166]*PI()/60)*(8*([.I166]^2) + 4*[.I166]*[.B166] + 3*([.B166]^2))" office:value-type="float" office:value="58872.8238278016" calcext:value-type="float">
            <text:p>58872,82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27+6*RAND()" office:value-type="float" office:value="29.0555127051193" calcext:value-type="float">
            <text:p>29,0555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32+16*RAND()" office:value-type="float" office:value="47.2384335119277" calcext:value-type="float">
            <text:p>47,2384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COM.MICROSOFT.NORM.INV(RAND();50;10)" office:value-type="float" office:value="64.270725131053" calcext:value-type="float">
            <text:p>64,2707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([.P167]*PI()/60)*(8*([.I167]^2) + 4*[.I167]*[.B167] + 3*([.B167]^2))" office:value-type="float" office:value="87073.301506715" calcext:value-type="float">
            <text:p>87073,30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27+6*RAND()" office:value-type="float" office:value="29.2834205429535" calcext:value-type="float">
            <text:p>29,2834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32+16*RAND()" office:value-type="float" office:value="38.3992815669626" calcext:value-type="float">
            <text:p>38,3993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COM.MICROSOFT.NORM.INV(RAND();50;10)" office:value-type="float" office:value="57.1081965042335" calcext:value-type="float">
            <text:p>57,1082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([.P168]*PI()/60)*(8*([.I168]^2) + 4*[.I168]*[.B168] + 3*([.B168]^2))" office:value-type="float" office:value="56414.0291122729" calcext:value-type="float">
            <text:p>56414,0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27+6*RAND()" office:value-type="float" office:value="32.9906514517497" calcext:value-type="float">
            <text:p>32,9907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32+16*RAND()" office:value-type="float" office:value="41.3082934524864" calcext:value-type="float">
            <text:p>41,3083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COM.MICROSOFT.NORM.INV(RAND();50;10)" office:value-type="float" office:value="59.3221946511217" calcext:value-type="float">
            <text:p>59,3222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([.P169]*PI()/60)*(8*([.I169]^2) + 4*[.I169]*[.B169] + 3*([.B169]^2))" office:value-type="float" office:value="69475.1347365379" calcext:value-type="float">
            <text:p>69475,13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27+6*RAND()" office:value-type="float" office:value="29.6432120490354" calcext:value-type="float">
            <text:p>29,643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32+16*RAND()" office:value-type="float" office:value="36.9533806648105" calcext:value-type="float">
            <text:p>36,9534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COM.MICROSOFT.NORM.INV(RAND();50;10)" office:value-type="float" office:value="44.0487469916554" calcext:value-type="float">
            <text:p>44,0487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([.P170]*PI()/60)*(8*([.I170]^2) + 4*[.I170]*[.B170] + 3*([.B170]^2))" office:value-type="float" office:value="41381.7638281211" calcext:value-type="float">
            <text:p>41381,76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27+6*RAND()" office:value-type="float" office:value="31.861933486769" calcext:value-type="float">
            <text:p>31,8619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32+16*RAND()" office:value-type="float" office:value="32.4222524035722" calcext:value-type="float">
            <text:p>32,4223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COM.MICROSOFT.NORM.INV(RAND();50;10)" office:value-type="float" office:value="50.8828577717867" calcext:value-type="float">
            <text:p>50,8829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([.P171]*PI()/60)*(8*([.I171]^2) + 4*[.I171]*[.B171] + 3*([.B171]^2))" office:value-type="float" office:value="41528.0278673974" calcext:value-type="float">
            <text:p>41528,03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27+6*RAND()" office:value-type="float" office:value="29.0725173291285" calcext:value-type="float">
            <text:p>29,0725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32+16*RAND()" office:value-type="float" office:value="43.5436686817557" calcext:value-type="float">
            <text:p>43,5437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COM.MICROSOFT.NORM.INV(RAND();50;10)" office:value-type="float" office:value="58.0782815108288" calcext:value-type="float">
            <text:p>58,0783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([.P172]*PI()/60)*(8*([.I172]^2) + 4*[.I172]*[.B172] + 3*([.B172]^2))" office:value-type="float" office:value="69236.0492567932" calcext:value-type="float">
            <text:p>69236,05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27+6*RAND()" office:value-type="float" office:value="32.1562501012813" calcext:value-type="float">
            <text:p>32,1563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32+16*RAND()" office:value-type="float" office:value="44.7530136723071" calcext:value-type="float">
            <text:p>44,7530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COM.MICROSOFT.NORM.INV(RAND();50;10)" office:value-type="float" office:value="52.5473784614698" calcext:value-type="float">
            <text:p>52,5474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([.P173]*PI()/60)*(8*([.I173]^2) + 4*[.I173]*[.B173] + 3*([.B173]^2))" office:value-type="float" office:value="68457.1848317193" calcext:value-type="float">
            <text:p>68457,18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27+6*RAND()" office:value-type="float" office:value="28.6713334105443" calcext:value-type="float">
            <text:p>28,6713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32+16*RAND()" office:value-type="float" office:value="43.183195175603" calcext:value-type="float">
            <text:p>43,1832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COM.MICROSOFT.NORM.INV(RAND();50;10)" office:value-type="float" office:value="59.586235271902" calcext:value-type="float">
            <text:p>59,5862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([.P174]*PI()/60)*(8*([.I174]^2) + 4*[.I174]*[.B174] + 3*([.B174]^2))" office:value-type="float" office:value="69689.5879715905" calcext:value-type="float">
            <text:p>69689,5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7+6*RAND()" office:value-type="float" office:value="28.5717071571853" calcext:value-type="float">
            <text:p>28,5717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32+16*RAND()" office:value-type="float" office:value="38.4732930939645" calcext:value-type="float">
            <text:p>38,4733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COM.MICROSOFT.NORM.INV(RAND();50;10)" office:value-type="float" office:value="48.7475653362538" calcext:value-type="float">
            <text:p>48,7476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([.P175]*PI()/60)*(8*([.I175]^2) + 4*[.I175]*[.B175] + 3*([.B175]^2))" office:value-type="float" office:value="47698.4687498721" calcext:value-type="float">
            <text:p>47698,47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27+6*RAND()" office:value-type="float" office:value="30.3630996651482" calcext:value-type="float">
            <text:p>30,3631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32+16*RAND()" office:value-type="float" office:value="44.0600212756544" calcext:value-type="float">
            <text:p>44,060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COM.MICROSOFT.NORM.INV(RAND();50;10)" office:value-type="float" office:value="50.8991468838511" calcext:value-type="float">
            <text:p>50,8991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([.P176]*PI()/60)*(8*([.I176]^2) + 4*[.I176]*[.B176] + 3*([.B176]^2))" office:value-type="float" office:value="63021.6032787251" calcext:value-type="float">
            <text:p>63021,60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27+6*RAND()" office:value-type="float" office:value="29.4063220198732" calcext:value-type="float">
            <text:p>29,4063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32+16*RAND()" office:value-type="float" office:value="46.6862920615822" calcext:value-type="float">
            <text:p>46,6863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COM.MICROSOFT.NORM.INV(RAND();50;10)" office:value-type="float" office:value="53.5180272617733" calcext:value-type="float">
            <text:p>53,518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([.P177]*PI()/60)*(8*([.I177]^2) + 4*[.I177]*[.B177] + 3*([.B177]^2))" office:value-type="float" office:value="71519.2579877563" calcext:value-type="float">
            <text:p>71519,26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27+6*RAND()" office:value-type="float" office:value="28.3174861797597" calcext:value-type="float">
            <text:p>28,3175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32+16*RAND()" office:value-type="float" office:value="37.6862983237952" calcext:value-type="float">
            <text:p>37,6863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COM.MICROSOFT.NORM.INV(RAND();50;10)" office:value-type="float" office:value="61.9313518382165" calcext:value-type="float">
            <text:p>61,9314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([.P178]*PI()/60)*(8*([.I178]^2) + 4*[.I178]*[.B178] + 3*([.B178]^2))" office:value-type="float" office:value="58487.0291260556" calcext:value-type="float">
            <text:p>58487,03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27+6*RAND()" office:value-type="float" office:value="32.2186788946856" calcext:value-type="float">
            <text:p>32,2187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32+16*RAND()" office:value-type="float" office:value="43.811013398692" calcext:value-type="float">
            <text:p>43,811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COM.MICROSOFT.NORM.INV(RAND();50;10)" office:value-type="float" office:value="46.8615188105361" calcext:value-type="float">
            <text:p>46,8615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([.P179]*PI()/60)*(8*([.I179]^2) + 4*[.I179]*[.B179] + 3*([.B179]^2))" office:value-type="float" office:value="59171.3215245842" calcext:value-type="float">
            <text:p>59171,32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27+6*RAND()" office:value-type="float" office:value="28.0413328574505" calcext:value-type="float">
            <text:p>28,0413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32+16*RAND()" office:value-type="float" office:value="36.030937878415" calcext:value-type="float">
            <text:p>36,0309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COM.MICROSOFT.NORM.INV(RAND();50;10)" office:value-type="float" office:value="38.9083714622037" calcext:value-type="float">
            <text:p>38,9084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([.P180]*PI()/60)*(8*([.I180]^2) + 4*[.I180]*[.B180] + 3*([.B180]^2))" office:value-type="float" office:value="34197.4752089887" calcext:value-type="float">
            <text:p>34197,48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27+6*RAND()" office:value-type="float" office:value="29.1731909320224" calcext:value-type="float">
            <text:p>29,1732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32+16*RAND()" office:value-type="float" office:value="42.5338050741702" calcext:value-type="float">
            <text:p>42,5338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COM.MICROSOFT.NORM.INV(RAND();50;10)" office:value-type="float" office:value="61.1215820739308" calcext:value-type="float">
            <text:p>61,1216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([.P181]*PI()/60)*(8*([.I181]^2) + 4*[.I181]*[.B181] + 3*([.B181]^2))" office:value-type="float" office:value="70373.7538819862" calcext:value-type="float">
            <text:p>70373,75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27+6*RAND()" office:value-type="float" office:value="28.7001755281817" calcext:value-type="float">
            <text:p>28,7002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32+16*RAND()" office:value-type="float" office:value="34.0191875826567" calcext:value-type="float">
            <text:p>34,0192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COM.MICROSOFT.NORM.INV(RAND();50;10)" office:value-type="float" office:value="65.1018631773904" calcext:value-type="float">
            <text:p>65,1019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([.P182]*PI()/60)*(8*([.I182]^2) + 4*[.I182]*[.B182] + 3*([.B182]^2))" office:value-type="float" office:value="53295.3148818042" calcext:value-type="float">
            <text:p>53295,31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27+6*RAND()" office:value-type="float" office:value="30.638296230929" calcext:value-type="float">
            <text:p>30,6383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32+16*RAND()" office:value-type="float" office:value="45.6756027173251" calcext:value-type="float">
            <text:p>45,6756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COM.MICROSOFT.NORM.INV(RAND();50;10)" office:value-type="float" office:value="75.0187028059875" calcext:value-type="float">
            <text:p>75,0187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([.P183]*PI()/60)*(8*([.I183]^2) + 4*[.I183]*[.B183] + 3*([.B183]^2))" office:value-type="float" office:value="98607.3356065543" calcext:value-type="float">
            <text:p>98607,34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27+6*RAND()" office:value-type="float" office:value="30.718416138785" calcext:value-type="float">
            <text:p>30,7184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32+16*RAND()" office:value-type="float" office:value="36.1416420768946" calcext:value-type="float">
            <text:p>36,1416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COM.MICROSOFT.NORM.INV(RAND();50;10)" office:value-type="float" office:value="39.7106789050441" calcext:value-type="float">
            <text:p>39,7107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([.P184]*PI()/60)*(8*([.I184]^2) + 4*[.I184]*[.B184] + 3*([.B184]^2))" office:value-type="float" office:value="36847.2915422613" calcext:value-type="float">
            <text:p>36847,2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7+6*RAND()" office:value-type="float" office:value="29.7367882446852" calcext:value-type="float">
            <text:p>29,7368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32+16*RAND()" office:value-type="float" office:value="36.1927384082228" calcext:value-type="float">
            <text:p>36,1927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COM.MICROSOFT.NORM.INV(RAND();50;10)" office:value-type="float" office:value="57.128180847363" calcext:value-type="float">
            <text:p>57,1282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([.P185]*PI()/60)*(8*([.I185]^2) + 4*[.I185]*[.B185] + 3*([.B185]^2))" office:value-type="float" office:value="52158.4833616927" calcext:value-type="float">
            <text:p>52158,48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27+6*RAND()" office:value-type="float" office:value="28.4412938116584" calcext:value-type="float">
            <text:p>28,4413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32+16*RAND()" office:value-type="float" office:value="47.806629749015" calcext:value-type="float">
            <text:p>47,8066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COM.MICROSOFT.NORM.INV(RAND();50;10)" office:value-type="float" office:value="28.8188454026564" calcext:value-type="float">
            <text:p>28,8188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([.P186]*PI()/60)*(8*([.I186]^2) + 4*[.I186]*[.B186] + 3*([.B186]^2))" office:value-type="float" office:value="39457.9304955351" calcext:value-type="float">
            <text:p>39457,93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27+6*RAND()" office:value-type="float" office:value="32.9736324178521" calcext:value-type="float">
            <text:p>32,9736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32+16*RAND()" office:value-type="float" office:value="32.5702095311135" calcext:value-type="float">
            <text:p>32,5702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COM.MICROSOFT.NORM.INV(RAND();50;10)" office:value-type="float" office:value="44.5543595083183" calcext:value-type="float">
            <text:p>44,5544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([.P187]*PI()/60)*(8*([.I187]^2) + 4*[.I187]*[.B187] + 3*([.B187]^2))" office:value-type="float" office:value="37428.7971172992" calcext:value-type="float">
            <text:p>37428,80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27+6*RAND()" office:value-type="float" office:value="27.5764589204919" calcext:value-type="float">
            <text:p>27,5765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32+16*RAND()" office:value-type="float" office:value="37.6924140807241" calcext:value-type="float">
            <text:p>37,6924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COM.MICROSOFT.NORM.INV(RAND();50;10)" office:value-type="float" office:value="52.0394971186447" calcext:value-type="float">
            <text:p>52,0395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([.P188]*PI()/60)*(8*([.I188]^2) + 4*[.I188]*[.B188] + 3*([.B188]^2))" office:value-type="float" office:value="48514.2507343358" calcext:value-type="float">
            <text:p>48514,25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27+6*RAND()" office:value-type="float" office:value="31.0329883487429" calcext:value-type="float">
            <text:p>31,0330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32+16*RAND()" office:value-type="float" office:value="37.5040981452912" calcext:value-type="float">
            <text:p>37,5041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COM.MICROSOFT.NORM.INV(RAND();50;10)" office:value-type="float" office:value="35.3146493625886" calcext:value-type="float">
            <text:p>35,3146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([.P189]*PI()/60)*(8*([.I189]^2) + 4*[.I189]*[.B189] + 3*([.B189]^2))" office:value-type="float" office:value="34757.0841125413" calcext:value-type="float">
            <text:p>34757,08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27+6*RAND()" office:value-type="float" office:value="31.8458319206256" calcext:value-type="float">
            <text:p>31,8458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32+16*RAND()" office:value-type="float" office:value="38.8498557973653" calcext:value-type="float">
            <text:p>38,8499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COM.MICROSOFT.NORM.INV(RAND();50;10)" office:value-type="float" office:value="55.2255808735002" calcext:value-type="float">
            <text:p>55,2256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([.P190]*PI()/60)*(8*([.I190]^2) + 4*[.I190]*[.B190] + 3*([.B190]^2))" office:value-type="float" office:value="58022.3181551331" calcext:value-type="float">
            <text:p>58022,32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27+6*RAND()" office:value-type="float" office:value="32.5399117099587" calcext:value-type="float">
            <text:p>32,5399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32+16*RAND()" office:value-type="float" office:value="32.9868827518076" calcext:value-type="float">
            <text:p>32,9869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COM.MICROSOFT.NORM.INV(RAND();50;10)" office:value-type="float" office:value="35.6164731697111" calcext:value-type="float">
            <text:p>35,6165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([.P191]*PI()/60)*(8*([.I191]^2) + 4*[.I191]*[.B191] + 3*([.B191]^2))" office:value-type="float" office:value="30164.6643336229" calcext:value-type="float">
            <text:p>30164,6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27+6*RAND()" office:value-type="float" office:value="28.7985792893451" calcext:value-type="float">
            <text:p>28,7986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32+16*RAND()" office:value-type="float" office:value="37.3576856013387" calcext:value-type="float">
            <text:p>37,3577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COM.MICROSOFT.NORM.INV(RAND();50;10)" office:value-type="float" office:value="70.4149868069114" calcext:value-type="float">
            <text:p>70,415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([.P192]*PI()/60)*(8*([.I192]^2) + 4*[.I192]*[.B192] + 3*([.B192]^2))" office:value-type="float" office:value="66203.2255615081" calcext:value-type="float">
            <text:p>66203,23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27+6*RAND()" office:value-type="float" office:value="31.7726380338427" calcext:value-type="float">
            <text:p>31,7726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32+16*RAND()" office:value-type="float" office:value="32.3417848777026" calcext:value-type="float">
            <text:p>32,3418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COM.MICROSOFT.NORM.INV(RAND();50;10)" office:value-type="float" office:value="51.3327608706425" calcext:value-type="float">
            <text:p>51,3328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([.P193]*PI()/60)*(8*([.I193]^2) + 4*[.I193]*[.B193] + 3*([.B193]^2))" office:value-type="float" office:value="41678.7281916326" calcext:value-type="float">
            <text:p>41678,73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27+6*RAND()" office:value-type="float" office:value="27.2421739941929" calcext:value-type="float">
            <text:p>27,2422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32+16*RAND()" office:value-type="float" office:value="32.6225973088294" calcext:value-type="float">
            <text:p>32,622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COM.MICROSOFT.NORM.INV(RAND();50;10)" office:value-type="float" office:value="52.5970542096851" calcext:value-type="float">
            <text:p>52,5971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([.P194]*PI()/60)*(8*([.I194]^2) + 4*[.I194]*[.B194] + 3*([.B194]^2))" office:value-type="float" office:value="39368.4100259502" calcext:value-type="float">
            <text:p>39368,4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7+6*RAND()" office:value-type="float" office:value="29.8676678251941" calcext:value-type="float">
            <text:p>29,8677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32+16*RAND()" office:value-type="float" office:value="34.8062551897019" calcext:value-type="float">
            <text:p>34,8063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COM.MICROSOFT.NORM.INV(RAND();50;10)" office:value-type="float" office:value="47.7348846050526" calcext:value-type="float">
            <text:p>47,7349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([.P195]*PI()/60)*(8*([.I195]^2) + 4*[.I195]*[.B195] + 3*([.B195]^2))" office:value-type="float" office:value="41305.8703079413" calcext:value-type="float">
            <text:p>41305,87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27+6*RAND()" office:value-type="float" office:value="31.1673278056551" calcext:value-type="float">
            <text:p>31,1673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32+16*RAND()" office:value-type="float" office:value="32.6725698169321" calcext:value-type="float">
            <text:p>32,6726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COM.MICROSOFT.NORM.INV(RAND();50;10)" office:value-type="float" office:value="78.8301646037024" calcext:value-type="float">
            <text:p>78,8302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([.P196]*PI()/60)*(8*([.I196]^2) + 4*[.I196]*[.B196] + 3*([.B196]^2))" office:value-type="float" office:value="64090.1292375184" calcext:value-type="float">
            <text:p>64090,13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27+6*RAND()" office:value-type="float" office:value="32.7289060957264" calcext:value-type="float">
            <text:p>32,7289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32+16*RAND()" office:value-type="float" office:value="39.3001921158284" calcext:value-type="float">
            <text:p>39,3002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COM.MICROSOFT.NORM.INV(RAND();50;10)" office:value-type="float" office:value="45.4377275987631" calcext:value-type="float">
            <text:p>45,4377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([.P197]*PI()/60)*(8*([.I197]^2) + 4*[.I197]*[.B197] + 3*([.B197]^2))" office:value-type="float" office:value="49282.3772601905" calcext:value-type="float">
            <text:p>49282,38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27+6*RAND()" office:value-type="float" office:value="32.1716041427571" calcext:value-type="float">
            <text:p>32,1716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32+16*RAND()" office:value-type="float" office:value="39.1481048744172" calcext:value-type="float">
            <text:p>39,1481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COM.MICROSOFT.NORM.INV(RAND();50;10)" office:value-type="float" office:value="70.0297837862413" calcext:value-type="float">
            <text:p>70,0298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([.P198]*PI()/60)*(8*([.I198]^2) + 4*[.I198]*[.B198] + 3*([.B198]^2))" office:value-type="float" office:value="74814.4002535695" calcext:value-type="float">
            <text:p>74814,4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27+6*RAND()" office:value-type="float" office:value="30.3625357041601" calcext:value-type="float">
            <text:p>30,3625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32+16*RAND()" office:value-type="float" office:value="32.7076112497598" calcext:value-type="float">
            <text:p>32,7076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COM.MICROSOFT.NORM.INV(RAND();50;10)" office:value-type="float" office:value="48.6333753445178" calcext:value-type="float">
            <text:p>48,6334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([.P199]*PI()/60)*(8*([.I199]^2) + 4*[.I199]*[.B199] + 3*([.B199]^2))" office:value-type="float" office:value="38951.0666363458" calcext:value-type="float">
            <text:p>38951,07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27+6*RAND()" office:value-type="float" office:value="28.8278176782187" calcext:value-type="float">
            <text:p>28,8278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32+16*RAND()" office:value-type="float" office:value="43.5483196694404" calcext:value-type="float">
            <text:p>43,5483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COM.MICROSOFT.NORM.INV(RAND();50;10)" office:value-type="float" office:value="76.0728343761238" calcext:value-type="float">
            <text:p>76,0728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([.P200]*PI()/60)*(8*([.I200]^2) + 4*[.I200]*[.B200] + 3*([.B200]^2))" office:value-type="float" office:value="90363.6204421055" calcext:value-type="float">
            <text:p>90363,62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27+6*RAND()" office:value-type="float" office:value="31.9069295448717" calcext:value-type="float">
            <text:p>31,9069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32+16*RAND()" office:value-type="float" office:value="38.8185658287257" calcext:value-type="float">
            <text:p>38,8186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COM.MICROSOFT.NORM.INV(RAND();50;10)" office:value-type="float" office:value="46.9079850354586" calcext:value-type="float">
            <text:p>46,908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([.P201]*PI()/60)*(8*([.I201]^2) + 4*[.I201]*[.B201] + 3*([.B201]^2))" office:value-type="float" office:value="49277.9625246809" calcext:value-type="float">
            <text:p>49277,96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27+6*RAND()" office:value-type="float" office:value="32.4714469125029" calcext:value-type="float">
            <text:p>32,4714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32+16*RAND()" office:value-type="float" office:value="37.1199253816158" calcext:value-type="float">
            <text:p>37,1199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COM.MICROSOFT.NORM.INV(RAND();50;10)" office:value-type="float" office:value="35.7592002033273" calcext:value-type="float">
            <text:p>35,7592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([.P202]*PI()/60)*(8*([.I202]^2) + 4*[.I202]*[.B202] + 3*([.B202]^2))" office:value-type="float" office:value="35588.9159251616" calcext:value-type="float">
            <text:p>35588,92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27+6*RAND()" office:value-type="float" office:value="29.4670713592786" calcext:value-type="float">
            <text:p>29,4671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32+16*RAND()" office:value-type="float" office:value="36.8397694770247" calcext:value-type="float">
            <text:p>36,8398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COM.MICROSOFT.NORM.INV(RAND();50;10)" office:value-type="float" office:value="45.0606096573614" calcext:value-type="float">
            <text:p>45,0606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([.P203]*PI()/60)*(8*([.I203]^2) + 4*[.I203]*[.B203] + 3*([.B203]^2))" office:value-type="float" office:value="42007.4012997569" calcext:value-type="float">
            <text:p>42007,40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27+6*RAND()" office:value-type="float" office:value="32.902043879265" calcext:value-type="float">
            <text:p>32,902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32+16*RAND()" office:value-type="float" office:value="35.3922789636999" calcext:value-type="float">
            <text:p>35,3923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COM.MICROSOFT.NORM.INV(RAND();50;10)" office:value-type="float" office:value="44.4222628451093" calcext:value-type="float">
            <text:p>44,4223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([.P204]*PI()/60)*(8*([.I204]^2) + 4*[.I204]*[.B204] + 3*([.B204]^2))" office:value-type="float" office:value="41695.9325296772" calcext:value-type="float">
            <text:p>41695,93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7+6*RAND()" office:value-type="float" office:value="30.4538146213163" calcext:value-type="float">
            <text:p>30,4538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32+16*RAND()" office:value-type="float" office:value="44.7724677938968" calcext:value-type="float">
            <text:p>44,7725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COM.MICROSOFT.NORM.INV(RAND();50;10)" office:value-type="float" office:value="49.9315892620883" calcext:value-type="float">
            <text:p>49,9316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([.P205]*PI()/60)*(8*([.I205]^2) + 4*[.I205]*[.B205] + 3*([.B205]^2))" office:value-type="float" office:value="63459.2676060083" calcext:value-type="float">
            <text:p>63459,27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27+6*RAND()" office:value-type="float" office:value="31.3265913140494" calcext:value-type="float">
            <text:p>31,3266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32+16*RAND()" office:value-type="float" office:value="41.9731107410044" calcext:value-type="float">
            <text:p>41,9731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COM.MICROSOFT.NORM.INV(RAND();50;10)" office:value-type="float" office:value="48.0073896132484" calcext:value-type="float">
            <text:p>48,0074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([.P206]*PI()/60)*(8*([.I206]^2) + 4*[.I206]*[.B206] + 3*([.B206]^2))" office:value-type="float" office:value="56048.3573825475" calcext:value-type="float">
            <text:p>56048,36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27+6*RAND()" office:value-type="float" office:value="31.6003017404582" calcext:value-type="float">
            <text:p>31,6003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32+16*RAND()" office:value-type="float" office:value="34.5690193641931" calcext:value-type="float">
            <text:p>34,569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COM.MICROSOFT.NORM.INV(RAND();50;10)" office:value-type="float" office:value="39.4428445338588" calcext:value-type="float">
            <text:p>39,4428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([.P207]*PI()/60)*(8*([.I207]^2) + 4*[.I207]*[.B207] + 3*([.B207]^2))" office:value-type="float" office:value="34954.7992317359" calcext:value-type="float">
            <text:p>34954,80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27+6*RAND()" office:value-type="float" office:value="29.5105749063659" calcext:value-type="float">
            <text:p>29,5106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32+16*RAND()" office:value-type="float" office:value="37.7553854268044" calcext:value-type="float">
            <text:p>37,7554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COM.MICROSOFT.NORM.INV(RAND();50;10)" office:value-type="float" office:value="31.3953048417223" calcext:value-type="float">
            <text:p>31,3953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([.P208]*PI()/60)*(8*([.I208]^2) + 4*[.I208]*[.B208] + 3*([.B208]^2))" office:value-type="float" office:value="30367.0977555523" calcext:value-type="float">
            <text:p>30367,10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27+6*RAND()" office:value-type="float" office:value="29.6568379236851" calcext:value-type="float">
            <text:p>29,6568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32+16*RAND()" office:value-type="float" office:value="36.6536215711385" calcext:value-type="float">
            <text:p>36,6536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COM.MICROSOFT.NORM.INV(RAND();50;10)" office:value-type="float" office:value="42.8981336053953" calcext:value-type="float">
            <text:p>42,8981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([.P209]*PI()/60)*(8*([.I209]^2) + 4*[.I209]*[.B209] + 3*([.B209]^2))" office:value-type="float" office:value="39834.4349560821" calcext:value-type="float">
            <text:p>39834,43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27+6*RAND()" office:value-type="float" office:value="27.7812723617535" calcext:value-type="float">
            <text:p>27,7813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32+16*RAND()" office:value-type="float" office:value="39.4300333391875" calcext:value-type="float">
            <text:p>39,430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COM.MICROSOFT.NORM.INV(RAND();50;10)" office:value-type="float" office:value="50.1922947040686" calcext:value-type="float">
            <text:p>50,1923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([.P210]*PI()/60)*(8*([.I210]^2) + 4*[.I210]*[.B210] + 3*([.B210]^2))" office:value-type="float" office:value="50287.6679450736" calcext:value-type="float">
            <text:p>50287,67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27+6*RAND()" office:value-type="float" office:value="29.3135116423946" calcext:value-type="float">
            <text:p>29,3135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32+16*RAND()" office:value-type="float" office:value="38.2599579747766" calcext:value-type="float">
            <text:p>38,260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COM.MICROSOFT.NORM.INV(RAND();50;10)" office:value-type="float" office:value="45.0339197880555" calcext:value-type="float">
            <text:p>45,0339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([.P211]*PI()/60)*(8*([.I211]^2) + 4*[.I211]*[.B211] + 3*([.B211]^2))" office:value-type="float" office:value="44269.8965243625" calcext:value-type="float">
            <text:p>44269,90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27+6*RAND()" office:value-type="float" office:value="30.1605200457852" calcext:value-type="float">
            <text:p>30,1605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32+16*RAND()" office:value-type="float" office:value="37.9228959809989" calcext:value-type="float">
            <text:p>37,9229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COM.MICROSOFT.NORM.INV(RAND();50;10)" office:value-type="float" office:value="53.064883972733" calcext:value-type="float">
            <text:p>53,0649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([.P212]*PI()/60)*(8*([.I212]^2) + 4*[.I212]*[.B212] + 3*([.B212]^2))" office:value-type="float" office:value="52260.9142997636" calcext:value-type="float">
            <text:p>52260,91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27+6*RAND()" office:value-type="float" office:value="29.7413459869567" calcext:value-type="float">
            <text:p>29,7413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32+16*RAND()" office:value-type="float" office:value="37.7432667966932" calcext:value-type="float">
            <text:p>37,7433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COM.MICROSOFT.NORM.INV(RAND();50;10)" office:value-type="float" office:value="57.4015145254974" calcext:value-type="float">
            <text:p>57,4015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([.P213]*PI()/60)*(8*([.I213]^2) + 4*[.I213]*[.B213] + 3*([.B213]^2))" office:value-type="float" office:value="55723.2998508481" calcext:value-type="float">
            <text:p>55723,30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27+6*RAND()" office:value-type="float" office:value="30.9378974258434" calcext:value-type="float">
            <text:p>30,9379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32+16*RAND()" office:value-type="float" office:value="37.6524274442345" calcext:value-type="float">
            <text:p>37,6524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COM.MICROSOFT.NORM.INV(RAND();50;10)" office:value-type="float" office:value="49.0643448990064" calcext:value-type="float">
            <text:p>49,0643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([.P214]*PI()/60)*(8*([.I214]^2) + 4*[.I214]*[.B214] + 3*([.B214]^2))" office:value-type="float" office:value="48483.8976927893" calcext:value-type="float">
            <text:p>48483,90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7+6*RAND()" office:value-type="float" office:value="30.4226471360307" calcext:value-type="float">
            <text:p>30,4226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32+16*RAND()" office:value-type="float" office:value="32.6057042162865" calcext:value-type="float">
            <text:p>32,6057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COM.MICROSOFT.NORM.INV(RAND();50;10)" office:value-type="float" office:value="34.2607456770625" calcext:value-type="float">
            <text:p>34,2607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([.P215]*PI()/60)*(8*([.I215]^2) + 4*[.I215]*[.B215] + 3*([.B215]^2))" office:value-type="float" office:value="27355.8575755769" calcext:value-type="float">
            <text:p>27355,86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27+6*RAND()" office:value-type="float" office:value="32.7911356163677" calcext:value-type="float">
            <text:p>32,7911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32+16*RAND()" office:value-type="float" office:value="39.3795955982059" calcext:value-type="float">
            <text:p>39,3796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COM.MICROSOFT.NORM.INV(RAND();50;10)" office:value-type="float" office:value="70.4615216633999" calcext:value-type="float">
            <text:p>70,4615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([.P216]*PI()/60)*(8*([.I216]^2) + 4*[.I216]*[.B216] + 3*([.B216]^2))" office:value-type="float" office:value="76727.5603696618" calcext:value-type="float">
            <text:p>76727,56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27+6*RAND()" office:value-type="float" office:value="27.4894747075159" calcext:value-type="float">
            <text:p>27,4895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32+16*RAND()" office:value-type="float" office:value="37.7092591542751" calcext:value-type="float">
            <text:p>37,7093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COM.MICROSOFT.NORM.INV(RAND();50;10)" office:value-type="float" office:value="50.8934378999855" calcext:value-type="float">
            <text:p>50,8934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([.P217]*PI()/60)*(8*([.I217]^2) + 4*[.I217]*[.B217] + 3*([.B217]^2))" office:value-type="float" office:value="47404.6014919086" calcext:value-type="float">
            <text:p>47404,60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27+6*RAND()" office:value-type="float" office:value="28.9550469985697" calcext:value-type="float">
            <text:p>28,955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32+16*RAND()" office:value-type="float" office:value="46.7601145897061" calcext:value-type="float">
            <text:p>46,7601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COM.MICROSOFT.NORM.INV(RAND();50;10)" office:value-type="float" office:value="26.709821220848" calcext:value-type="float">
            <text:p>26,7098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([.P218]*PI()/60)*(8*([.I218]^2) + 4*[.I218]*[.B218] + 3*([.B218]^2))" office:value-type="float" office:value="35554.6718589501" calcext:value-type="float">
            <text:p>35554,67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27+6*RAND()" office:value-type="float" office:value="32.9291210419033" calcext:value-type="float">
            <text:p>32,9291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32+16*RAND()" office:value-type="float" office:value="45.787994960323" calcext:value-type="float">
            <text:p>45,7880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COM.MICROSOFT.NORM.INV(RAND();50;10)" office:value-type="float" office:value="57.0324233645153" calcext:value-type="float">
            <text:p>57,0324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([.P219]*PI()/60)*(8*([.I219]^2) + 4*[.I219]*[.B219] + 3*([.B219]^2))" office:value-type="float" office:value="77809.7172749841" calcext:value-type="float">
            <text:p>77809,72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27+6*RAND()" office:value-type="float" office:value="31.7161058967467" calcext:value-type="float">
            <text:p>31,7161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32+16*RAND()" office:value-type="float" office:value="43.0229715984315" calcext:value-type="float">
            <text:p>43,023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COM.MICROSOFT.NORM.INV(RAND();50;10)" office:value-type="float" office:value="60.8025205005642" calcext:value-type="float">
            <text:p>60,8025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([.P220]*PI()/60)*(8*([.I220]^2) + 4*[.I220]*[.B220] + 3*([.B220]^2))" office:value-type="float" office:value="74126.0475672469" calcext:value-type="float">
            <text:p>74126,05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27+6*RAND()" office:value-type="float" office:value="32.3406317525078" calcext:value-type="float">
            <text:p>32,3406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32+16*RAND()" office:value-type="float" office:value="38.2749460618943" calcext:value-type="float">
            <text:p>38,2749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COM.MICROSOFT.NORM.INV(RAND();50;10)" office:value-type="float" office:value="58.4503459950945" calcext:value-type="float">
            <text:p>58,4503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([.P221]*PI()/60)*(8*([.I221]^2) + 4*[.I221]*[.B221] + 3*([.B221]^2))" office:value-type="float" office:value="60624.099817735" calcext:value-type="float">
            <text:p>60624,10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27+6*RAND()" office:value-type="float" office:value="29.1081603302155" calcext:value-type="float">
            <text:p>29,1082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32+16*RAND()" office:value-type="float" office:value="46.233891332522" calcext:value-type="float">
            <text:p>46,2339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COM.MICROSOFT.NORM.INV(RAND();50;10)" office:value-type="float" office:value="36.9637052874241" calcext:value-type="float">
            <text:p>36,9637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([.P222]*PI()/60)*(8*([.I222]^2) + 4*[.I222]*[.B222] + 3*([.B222]^2))" office:value-type="float" office:value="48434.8670745338" calcext:value-type="float">
            <text:p>48434,87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27+6*RAND()" office:value-type="float" office:value="30.2990112856496" calcext:value-type="float">
            <text:p>30,299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32+16*RAND()" office:value-type="float" office:value="38.0907717775554" calcext:value-type="float">
            <text:p>38,0908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COM.MICROSOFT.NORM.INV(RAND();50;10)" office:value-type="float" office:value="75.2281192240207" calcext:value-type="float">
            <text:p>75,2281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([.P223]*PI()/60)*(8*([.I223]^2) + 4*[.I223]*[.B223] + 3*([.B223]^2))" office:value-type="float" office:value="74752.3082165485" calcext:value-type="float">
            <text:p>74752,3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27+6*RAND()" office:value-type="float" office:value="31.957426375011" calcext:value-type="float">
            <text:p>31,9574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32+16*RAND()" office:value-type="float" office:value="38.9219893086702" calcext:value-type="float">
            <text:p>38,9220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COM.MICROSOFT.NORM.INV(RAND();50;10)" office:value-type="float" office:value="50.0281211818941" calcext:value-type="float">
            <text:p>50,0281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([.P224]*PI()/60)*(8*([.I224]^2) + 4*[.I224]*[.B224] + 3*([.B224]^2))" office:value-type="float" office:value="52804.741249613" calcext:value-type="float">
            <text:p>52804,74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7+6*RAND()" office:value-type="float" office:value="30.4761094122659" calcext:value-type="float">
            <text:p>30,4761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32+16*RAND()" office:value-type="float" office:value="38.2450044546276" calcext:value-type="float">
            <text:p>38,245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COM.MICROSOFT.NORM.INV(RAND();50;10)" office:value-type="float" office:value="43.5611249213751" calcext:value-type="float">
            <text:p>43,5611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([.P225]*PI()/60)*(8*([.I225]^2) + 4*[.I225]*[.B225] + 3*([.B225]^2))" office:value-type="float" office:value="43678.5097039142" calcext:value-type="float">
            <text:p>43678,51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27+6*RAND()" office:value-type="float" office:value="29.5922563152853" calcext:value-type="float">
            <text:p>29,5923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32+16*RAND()" office:value-type="float" office:value="36.9542282726616" calcext:value-type="float">
            <text:p>36,9542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COM.MICROSOFT.NORM.INV(RAND();50;10)" office:value-type="float" office:value="57.1733704331816" calcext:value-type="float">
            <text:p>57,1734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([.P226]*PI()/60)*(8*([.I226]^2) + 4*[.I226]*[.B226] + 3*([.B226]^2))" office:value-type="float" office:value="53663.8871164203" calcext:value-type="float">
            <text:p>53663,89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27+6*RAND()" office:value-type="float" office:value="31.1827636251692" calcext:value-type="float">
            <text:p>31,1828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32+16*RAND()" office:value-type="float" office:value="36.2500733491033" calcext:value-type="float">
            <text:p>36,2501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COM.MICROSOFT.NORM.INV(RAND();50;10)" office:value-type="float" office:value="43.0189638757916" calcext:value-type="float">
            <text:p>43,019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([.P227]*PI()/60)*(8*([.I227]^2) + 4*[.I227]*[.B227] + 3*([.B227]^2))" office:value-type="float" office:value="40434.3776914284" calcext:value-type="float">
            <text:p>40434,38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27+6*RAND()" office:value-type="float" office:value="30.4881820755545" calcext:value-type="float">
            <text:p>30,4882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32+16*RAND()" office:value-type="float" office:value="39.4690505880863" calcext:value-type="float">
            <text:p>39,4691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COM.MICROSOFT.NORM.INV(RAND();50;10)" office:value-type="float" office:value="42.9663882659483" calcext:value-type="float">
            <text:p>42,9664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([.P228]*PI()/60)*(8*([.I228]^2) + 4*[.I228]*[.B228] + 3*([.B228]^2))" office:value-type="float" office:value="45139.1642089076" calcext:value-type="float">
            <text:p>45139,16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27+6*RAND()" office:value-type="float" office:value="32.1926612297539" calcext:value-type="float">
            <text:p>32,1927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32+16*RAND()" office:value-type="float" office:value="43.1087000835687" calcext:value-type="float">
            <text:p>43,1087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COM.MICROSOFT.NORM.INV(RAND();50;10)" office:value-type="float" office:value="28.5199896951171" calcext:value-type="float">
            <text:p>28,520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([.P229]*PI()/60)*(8*([.I229]^2) + 4*[.I229]*[.B229] + 3*([.B229]^2))" office:value-type="float" office:value="35133.11926495" calcext:value-type="float">
            <text:p>35133,12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27+6*RAND()" office:value-type="float" office:value="30.4306051873136" calcext:value-type="float">
            <text:p>30,4306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32+16*RAND()" office:value-type="float" office:value="45.4103545602411" calcext:value-type="float">
            <text:p>45,4104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COM.MICROSOFT.NORM.INV(RAND();50;10)" office:value-type="float" office:value="55.6561859252159" calcext:value-type="float">
            <text:p>55,6562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([.P230]*PI()/60)*(8*([.I230]^2) + 4*[.I230]*[.B230] + 3*([.B230]^2))" office:value-type="float" office:value="72277.724792931" calcext:value-type="float">
            <text:p>72277,72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27+6*RAND()" office:value-type="float" office:value="27.4756106904242" calcext:value-type="float">
            <text:p>27,4756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32+16*RAND()" office:value-type="float" office:value="40.7583308462054" calcext:value-type="float">
            <text:p>40,7583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COM.MICROSOFT.NORM.INV(RAND();50;10)" office:value-type="float" office:value="48.8588176684137" calcext:value-type="float">
            <text:p>48,8588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([.P231]*PI()/60)*(8*([.I231]^2) + 4*[.I231]*[.B231] + 3*([.B231]^2))" office:value-type="float" office:value="51252.0701011496" calcext:value-type="float">
            <text:p>51252,07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27+6*RAND()" office:value-type="float" office:value="31.1152216095943" calcext:value-type="float">
            <text:p>31,1152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32+16*RAND()" office:value-type="float" office:value="34.343005521223" calcext:value-type="float">
            <text:p>34,343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COM.MICROSOFT.NORM.INV(RAND();50;10)" office:value-type="float" office:value="32.9891066564373" calcext:value-type="float">
            <text:p>32,9891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([.P232]*PI()/60)*(8*([.I232]^2) + 4*[.I232]*[.B232] + 3*([.B232]^2))" office:value-type="float" office:value="28698.0909601002" calcext:value-type="float">
            <text:p>28698,09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27+6*RAND()" office:value-type="float" office:value="27.6642185167875" calcext:value-type="float">
            <text:p>27,6642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32+16*RAND()" office:value-type="float" office:value="42.1684364359826" calcext:value-type="float">
            <text:p>42,1684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COM.MICROSOFT.NORM.INV(RAND();50;10)" office:value-type="float" office:value="53.9206390162388" calcext:value-type="float">
            <text:p>53,9206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([.P233]*PI()/60)*(8*([.I233]^2) + 4*[.I233]*[.B233] + 3*([.B233]^2))" office:value-type="float" office:value="59818.4030690697" calcext:value-type="float">
            <text:p>59818,40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27+6*RAND()" office:value-type="float" office:value="31.5543443507049" calcext:value-type="float">
            <text:p>31,5543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32+16*RAND()" office:value-type="float" office:value="36.5423700790852" calcext:value-type="float">
            <text:p>36,5424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COM.MICROSOFT.NORM.INV(RAND();50;10)" office:value-type="float" office:value="44.4207309944082" calcext:value-type="float">
            <text:p>44,4207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([.P234]*PI()/60)*(8*([.I234]^2) + 4*[.I234]*[.B234] + 3*([.B234]^2))" office:value-type="float" office:value="42521.6103854711" calcext:value-type="float">
            <text:p>42521,61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7+6*RAND()" office:value-type="float" office:value="28.345668430673" calcext:value-type="float">
            <text:p>28,3457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32+16*RAND()" office:value-type="float" office:value="33.1687004659325" calcext:value-type="float">
            <text:p>33,1687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COM.MICROSOFT.NORM.INV(RAND();50;10)" office:value-type="float" office:value="45.6932890691446" calcext:value-type="float">
            <text:p>45,6933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([.P235]*PI()/60)*(8*([.I235]^2) + 4*[.I235]*[.B235] + 3*([.B235]^2))" office:value-type="float" office:value="35821.6035270847" calcext:value-type="float">
            <text:p>35821,6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27+6*RAND()" office:value-type="float" office:value="32.0850233465899" calcext:value-type="float">
            <text:p>32,0850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32+16*RAND()" office:value-type="float" office:value="35.1637940499932" calcext:value-type="float">
            <text:p>35,1638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COM.MICROSOFT.NORM.INV(RAND();50;10)" office:value-type="float" office:value="40.2697197885067" calcext:value-type="float">
            <text:p>40,2697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([.P236]*PI()/60)*(8*([.I236]^2) + 4*[.I236]*[.B236] + 3*([.B236]^2))" office:value-type="float" office:value="36884.7412852334" calcext:value-type="float">
            <text:p>36884,74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27+6*RAND()" office:value-type="float" office:value="29.8864139544312" calcext:value-type="float">
            <text:p>29,8864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32+16*RAND()" office:value-type="float" office:value="43.9954008925706" calcext:value-type="float">
            <text:p>43,9954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COM.MICROSOFT.NORM.INV(RAND();50;10)" office:value-type="float" office:value="32.385862854171" calcext:value-type="float">
            <text:p>32,3859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([.P237]*PI()/60)*(8*([.I237]^2) + 4*[.I237]*[.B237] + 3*([.B237]^2))" office:value-type="float" office:value="39720.2266442997" calcext:value-type="float">
            <text:p>39720,23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27+6*RAND()" office:value-type="float" office:value="28.5627985002939" calcext:value-type="float">
            <text:p>28,5628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32+16*RAND()" office:value-type="float" office:value="45.7757564727217" calcext:value-type="float">
            <text:p>45,7758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COM.MICROSOFT.NORM.INV(RAND();50;10)" office:value-type="float" office:value="53.4751944800622" calcext:value-type="float">
            <text:p>53,4752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([.P238]*PI()/60)*(8*([.I238]^2) + 4*[.I238]*[.B238] + 3*([.B238]^2))" office:value-type="float" office:value="68433.1151631689" calcext:value-type="float">
            <text:p>68433,12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27+6*RAND()" office:value-type="float" office:value="32.9716507208068" calcext:value-type="float">
            <text:p>32,9717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32+16*RAND()" office:value-type="float" office:value="32.2600714471191" calcext:value-type="float">
            <text:p>32,2601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COM.MICROSOFT.NORM.INV(RAND();50;10)" office:value-type="float" office:value="52.4675081480473" calcext:value-type="float">
            <text:p>52,4675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([.P239]*PI()/60)*(8*([.I239]^2) + 4*[.I239]*[.B239] + 3*([.B239]^2))" office:value-type="float" office:value="43520.356085899" calcext:value-type="float">
            <text:p>43520,36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27+6*RAND()" office:value-type="float" office:value="29.8778255532961" calcext:value-type="float">
            <text:p>29,8778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32+16*RAND()" office:value-type="float" office:value="43.9047636929899" calcext:value-type="float">
            <text:p>43,9048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COM.MICROSOFT.NORM.INV(RAND();50;10)" office:value-type="float" office:value="52.0090144859178" calcext:value-type="float">
            <text:p>52,009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([.P240]*PI()/60)*(8*([.I240]^2) + 4*[.I240]*[.B240] + 3*([.B240]^2))" office:value-type="float" office:value="63576.0229172489" calcext:value-type="float">
            <text:p>63576,02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27+6*RAND()" office:value-type="float" office:value="32.4865035067778" calcext:value-type="float">
            <text:p>32,4865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32+16*RAND()" office:value-type="float" office:value="38.1681150365621" calcext:value-type="float">
            <text:p>38,1681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COM.MICROSOFT.NORM.INV(RAND();50;10)" office:value-type="float" office:value="48.8925649760313" calcext:value-type="float">
            <text:p>48,8926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([.P241]*PI()/60)*(8*([.I241]^2) + 4*[.I241]*[.B241] + 3*([.B241]^2))" office:value-type="float" office:value="50637.8765558118" calcext:value-type="float">
            <text:p>50637,88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27+6*RAND()" office:value-type="float" office:value="31.467993182363" calcext:value-type="float">
            <text:p>31,468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32+16*RAND()" office:value-type="float" office:value="32.4822364803404" calcext:value-type="float">
            <text:p>32,4822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COM.MICROSOFT.NORM.INV(RAND();50;10)" office:value-type="float" office:value="64.6622197256532" calcext:value-type="float">
            <text:p>64,6622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([.P242]*PI()/60)*(8*([.I242]^2) + 4*[.I242]*[.B242] + 3*([.B242]^2))" office:value-type="float" office:value="52478.6869070755" calcext:value-type="float">
            <text:p>52478,69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27+6*RAND()" office:value-type="float" office:value="32.1704051156994" calcext:value-type="float">
            <text:p>32,1704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32+16*RAND()" office:value-type="float" office:value="37.5232131201774" calcext:value-type="float">
            <text:p>37,5232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COM.MICROSOFT.NORM.INV(RAND();50;10)" office:value-type="float" office:value="52.8592737150696" calcext:value-type="float">
            <text:p>52,8593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([.P243]*PI()/60)*(8*([.I243]^2) + 4*[.I243]*[.B243] + 3*([.B243]^2))" office:value-type="float" office:value="53132.4234497586" calcext:value-type="float">
            <text:p>53132,42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27+6*RAND()" office:value-type="float" office:value="31.5384350346867" calcext:value-type="float">
            <text:p>31,5384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32+16*RAND()" office:value-type="float" office:value="37.216211700812" calcext:value-type="float">
            <text:p>37,2162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COM.MICROSOFT.NORM.INV(RAND();50;10)" office:value-type="float" office:value="44.9022098264683" calcext:value-type="float">
            <text:p>44,9022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([.P244]*PI()/60)*(8*([.I244]^2) + 4*[.I244]*[.B244] + 3*([.B244]^2))" office:value-type="float" office:value="44104.6339722687" calcext:value-type="float">
            <text:p>44104,63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7+6*RAND()" office:value-type="float" office:value="28.5797091058921" calcext:value-type="float">
            <text:p>28,5797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32+16*RAND()" office:value-type="float" office:value="47.0626416485757" calcext:value-type="float">
            <text:p>47,062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COM.MICROSOFT.NORM.INV(RAND();50;10)" office:value-type="float" office:value="56.4918671074584" calcext:value-type="float">
            <text:p>56,491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([.P245]*PI()/60)*(8*([.I245]^2) + 4*[.I245]*[.B245] + 3*([.B245]^2))" office:value-type="float" office:value="75573.5944067186" calcext:value-type="float">
            <text:p>75573,59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27+6*RAND()" office:value-type="float" office:value="30.4797416108195" calcext:value-type="float">
            <text:p>30,4797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32+16*RAND()" office:value-type="float" office:value="39.2775811757892" calcext:value-type="float">
            <text:p>39,277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COM.MICROSOFT.NORM.INV(RAND();50;10)" office:value-type="float" office:value="53.9812547164967" calcext:value-type="float">
            <text:p>53,9813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([.P246]*PI()/60)*(8*([.I246]^2) + 4*[.I246]*[.B246] + 3*([.B246]^2))" office:value-type="float" office:value="56296.0055860083" calcext:value-type="float">
            <text:p>56296,01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27+6*RAND()" office:value-type="float" office:value="32.9187245944049" calcext:value-type="float">
            <text:p>32,9187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32+16*RAND()" office:value-type="float" office:value="37.5301199574024" calcext:value-type="float">
            <text:p>37,5301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COM.MICROSOFT.NORM.INV(RAND();50;10)" office:value-type="float" office:value="56.4286898058959" calcext:value-type="float">
            <text:p>56,4287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([.P247]*PI()/60)*(8*([.I247]^2) + 4*[.I247]*[.B247] + 3*([.B247]^2))" office:value-type="float" office:value="57498.8104477115" calcext:value-type="float">
            <text:p>57498,81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27+6*RAND()" office:value-type="float" office:value="27.6194681182969" calcext:value-type="float">
            <text:p>27,6195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32+16*RAND()" office:value-type="float" office:value="41.6602419000119" calcext:value-type="float">
            <text:p>41,6602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COM.MICROSOFT.NORM.INV(RAND();50;10)" office:value-type="float" office:value="46.6208053543179" calcext:value-type="float">
            <text:p>46,6208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([.P248]*PI()/60)*(8*([.I248]^2) + 4*[.I248]*[.B248] + 3*([.B248]^2))" office:value-type="float" office:value="50714.5913399837" calcext:value-type="float">
            <text:p>50714,59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27+6*RAND()" office:value-type="float" office:value="32.3606477596331" calcext:value-type="float">
            <text:p>32,3606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32+16*RAND()" office:value-type="float" office:value="41.1974741276354" calcext:value-type="float">
            <text:p>41,1975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COM.MICROSOFT.NORM.INV(RAND();50;10)" office:value-type="float" office:value="33.9173724142671" calcext:value-type="float">
            <text:p>33,9174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([.P249]*PI()/60)*(8*([.I249]^2) + 4*[.I249]*[.B249] + 3*([.B249]^2))" office:value-type="float" office:value="39162.7060573212" calcext:value-type="float">
            <text:p>39162,71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27+6*RAND()" office:value-type="float" office:value="32.7301258316729" calcext:value-type="float">
            <text:p>32,7301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32+16*RAND()" office:value-type="float" office:value="37.2746262829751" calcext:value-type="float">
            <text:p>37,2746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COM.MICROSOFT.NORM.INV(RAND();50;10)" office:value-type="float" office:value="56.5459945960245" calcext:value-type="float">
            <text:p>56,546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([.P250]*PI()/60)*(8*([.I250]^2) + 4*[.I250]*[.B250] + 3*([.B250]^2))" office:value-type="float" office:value="56872.8165940877" calcext:value-type="float">
            <text:p>56872,82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27+6*RAND()" office:value-type="float" office:value="27.2265608331654" calcext:value-type="float">
            <text:p>27,2266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32+16*RAND()" office:value-type="float" office:value="40.9986569490284" calcext:value-type="float">
            <text:p>40,9987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COM.MICROSOFT.NORM.INV(RAND();50;10)" office:value-type="float" office:value="55.1614621909126" calcext:value-type="float">
            <text:p>55,1615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([.P251]*PI()/60)*(8*([.I251]^2) + 4*[.I251]*[.B251] + 3*([.B251]^2))" office:value-type="float" office:value="58157.7079735665" calcext:value-type="float">
            <text:p>58157,71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27+6*RAND()" office:value-type="float" office:value="30.7709252459463" calcext:value-type="float">
            <text:p>30,7709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32+16*RAND()" office:value-type="float" office:value="32.8939059469849" calcext:value-type="float">
            <text:p>32,8939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COM.MICROSOFT.NORM.INV(RAND();50;10)" office:value-type="float" office:value="58.9229353017503" calcext:value-type="float">
            <text:p>58,9229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([.P252]*PI()/60)*(8*([.I252]^2) + 4*[.I252]*[.B252] + 3*([.B252]^2))" office:value-type="float" office:value="47960.4024206764" calcext:value-type="float">
            <text:p>47960,4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27+6*RAND()" office:value-type="float" office:value="27.9202052231412" calcext:value-type="float">
            <text:p>27,9202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32+16*RAND()" office:value-type="float" office:value="39.3195195589215" calcext:value-type="float">
            <text:p>39,3195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COM.MICROSOFT.NORM.INV(RAND();50;10)" office:value-type="float" office:value="30.9859022862783" calcext:value-type="float">
            <text:p>30,9859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([.P253]*PI()/60)*(8*([.I253]^2) + 4*[.I253]*[.B253] + 3*([.B253]^2))" office:value-type="float" office:value="30985.0157585663" calcext:value-type="float">
            <text:p>30985,02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27+6*RAND()" office:value-type="float" office:value="30.7438406625297" calcext:value-type="float">
            <text:p>30,7438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32+16*RAND()" office:value-type="float" office:value="38.496401021257" calcext:value-type="float">
            <text:p>38,4964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COM.MICROSOFT.NORM.INV(RAND();50;10)" office:value-type="float" office:value="45.1502504651091" calcext:value-type="float">
            <text:p>45,1503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([.P254]*PI()/60)*(8*([.I254]^2) + 4*[.I254]*[.B254] + 3*([.B254]^2))" office:value-type="float" office:value="45922.9441223208" calcext:value-type="float">
            <text:p>45922,94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7+6*RAND()" office:value-type="float" office:value="31.938289911719" calcext:value-type="float">
            <text:p>31,9383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32+16*RAND()" office:value-type="float" office:value="36.8651695866138" calcext:value-type="float">
            <text:p>36,8652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COM.MICROSOFT.NORM.INV(RAND();50;10)" office:value-type="float" office:value="62.6902440913516" calcext:value-type="float">
            <text:p>62,6902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([.P255]*PI()/60)*(8*([.I255]^2) + 4*[.I255]*[.B255] + 3*([.B255]^2))" office:value-type="float" office:value="61191.9276220014" calcext:value-type="float">
            <text:p>61191,93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27+6*RAND()" office:value-type="float" office:value="32.963078228524" calcext:value-type="float">
            <text:p>32,9631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32+16*RAND()" office:value-type="float" office:value="47.0325144995004" calcext:value-type="float">
            <text:p>47,0325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COM.MICROSOFT.NORM.INV(RAND();50;10)" office:value-type="float" office:value="47.38275176384" calcext:value-type="float">
            <text:p>47,3828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([.P256]*PI()/60)*(8*([.I256]^2) + 4*[.I256]*[.B256] + 3*([.B256]^2))" office:value-type="float" office:value="67376.5345280031" calcext:value-type="float">
            <text:p>67376,53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27+6*RAND()" office:value-type="float" office:value="29.9138509046752" calcext:value-type="float">
            <text:p>29,9139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32+16*RAND()" office:value-type="float" office:value="47.7716125231236" calcext:value-type="float">
            <text:p>47,7716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COM.MICROSOFT.NORM.INV(RAND();50;10)" office:value-type="float" office:value="21.1052082845048" calcext:value-type="float">
            <text:p>21,1052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([.P257]*PI()/60)*(8*([.I257]^2) + 4*[.I257]*[.B257] + 3*([.B257]^2))" office:value-type="float" office:value="29458.4799435481" calcext:value-type="float">
            <text:p>29458,48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27+6*RAND()" office:value-type="float" office:value="29.6646019618493" calcext:value-type="float">
            <text:p>29,6646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32+16*RAND()" office:value-type="float" office:value="35.3059243205935" calcext:value-type="float">
            <text:p>35,3059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COM.MICROSOFT.NORM.INV(RAND();50;10)" office:value-type="float" office:value="64.8660351996482" calcext:value-type="float">
            <text:p>64,8660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([.P258]*PI()/60)*(8*([.I258]^2) + 4*[.I258]*[.B258] + 3*([.B258]^2))" office:value-type="float" office:value="57063.8212872888" calcext:value-type="float">
            <text:p>57063,82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27+6*RAND()" office:value-type="float" office:value="28.7745067931246" calcext:value-type="float">
            <text:p>28,7745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32+16*RAND()" office:value-type="float" office:value="32.1791145596653" calcext:value-type="float">
            <text:p>32,1791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COM.MICROSOFT.NORM.INV(RAND();50;10)" office:value-type="float" office:value="48.4228421855753" calcext:value-type="float">
            <text:p>48,4228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([.P259]*PI()/60)*(8*([.I259]^2) + 4*[.I259]*[.B259] + 3*([.B259]^2))" office:value-type="float" office:value="36691.5812614809" calcext:value-type="float">
            <text:p>36691,58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27+6*RAND()" office:value-type="float" office:value="30.5328739292454" calcext:value-type="float">
            <text:p>30,5329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32+16*RAND()" office:value-type="float" office:value="37.6897190939635" calcext:value-type="float">
            <text:p>37,6897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COM.MICROSOFT.NORM.INV(RAND();50;10)" office:value-type="float" office:value="61.6277437987058" calcext:value-type="float">
            <text:p>61,6277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([.P260]*PI()/60)*(8*([.I260]^2) + 4*[.I260]*[.B260] + 3*([.B260]^2))" office:value-type="float" office:value="60548.0403178121" calcext:value-type="float">
            <text:p>60548,04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27+6*RAND()" office:value-type="float" office:value="30.5583142444957" calcext:value-type="float">
            <text:p>30,5583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32+16*RAND()" office:value-type="float" office:value="41.3050715047866" calcext:value-type="float">
            <text:p>41,3051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COM.MICROSOFT.NORM.INV(RAND();50;10)" office:value-type="float" office:value="51.5220395439071" calcext:value-type="float">
            <text:p>51,5220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([.P261]*PI()/60)*(8*([.I261]^2) + 4*[.I261]*[.B261] + 3*([.B261]^2))" office:value-type="float" office:value="57998.0098940056" calcext:value-type="float">
            <text:p>57998,01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27+6*RAND()" office:value-type="float" office:value="32.1020309224259" calcext:value-type="float">
            <text:p>32,1020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32+16*RAND()" office:value-type="float" office:value="32.8435781989247" calcext:value-type="float">
            <text:p>32,8436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COM.MICROSOFT.NORM.INV(RAND();50;10)" office:value-type="float" office:value="51.8651880625854" calcext:value-type="float">
            <text:p>51,8652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([.P262]*PI()/60)*(8*([.I262]^2) + 4*[.I262]*[.B262] + 3*([.B262]^2))" office:value-type="float" office:value="43283.7600847708" calcext:value-type="float">
            <text:p>43283,76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27+6*RAND()" office:value-type="float" office:value="31.7560481491964" calcext:value-type="float">
            <text:p>31,756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32+16*RAND()" office:value-type="float" office:value="37.8826870601624" calcext:value-type="float">
            <text:p>37,8827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COM.MICROSOFT.NORM.INV(RAND();50;10)" office:value-type="float" office:value="44.326550831739" calcext:value-type="float">
            <text:p>44,3266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([.P263]*PI()/60)*(8*([.I263]^2) + 4*[.I263]*[.B263] + 3*([.B263]^2))" office:value-type="float" office:value="44836.1073971358" calcext:value-type="float">
            <text:p>44836,11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27+6*RAND()" office:value-type="float" office:value="28.1442189391237" calcext:value-type="float">
            <text:p>28,1442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32+16*RAND()" office:value-type="float" office:value="43.7313416581601" calcext:value-type="float">
            <text:p>43,7313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COM.MICROSOFT.NORM.INV(RAND();50;10)" office:value-type="float" office:value="43.7141198175153" calcext:value-type="float">
            <text:p>43,7141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([.P264]*PI()/60)*(8*([.I264]^2) + 4*[.I264]*[.B264] + 3*([.B264]^2))" office:value-type="float" office:value="51725.7864610971" calcext:value-type="float">
            <text:p>51725,7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7+6*RAND()" office:value-type="float" office:value="28.6193144477438" calcext:value-type="float">
            <text:p>28,6193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32+16*RAND()" office:value-type="float" office:value="41.3439469281584" calcext:value-type="float">
            <text:p>41,3439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COM.MICROSOFT.NORM.INV(RAND();50;10)" office:value-type="float" office:value="52.9182324310707" calcext:value-type="float">
            <text:p>52,9182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([.P265]*PI()/60)*(8*([.I265]^2) + 4*[.I265]*[.B265] + 3*([.B265]^2))" office:value-type="float" office:value="57811.7826770421" calcext:value-type="float">
            <text:p>57811,78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27+6*RAND()" office:value-type="float" office:value="32.8494964332785" calcext:value-type="float">
            <text:p>32,8495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32+16*RAND()" office:value-type="float" office:value="37.8270711358637" calcext:value-type="float">
            <text:p>37,8271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COM.MICROSOFT.NORM.INV(RAND();50;10)" office:value-type="float" office:value="41.6707542351976" calcext:value-type="float">
            <text:p>41,6708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([.P266]*PI()/60)*(8*([.I266]^2) + 4*[.I266]*[.B266] + 3*([.B266]^2))" office:value-type="float" office:value="42884.2578350079" calcext:value-type="float">
            <text:p>42884,26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27+6*RAND()" office:value-type="float" office:value="32.8888443598989" calcext:value-type="float">
            <text:p>32,8888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32+16*RAND()" office:value-type="float" office:value="43.1529158670455" calcext:value-type="float">
            <text:p>43,1529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COM.MICROSOFT.NORM.INV(RAND();50;10)" office:value-type="float" office:value="48.7931654805282" calcext:value-type="float">
            <text:p>48,7932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([.P267]*PI()/60)*(8*([.I267]^2) + 4*[.I267]*[.B267] + 3*([.B267]^2))" office:value-type="float" office:value="60853.9524446175" calcext:value-type="float">
            <text:p>60853,95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27+6*RAND()" office:value-type="float" office:value="31.0200814821292" calcext:value-type="float">
            <text:p>31,0201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32+16*RAND()" office:value-type="float" office:value="33.633940698579" calcext:value-type="float">
            <text:p>33,6339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COM.MICROSOFT.NORM.INV(RAND();50;10)" office:value-type="float" office:value="66.0241692104839" calcext:value-type="float">
            <text:p>66,0242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([.P268]*PI()/60)*(8*([.I268]^2) + 4*[.I268]*[.B268] + 3*([.B268]^2))" office:value-type="float" office:value="55692.4898120552" calcext:value-type="float">
            <text:p>55692,49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27+6*RAND()" office:value-type="float" office:value="27.8684775426518" calcext:value-type="float">
            <text:p>27,8685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32+16*RAND()" office:value-type="float" office:value="40.2603821028024" calcext:value-type="float">
            <text:p>40,2604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COM.MICROSOFT.NORM.INV(RAND();50;10)" office:value-type="float" office:value="28.4717505640664" calcext:value-type="float">
            <text:p>28,4718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([.P269]*PI()/60)*(8*([.I269]^2) + 4*[.I269]*[.B269] + 3*([.B269]^2))" office:value-type="float" office:value="29495.2170924653" calcext:value-type="float">
            <text:p>29495,22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27+6*RAND()" office:value-type="float" office:value="29.0007071828004" calcext:value-type="float">
            <text:p>29,0007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32+16*RAND()" office:value-type="float" office:value="36.649157917127" calcext:value-type="float">
            <text:p>36,6492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COM.MICROSOFT.NORM.INV(RAND();50;10)" office:value-type="float" office:value="41.7761091044398" calcext:value-type="float">
            <text:p>41,7761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([.P270]*PI()/60)*(8*([.I270]^2) + 4*[.I270]*[.B270] + 3*([.B270]^2))" office:value-type="float" office:value="38322.7029740025" calcext:value-type="float">
            <text:p>38322,70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27+6*RAND()" office:value-type="float" office:value="31.4218854100909" calcext:value-type="float">
            <text:p>31,4219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32+16*RAND()" office:value-type="float" office:value="46.789728699252" calcext:value-type="float">
            <text:p>46,7897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COM.MICROSOFT.NORM.INV(RAND();50;10)" office:value-type="float" office:value="40.9985926928816" calcext:value-type="float">
            <text:p>40,9986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([.P271]*PI()/60)*(8*([.I271]^2) + 4*[.I271]*[.B271] + 3*([.B271]^2))" office:value-type="float" office:value="56580.3371343936" calcext:value-type="float">
            <text:p>56580,34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27+6*RAND()" office:value-type="float" office:value="30.4863823901396" calcext:value-type="float">
            <text:p>30,4864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32+16*RAND()" office:value-type="float" office:value="35.150284184143" calcext:value-type="float">
            <text:p>35,1503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COM.MICROSOFT.NORM.INV(RAND();50;10)" office:value-type="float" office:value="49.404087266963" calcext:value-type="float">
            <text:p>49,4041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([.P272]*PI()/60)*(8*([.I272]^2) + 4*[.I272]*[.B272] + 3*([.B272]^2))" office:value-type="float" office:value="43869.45239545" calcext:value-type="float">
            <text:p>43869,45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27+6*RAND()" office:value-type="float" office:value="29.286281543551" calcext:value-type="float">
            <text:p>29,2863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32+16*RAND()" office:value-type="float" office:value="33.7678372170776" calcext:value-type="float">
            <text:p>33,7678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COM.MICROSOFT.NORM.INV(RAND();50;10)" office:value-type="float" office:value="55.6681078908246" calcext:value-type="float">
            <text:p>55,6681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([.P273]*PI()/60)*(8*([.I273]^2) + 4*[.I273]*[.B273] + 3*([.B273]^2))" office:value-type="float" office:value="45618.947463798" calcext:value-type="float">
            <text:p>45618,95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27+6*RAND()" office:value-type="float" office:value="29.0825522623491" calcext:value-type="float">
            <text:p>29,0826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32+16*RAND()" office:value-type="float" office:value="46.0128365140408" calcext:value-type="float">
            <text:p>46,0128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COM.MICROSOFT.NORM.INV(RAND();50;10)" office:value-type="float" office:value="53.3230556261269" calcext:value-type="float">
            <text:p>53,3231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([.P274]*PI()/60)*(8*([.I274]^2) + 4*[.I274]*[.B274] + 3*([.B274]^2))" office:value-type="float" office:value="69318.1443965242" calcext:value-type="float">
            <text:p>69318,14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7+6*RAND()" office:value-type="float" office:value="27.5732894686516" calcext:value-type="float">
            <text:p>27,5733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32+16*RAND()" office:value-type="float" office:value="40.4836329799145" calcext:value-type="float">
            <text:p>40,4836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COM.MICROSOFT.NORM.INV(RAND();50;10)" office:value-type="float" office:value="44.6862089782021" calcext:value-type="float">
            <text:p>44,6862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([.P275]*PI()/60)*(8*([.I275]^2) + 4*[.I275]*[.B275] + 3*([.B275]^2))" office:value-type="float" office:value="46461.4578432782" calcext:value-type="float">
            <text:p>46461,46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27+6*RAND()" office:value-type="float" office:value="27.3873409016524" calcext:value-type="float">
            <text:p>27,3873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32+16*RAND()" office:value-type="float" office:value="37.996517078951" calcext:value-type="float">
            <text:p>37,9965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COM.MICROSOFT.NORM.INV(RAND();50;10)" office:value-type="float" office:value="46.2921730395871" calcext:value-type="float">
            <text:p>46,2922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([.P276]*PI()/60)*(8*([.I276]^2) + 4*[.I276]*[.B276] + 3*([.B276]^2))" office:value-type="float" office:value="43538.6351383732" calcext:value-type="float">
            <text:p>43538,64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27+6*RAND()" office:value-type="float" office:value="31.0306318535004" calcext:value-type="float">
            <text:p>31,0306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32+16*RAND()" office:value-type="float" office:value="34.6203215736896" calcext:value-type="float">
            <text:p>34,6203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COM.MICROSOFT.NORM.INV(RAND();50;10)" office:value-type="float" office:value="38.0828707646535" calcext:value-type="float">
            <text:p>38,0829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([.P277]*PI()/60)*(8*([.I277]^2) + 4*[.I277]*[.B277] + 3*([.B277]^2))" office:value-type="float" office:value="33448.38698368" calcext:value-type="float">
            <text:p>33448,39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27+6*RAND()" office:value-type="float" office:value="30.8155653832946" calcext:value-type="float">
            <text:p>30,8156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32+16*RAND()" office:value-type="float" office:value="43.9003616590053" calcext:value-type="float">
            <text:p>43,9004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COM.MICROSOFT.NORM.INV(RAND();50;10)" office:value-type="float" office:value="41.349399177025" calcext:value-type="float">
            <text:p>41,3494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([.P278]*PI()/60)*(8*([.I278]^2) + 4*[.I278]*[.B278] + 3*([.B278]^2))" office:value-type="float" office:value="51264.0179434553" calcext:value-type="float">
            <text:p>51264,02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27+6*RAND()" office:value-type="float" office:value="27.2366289824713" calcext:value-type="float">
            <text:p>27,2366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32+16*RAND()" office:value-type="float" office:value="34.3783400338143" calcext:value-type="float">
            <text:p>34,3783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COM.MICROSOFT.NORM.INV(RAND();50;10)" office:value-type="float" office:value="55.7784526360484" calcext:value-type="float">
            <text:p>55,7785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([.P279]*PI()/60)*(8*([.I279]^2) + 4*[.I279]*[.B279] + 3*([.B279]^2))" office:value-type="float" office:value="45052.053650077" calcext:value-type="float">
            <text:p>45052,05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27+6*RAND()" office:value-type="float" office:value="29.5058245228138" calcext:value-type="float">
            <text:p>29,5058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32+16*RAND()" office:value-type="float" office:value="43.2652260605246" calcext:value-type="float">
            <text:p>43,2652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COM.MICROSOFT.NORM.INV(RAND();50;10)" office:value-type="float" office:value="41.3308104574526" calcext:value-type="float">
            <text:p>41,3308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([.P280]*PI()/60)*(8*([.I280]^2) + 4*[.I280]*[.B280] + 3*([.B280]^2))" office:value-type="float" office:value="49109.6489916336" calcext:value-type="float">
            <text:p>49109,65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27+6*RAND()" office:value-type="float" office:value="28.4992361341137" calcext:value-type="float">
            <text:p>28,4992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32+16*RAND()" office:value-type="float" office:value="34.1978688407689" calcext:value-type="float">
            <text:p>34,1979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COM.MICROSOFT.NORM.INV(RAND();50;10)" office:value-type="float" office:value="50.5751140456614" calcext:value-type="float">
            <text:p>50,5751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([.P281]*PI()/60)*(8*([.I281]^2) + 4*[.I281]*[.B281] + 3*([.B281]^2))" office:value-type="float" office:value="41551.5118016314" calcext:value-type="float">
            <text:p>41551,51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27+6*RAND()" office:value-type="float" office:value="28.4736026746687" calcext:value-type="float">
            <text:p>28,4736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32+16*RAND()" office:value-type="float" office:value="41.4417955707759" calcext:value-type="float">
            <text:p>41,4418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COM.MICROSOFT.NORM.INV(RAND();50;10)" office:value-type="float" office:value="49.8486212218591" calcext:value-type="float">
            <text:p>49,8486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([.P282]*PI()/60)*(8*([.I282]^2) + 4*[.I282]*[.B282] + 3*([.B282]^2))" office:value-type="float" office:value="54528.5071266506" calcext:value-type="float">
            <text:p>54528,51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27+6*RAND()" office:value-type="float" office:value="31.8570107056294" calcext:value-type="float">
            <text:p>31,857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32+16*RAND()" office:value-type="float" office:value="32.2939854543656" calcext:value-type="float">
            <text:p>32,294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COM.MICROSOFT.NORM.INV(RAND();50;10)" office:value-type="float" office:value="54.1898105230221" calcext:value-type="float">
            <text:p>54,1898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([.P283]*PI()/60)*(8*([.I283]^2) + 4*[.I283]*[.B283] + 3*([.B283]^2))" office:value-type="float" office:value="43987.7153374582" calcext:value-type="float">
            <text:p>43987,72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27+6*RAND()" office:value-type="float" office:value="27.5663136590738" calcext:value-type="float">
            <text:p>27,5663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32+16*RAND()" office:value-type="float" office:value="44.9168923366815" calcext:value-type="float">
            <text:p>44,9169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COM.MICROSOFT.NORM.INV(RAND();50;10)" office:value-type="float" office:value="54.0945682923824" calcext:value-type="float">
            <text:p>54,0946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([.P284]*PI()/60)*(8*([.I284]^2) + 4*[.I284]*[.B284] + 3*([.B284]^2))" office:value-type="float" office:value="66200.4708048746" calcext:value-type="float">
            <text:p>66200,4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7+6*RAND()" office:value-type="float" office:value="30.2473104216624" calcext:value-type="float">
            <text:p>30,2473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32+16*RAND()" office:value-type="float" office:value="35.8960023839027" calcext:value-type="float">
            <text:p>35,896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COM.MICROSOFT.NORM.INV(RAND();50;10)" office:value-type="float" office:value="48.9352445527541" calcext:value-type="float">
            <text:p>48,9352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([.P285]*PI()/60)*(8*([.I285]^2) + 4*[.I285]*[.B285] + 3*([.B285]^2))" office:value-type="float" office:value="44572.5644437937" calcext:value-type="float">
            <text:p>44572,56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27+6*RAND()" office:value-type="float" office:value="32.6845273480285" calcext:value-type="float">
            <text:p>32,6845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32+16*RAND()" office:value-type="float" office:value="39.4355069939047" calcext:value-type="float">
            <text:p>39,4355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COM.MICROSOFT.NORM.INV(RAND();50;10)" office:value-type="float" office:value="55.1483889674965" calcext:value-type="float">
            <text:p>55,1484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([.P286]*PI()/60)*(8*([.I286]^2) + 4*[.I286]*[.B286] + 3*([.B286]^2))" office:value-type="float" office:value="60066.599093545" calcext:value-type="float">
            <text:p>60066,60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27+6*RAND()" office:value-type="float" office:value="27.4185811488424" calcext:value-type="float">
            <text:p>27,4186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32+16*RAND()" office:value-type="float" office:value="40.4227769095451" calcext:value-type="float">
            <text:p>40,4228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COM.MICROSOFT.NORM.INV(RAND();50;10)" office:value-type="float" office:value="42.4279385942541" calcext:value-type="float">
            <text:p>42,4279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([.P287]*PI()/60)*(8*([.I287]^2) + 4*[.I287]*[.B287] + 3*([.B287]^2))" office:value-type="float" office:value="43898.7870009398" calcext:value-type="float">
            <text:p>43898,79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27+6*RAND()" office:value-type="float" office:value="31.3184687818866" calcext:value-type="float">
            <text:p>31,3185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32+16*RAND()" office:value-type="float" office:value="39.1808943916112" calcext:value-type="float">
            <text:p>39,1809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COM.MICROSOFT.NORM.INV(RAND();50;10)" office:value-type="float" office:value="47.6482280803832" calcext:value-type="float">
            <text:p>47,6482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([.P288]*PI()/60)*(8*([.I288]^2) + 4*[.I288]*[.B288] + 3*([.B288]^2))" office:value-type="float" office:value="50226.4831000011" calcext:value-type="float">
            <text:p>50226,48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27+6*RAND()" office:value-type="float" office:value="27.8834429795388" calcext:value-type="float">
            <text:p>27,8834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32+16*RAND()" office:value-type="float" office:value="36.9250601883978" calcext:value-type="float">
            <text:p>36,9251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COM.MICROSOFT.NORM.INV(RAND();50;10)" office:value-type="float" office:value="47.3453813378826" calcext:value-type="float">
            <text:p>47,3454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([.P289]*PI()/60)*(8*([.I289]^2) + 4*[.I289]*[.B289] + 3*([.B289]^2))" office:value-type="float" office:value="43031.7699969714" calcext:value-type="float">
            <text:p>43031,77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27+6*RAND()" office:value-type="float" office:value="31.1137932788115" calcext:value-type="float">
            <text:p>31,1138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32+16*RAND()" office:value-type="float" office:value="35.8426690530032" calcext:value-type="float">
            <text:p>35,8427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COM.MICROSOFT.NORM.INV(RAND();50;10)" office:value-type="float" office:value="57.1137920222284" calcext:value-type="float">
            <text:p>57,1138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([.P290]*PI()/60)*(8*([.I290]^2) + 4*[.I290]*[.B290] + 3*([.B290]^2))" office:value-type="float" office:value="52759.6427101553" calcext:value-type="float">
            <text:p>52759,64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27+6*RAND()" office:value-type="float" office:value="31.7625761765521" calcext:value-type="float">
            <text:p>31,7626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32+16*RAND()" office:value-type="float" office:value="46.3811482172459" calcext:value-type="float">
            <text:p>46,3811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COM.MICROSOFT.NORM.INV(RAND();50;10)" office:value-type="float" office:value="58.4889334104913" calcext:value-type="float">
            <text:p>58,4889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([.P291]*PI()/60)*(8*([.I291]^2) + 4*[.I291]*[.B291] + 3*([.B291]^2))" office:value-type="float" office:value="80019.3979735891" calcext:value-type="float">
            <text:p>80019,40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27+6*RAND()" office:value-type="float" office:value="30.1666199101601" calcext:value-type="float">
            <text:p>30,1666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32+16*RAND()" office:value-type="float" office:value="42.5504889469594" calcext:value-type="float">
            <text:p>42,5505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COM.MICROSOFT.NORM.INV(RAND();50;10)" office:value-type="float" office:value="29.013415148499" calcext:value-type="float">
            <text:p>29,0134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([.P292]*PI()/60)*(8*([.I292]^2) + 4*[.I292]*[.B292] + 3*([.B292]^2))" office:value-type="float" office:value="33950.9997143429" calcext:value-type="float">
            <text:p>33951,00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27+6*RAND()" office:value-type="float" office:value="29.9919734511059" calcext:value-type="float">
            <text:p>29,9920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32+16*RAND()" office:value-type="float" office:value="37.474609548226" calcext:value-type="float">
            <text:p>37,4746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COM.MICROSOFT.NORM.INV(RAND();50;10)" office:value-type="float" office:value="63.8564575060684" calcext:value-type="float">
            <text:p>63,8565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([.P293]*PI()/60)*(8*([.I293]^2) + 4*[.I293]*[.B293] + 3*([.B293]^2))" office:value-type="float" office:value="61617.9168683669" calcext:value-type="float">
            <text:p>61617,92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27+6*RAND()" office:value-type="float" office:value="31.6700844943989" calcext:value-type="float">
            <text:p>31,6701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32+16*RAND()" office:value-type="float" office:value="33.1034174691886" calcext:value-type="float">
            <text:p>33,1034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COM.MICROSOFT.NORM.INV(RAND();50;10)" office:value-type="float" office:value="34.7613364378987" calcext:value-type="float">
            <text:p>34,7613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([.P294]*PI()/60)*(8*([.I294]^2) + 4*[.I294]*[.B294] + 3*([.B294]^2))" office:value-type="float" office:value="29065.5752929222" calcext:value-type="float">
            <text:p>29065,58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7+6*RAND()" office:value-type="float" office:value="27.7988662461285" calcext:value-type="float">
            <text:p>27,7989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32+16*RAND()" office:value-type="float" office:value="32.9022549483925" calcext:value-type="float">
            <text:p>32,9023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COM.MICROSOFT.NORM.INV(RAND();50;10)" office:value-type="float" office:value="47.5342706958103" calcext:value-type="float">
            <text:p>47,5343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([.P295]*PI()/60)*(8*([.I295]^2) + 4*[.I295]*[.B295] + 3*([.B295]^2))" office:value-type="float" office:value="36430.80682007" calcext:value-type="float">
            <text:p>36430,81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27+6*RAND()" office:value-type="float" office:value="32.1945357907098" calcext:value-type="float">
            <text:p>32,1945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32+16*RAND()" office:value-type="float" office:value="44.8406824301928" calcext:value-type="float">
            <text:p>44,8407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COM.MICROSOFT.NORM.INV(RAND();50;10)" office:value-type="float" office:value="41.1738816893252" calcext:value-type="float">
            <text:p>41,1739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([.P296]*PI()/60)*(8*([.I296]^2) + 4*[.I296]*[.B296] + 3*([.B296]^2))" office:value-type="float" office:value="53830.6422031263" calcext:value-type="float">
            <text:p>53830,64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27+6*RAND()" office:value-type="float" office:value="28.6190457546618" calcext:value-type="float">
            <text:p>28,6190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32+16*RAND()" office:value-type="float" office:value="35.7579238731414" calcext:value-type="float">
            <text:p>35,7579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COM.MICROSOFT.NORM.INV(RAND();50;10)" office:value-type="float" office:value="35.2463739299315" calcext:value-type="float">
            <text:p>35,2464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([.P297]*PI()/60)*(8*([.I297]^2) + 4*[.I297]*[.B297] + 3*([.B297]^2))" office:value-type="float" office:value="30966.7055900373" calcext:value-type="float">
            <text:p>30966,71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27+6*RAND()" office:value-type="float" office:value="30.9704067574348" calcext:value-type="float">
            <text:p>30,9704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32+16*RAND()" office:value-type="float" office:value="35.0563140716404" calcext:value-type="float">
            <text:p>35,0563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COM.MICROSOFT.NORM.INV(RAND();50;10)" office:value-type="float" office:value="49.0533530009776" calcext:value-type="float">
            <text:p>49,0534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([.P298]*PI()/60)*(8*([.I298]^2) + 4*[.I298]*[.B298] + 3*([.B298]^2))" office:value-type="float" office:value="43796.5512626122" calcext:value-type="float">
            <text:p>43796,55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27+6*RAND()" office:value-type="float" office:value="28.1888179953676" calcext:value-type="float">
            <text:p>28,1888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32+16*RAND()" office:value-type="float" office:value="41.4536298941821" calcext:value-type="float">
            <text:p>41,4536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COM.MICROSOFT.NORM.INV(RAND();50;10)" office:value-type="float" office:value="57.1570346587592" calcext:value-type="float">
            <text:p>57,157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([.P299]*PI()/60)*(8*([.I299]^2) + 4*[.I299]*[.B299] + 3*([.B299]^2))" office:value-type="float" office:value="62264.3708643077" calcext:value-type="float">
            <text:p>62264,37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27+6*RAND()" office:value-type="float" office:value="27.9299606129061" calcext:value-type="float">
            <text:p>27,930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32+16*RAND()" office:value-type="float" office:value="44.2000085543841" calcext:value-type="float">
            <text:p>44,200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COM.MICROSOFT.NORM.INV(RAND();50;10)" office:value-type="float" office:value="51.1619609483196" calcext:value-type="float">
            <text:p>51,162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([.P300]*PI()/60)*(8*([.I300]^2) + 4*[.I300]*[.B300] + 3*([.B300]^2))" office:value-type="float" office:value="61365.1011706714" calcext:value-type="float">
            <text:p>61365,1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27+6*RAND()" office:value-type="float" office:value="28.4705999528524" calcext:value-type="float">
            <text:p>28,4706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32+16*RAND()" office:value-type="float" office:value="35.2886158134788" calcext:value-type="float">
            <text:p>35,2886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COM.MICROSOFT.NORM.INV(RAND();50;10)" office:value-type="float" office:value="51.3831344192542" calcext:value-type="float">
            <text:p>51,3831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([.P301]*PI()/60)*(8*([.I301]^2) + 4*[.I301]*[.B301] + 3*([.B301]^2))" office:value-type="float" office:value="44157.1529453848" calcext:value-type="float">
            <text:p>44157,15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27+6*RAND()" office:value-type="float" office:value="29.312355709495" calcext:value-type="float">
            <text:p>29,3124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32+16*RAND()" office:value-type="float" office:value="44.1161724235863" calcext:value-type="float">
            <text:p>44,1162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COM.MICROSOFT.NORM.INV(RAND();50;10)" office:value-type="float" office:value="43.4383378288936" calcext:value-type="float">
            <text:p>43,4383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([.P302]*PI()/60)*(8*([.I302]^2) + 4*[.I302]*[.B302] + 3*([.B302]^2))" office:value-type="float" office:value="53039.9150323053" calcext:value-type="float">
            <text:p>53039,92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27+6*RAND()" office:value-type="float" office:value="27.7370831889566" calcext:value-type="float">
            <text:p>27,7371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32+16*RAND()" office:value-type="float" office:value="41.2261192109436" calcext:value-type="float">
            <text:p>41,2261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COM.MICROSOFT.NORM.INV(RAND();50;10)" office:value-type="float" office:value="38.9264949477274" calcext:value-type="float">
            <text:p>38,9265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([.P303]*PI()/60)*(8*([.I303]^2) + 4*[.I303]*[.B303] + 3*([.B303]^2))" office:value-type="float" office:value="41739.5115400613" calcext:value-type="float">
            <text:p>41739,51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27+6*RAND()" office:value-type="float" office:value="31.0132363813464" calcext:value-type="float">
            <text:p>31,0132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32+16*RAND()" office:value-type="float" office:value="41.6763205435127" calcext:value-type="float">
            <text:p>41,6763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COM.MICROSOFT.NORM.INV(RAND();50;10)" office:value-type="float" office:value="39.6550179645601" calcext:value-type="float">
            <text:p>39,655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([.P304]*PI()/60)*(8*([.I304]^2) + 4*[.I304]*[.B304] + 3*([.B304]^2))" office:value-type="float" office:value="45577.2671361334" calcext:value-type="float">
            <text:p>45577,27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7+6*RAND()" office:value-type="float" office:value="31.8883751921821" calcext:value-type="float">
            <text:p>31,8884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32+16*RAND()" office:value-type="float" office:value="47.5881597343832" calcext:value-type="float">
            <text:p>47,5882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COM.MICROSOFT.NORM.INV(RAND();50;10)" office:value-type="float" office:value="40.4902537583966" calcext:value-type="float">
            <text:p>40,4903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([.P305]*PI()/60)*(8*([.I305]^2) + 4*[.I305]*[.B305] + 3*([.B305]^2))" office:value-type="float" office:value="57745.6984404764" calcext:value-type="float">
            <text:p>57745,70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27+6*RAND()" office:value-type="float" office:value="29.2439518191386" calcext:value-type="float">
            <text:p>29,244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32+16*RAND()" office:value-type="float" office:value="38.6110877860338" calcext:value-type="float">
            <text:p>38,6111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COM.MICROSOFT.NORM.INV(RAND();50;10)" office:value-type="float" office:value="69.8562768057894" calcext:value-type="float">
            <text:p>69,8563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([.P306]*PI()/60)*(8*([.I306]^2) + 4*[.I306]*[.B306] + 3*([.B306]^2))" office:value-type="float" office:value="69527.5438702015" calcext:value-type="float">
            <text:p>69527,54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27+6*RAND()" office:value-type="float" office:value="30.9384608378168" calcext:value-type="float">
            <text:p>30,9385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32+16*RAND()" office:value-type="float" office:value="40.6197035405785" calcext:value-type="float">
            <text:p>40,6197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COM.MICROSOFT.NORM.INV(RAND();50;10)" office:value-type="float" office:value="46.112125134189" calcext:value-type="float">
            <text:p>46,1121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([.P307]*PI()/60)*(8*([.I307]^2) + 4*[.I307]*[.B307] + 3*([.B307]^2))" office:value-type="float" office:value="50939.7656230257" calcext:value-type="float">
            <text:p>50939,77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27+6*RAND()" office:value-type="float" office:value="31.9542434283067" calcext:value-type="float">
            <text:p>31,9542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32+16*RAND()" office:value-type="float" office:value="44.8238115031272" calcext:value-type="float">
            <text:p>44,8238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COM.MICROSOFT.NORM.INV(RAND();50;10)" office:value-type="float" office:value="35.7603692986737" calcext:value-type="float">
            <text:p>35,7604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([.P308]*PI()/60)*(8*([.I308]^2) + 4*[.I308]*[.B308] + 3*([.B308]^2))" office:value-type="float" office:value="46559.0445288672" calcext:value-type="float">
            <text:p>46559,04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27+6*RAND()" office:value-type="float" office:value="30.3437767841388" calcext:value-type="float">
            <text:p>30,3438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32+16*RAND()" office:value-type="float" office:value="47.2498213853687" calcext:value-type="float">
            <text:p>47,2498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COM.MICROSOFT.NORM.INV(RAND();50;10)" office:value-type="float" office:value="35.2493286019957" calcext:value-type="float">
            <text:p>35,2493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([.P309]*PI()/60)*(8*([.I309]^2) + 4*[.I309]*[.B309] + 3*([.B309]^2))" office:value-type="float" office:value="48646.828829483" calcext:value-type="float">
            <text:p>48646,8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27+6*RAND()" office:value-type="float" office:value="29.8296787922736" calcext:value-type="float">
            <text:p>29,8297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32+16*RAND()" office:value-type="float" office:value="47.1835820246488" calcext:value-type="float">
            <text:p>47,1836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COM.MICROSOFT.NORM.INV(RAND();50;10)" office:value-type="float" office:value="50.6503013957558" calcext:value-type="float">
            <text:p>50,6503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([.P310]*PI()/60)*(8*([.I310]^2) + 4*[.I310]*[.B310] + 3*([.B310]^2))" office:value-type="float" office:value="69243.8948924014" calcext:value-type="float">
            <text:p>69243,89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27+6*RAND()" office:value-type="float" office:value="32.1560001599137" calcext:value-type="float">
            <text:p>32,1560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32+16*RAND()" office:value-type="float" office:value="33.5436845999211" calcext:value-type="float">
            <text:p>33,5437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COM.MICROSOFT.NORM.INV(RAND();50;10)" office:value-type="float" office:value="41.7194440294996" calcext:value-type="float">
            <text:p>41,7194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([.P311]*PI()/60)*(8*([.I311]^2) + 4*[.I311]*[.B311] + 3*([.B311]^2))" office:value-type="float" office:value="35863.841635615" calcext:value-type="float">
            <text:p>35863,84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27+6*RAND()" office:value-type="float" office:value="29.4401493275072" calcext:value-type="float">
            <text:p>29,4401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32+16*RAND()" office:value-type="float" office:value="42.6867888886482" calcext:value-type="float">
            <text:p>42,6868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COM.MICROSOFT.NORM.INV(RAND();50;10)" office:value-type="float" office:value="56.1906443866661" calcext:value-type="float">
            <text:p>56,1906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([.P312]*PI()/60)*(8*([.I312]^2) + 4*[.I312]*[.B312] + 3*([.B312]^2))" office:value-type="float" office:value="65328.0083497917" calcext:value-type="float">
            <text:p>65328,01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27+6*RAND()" office:value-type="float" office:value="30.573963692179" calcext:value-type="float">
            <text:p>30,574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32+16*RAND()" office:value-type="float" office:value="46.0924778562039" calcext:value-type="float">
            <text:p>46,0925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COM.MICROSOFT.NORM.INV(RAND();50;10)" office:value-type="float" office:value="62.9584757661501" calcext:value-type="float">
            <text:p>62,9585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([.P313]*PI()/60)*(8*([.I313]^2) + 4*[.I313]*[.B313] + 3*([.B313]^2))" office:value-type="float" office:value="83854.1849418439" calcext:value-type="float">
            <text:p>83854,18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27+6*RAND()" office:value-type="float" office:value="30.8469483491499" calcext:value-type="float">
            <text:p>30,8469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32+16*RAND()" office:value-type="float" office:value="38.6731320116669" calcext:value-type="float">
            <text:p>38,6731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COM.MICROSOFT.NORM.INV(RAND();50;10)" office:value-type="float" office:value="58.3550580878241" calcext:value-type="float">
            <text:p>58,3551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([.P314]*PI()/60)*(8*([.I314]^2) + 4*[.I314]*[.B314] + 3*([.B314]^2))" office:value-type="float" office:value="59860.457661068" calcext:value-type="float">
            <text:p>59860,46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7+6*RAND()" office:value-type="float" office:value="27.972477801377" calcext:value-type="float">
            <text:p>27,9725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32+16*RAND()" office:value-type="float" office:value="42.9258806910366" calcext:value-type="float">
            <text:p>42,9259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COM.MICROSOFT.NORM.INV(RAND();50;10)" office:value-type="float" office:value="42.4753260136287" calcext:value-type="float">
            <text:p>42,4753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([.P315]*PI()/60)*(8*([.I315]^2) + 4*[.I315]*[.B315] + 3*([.B315]^2))" office:value-type="float" office:value="48686.5394991396" calcext:value-type="float">
            <text:p>48686,54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27+6*RAND()" office:value-type="float" office:value="31.2035621863324" calcext:value-type="float">
            <text:p>31,2036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32+16*RAND()" office:value-type="float" office:value="40.6900022942573" calcext:value-type="float">
            <text:p>40,690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COM.MICROSOFT.NORM.INV(RAND();50;10)" office:value-type="float" office:value="46.3881144577439" calcext:value-type="float">
            <text:p>46,3881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([.P316]*PI()/60)*(8*([.I316]^2) + 4*[.I316]*[.B316] + 3*([.B316]^2))" office:value-type="float" office:value="51601.6872312098" calcext:value-type="float">
            <text:p>51601,69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27+6*RAND()" office:value-type="float" office:value="30.1820772767533" calcext:value-type="float">
            <text:p>30,1821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32+16*RAND()" office:value-type="float" office:value="40.35048581101" calcext:value-type="float">
            <text:p>40,3505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COM.MICROSOFT.NORM.INV(RAND();50;10)" office:value-type="float" office:value="53.1566285272347" calcext:value-type="float">
            <text:p>53,1566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([.P317]*PI()/60)*(8*([.I317]^2) + 4*[.I317]*[.B317] + 3*([.B317]^2))" office:value-type="float" office:value="57417.87687868" calcext:value-type="float">
            <text:p>57417,88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27+6*RAND()" office:value-type="float" office:value="31.3199650968891" calcext:value-type="float">
            <text:p>31,320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32+16*RAND()" office:value-type="float" office:value="43.6172572281212" calcext:value-type="float">
            <text:p>43,6173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COM.MICROSOFT.NORM.INV(RAND();50;10)" office:value-type="float" office:value="48.4636922773065" calcext:value-type="float">
            <text:p>48,4637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([.P318]*PI()/60)*(8*([.I318]^2) + 4*[.I318]*[.B318] + 3*([.B318]^2))" office:value-type="float" office:value="59954.5249412678" calcext:value-type="float">
            <text:p>59954,52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27+6*RAND()" office:value-type="float" office:value="30.5141453838442" calcext:value-type="float">
            <text:p>30,5141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32+16*RAND()" office:value-type="float" office:value="35.9302020203322" calcext:value-type="float">
            <text:p>35,9302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COM.MICROSOFT.NORM.INV(RAND();50;10)" office:value-type="float" office:value="64.9468586652827" calcext:value-type="float">
            <text:p>64,9469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([.P319]*PI()/60)*(8*([.I319]^2) + 4*[.I319]*[.B319] + 3*([.B319]^2))" office:value-type="float" office:value="59533.4249101277" calcext:value-type="float">
            <text:p>59533,4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27+6*RAND()" office:value-type="float" office:value="30.9357518122997" calcext:value-type="float">
            <text:p>30,9358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32+16*RAND()" office:value-type="float" office:value="38.465345909819" calcext:value-type="float">
            <text:p>38,4653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COM.MICROSOFT.NORM.INV(RAND();50;10)" office:value-type="float" office:value="58.5438926717126" calcext:value-type="float">
            <text:p>58,5439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([.P320]*PI()/60)*(8*([.I320]^2) + 4*[.I320]*[.B320] + 3*([.B320]^2))" office:value-type="float" office:value="59674.8518426658" calcext:value-type="float">
            <text:p>59674,85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27+6*RAND()" office:value-type="float" office:value="29.4502556773368" calcext:value-type="float">
            <text:p>29,4503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32+16*RAND()" office:value-type="float" office:value="39.910188453272" calcext:value-type="float">
            <text:p>39,9102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COM.MICROSOFT.NORM.INV(RAND();50;10)" office:value-type="float" office:value="40.0695560419635" calcext:value-type="float">
            <text:p>40,0696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([.P321]*PI()/60)*(8*([.I321]^2) + 4*[.I321]*[.B321] + 3*([.B321]^2))" office:value-type="float" office:value="42057.2482219682" calcext:value-type="float">
            <text:p>42057,25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27+6*RAND()" office:value-type="float" office:value="30.5263133605476" calcext:value-type="float">
            <text:p>30,5263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32+16*RAND()" office:value-type="float" office:value="45.3818283509463" calcext:value-type="float">
            <text:p>45,3818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COM.MICROSOFT.NORM.INV(RAND();50;10)" office:value-type="float" office:value="62.3562065038769" calcext:value-type="float">
            <text:p>62,3562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([.P322]*PI()/60)*(8*([.I322]^2) + 4*[.I322]*[.B322] + 3*([.B322]^2))" office:value-type="float" office:value="81013.5673927821" calcext:value-type="float">
            <text:p>81013,5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27+6*RAND()" office:value-type="float" office:value="31.7984127842356" calcext:value-type="float">
            <text:p>31,7984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32+16*RAND()" office:value-type="float" office:value="33.4351294543594" calcext:value-type="float">
            <text:p>33,4351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COM.MICROSOFT.NORM.INV(RAND();50;10)" office:value-type="float" office:value="48.5121512457884" calcext:value-type="float">
            <text:p>48,5122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([.P323]*PI()/60)*(8*([.I323]^2) + 4*[.I323]*[.B323] + 3*([.B323]^2))" office:value-type="float" office:value="41224.1831913231" calcext:value-type="float">
            <text:p>41224,1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27+6*RAND()" office:value-type="float" office:value="27.6476391695905" calcext:value-type="float">
            <text:p>27,6476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32+16*RAND()" office:value-type="float" office:value="47.3930876273662" calcext:value-type="float">
            <text:p>47,3931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COM.MICROSOFT.NORM.INV(RAND();50;10)" office:value-type="float" office:value="43.105561020995" calcext:value-type="float">
            <text:p>43,1056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([.P324]*PI()/60)*(8*([.I324]^2) + 4*[.I324]*[.B324] + 3*([.B324]^2))" office:value-type="float" office:value="57560.8652115231" calcext:value-type="float">
            <text:p>57560,8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7+6*RAND()" office:value-type="float" office:value="29.8471067261416" calcext:value-type="float">
            <text:p>29,8471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32+16*RAND()" office:value-type="float" office:value="43.6433150377125" calcext:value-type="float">
            <text:p>43,6433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COM.MICROSOFT.NORM.INV(RAND();50;10)" office:value-type="float" office:value="43.0699661101124" calcext:value-type="float">
            <text:p>43,070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([.P325]*PI()/60)*(8*([.I325]^2) + 4*[.I325]*[.B325] + 3*([.B325]^2))" office:value-type="float" office:value="52140.9762523339" calcext:value-type="float">
            <text:p>52140,98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27+6*RAND()" office:value-type="float" office:value="31.4938116513658" calcext:value-type="float">
            <text:p>31,4938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32+16*RAND()" office:value-type="float" office:value="46.2328258212656" calcext:value-type="float">
            <text:p>46,2328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COM.MICROSOFT.NORM.INV(RAND();50;10)" office:value-type="float" office:value="64.6017924609484" calcext:value-type="float">
            <text:p>64,6018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([.P326]*PI()/60)*(8*([.I326]^2) + 4*[.I326]*[.B326] + 3*([.B326]^2))" office:value-type="float" office:value="87606.3670202762" calcext:value-type="float">
            <text:p>87606,37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27+6*RAND()" office:value-type="float" office:value="28.2933607071172" calcext:value-type="float">
            <text:p>28,2934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32+16*RAND()" office:value-type="float" office:value="36.3678492922336" calcext:value-type="float">
            <text:p>36,3678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COM.MICROSOFT.NORM.INV(RAND();50;10)" office:value-type="float" office:value="39.9118289347277" calcext:value-type="float">
            <text:p>39,9118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([.P327]*PI()/60)*(8*([.I327]^2) + 4*[.I327]*[.B327] + 3*([.B327]^2))" office:value-type="float" office:value="35731.8289891655" calcext:value-type="float">
            <text:p>35731,83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27+6*RAND()" office:value-type="float" office:value="29.1170988196973" calcext:value-type="float">
            <text:p>29,1171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32+16*RAND()" office:value-type="float" office:value="45.1187581513077" calcext:value-type="float">
            <text:p>45,1188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COM.MICROSOFT.NORM.INV(RAND();50;10)" office:value-type="float" office:value="49.9721339934182" calcext:value-type="float">
            <text:p>49,9721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([.P328]*PI()/60)*(8*([.I328]^2) + 4*[.I328]*[.B328] + 3*([.B328]^2))" office:value-type="float" office:value="63016.4790259818" calcext:value-type="float">
            <text:p>63016,48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27+6*RAND()" office:value-type="float" office:value="27.3742977620568" calcext:value-type="float">
            <text:p>27,3743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32+16*RAND()" office:value-type="float" office:value="34.1137687917799" calcext:value-type="float">
            <text:p>34,1138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COM.MICROSOFT.NORM.INV(RAND();50;10)" office:value-type="float" office:value="54.9272005560873" calcext:value-type="float">
            <text:p>54,9272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([.P329]*PI()/60)*(8*([.I329]^2) + 4*[.I329]*[.B329] + 3*([.B329]^2))" office:value-type="float" office:value="43983.5703861568" calcext:value-type="float">
            <text:p>43983,57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27+6*RAND()" office:value-type="float" office:value="27.5508228165563" calcext:value-type="float">
            <text:p>27,5508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32+16*RAND()" office:value-type="float" office:value="33.0879917163402" calcext:value-type="float">
            <text:p>33,088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COM.MICROSOFT.NORM.INV(RAND();50;10)" office:value-type="float" office:value="42.1902405143212" calcext:value-type="float">
            <text:p>42,1902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([.P330]*PI()/60)*(8*([.I330]^2) + 4*[.I330]*[.B330] + 3*([.B330]^2))" office:value-type="float" office:value="32433.807412607" calcext:value-type="float">
            <text:p>32433,81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27+6*RAND()" office:value-type="float" office:value="32.7534292687196" calcext:value-type="float">
            <text:p>32,7534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32+16*RAND()" office:value-type="float" office:value="32.6073275003582" calcext:value-type="float">
            <text:p>32,6073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COM.MICROSOFT.NORM.INV(RAND();50;10)" office:value-type="float" office:value="53.2353735013872" calcext:value-type="float">
            <text:p>53,2354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([.P331]*PI()/60)*(8*([.I331]^2) + 4*[.I331]*[.B331] + 3*([.B331]^2))" office:value-type="float" office:value="44587.9680641274" calcext:value-type="float">
            <text:p>44587,97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27+6*RAND()" office:value-type="float" office:value="29.0947183181997" calcext:value-type="float">
            <text:p>29,0947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32+16*RAND()" office:value-type="float" office:value="41.0271175857633" calcext:value-type="float">
            <text:p>41,0271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COM.MICROSOFT.NORM.INV(RAND();50;10)" office:value-type="float" office:value="47.6069951565081" calcext:value-type="float">
            <text:p>47,607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([.P332]*PI()/60)*(8*([.I332]^2) + 4*[.I332]*[.B332] + 3*([.B332]^2))" office:value-type="float" office:value="51798.2136213337" calcext:value-type="float">
            <text:p>51798,21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27+6*RAND()" office:value-type="float" office:value="28.58543136972" calcext:value-type="float">
            <text:p>28,5854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32+16*RAND()" office:value-type="float" office:value="46.1076783966273" calcext:value-type="float">
            <text:p>46,1077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COM.MICROSOFT.NORM.INV(RAND();50;10)" office:value-type="float" office:value="54.9141111783855" calcext:value-type="float">
            <text:p>54,9141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([.P333]*PI()/60)*(8*([.I333]^2) + 4*[.I333]*[.B333] + 3*([.B333]^2))" office:value-type="float" office:value="71108.2478466269" calcext:value-type="float">
            <text:p>71108,25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27+6*RAND()" office:value-type="float" office:value="32.3181354340632" calcext:value-type="float">
            <text:p>32,3181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32+16*RAND()" office:value-type="float" office:value="39.9832588750869" calcext:value-type="float">
            <text:p>39,9833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COM.MICROSOFT.NORM.INV(RAND();50;10)" office:value-type="float" office:value="45.703035971532" calcext:value-type="float">
            <text:p>45,703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([.P334]*PI()/60)*(8*([.I334]^2) + 4*[.I334]*[.B334] + 3*([.B334]^2))" office:value-type="float" office:value="50471.859870862" calcext:value-type="float">
            <text:p>50471,86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7+6*RAND()" office:value-type="float" office:value="28.034401684301" calcext:value-type="float">
            <text:p>28,0344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32+16*RAND()" office:value-type="float" office:value="36.8698816653341" calcext:value-type="float">
            <text:p>36,8699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COM.MICROSOFT.NORM.INV(RAND();50;10)" office:value-type="float" office:value="50.9602364137687" calcext:value-type="float">
            <text:p>50,9602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([.P335]*PI()/60)*(8*([.I335]^2) + 4*[.I335]*[.B335] + 3*([.B335]^2))" office:value-type="float" office:value="46340.9124923122" calcext:value-type="float">
            <text:p>46340,91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27+6*RAND()" office:value-type="float" office:value="27.0107345057186" calcext:value-type="float">
            <text:p>27,0107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32+16*RAND()" office:value-type="float" office:value="36.9192064460367" calcext:value-type="float">
            <text:p>36,9192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COM.MICROSOFT.NORM.INV(RAND();50;10)" office:value-type="float" office:value="53.0555907630244" calcext:value-type="float">
            <text:p>53,0556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([.P336]*PI()/60)*(8*([.I336]^2) + 4*[.I336]*[.B336] + 3*([.B336]^2))" office:value-type="float" office:value="47453.0303149299" calcext:value-type="float">
            <text:p>47453,03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27+6*RAND()" office:value-type="float" office:value="32.6478872818407" calcext:value-type="float">
            <text:p>32,6479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32+16*RAND()" office:value-type="float" office:value="34.9835568610579" calcext:value-type="float">
            <text:p>34,9836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COM.MICROSOFT.NORM.INV(RAND();50;10)" office:value-type="float" office:value="31.3439840808147" calcext:value-type="float">
            <text:p>31,344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([.P337]*PI()/60)*(8*([.I337]^2) + 4*[.I337]*[.B337] + 3*([.B337]^2))" office:value-type="float" office:value="28813.9794016892" calcext:value-type="float">
            <text:p>28813,98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27+6*RAND()" office:value-type="float" office:value="28.4056871754583" calcext:value-type="float">
            <text:p>28,4057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32+16*RAND()" office:value-type="float" office:value="35.4492200631648" calcext:value-type="float">
            <text:p>35,4492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COM.MICROSOFT.NORM.INV(RAND();50;10)" office:value-type="float" office:value="52.7300740798999" calcext:value-type="float">
            <text:p>52,7301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([.P338]*PI()/60)*(8*([.I338]^2) + 4*[.I338]*[.B338] + 3*([.B338]^2))" office:value-type="float" office:value="45560.1096416813" calcext:value-type="float">
            <text:p>45560,11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27+6*RAND()" office:value-type="float" office:value="28.1092891625594" calcext:value-type="float">
            <text:p>28,1093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32+16*RAND()" office:value-type="float" office:value="40.001567883417" calcext:value-type="float">
            <text:p>40,0016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COM.MICROSOFT.NORM.INV(RAND();50;10)" office:value-type="float" office:value="41.919103721959" calcext:value-type="float">
            <text:p>41,9191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([.P339]*PI()/60)*(8*([.I339]^2) + 4*[.I339]*[.B339] + 3*([.B339]^2))" office:value-type="float" office:value="43171.2147999092" calcext:value-type="float">
            <text:p>43171,21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27+6*RAND()" office:value-type="float" office:value="31.5691280232277" calcext:value-type="float">
            <text:p>31,5691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32+16*RAND()" office:value-type="float" office:value="45.1098475698382" calcext:value-type="float">
            <text:p>45,1098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COM.MICROSOFT.NORM.INV(RAND();50;10)" office:value-type="float" office:value="62.9493298349972" calcext:value-type="float">
            <text:p>62,9493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([.P340]*PI()/60)*(8*([.I340]^2) + 4*[.I340]*[.B340] + 3*([.B340]^2))" office:value-type="float" office:value="82286.2088164165" calcext:value-type="float">
            <text:p>82286,21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27+6*RAND()" office:value-type="float" office:value="30.6174321428407" calcext:value-type="float">
            <text:p>30,6174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32+16*RAND()" office:value-type="float" office:value="35.0017371494323" calcext:value-type="float">
            <text:p>35,0017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COM.MICROSOFT.NORM.INV(RAND();50;10)" office:value-type="float" office:value="48.4704099448025" calcext:value-type="float">
            <text:p>48,4704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([.P341]*PI()/60)*(8*([.I341]^2) + 4*[.I341]*[.B341] + 3*([.B341]^2))" office:value-type="float" office:value="42890.3552544186" calcext:value-type="float">
            <text:p>42890,36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27+6*RAND()" office:value-type="float" office:value="31.6064221684355" calcext:value-type="float">
            <text:p>31,6064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32+16*RAND()" office:value-type="float" office:value="43.7935929913074" calcext:value-type="float">
            <text:p>43,7936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COM.MICROSOFT.NORM.INV(RAND();50;10)" office:value-type="float" office:value="48.4249450470127" calcext:value-type="float">
            <text:p>48,4249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([.P342]*PI()/60)*(8*([.I342]^2) + 4*[.I342]*[.B342] + 3*([.B342]^2))" office:value-type="float" office:value="60539.6036944041" calcext:value-type="float">
            <text:p>60539,60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27+6*RAND()" office:value-type="float" office:value="31.0038577134255" calcext:value-type="float">
            <text:p>31,0039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32+16*RAND()" office:value-type="float" office:value="33.9191437605768" calcext:value-type="float">
            <text:p>33,9191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COM.MICROSOFT.NORM.INV(RAND();50;10)" office:value-type="float" office:value="46.2868920374212" calcext:value-type="float">
            <text:p>46,2869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([.P343]*PI()/60)*(8*([.I343]^2) + 4*[.I343]*[.B343] + 3*([.B343]^2))" office:value-type="float" office:value="39490.4291265092" calcext:value-type="float">
            <text:p>39490,43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27+6*RAND()" office:value-type="float" office:value="32.1828571956139" calcext:value-type="float">
            <text:p>32,1829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32+16*RAND()" office:value-type="float" office:value="36.1239141058177" calcext:value-type="float">
            <text:p>36,1239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COM.MICROSOFT.NORM.INV(RAND();50;10)" office:value-type="float" office:value="46.0720574018992" calcext:value-type="float">
            <text:p>46,0721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([.P344]*PI()/60)*(8*([.I344]^2) + 4*[.I344]*[.B344] + 3*([.B344]^2))" office:value-type="float" office:value="43897.0938575246" calcext:value-type="float">
            <text:p>43897,0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7+6*RAND()" office:value-type="float" office:value="30.5902035862673" calcext:value-type="float">
            <text:p>30,5902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32+16*RAND()" office:value-type="float" office:value="46.1434202138335" calcext:value-type="float">
            <text:p>46,1434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COM.MICROSOFT.NORM.INV(RAND();50;10)" office:value-type="float" office:value="58.1786412832815" calcext:value-type="float">
            <text:p>58,1786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([.P345]*PI()/60)*(8*([.I345]^2) + 4*[.I345]*[.B345] + 3*([.B345]^2))" office:value-type="float" office:value="77639.6325274797" calcext:value-type="float">
            <text:p>77639,63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27+6*RAND()" office:value-type="float" office:value="31.5769099944737" calcext:value-type="float">
            <text:p>31,5769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32+16*RAND()" office:value-type="float" office:value="32.7274219412357" calcext:value-type="float">
            <text:p>32,7274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COM.MICROSOFT.NORM.INV(RAND();50;10)" office:value-type="float" office:value="48.1448432200195" calcext:value-type="float">
            <text:p>48,1448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([.P346]*PI()/60)*(8*([.I346]^2) + 4*[.I346]*[.B346] + 3*([.B346]^2))" office:value-type="float" office:value="39561.5915546783" calcext:value-type="float">
            <text:p>39561,59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27+6*RAND()" office:value-type="float" office:value="31.2433511952404" calcext:value-type="float">
            <text:p>31,2434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32+16*RAND()" office:value-type="float" office:value="40.6202516462654" calcext:value-type="float">
            <text:p>40,6203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COM.MICROSOFT.NORM.INV(RAND();50;10)" office:value-type="float" office:value="56.2472387174516" calcext:value-type="float">
            <text:p>56,2472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([.P347]*PI()/60)*(8*([.I347]^2) + 4*[.I347]*[.B347] + 3*([.B347]^2))" office:value-type="float" office:value="62450.6108229397" calcext:value-type="float">
            <text:p>62450,61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27+6*RAND()" office:value-type="float" office:value="27.8421776352916" calcext:value-type="float">
            <text:p>27,8422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32+16*RAND()" office:value-type="float" office:value="38.0424279067665" calcext:value-type="float">
            <text:p>38,0424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COM.MICROSOFT.NORM.INV(RAND();50;10)" office:value-type="float" office:value="42.2731776446508" calcext:value-type="float">
            <text:p>42,2732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([.P348]*PI()/60)*(8*([.I348]^2) + 4*[.I348]*[.B348] + 3*([.B348]^2))" office:value-type="float" office:value="40151.6473244525" calcext:value-type="float">
            <text:p>40151,65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27+6*RAND()" office:value-type="float" office:value="27.7956138553564" calcext:value-type="float">
            <text:p>27,7956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32+16*RAND()" office:value-type="float" office:value="33.7878024484962" calcext:value-type="float">
            <text:p>33,7878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COM.MICROSOFT.NORM.INV(RAND();50;10)" office:value-type="float" office:value="48.3374415928046" calcext:value-type="float">
            <text:p>48,3374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([.P349]*PI()/60)*(8*([.I349]^2) + 4*[.I349]*[.B349] + 3*([.B349]^2))" office:value-type="float" office:value="38488.8630860906" calcext:value-type="float">
            <text:p>38488,86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27+6*RAND()" office:value-type="float" office:value="27.7154890818056" calcext:value-type="float">
            <text:p>27,7155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32+16*RAND()" office:value-type="float" office:value="42.4899314809591" calcext:value-type="float">
            <text:p>42,4899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COM.MICROSOFT.NORM.INV(RAND();50;10)" office:value-type="float" office:value="63.060557193627" calcext:value-type="float">
            <text:p>63,0606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([.P350]*PI()/60)*(8*([.I350]^2) + 4*[.I350]*[.B350] + 3*([.B350]^2))" office:value-type="float" office:value="70851.3317558838" calcext:value-type="float">
            <text:p>70851,33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27+6*RAND()" office:value-type="float" office:value="30.4023785123136" calcext:value-type="float">
            <text:p>30,4024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32+16*RAND()" office:value-type="float" office:value="46.2507226448506" calcext:value-type="float">
            <text:p>46,2507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COM.MICROSOFT.NORM.INV(RAND();50;10)" office:value-type="float" office:value="58.7688546471692" calcext:value-type="float">
            <text:p>58,7689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([.P351]*PI()/60)*(8*([.I351]^2) + 4*[.I351]*[.B351] + 3*([.B351]^2))" office:value-type="float" office:value="78499.053485684" calcext:value-type="float">
            <text:p>78499,05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27+6*RAND()" office:value-type="float" office:value="29.6750458648894" calcext:value-type="float">
            <text:p>29,6750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32+16*RAND()" office:value-type="float" office:value="40.067071473226" calcext:value-type="float">
            <text:p>40,0671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COM.MICROSOFT.NORM.INV(RAND();50;10)" office:value-type="float" office:value="41.9422040410452" calcext:value-type="float">
            <text:p>41,9422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([.P352]*PI()/60)*(8*([.I352]^2) + 4*[.I352]*[.B352] + 3*([.B352]^2))" office:value-type="float" office:value="44450.4938050278" calcext:value-type="float">
            <text:p>44450,49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27+6*RAND()" office:value-type="float" office:value="30.7729303368833" calcext:value-type="float">
            <text:p>30,7729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32+16*RAND()" office:value-type="float" office:value="37.2077360209078" calcext:value-type="float">
            <text:p>37,2077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COM.MICROSOFT.NORM.INV(RAND();50;10)" office:value-type="float" office:value="61.0054039639634" calcext:value-type="float">
            <text:p>61,0054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([.P353]*PI()/60)*(8*([.I353]^2) + 4*[.I353]*[.B353] + 3*([.B353]^2))" office:value-type="float" office:value="59081.2469344195" calcext:value-type="float">
            <text:p>59081,25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27+6*RAND()" office:value-type="float" office:value="30.0129254807252" calcext:value-type="float">
            <text:p>30,0129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32+16*RAND()" office:value-type="float" office:value="42.4157136213034" calcext:value-type="float">
            <text:p>42,4157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COM.MICROSOFT.NORM.INV(RAND();50;10)" office:value-type="float" office:value="37.883318036373" calcext:value-type="float">
            <text:p>37,8833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([.P354]*PI()/60)*(8*([.I354]^2) + 4*[.I354]*[.B354] + 3*([.B354]^2))" office:value-type="float" office:value="44009.6696446783" calcext:value-type="float">
            <text:p>44009,67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7+6*RAND()" office:value-type="float" office:value="30.7670502068941" calcext:value-type="float">
            <text:p>30,7671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32+16*RAND()" office:value-type="float" office:value="34.2365571763366" calcext:value-type="float">
            <text:p>34,2366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COM.MICROSOFT.NORM.INV(RAND();50;10)" office:value-type="float" office:value="56.6335491729991" calcext:value-type="float">
            <text:p>56,6335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([.P355]*PI()/60)*(8*([.I355]^2) + 4*[.I355]*[.B355] + 3*([.B355]^2))" office:value-type="float" office:value="48721.4885984674" calcext:value-type="float">
            <text:p>48721,49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27+6*RAND()" office:value-type="float" office:value="30.9693353686016" calcext:value-type="float">
            <text:p>30,9693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32+16*RAND()" office:value-type="float" office:value="44.7121516857296" calcext:value-type="float">
            <text:p>44,7122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COM.MICROSOFT.NORM.INV(RAND();50;10)" office:value-type="float" office:value="51.9815451052263" calcext:value-type="float">
            <text:p>51,9815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([.P356]*PI()/60)*(8*([.I356]^2) + 4*[.I356]*[.B356] + 3*([.B356]^2))" office:value-type="float" office:value="66436.5834804131" calcext:value-type="float">
            <text:p>66436,58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27+6*RAND()" office:value-type="float" office:value="31.5966298242565" calcext:value-type="float">
            <text:p>31,5966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32+16*RAND()" office:value-type="float" office:value="46.8386720027775" calcext:value-type="float">
            <text:p>46,8387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COM.MICROSOFT.NORM.INV(RAND();50;10)" office:value-type="float" office:value="46.6618630441176" calcext:value-type="float">
            <text:p>46,6619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([.P357]*PI()/60)*(8*([.I357]^2) + 4*[.I357]*[.B357] + 3*([.B357]^2))" office:value-type="float" office:value="64661.2658750105" calcext:value-type="float">
            <text:p>64661,27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27+6*RAND()" office:value-type="float" office:value="27.2149724329356" calcext:value-type="float">
            <text:p>27,215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32+16*RAND()" office:value-type="float" office:value="36.240961516276" calcext:value-type="float">
            <text:p>36,241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COM.MICROSOFT.NORM.INV(RAND();50;10)" office:value-type="float" office:value="51.5557419642856" calcext:value-type="float">
            <text:p>51,5557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([.P358]*PI()/60)*(8*([.I358]^2) + 4*[.I358]*[.B358] + 3*([.B358]^2))" office:value-type="float" office:value="45011.773907471" calcext:value-type="float">
            <text:p>45011,77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27+6*RAND()" office:value-type="float" office:value="29.6519546953496" calcext:value-type="float">
            <text:p>29,652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32+16*RAND()" office:value-type="float" office:value="46.8199327606708" calcext:value-type="float">
            <text:p>46,8199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COM.MICROSOFT.NORM.INV(RAND();50;10)" office:value-type="float" office:value="53.7939054863827" calcext:value-type="float">
            <text:p>53,7939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([.P359]*PI()/60)*(8*([.I359]^2) + 4*[.I359]*[.B359] + 3*([.B359]^2))" office:value-type="float" office:value="72465.9371667974" calcext:value-type="float">
            <text:p>72465,9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27+6*RAND()" office:value-type="float" office:value="31.8524757286068" calcext:value-type="float">
            <text:p>31,8525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32+16*RAND()" office:value-type="float" office:value="47.5604287516326" calcext:value-type="float">
            <text:p>47,5604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COM.MICROSOFT.NORM.INV(RAND();50;10)" office:value-type="float" office:value="42.5577341412951" calcext:value-type="float">
            <text:p>42,5577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([.P360]*PI()/60)*(8*([.I360]^2) + 4*[.I360]*[.B360] + 3*([.B360]^2))" office:value-type="float" office:value="60608.8284652449" calcext:value-type="float">
            <text:p>60608,83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27+6*RAND()" office:value-type="float" office:value="30.5647112836596" calcext:value-type="float">
            <text:p>30,5647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32+16*RAND()" office:value-type="float" office:value="46.9254529345781" calcext:value-type="float">
            <text:p>46,9255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COM.MICROSOFT.NORM.INV(RAND();50;10)" office:value-type="float" office:value="32.8995994484504" calcext:value-type="float">
            <text:p>32,8996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([.P361]*PI()/60)*(8*([.I361]^2) + 4*[.I361]*[.B361] + 3*([.B361]^2))" office:value-type="float" office:value="45056.2049341245" calcext:value-type="float">
            <text:p>45056,20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27+6*RAND()" office:value-type="float" office:value="31.4746435910929" calcext:value-type="float">
            <text:p>31,4746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32+16*RAND()" office:value-type="float" office:value="38.6571481917053" calcext:value-type="float">
            <text:p>38,6571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COM.MICROSOFT.NORM.INV(RAND();50;10)" office:value-type="float" office:value="54.6520272455826" calcext:value-type="float">
            <text:p>54,652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([.P362]*PI()/60)*(8*([.I362]^2) + 4*[.I362]*[.B362] + 3*([.B362]^2))" office:value-type="float" office:value="56641.5278726567" calcext:value-type="float">
            <text:p>56641,53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27+6*RAND()" office:value-type="float" office:value="31.6643130972516" calcext:value-type="float">
            <text:p>31,6643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32+16*RAND()" office:value-type="float" office:value="44.3614282812923" calcext:value-type="float">
            <text:p>44,3614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COM.MICROSOFT.NORM.INV(RAND();50;10)" office:value-type="float" office:value="54.611775310183" calcext:value-type="float">
            <text:p>54,6118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([.P363]*PI()/60)*(8*([.I363]^2) + 4*[.I363]*[.B363] + 3*([.B363]^2))" office:value-type="float" office:value="69685.3929392554" calcext:value-type="float">
            <text:p>69685,39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27+6*RAND()" office:value-type="float" office:value="32.950166880386" calcext:value-type="float">
            <text:p>32,9502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32+16*RAND()" office:value-type="float" office:value="34.2687771152705" calcext:value-type="float">
            <text:p>34,2688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COM.MICROSOFT.NORM.INV(RAND();50;10)" office:value-type="float" office:value="38.7515752174619" calcext:value-type="float">
            <text:p>38,7516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([.P364]*PI()/60)*(8*([.I364]^2) + 4*[.I364]*[.B364] + 3*([.B364]^2))" office:value-type="float" office:value="34835.5267346169" calcext:value-type="float">
            <text:p>34835,53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7+6*RAND()" office:value-type="float" office:value="30.572374364594" calcext:value-type="float">
            <text:p>30,5724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32+16*RAND()" office:value-type="float" office:value="44.6323541495949" calcext:value-type="float">
            <text:p>44,6324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COM.MICROSOFT.NORM.INV(RAND();50;10)" office:value-type="float" office:value="52.8901786330538" calcext:value-type="float">
            <text:p>52,890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([.P365]*PI()/60)*(8*([.I365]^2) + 4*[.I365]*[.B365] + 3*([.B365]^2))" office:value-type="float" office:value="67013.3438146689" calcext:value-type="float">
            <text:p>67013,34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27+6*RAND()" office:value-type="float" office:value="32.1442616020795" calcext:value-type="float">
            <text:p>32,1443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32+16*RAND()" office:value-type="float" office:value="37.9892823714763" calcext:value-type="float">
            <text:p>37,9893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COM.MICROSOFT.NORM.INV(RAND();50;10)" office:value-type="float" office:value="54.9921389822831" calcext:value-type="float">
            <text:p>54,9921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([.P366]*PI()/60)*(8*([.I366]^2) + 4*[.I366]*[.B366] + 3*([.B366]^2))" office:value-type="float" office:value="56233.7335792149" calcext:value-type="float">
            <text:p>56233,73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27+6*RAND()" office:value-type="float" office:value="28.0801580857951" calcext:value-type="float">
            <text:p>28,0802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32+16*RAND()" office:value-type="float" office:value="37.5765737276524" calcext:value-type="float">
            <text:p>37,5766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COM.MICROSOFT.NORM.INV(RAND();50;10)" office:value-type="float" office:value="55.3860300443793" calcext:value-type="float">
            <text:p>55,386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([.P367]*PI()/60)*(8*([.I367]^2) + 4*[.I367]*[.B367] + 3*([.B367]^2))" office:value-type="float" office:value="51858.1972062864" calcext:value-type="float">
            <text:p>51858,20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27+6*RAND()" office:value-type="float" office:value="29.6770958031993" calcext:value-type="float">
            <text:p>29,6771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32+16*RAND()" office:value-type="float" office:value="37.6715853083879" calcext:value-type="float">
            <text:p>37,6716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COM.MICROSOFT.NORM.INV(RAND();50;10)" office:value-type="float" office:value="42.0215109905144" calcext:value-type="float">
            <text:p>42,0215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([.P368]*PI()/60)*(8*([.I368]^2) + 4*[.I368]*[.B368] + 3*([.B368]^2))" office:value-type="float" office:value="40632.5352133132" calcext:value-type="float">
            <text:p>40632,54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27+6*RAND()" office:value-type="float" office:value="28.2903878053185" calcext:value-type="float">
            <text:p>28,2904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32+16*RAND()" office:value-type="float" office:value="32.3175301533192" calcext:value-type="float">
            <text:p>32,3175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COM.MICROSOFT.NORM.INV(RAND();50;10)" office:value-type="float" office:value="54.1223401993068" calcext:value-type="float">
            <text:p>54,1223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([.P369]*PI()/60)*(8*([.I369]^2) + 4*[.I369]*[.B369] + 3*([.B369]^2))" office:value-type="float" office:value="40845.6023340577" calcext:value-type="float">
            <text:p>40845,60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27+6*RAND()" office:value-type="float" office:value="32.6805937683675" calcext:value-type="float">
            <text:p>32,6806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32+16*RAND()" office:value-type="float" office:value="34.3164755832404" calcext:value-type="float">
            <text:p>34,3165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COM.MICROSOFT.NORM.INV(RAND();50;10)" office:value-type="float" office:value="49.1162902464051" calcext:value-type="float">
            <text:p>49,1163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([.P370]*PI()/60)*(8*([.I370]^2) + 4*[.I370]*[.B370] + 3*([.B370]^2))" office:value-type="float" office:value="44004.6453085037" calcext:value-type="float">
            <text:p>44004,65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27+6*RAND()" office:value-type="float" office:value="30.9693820069078" calcext:value-type="float">
            <text:p>30,9694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32+16*RAND()" office:value-type="float" office:value="36.8397200908512" calcext:value-type="float">
            <text:p>36,8397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COM.MICROSOFT.NORM.INV(RAND();50;10)" office:value-type="float" office:value="51.2775576100388" calcext:value-type="float">
            <text:p>51,2776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([.P371]*PI()/60)*(8*([.I371]^2) + 4*[.I371]*[.B371] + 3*([.B371]^2))" office:value-type="float" office:value="49128.70312207" calcext:value-type="float">
            <text:p>49128,70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27+6*RAND()" office:value-type="float" office:value="28.5472253391054" calcext:value-type="float">
            <text:p>28,5472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32+16*RAND()" office:value-type="float" office:value="47.190097251907" calcext:value-type="float">
            <text:p>47,1901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COM.MICROSOFT.NORM.INV(RAND();50;10)" office:value-type="float" office:value="58.823606680844" calcext:value-type="float">
            <text:p>58,8236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([.P372]*PI()/60)*(8*([.I372]^2) + 4*[.I372]*[.B372] + 3*([.B372]^2))" office:value-type="float" office:value="78997.7912622291" calcext:value-type="float">
            <text:p>78997,79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27+6*RAND()" office:value-type="float" office:value="27.6377244063187" calcext:value-type="float">
            <text:p>27,6377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32+16*RAND()" office:value-type="float" office:value="33.4237888362259" calcext:value-type="float">
            <text:p>33,4238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COM.MICROSOFT.NORM.INV(RAND();50;10)" office:value-type="float" office:value="65.0092611996167" calcext:value-type="float">
            <text:p>65,0093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([.P373]*PI()/60)*(8*([.I373]^2) + 4*[.I373]*[.B373] + 3*([.B373]^2))" office:value-type="float" office:value="50798.6379043396" calcext:value-type="float">
            <text:p>50798,64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27+6*RAND()" office:value-type="float" office:value="31.4317015099805" calcext:value-type="float">
            <text:p>31,4317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32+16*RAND()" office:value-type="float" office:value="33.4163988698274" calcext:value-type="float">
            <text:p>33,4164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COM.MICROSOFT.NORM.INV(RAND();50;10)" office:value-type="float" office:value="40.108488687219" calcext:value-type="float">
            <text:p>40,1085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([.P374]*PI()/60)*(8*([.I374]^2) + 4*[.I374]*[.B374] + 3*([.B374]^2))" office:value-type="float" office:value="33807.9369568925" calcext:value-type="float">
            <text:p>33807,94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7+6*RAND()" office:value-type="float" office:value="29.9986885583494" calcext:value-type="float">
            <text:p>29,9987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32+16*RAND()" office:value-type="float" office:value="32.1464830618352" calcext:value-type="float">
            <text:p>32,1465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COM.MICROSOFT.NORM.INV(RAND();50;10)" office:value-type="float" office:value="55.8365707803665" calcext:value-type="float">
            <text:p>55,8366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([.P375]*PI()/60)*(8*([.I375]^2) + 4*[.I375]*[.B375] + 3*([.B375]^2))" office:value-type="float" office:value="43340.393738633" calcext:value-type="float">
            <text:p>43340,39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27+6*RAND()" office:value-type="float" office:value="30.4301807179581" calcext:value-type="float">
            <text:p>30,4302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32+16*RAND()" office:value-type="float" office:value="36.9774456005544" calcext:value-type="float">
            <text:p>36,9774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COM.MICROSOFT.NORM.INV(RAND();50;10)" office:value-type="float" office:value="46.1865973041626" calcext:value-type="float">
            <text:p>46,1866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([.P376]*PI()/60)*(8*([.I376]^2) + 4*[.I376]*[.B376] + 3*([.B376]^2))" office:value-type="float" office:value="44055.9754748627" calcext:value-type="float">
            <text:p>44055,98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27+6*RAND()" office:value-type="float" office:value="27.8156440684106" calcext:value-type="float">
            <text:p>27,8156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32+16*RAND()" office:value-type="float" office:value="32.6642715465277" calcext:value-type="float">
            <text:p>32,6643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COM.MICROSOFT.NORM.INV(RAND();50;10)" office:value-type="float" office:value="43.837121387494" calcext:value-type="float">
            <text:p>43,8371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([.P377]*PI()/60)*(8*([.I377]^2) + 4*[.I377]*[.B377] + 3*([.B377]^2))" office:value-type="float" office:value="33261.4633334568" calcext:value-type="float">
            <text:p>33261,46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27+6*RAND()" office:value-type="float" office:value="30.1985143984202" calcext:value-type="float">
            <text:p>30,1985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32+16*RAND()" office:value-type="float" office:value="34.4405259806663" calcext:value-type="float">
            <text:p>34,4405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COM.MICROSOFT.NORM.INV(RAND();50;10)" office:value-type="float" office:value="42.6767983307075" calcext:value-type="float">
            <text:p>42,6768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([.P378]*PI()/60)*(8*([.I378]^2) + 4*[.I378]*[.B378] + 3*([.B378]^2))" office:value-type="float" office:value="36613.7151867172" calcext:value-type="float">
            <text:p>36613,72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27+6*RAND()" office:value-type="float" office:value="29.1942456497345" calcext:value-type="float">
            <text:p>29,1942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32+16*RAND()" office:value-type="float" office:value="44.1030627619475" calcext:value-type="float">
            <text:p>44,1031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COM.MICROSOFT.NORM.INV(RAND();50;10)" office:value-type="float" office:value="47.2773238141748" calcext:value-type="float">
            <text:p>47,2773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([.P379]*PI()/60)*(8*([.I379]^2) + 4*[.I379]*[.B379] + 3*([.B379]^2))" office:value-type="float" office:value="57597.8636682513" calcext:value-type="float">
            <text:p>57597,86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27+6*RAND()" office:value-type="float" office:value="30.4595744863618" calcext:value-type="float">
            <text:p>30,4596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32+16*RAND()" office:value-type="float" office:value="38.0673842970282" calcext:value-type="float">
            <text:p>38,0674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COM.MICROSOFT.NORM.INV(RAND();50;10)" office:value-type="float" office:value="56.0036653870877" calcext:value-type="float">
            <text:p>56,0037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([.P380]*PI()/60)*(8*([.I380]^2) + 4*[.I380]*[.B380] + 3*([.B380]^2))" office:value-type="float" office:value="55756.8650058316" calcext:value-type="float">
            <text:p>55756,87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27+6*RAND()" office:value-type="float" office:value="31.6451410681475" calcext:value-type="float">
            <text:p>31,6451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32+16*RAND()" office:value-type="float" office:value="47.6845170240849" calcext:value-type="float">
            <text:p>47,6845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COM.MICROSOFT.NORM.INV(RAND();50;10)" office:value-type="float" office:value="59.3335096558077" calcext:value-type="float">
            <text:p>59,3335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([.P381]*PI()/60)*(8*([.I381]^2) + 4*[.I381]*[.B381] + 3*([.B381]^2))" office:value-type="float" office:value="84597.4356653997" calcext:value-type="float">
            <text:p>84597,44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27+6*RAND()" office:value-type="float" office:value="28.3634404304903" calcext:value-type="float">
            <text:p>28,3634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32+16*RAND()" office:value-type="float" office:value="43.1817092429847" calcext:value-type="float">
            <text:p>43,1817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COM.MICROSOFT.NORM.INV(RAND();50;10)" office:value-type="float" office:value="53.53996169331" calcext:value-type="float">
            <text:p>53,540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([.P382]*PI()/60)*(8*([.I382]^2) + 4*[.I382]*[.B382] + 3*([.B382]^2))" office:value-type="float" office:value="62317.9903377622" calcext:value-type="float">
            <text:p>62317,99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27+6*RAND()" office:value-type="float" office:value="31.6384642368648" calcext:value-type="float">
            <text:p>31,6385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32+16*RAND()" office:value-type="float" office:value="34.1504056807607" calcext:value-type="float">
            <text:p>34,1504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COM.MICROSOFT.NORM.INV(RAND();50;10)" office:value-type="float" office:value="55.2420835715606" calcext:value-type="float">
            <text:p>55,2421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([.P383]*PI()/60)*(8*([.I383]^2) + 4*[.I383]*[.B383] + 3*([.B383]^2))" office:value-type="float" office:value="48173.6168891067" calcext:value-type="float">
            <text:p>48173,62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27+6*RAND()" office:value-type="float" office:value="27.6309445432853" calcext:value-type="float">
            <text:p>27,6309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32+16*RAND()" office:value-type="float" office:value="40.186751993373" calcext:value-type="float">
            <text:p>40,1868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COM.MICROSOFT.NORM.INV(RAND();50;10)" office:value-type="float" office:value="48.2313502520576" calcext:value-type="float">
            <text:p>48,2314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([.P384]*PI()/60)*(8*([.I384]^2) + 4*[.I384]*[.B384] + 3*([.B384]^2))" office:value-type="float" office:value="49628.4099906055" calcext:value-type="float">
            <text:p>49628,41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27+6*RAND()" office:value-type="float" office:value="32.3593910441268" calcext:value-type="float">
            <text:p>32,3594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32+16*RAND()" office:value-type="float" office:value="44.6964290533215" calcext:value-type="float">
            <text:p>44,6964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COM.MICROSOFT.NORM.INV(RAND();50;10)" office:value-type="float" office:value="45.160516239655" calcext:value-type="float">
            <text:p>45,1605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([.P385]*PI()/60)*(8*([.I385]^2) + 4*[.I385]*[.B385] + 3*([.B385]^2))" office:value-type="float" office:value="58899.6893594684" calcext:value-type="float">
            <text:p>58899,69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27+6*RAND()" office:value-type="float" office:value="31.5539619417395" calcext:value-type="float">
            <text:p>31,5540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32+16*RAND()" office:value-type="float" office:value="43.6617656927556" calcext:value-type="float">
            <text:p>43,6618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COM.MICROSOFT.NORM.INV(RAND();50;10)" office:value-type="float" office:value="71.4143751678544" calcext:value-type="float">
            <text:p>71,4144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([.P386]*PI()/60)*(8*([.I386]^2) + 4*[.I386]*[.B386] + 3*([.B386]^2))" office:value-type="float" office:value="88801.7637074025" calcext:value-type="float">
            <text:p>88801,76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27+6*RAND()" office:value-type="float" office:value="28.831634278642" calcext:value-type="float">
            <text:p>28,8316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32+16*RAND()" office:value-type="float" office:value="44.7006345260888" calcext:value-type="float">
            <text:p>44,7006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COM.MICROSOFT.NORM.INV(RAND();50;10)" office:value-type="float" office:value="25.3336183731858" calcext:value-type="float">
            <text:p>25,3336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([.P387]*PI()/60)*(8*([.I387]^2) + 4*[.I387]*[.B387] + 3*([.B387]^2))" office:value-type="float" office:value="31349.8534014558" calcext:value-type="float">
            <text:p>31349,85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27+6*RAND()" office:value-type="float" office:value="31.0736689406913" calcext:value-type="float">
            <text:p>31,0737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32+16*RAND()" office:value-type="float" office:value="37.1958239469677" calcext:value-type="float">
            <text:p>37,1958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COM.MICROSOFT.NORM.INV(RAND();50;10)" office:value-type="float" office:value="50.6270628996571" calcext:value-type="float">
            <text:p>50,6271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([.P388]*PI()/60)*(8*([.I388]^2) + 4*[.I388]*[.B388] + 3*([.B388]^2))" office:value-type="float" office:value="49274.0887485206" calcext:value-type="float">
            <text:p>49274,09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27+6*RAND()" office:value-type="float" office:value="27.6177838097792" calcext:value-type="float">
            <text:p>27,6178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32+16*RAND()" office:value-type="float" office:value="38.2566911224276" calcext:value-type="float">
            <text:p>38,2567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COM.MICROSOFT.NORM.INV(RAND();50;10)" office:value-type="float" office:value="50.2674968524229" calcext:value-type="float">
            <text:p>50,2675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([.P389]*PI()/60)*(8*([.I389]^2) + 4*[.I389]*[.B389] + 3*([.B389]^2))" office:value-type="float" office:value="47963.1498133897" calcext:value-type="float">
            <text:p>47963,15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27+6*RAND()" office:value-type="float" office:value="30.8642745099496" calcext:value-type="float">
            <text:p>30,8643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32+16*RAND()" office:value-type="float" office:value="40.7176542524248" calcext:value-type="float">
            <text:p>40,7177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COM.MICROSOFT.NORM.INV(RAND();50;10)" office:value-type="float" office:value="48.0289806414672" calcext:value-type="float">
            <text:p>48,0290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([.P390]*PI()/60)*(8*([.I390]^2) + 4*[.I390]*[.B390] + 3*([.B390]^2))" office:value-type="float" office:value="53183.0950222482" calcext:value-type="float">
            <text:p>53183,1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27+6*RAND()" office:value-type="float" office:value="30.9637402652297" calcext:value-type="float">
            <text:p>30,9637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32+16*RAND()" office:value-type="float" office:value="36.5096763353795" calcext:value-type="float">
            <text:p>36,5097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COM.MICROSOFT.NORM.INV(RAND();50;10)" office:value-type="float" office:value="58.8205834805668" calcext:value-type="float">
            <text:p>58,8206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([.P391]*PI()/60)*(8*([.I391]^2) + 4*[.I391]*[.B391] + 3*([.B391]^2))" office:value-type="float" office:value="55627.4768850095" calcext:value-type="float">
            <text:p>55627,48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27+6*RAND()" office:value-type="float" office:value="30.0258982905652" calcext:value-type="float">
            <text:p>30,0259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32+16*RAND()" office:value-type="float" office:value="35.1455942001194" calcext:value-type="float">
            <text:p>35,1456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COM.MICROSOFT.NORM.INV(RAND();50;10)" office:value-type="float" office:value="51.8355270557629" calcext:value-type="float">
            <text:p>51,8355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([.P392]*PI()/60)*(8*([.I392]^2) + 4*[.I392]*[.B392] + 3*([.B392]^2))" office:value-type="float" office:value="45617.2076343086" calcext:value-type="float">
            <text:p>45617,21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27+6*RAND()" office:value-type="float" office:value="30.3956660397816" calcext:value-type="float">
            <text:p>30,3957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32+16*RAND()" office:value-type="float" office:value="36.4001147020608" calcext:value-type="float">
            <text:p>36,4001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COM.MICROSOFT.NORM.INV(RAND();50;10)" office:value-type="float" office:value="48.9129895199713" calcext:value-type="float">
            <text:p>48,913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([.P393]*PI()/60)*(8*([.I393]^2) + 4*[.I393]*[.B393] + 3*([.B393]^2))" office:value-type="float" office:value="45579.6594836766" calcext:value-type="float">
            <text:p>45579,66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27+6*RAND()" office:value-type="float" office:value="29.4741402359214" calcext:value-type="float">
            <text:p>29,4741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32+16*RAND()" office:value-type="float" office:value="41.8519954625517" calcext:value-type="float">
            <text:p>41,852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COM.MICROSOFT.NORM.INV(RAND();50;10)" office:value-type="float" office:value="48.1105731133525" calcext:value-type="float">
            <text:p>48,1106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([.P394]*PI()/60)*(8*([.I394]^2) + 4*[.I394]*[.B394] + 3*([.B394]^2))" office:value-type="float" office:value="54293.6255482356" calcext:value-type="float">
            <text:p>54293,63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27+6*RAND()" office:value-type="float" office:value="31.201014459366" calcext:value-type="float">
            <text:p>31,201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32+16*RAND()" office:value-type="float" office:value="44.7882327642292" calcext:value-type="float">
            <text:p>44,7882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COM.MICROSOFT.NORM.INV(RAND();50;10)" office:value-type="float" office:value="66.5723916293011" calcext:value-type="float">
            <text:p>66,5724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([.P395]*PI()/60)*(8*([.I395]^2) + 4*[.I395]*[.B395] + 3*([.B395]^2))" office:value-type="float" office:value="85602.8885789226" calcext:value-type="float">
            <text:p>85602,89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27+6*RAND()" office:value-type="float" office:value="27.7078273335937" calcext:value-type="float">
            <text:p>27,7078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32+16*RAND()" office:value-type="float" office:value="37.9785331021994" calcext:value-type="float">
            <text:p>37,9785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COM.MICROSOFT.NORM.INV(RAND();50;10)" office:value-type="float" office:value="38.1081507941324" calcext:value-type="float">
            <text:p>38,1082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([.P396]*PI()/60)*(8*([.I396]^2) + 4*[.I396]*[.B396] + 3*([.B396]^2))" office:value-type="float" office:value="36018.5135615443" calcext:value-type="float">
            <text:p>36018,51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27+6*RAND()" office:value-type="float" office:value="28.7216636196245" calcext:value-type="float">
            <text:p>28,7217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32+16*RAND()" office:value-type="float" office:value="33.4474422577769" calcext:value-type="float">
            <text:p>33,4474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COM.MICROSOFT.NORM.INV(RAND();50;10)" office:value-type="float" office:value="41.358327764775" calcext:value-type="float">
            <text:p>41,3583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([.P397]*PI()/60)*(8*([.I397]^2) + 4*[.I397]*[.B397] + 3*([.B397]^2))" office:value-type="float" office:value="33061.6358452737" calcext:value-type="float">
            <text:p>33061,64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27+6*RAND()" office:value-type="float" office:value="30.9123401187826" calcext:value-type="float">
            <text:p>30,9123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32+16*RAND()" office:value-type="float" office:value="38.3492838535458" calcext:value-type="float">
            <text:p>38,3493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COM.MICROSOFT.NORM.INV(RAND();50;10)" office:value-type="float" office:value="50.2051765159951" calcext:value-type="float">
            <text:p>50,2052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([.P398]*PI()/60)*(8*([.I398]^2) + 4*[.I398]*[.B398] + 3*([.B398]^2))" office:value-type="float" office:value="50928.9470229533" calcext:value-type="float">
            <text:p>50928,95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27+6*RAND()" office:value-type="float" office:value="30.369872653624" calcext:value-type="float">
            <text:p>30,3699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32+16*RAND()" office:value-type="float" office:value="37.6519182715565" calcext:value-type="float">
            <text:p>37,6519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COM.MICROSOFT.NORM.INV(RAND();50;10)" office:value-type="float" office:value="55.299433597409" calcext:value-type="float">
            <text:p>55,2994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([.P399]*PI()/60)*(8*([.I399]^2) + 4*[.I399]*[.B399] + 3*([.B399]^2))" office:value-type="float" office:value="54093.9496770417" calcext:value-type="float">
            <text:p>54093,95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27+6*RAND()" office:value-type="float" office:value="27.5370050899219" calcext:value-type="float">
            <text:p>27,5370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32+16*RAND()" office:value-type="float" office:value="32.7063918951899" calcext:value-type="float">
            <text:p>32,7064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COM.MICROSOFT.NORM.INV(RAND();50;10)" office:value-type="float" office:value="58.334121946965" calcext:value-type="float">
            <text:p>58,3341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([.P400]*PI()/60)*(8*([.I400]^2) + 4*[.I400]*[.B400] + 3*([.B400]^2))" office:value-type="float" office:value="44090.0048594267" calcext:value-type="float">
            <text:p>44090,00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27+6*RAND()" office:value-type="float" office:value="27.1940957859624" calcext:value-type="float">
            <text:p>27,1941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32+16*RAND()" office:value-type="float" office:value="37.7211020085961" calcext:value-type="float">
            <text:p>37,7211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COM.MICROSOFT.NORM.INV(RAND();50;10)" office:value-type="float" office:value="26.5552639909059" calcext:value-type="float">
            <text:p>26,5553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([.P401]*PI()/60)*(8*([.I401]^2) + 4*[.I401]*[.B401] + 3*([.B401]^2))" office:value-type="float" office:value="24617.2553105154" calcext:value-type="float">
            <text:p>24617,26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27+6*RAND()" office:value-type="float" office:value="32.2093993804883" calcext:value-type="float">
            <text:p>32,2094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32+16*RAND()" office:value-type="float" office:value="32.9084390271455" calcext:value-type="float">
            <text:p>32,9084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COM.MICROSOFT.NORM.INV(RAND();50;10)" office:value-type="float" office:value="53.5829423055144" calcext:value-type="float">
            <text:p>53,5829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([.P402]*PI()/60)*(8*([.I402]^2) + 4*[.I402]*[.B402] + 3*([.B402]^2))" office:value-type="float" office:value="44934.1590743517" calcext:value-type="float">
            <text:p>44934,16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27+6*RAND()" office:value-type="float" office:value="28.4853167028632" calcext:value-type="float">
            <text:p>28,4853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32+16*RAND()" office:value-type="float" office:value="43.044216690585" calcext:value-type="float">
            <text:p>43,0442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COM.MICROSOFT.NORM.INV(RAND();50;10)" office:value-type="float" office:value="63.8916982405325" calcext:value-type="float">
            <text:p>63,8917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([.P403]*PI()/60)*(8*([.I403]^2) + 4*[.I403]*[.B403] + 3*([.B403]^2))" office:value-type="float" office:value="74137.1887610354" calcext:value-type="float">
            <text:p>74137,19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27+6*RAND()" office:value-type="float" office:value="29.4028108811472" calcext:value-type="float">
            <text:p>29,4028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32+16*RAND()" office:value-type="float" office:value="44.3653951678425" calcext:value-type="float">
            <text:p>44,3654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COM.MICROSOFT.NORM.INV(RAND();50;10)" office:value-type="float" office:value="45.1605346671157" calcext:value-type="float">
            <text:p>45,1605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([.P404]*PI()/60)*(8*([.I404]^2) + 4*[.I404]*[.B404] + 3*([.B404]^2))" office:value-type="float" office:value="55704.6606631694" calcext:value-type="float">
            <text:p>55704,66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27+6*RAND()" office:value-type="float" office:value="30.3095506222453" calcext:value-type="float">
            <text:p>30,3096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32+16*RAND()" office:value-type="float" office:value="33.335414333269" calcext:value-type="float">
            <text:p>33,3354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COM.MICROSOFT.NORM.INV(RAND();50;10)" office:value-type="float" office:value="28.9819299898268" calcext:value-type="float">
            <text:p>28,9819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([.P405]*PI()/60)*(8*([.I405]^2) + 4*[.I405]*[.B405] + 3*([.B405]^2))" office:value-type="float" office:value="23805.6763343858" calcext:value-type="float">
            <text:p>23805,68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27+6*RAND()" office:value-type="float" office:value="29.0517026565503" calcext:value-type="float">
            <text:p>29,0517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32+16*RAND()" office:value-type="float" office:value="44.5507178660482" calcext:value-type="float">
            <text:p>44,5507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COM.MICROSOFT.NORM.INV(RAND();50;10)" office:value-type="float" office:value="31.8619750478923" calcext:value-type="float">
            <text:p>31,862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([.P406]*PI()/60)*(8*([.I406]^2) + 4*[.I406]*[.B406] + 3*([.B406]^2))" office:value-type="float" office:value="39350.3236952302" calcext:value-type="float">
            <text:p>39350,32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27+6*RAND()" office:value-type="float" office:value="28.8762243997771" calcext:value-type="float">
            <text:p>28,8762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32+16*RAND()" office:value-type="float" office:value="47.6884390022606" calcext:value-type="float">
            <text:p>47,6884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COM.MICROSOFT.NORM.INV(RAND();50;10)" office:value-type="float" office:value="53.6053046287954" calcext:value-type="float">
            <text:p>53,6053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([.P407]*PI()/60)*(8*([.I407]^2) + 4*[.I407]*[.B407] + 3*([.B407]^2))" office:value-type="float" office:value="73546.4362856666" calcext:value-type="float">
            <text:p>73546,44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27+6*RAND()" office:value-type="float" office:value="32.6270076397341" calcext:value-type="float">
            <text:p>32,627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32+16*RAND()" office:value-type="float" office:value="43.2659055497497" calcext:value-type="float">
            <text:p>43,265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COM.MICROSOFT.NORM.INV(RAND();50;10)" office:value-type="float" office:value="68.3409057745367" calcext:value-type="float">
            <text:p>68,340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([.P408]*PI()/60)*(8*([.I408]^2) + 4*[.I408]*[.B408] + 3*([.B408]^2))" office:value-type="float" office:value="85219.9500755439" calcext:value-type="float">
            <text:p>85219,95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27+6*RAND()" office:value-type="float" office:value="29.0302269801032" calcext:value-type="float">
            <text:p>29,0302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32+16*RAND()" office:value-type="float" office:value="37.8319126460701" calcext:value-type="float">
            <text:p>37,8319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COM.MICROSOFT.NORM.INV(RAND();50;10)" office:value-type="float" office:value="62.7239748576391" calcext:value-type="float">
            <text:p>62,7240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([.P409]*PI()/60)*(8*([.I409]^2) + 4*[.I409]*[.B409] + 3*([.B409]^2))" office:value-type="float" office:value="60335.6050252911" calcext:value-type="float">
            <text:p>60335,61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27+6*RAND()" office:value-type="float" office:value="28.2475164660718" calcext:value-type="float">
            <text:p>28,2475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32+16*RAND()" office:value-type="float" office:value="36.5124307628721" calcext:value-type="float">
            <text:p>36,5124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COM.MICROSOFT.NORM.INV(RAND();50;10)" office:value-type="float" office:value="44.2483376351908" calcext:value-type="float">
            <text:p>44,2483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([.P410]*PI()/60)*(8*([.I410]^2) + 4*[.I410]*[.B410] + 3*([.B410]^2))" office:value-type="float" office:value="39813.8553184396" calcext:value-type="float">
            <text:p>39813,86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27+6*RAND()" office:value-type="float" office:value="29.6563399897423" calcext:value-type="float">
            <text:p>29,6563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32+16*RAND()" office:value-type="float" office:value="39.9460235256702" calcext:value-type="float">
            <text:p>39,946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COM.MICROSOFT.NORM.INV(RAND();50;10)" office:value-type="float" office:value="49.9644408136963" calcext:value-type="float">
            <text:p>49,9644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([.P411]*PI()/60)*(8*([.I411]^2) + 4*[.I411]*[.B411] + 3*([.B411]^2))" office:value-type="float" office:value="52695.6620035425" calcext:value-type="float">
            <text:p>52695,66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27+6*RAND()" office:value-type="float" office:value="32.5584261983167" calcext:value-type="float">
            <text:p>32,5584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32+16*RAND()" office:value-type="float" office:value="45.6972515042871" calcext:value-type="float">
            <text:p>45,6973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COM.MICROSOFT.NORM.INV(RAND();50;10)" office:value-type="float" office:value="50.9247774228155" calcext:value-type="float">
            <text:p>50,9248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([.P412]*PI()/60)*(8*([.I412]^2) + 4*[.I412]*[.B412] + 3*([.B412]^2))" office:value-type="float" office:value="68893.1966417763" calcext:value-type="float">
            <text:p>68893,20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27+6*RAND()" office:value-type="float" office:value="30.1806210174691" calcext:value-type="float">
            <text:p>30,1806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32+16*RAND()" office:value-type="float" office:value="40.7914524246007" calcext:value-type="float">
            <text:p>40,7915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COM.MICROSOFT.NORM.INV(RAND();50;10)" office:value-type="float" office:value="47.258310820813" calcext:value-type="float">
            <text:p>47,2583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([.P413]*PI()/60)*(8*([.I413]^2) + 4*[.I413]*[.B413] + 3*([.B413]^2))" office:value-type="float" office:value="51885.5190629349" calcext:value-type="float">
            <text:p>51885,52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27+6*RAND()" office:value-type="float" office:value="29.0179187476169" calcext:value-type="float">
            <text:p>29,0179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32+16*RAND()" office:value-type="float" office:value="34.9072203543037" calcext:value-type="float">
            <text:p>34,9072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COM.MICROSOFT.NORM.INV(RAND();50;10)" office:value-type="float" office:value="50.9996943980551" calcext:value-type="float">
            <text:p>50,9997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([.P414]*PI()/60)*(8*([.I414]^2) + 4*[.I414]*[.B414] + 3*([.B414]^2))" office:value-type="float" office:value="43595.855732456" calcext:value-type="float">
            <text:p>43595,86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27+6*RAND()" office:value-type="float" office:value="31.3328844259959" calcext:value-type="float">
            <text:p>31,3329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32+16*RAND()" office:value-type="float" office:value="38.445227233693" calcext:value-type="float">
            <text:p>38,4452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COM.MICROSOFT.NORM.INV(RAND();50;10)" office:value-type="float" office:value="51.0762880793974" calcext:value-type="float">
            <text:p>51,0763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([.P415]*PI()/60)*(8*([.I415]^2) + 4*[.I415]*[.B415] + 3*([.B415]^2))" office:value-type="float" office:value="52384.9514599998" calcext:value-type="float">
            <text:p>52384,95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27+6*RAND()" office:value-type="float" office:value="29.1062418494839" calcext:value-type="float">
            <text:p>29,1062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32+16*RAND()" office:value-type="float" office:value="36.7173681873828" calcext:value-type="float">
            <text:p>36,7174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COM.MICROSOFT.NORM.INV(RAND();50;10)" office:value-type="float" office:value="28.1677122961001" calcext:value-type="float">
            <text:p>28,1677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([.P416]*PI()/60)*(8*([.I416]^2) + 4*[.I416]*[.B416] + 3*([.B416]^2))" office:value-type="float" office:value="25959.9475253468" calcext:value-type="float">
            <text:p>25959,95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27+6*RAND()" office:value-type="float" office:value="28.1184652398806" calcext:value-type="float">
            <text:p>28,1185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32+16*RAND()" office:value-type="float" office:value="47.6369231101126" calcext:value-type="float">
            <text:p>47,6369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COM.MICROSOFT.NORM.INV(RAND();50;10)" office:value-type="float" office:value="35.5888702880304" calcext:value-type="float">
            <text:p>35,5889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([.P417]*PI()/60)*(8*([.I417]^2) + 4*[.I417]*[.B417] + 3*([.B417]^2))" office:value-type="float" office:value="48233.1135551511" calcext:value-type="float">
            <text:p>48233,11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27+6*RAND()" office:value-type="float" office:value="27.9478328072" calcext:value-type="float">
            <text:p>27,9478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32+16*RAND()" office:value-type="float" office:value="45.3910171519965" calcext:value-type="float">
            <text:p>45,3910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COM.MICROSOFT.NORM.INV(RAND();50;10)" office:value-type="float" office:value="47.6216118038855" calcext:value-type="float">
            <text:p>47,6216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([.P418]*PI()/60)*(8*([.I418]^2) + 4*[.I418]*[.B418] + 3*([.B418]^2))" office:value-type="float" office:value="59594.5385722845" calcext:value-type="float">
            <text:p>59594,54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27+6*RAND()" office:value-type="float" office:value="31.554422946414" calcext:value-type="float">
            <text:p>31,5544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32+16*RAND()" office:value-type="float" office:value="42.8250015880913" calcext:value-type="float">
            <text:p>42,825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COM.MICROSOFT.NORM.INV(RAND();50;10)" office:value-type="float" office:value="42.8113729752875" calcext:value-type="float">
            <text:p>42,8114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([.P419]*PI()/60)*(8*([.I419]^2) + 4*[.I419]*[.B419] + 3*([.B419]^2))" office:value-type="float" office:value="51700.5890604617" calcext:value-type="float">
            <text:p>51700,59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27+6*RAND()" office:value-type="float" office:value="30.7351404048968" calcext:value-type="float">
            <text:p>30,7351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32+16*RAND()" office:value-type="float" office:value="42.3637566994876" calcext:value-type="float">
            <text:p>42,3638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COM.MICROSOFT.NORM.INV(RAND();50;10)" office:value-type="float" office:value="45.0357652966974" calcext:value-type="float">
            <text:p>45,0358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([.P420]*PI()/60)*(8*([.I420]^2) + 4*[.I420]*[.B420] + 3*([.B420]^2))" office:value-type="float" office:value="52819.9347833551" calcext:value-type="float">
            <text:p>52819,93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27+6*RAND()" office:value-type="float" office:value="30.9873436696362" calcext:value-type="float">
            <text:p>30,9873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32+16*RAND()" office:value-type="float" office:value="33.8705192599446" calcext:value-type="float">
            <text:p>33,8705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COM.MICROSOFT.NORM.INV(RAND();50;10)" office:value-type="float" office:value="59.1601987010692" calcext:value-type="float">
            <text:p>59,1602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([.P421]*PI()/60)*(8*([.I421]^2) + 4*[.I421]*[.B421] + 3*([.B421]^2))" office:value-type="float" office:value="50356.6970417941" calcext:value-type="float">
            <text:p>50356,70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27+6*RAND()" office:value-type="float" office:value="31.1342536190059" calcext:value-type="float">
            <text:p>31,1343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32+16*RAND()" office:value-type="float" office:value="44.4429161231965" calcext:value-type="float">
            <text:p>44,4429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COM.MICROSOFT.NORM.INV(RAND();50;10)" office:value-type="float" office:value="63.4610417556484" calcext:value-type="float">
            <text:p>63,461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([.P422]*PI()/60)*(8*([.I422]^2) + 4*[.I422]*[.B422] + 3*([.B422]^2))" office:value-type="float" office:value="80558.9134621524" calcext:value-type="float">
            <text:p>80558,91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27+6*RAND()" office:value-type="float" office:value="27.4047204984818" calcext:value-type="float">
            <text:p>27,4047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32+16*RAND()" office:value-type="float" office:value="41.9701349791139" calcext:value-type="float">
            <text:p>41,9701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COM.MICROSOFT.NORM.INV(RAND();50;10)" office:value-type="float" office:value="42.762717885246" calcext:value-type="float">
            <text:p>42,7627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([.P423]*PI()/60)*(8*([.I423]^2) + 4*[.I423]*[.B423] + 3*([.B423]^2))" office:value-type="float" office:value="46898.5132993835" calcext:value-type="float">
            <text:p>46898,51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27+6*RAND()" office:value-type="float" office:value="29.0379252259154" calcext:value-type="float">
            <text:p>29,0379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32+16*RAND()" office:value-type="float" office:value="42.240155113861" calcext:value-type="float">
            <text:p>42,2402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COM.MICROSOFT.NORM.INV(RAND();50;10)" office:value-type="float" office:value="66.9001533781331" calcext:value-type="float">
            <text:p>66,9002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([.P424]*PI()/60)*(8*([.I424]^2) + 4*[.I424]*[.B424] + 3*([.B424]^2))" office:value-type="float" office:value="76046.6091338829" calcext:value-type="float">
            <text:p>76046,61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7+6*RAND()" office:value-type="float" office:value="27.503477883758" calcext:value-type="float">
            <text:p>27,5035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32+16*RAND()" office:value-type="float" office:value="47.5066920500249" calcext:value-type="float">
            <text:p>47,5067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COM.MICROSOFT.NORM.INV(RAND();50;10)" office:value-type="float" office:value="49.8783126995882" calcext:value-type="float">
            <text:p>49,8783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([.P425]*PI()/60)*(8*([.I425]^2) + 4*[.I425]*[.B425] + 3*([.B425]^2))" office:value-type="float" office:value="66729.0590897954" calcext:value-type="float">
            <text:p>66729,06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27+6*RAND()" office:value-type="float" office:value="27.4202120157424" calcext:value-type="float">
            <text:p>27,4202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32+16*RAND()" office:value-type="float" office:value="44.6132148746401" calcext:value-type="float">
            <text:p>44,6132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COM.MICROSOFT.NORM.INV(RAND();50;10)" office:value-type="float" office:value="42.4423242292043" calcext:value-type="float">
            <text:p>42,4423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([.P426]*PI()/60)*(8*([.I426]^2) + 4*[.I426]*[.B426] + 3*([.B426]^2))" office:value-type="float" office:value="51271.2839231822" calcext:value-type="float">
            <text:p>51271,28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27+6*RAND()" office:value-type="float" office:value="28.0853993834462" calcext:value-type="float">
            <text:p>28,0854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32+16*RAND()" office:value-type="float" office:value="44.0860067475587" calcext:value-type="float">
            <text:p>44,086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COM.MICROSOFT.NORM.INV(RAND();50;10)" office:value-type="float" office:value="46.0716300783242" calcext:value-type="float">
            <text:p>46,0716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([.P427]*PI()/60)*(8*([.I427]^2) + 4*[.I427]*[.B427] + 3*([.B427]^2))" office:value-type="float" office:value="55163.7910024695" calcext:value-type="float">
            <text:p>55163,79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27+6*RAND()" office:value-type="float" office:value="30.6044186290819" calcext:value-type="float">
            <text:p>30,6044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32+16*RAND()" office:value-type="float" office:value="36.732262628153" calcext:value-type="float">
            <text:p>36,7323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COM.MICROSOFT.NORM.INV(RAND();50;10)" office:value-type="float" office:value="52.9506510542521" calcext:value-type="float">
            <text:p>52,9507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([.P428]*PI()/60)*(8*([.I428]^2) + 4*[.I428]*[.B428] + 3*([.B428]^2))" office:value-type="float" office:value="50183.8430025371" calcext:value-type="float">
            <text:p>50183,84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27+6*RAND()" office:value-type="float" office:value="30.5139101569075" calcext:value-type="float">
            <text:p>30,5139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32+16*RAND()" office:value-type="float" office:value="33.0765515659004" calcext:value-type="float">
            <text:p>33,0766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COM.MICROSOFT.NORM.INV(RAND();50;10)" office:value-type="float" office:value="45.5746443633126" calcext:value-type="float">
            <text:p>45,5746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([.P429]*PI()/60)*(8*([.I429]^2) + 4*[.I429]*[.B429] + 3*([.B429]^2))" office:value-type="float" office:value="37185.3063003307" calcext:value-type="float">
            <text:p>37185,31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27+6*RAND()" office:value-type="float" office:value="32.0904322487768" calcext:value-type="float">
            <text:p>32,0904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32+16*RAND()" office:value-type="float" office:value="38.2407001424581" calcext:value-type="float">
            <text:p>38,2407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COM.MICROSOFT.NORM.INV(RAND();50;10)" office:value-type="float" office:value="35.2476387296462" calcext:value-type="float">
            <text:p>35,2476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([.P430]*PI()/60)*(8*([.I430]^2) + 4*[.I430]*[.B430] + 3*([.B430]^2))" office:value-type="float" office:value="36351.7386988744" calcext:value-type="float">
            <text:p>36351,74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27+6*RAND()" office:value-type="float" office:value="31.1746662470978" calcext:value-type="float">
            <text:p>31,1747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32+16*RAND()" office:value-type="float" office:value="32.0313348490745" calcext:value-type="float">
            <text:p>32,0313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COM.MICROSOFT.NORM.INV(RAND();50;10)" office:value-type="float" office:value="38.0255089904606" calcext:value-type="float">
            <text:p>38,0255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([.P431]*PI()/60)*(8*([.I431]^2) + 4*[.I431]*[.B431] + 3*([.B431]^2))" office:value-type="float" office:value="30099.8960367416" calcext:value-type="float">
            <text:p>30099,90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27+6*RAND()" office:value-type="float" office:value="29.5969989050645" calcext:value-type="float">
            <text:p>29,597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32+16*RAND()" office:value-type="float" office:value="39.3333847653121" calcext:value-type="float">
            <text:p>39,3334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COM.MICROSOFT.NORM.INV(RAND();50;10)" office:value-type="float" office:value="58.4903281270852" calcext:value-type="float">
            <text:p>58,4903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([.P432]*PI()/60)*(8*([.I432]^2) + 4*[.I432]*[.B432] + 3*([.B432]^2))" office:value-type="float" office:value="60214.1610915371" calcext:value-type="float">
            <text:p>60214,16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27+6*RAND()" office:value-type="float" office:value="32.5558884402271" calcext:value-type="float">
            <text:p>32,5559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32+16*RAND()" office:value-type="float" office:value="47.1642539519817" calcext:value-type="float">
            <text:p>47,1643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COM.MICROSOFT.NORM.INV(RAND();50;10)" office:value-type="float" office:value="46.5226062589929" calcext:value-type="float">
            <text:p>46,5226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([.P433]*PI()/60)*(8*([.I433]^2) + 4*[.I433]*[.B433] + 3*([.B433]^2))" office:value-type="float" office:value="66055.4919510461" calcext:value-type="float">
            <text:p>66055,49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27+6*RAND()" office:value-type="float" office:value="28.0157578072976" calcext:value-type="float">
            <text:p>28,0158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32+16*RAND()" office:value-type="float" office:value="47.8991827573627" calcext:value-type="float">
            <text:p>47,8992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COM.MICROSOFT.NORM.INV(RAND();50;10)" office:value-type="float" office:value="39.8515563851598" calcext:value-type="float">
            <text:p>39,8516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([.P434]*PI()/60)*(8*([.I434]^2) + 4*[.I434]*[.B434] + 3*([.B434]^2))" office:value-type="float" office:value="54412.9190986718" calcext:value-type="float">
            <text:p>54412,92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27+6*RAND()" office:value-type="float" office:value="31.8416370071936" calcext:value-type="float">
            <text:p>31,8416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32+16*RAND()" office:value-type="float" office:value="45.1903338637203" calcext:value-type="float">
            <text:p>45,1903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COM.MICROSOFT.NORM.INV(RAND();50;10)" office:value-type="float" office:value="37.8699732245474" calcext:value-type="float">
            <text:p>37,870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([.P435]*PI()/60)*(8*([.I435]^2) + 4*[.I435]*[.B435] + 3*([.B435]^2))" office:value-type="float" office:value="49838.8437470852" calcext:value-type="float">
            <text:p>49838,84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27+6*RAND()" office:value-type="float" office:value="27.4068309122231" calcext:value-type="float">
            <text:p>27,4068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32+16*RAND()" office:value-type="float" office:value="35.8172643203288" calcext:value-type="float">
            <text:p>35,8173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COM.MICROSOFT.NORM.INV(RAND();50;10)" office:value-type="float" office:value="56.7755132220673" calcext:value-type="float">
            <text:p>56,7755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([.P436]*PI()/60)*(8*([.I436]^2) + 4*[.I436]*[.B436] + 3*([.B436]^2))" office:value-type="float" office:value="48880.9719477127" calcext:value-type="float">
            <text:p>48880,97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27+6*RAND()" office:value-type="float" office:value="30.3506228572223" calcext:value-type="float">
            <text:p>30,3506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32+16*RAND()" office:value-type="float" office:value="47.9394645709544" calcext:value-type="float">
            <text:p>47,9395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COM.MICROSOFT.NORM.INV(RAND();50;10)" office:value-type="float" office:value="49.3251868636796" calcext:value-type="float">
            <text:p>49,3252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([.P437]*PI()/60)*(8*([.I437]^2) + 4*[.I437]*[.B437] + 3*([.B437]^2))" office:value-type="float" office:value="69651.7504231448" calcext:value-type="float">
            <text:p>69651,75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27+6*RAND()" office:value-type="float" office:value="27.2823929067235" calcext:value-type="float">
            <text:p>27,2824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32+16*RAND()" office:value-type="float" office:value="38.8745653312653" calcext:value-type="float">
            <text:p>38,8746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COM.MICROSOFT.NORM.INV(RAND();50;10)" office:value-type="float" office:value="40.5871062951635" calcext:value-type="float">
            <text:p>40,5871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([.P438]*PI()/60)*(8*([.I438]^2) + 4*[.I438]*[.B438] + 3*([.B438]^2))" office:value-type="float" office:value="39453.5864592595" calcext:value-type="float">
            <text:p>39453,59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27+6*RAND()" office:value-type="float" office:value="27.1642855571117" calcext:value-type="float">
            <text:p>27,1643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32+16*RAND()" office:value-type="float" office:value="43.6120893675834" calcext:value-type="float">
            <text:p>43,6121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COM.MICROSOFT.NORM.INV(RAND();50;10)" office:value-type="float" office:value="59.2072633311153" calcext:value-type="float">
            <text:p>59,2073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([.P439]*PI()/60)*(8*([.I439]^2) + 4*[.I439]*[.B439] + 3*([.B439]^2))" office:value-type="float" office:value="68724.4679398589" calcext:value-type="float">
            <text:p>68724,47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27+6*RAND()" office:value-type="float" office:value="27.4392960222904" calcext:value-type="float">
            <text:p>27,4393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32+16*RAND()" office:value-type="float" office:value="45.4589223954827" calcext:value-type="float">
            <text:p>45,4589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COM.MICROSOFT.NORM.INV(RAND();50;10)" office:value-type="float" office:value="59.443450845497" calcext:value-type="float">
            <text:p>59,4435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([.P440]*PI()/60)*(8*([.I440]^2) + 4*[.I440]*[.B440] + 3*([.B440]^2))" office:value-type="float" office:value="74015.029062697" calcext:value-type="float">
            <text:p>74015,03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27+6*RAND()" office:value-type="float" office:value="27.0550018788781" calcext:value-type="float">
            <text:p>27,055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32+16*RAND()" office:value-type="float" office:value="38.2542092148215" calcext:value-type="float">
            <text:p>38,2542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COM.MICROSOFT.NORM.INV(RAND();50;10)" office:value-type="float" office:value="67.8851349640608" calcext:value-type="float">
            <text:p>67,8851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([.P441]*PI()/60)*(8*([.I441]^2) + 4*[.I441]*[.B441] + 3*([.B441]^2))" office:value-type="float" office:value="64132.5990712115" calcext:value-type="float">
            <text:p>64132,60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27+6*RAND()" office:value-type="float" office:value="30.8880804043729" calcext:value-type="float">
            <text:p>30,8881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32+16*RAND()" office:value-type="float" office:value="42.3361700009555" calcext:value-type="float">
            <text:p>42,3362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COM.MICROSOFT.NORM.INV(RAND();50;10)" office:value-type="float" office:value="45.1612079828612" calcext:value-type="float">
            <text:p>45,1612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([.P442]*PI()/60)*(8*([.I442]^2) + 4*[.I442]*[.B442] + 3*([.B442]^2))" office:value-type="float" office:value="53042.9389665267" calcext:value-type="float">
            <text:p>53042,94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27+6*RAND()" office:value-type="float" office:value="30.9169333346654" calcext:value-type="float">
            <text:p>30,9169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32+16*RAND()" office:value-type="float" office:value="38.606236377731" calcext:value-type="float">
            <text:p>38,6062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COM.MICROSOFT.NORM.INV(RAND();50;10)" office:value-type="float" office:value="58.2950741844258" calcext:value-type="float">
            <text:p>58,2951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([.P443]*PI()/60)*(8*([.I443]^2) + 4*[.I443]*[.B443] + 3*([.B443]^2))" office:value-type="float" office:value="59720.065720891" calcext:value-type="float">
            <text:p>59720,07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27+6*RAND()" office:value-type="float" office:value="32.4886362918187" calcext:value-type="float">
            <text:p>32,4886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32+16*RAND()" office:value-type="float" office:value="39.9987092409283" calcext:value-type="float">
            <text:p>39,9987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COM.MICROSOFT.NORM.INV(RAND();50;10)" office:value-type="float" office:value="48.2684742770913" calcext:value-type="float">
            <text:p>48,2685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([.P444]*PI()/60)*(8*([.I444]^2) + 4*[.I444]*[.B444] + 3*([.B444]^2))" office:value-type="float" office:value="53487.7403769116" calcext:value-type="float">
            <text:p>53487,74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27+6*RAND()" office:value-type="float" office:value="29.4450025164988" calcext:value-type="float">
            <text:p>29,445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32+16*RAND()" office:value-type="float" office:value="47.9984869714826" calcext:value-type="float">
            <text:p>47,9985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COM.MICROSOFT.NORM.INV(RAND();50;10)" office:value-type="float" office:value="54.9057761722296" calcext:value-type="float">
            <text:p>54,9058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([.P445]*PI()/60)*(8*([.I445]^2) + 4*[.I445]*[.B445] + 3*([.B445]^2))" office:value-type="float" office:value="76715.9903800959" calcext:value-type="float">
            <text:p>76715,99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27+6*RAND()" office:value-type="float" office:value="27.3981266089249" calcext:value-type="float">
            <text:p>27,3981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32+16*RAND()" office:value-type="float" office:value="47.8352906312794" calcext:value-type="float">
            <text:p>47,8353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COM.MICROSOFT.NORM.INV(RAND();50;10)" office:value-type="float" office:value="51.8943913093486" calcext:value-type="float">
            <text:p>51,8944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([.P446]*PI()/60)*(8*([.I446]^2) + 4*[.I446]*[.B446] + 3*([.B446]^2))" office:value-type="float" office:value="70103.5684392217" calcext:value-type="float">
            <text:p>70103,57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27+6*RAND()" office:value-type="float" office:value="29.1421143135522" calcext:value-type="float">
            <text:p>29,1421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32+16*RAND()" office:value-type="float" office:value="42.9169470984489" calcext:value-type="float">
            <text:p>42,9169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COM.MICROSOFT.NORM.INV(RAND();50;10)" office:value-type="float" office:value="56.798803368318" calcext:value-type="float">
            <text:p>56,7988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([.P447]*PI()/60)*(8*([.I447]^2) + 4*[.I447]*[.B447] + 3*([.B447]^2))" office:value-type="float" office:value="66276.4930420029" calcext:value-type="float">
            <text:p>66276,49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27+6*RAND()" office:value-type="float" office:value="29.3283361068461" calcext:value-type="float">
            <text:p>29,3283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32+16*RAND()" office:value-type="float" office:value="33.0959738548845" calcext:value-type="float">
            <text:p>33,096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COM.MICROSOFT.NORM.INV(RAND();50;10)" office:value-type="float" office:value="47.8552434036875" calcext:value-type="float">
            <text:p>47,8552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([.P448]*PI()/60)*(8*([.I448]^2) + 4*[.I448]*[.B448] + 3*([.B448]^2))" office:value-type="float" office:value="38151.2090437482" calcext:value-type="float">
            <text:p>38151,21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27+6*RAND()" office:value-type="float" office:value="29.5457001978066" calcext:value-type="float">
            <text:p>29,5457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32+16*RAND()" office:value-type="float" office:value="44.4765157755464" calcext:value-type="float">
            <text:p>44,4765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COM.MICROSOFT.NORM.INV(RAND();50;10)" office:value-type="float" office:value="35.1277221764841" calcext:value-type="float">
            <text:p>35,1277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([.P449]*PI()/60)*(8*([.I449]^2) + 4*[.I449]*[.B449] + 3*([.B449]^2))" office:value-type="float" office:value="43591.9102607377" calcext:value-type="float">
            <text:p>43591,91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27+6*RAND()" office:value-type="float" office:value="29.6796299458947" calcext:value-type="float">
            <text:p>29,6796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32+16*RAND()" office:value-type="float" office:value="39.8950360435993" calcext:value-type="float">
            <text:p>39,8950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COM.MICROSOFT.NORM.INV(RAND();50;10)" office:value-type="float" office:value="58.7750562867185" calcext:value-type="float">
            <text:p>58,7751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([.P450]*PI()/60)*(8*([.I450]^2) + 4*[.I450]*[.B450] + 3*([.B450]^2))" office:value-type="float" office:value="61893.2533480199" calcext:value-type="float">
            <text:p>61893,25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27+6*RAND()" office:value-type="float" office:value="31.4213628515136" calcext:value-type="float">
            <text:p>31,4214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32+16*RAND()" office:value-type="float" office:value="36.9378158245236" calcext:value-type="float">
            <text:p>36,9378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COM.MICROSOFT.NORM.INV(RAND();50;10)" office:value-type="float" office:value="63.3451804766224" calcext:value-type="float">
            <text:p>63,3452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([.P451]*PI()/60)*(8*([.I451]^2) + 4*[.I451]*[.B451] + 3*([.B451]^2))" office:value-type="float" office:value="61425.0397224653" calcext:value-type="float">
            <text:p>61425,04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27+6*RAND()" office:value-type="float" office:value="28.0160878307652" calcext:value-type="float">
            <text:p>28,0161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32+16*RAND()" office:value-type="float" office:value="39.1812268104404" calcext:value-type="float">
            <text:p>39,1812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COM.MICROSOFT.NORM.INV(RAND();50;10)" office:value-type="float" office:value="37.108106896125" calcext:value-type="float">
            <text:p>37,1081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([.P452]*PI()/60)*(8*([.I452]^2) + 4*[.I452]*[.B452] + 3*([.B452]^2))" office:value-type="float" office:value="36968.7516153274" calcext:value-type="float">
            <text:p>36968,75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27+6*RAND()" office:value-type="float" office:value="30.0469688724261" calcext:value-type="float">
            <text:p>30,0470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32+16*RAND()" office:value-type="float" office:value="35.2419219817966" calcext:value-type="float">
            <text:p>35,2419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COM.MICROSOFT.NORM.INV(RAND();50;10)" office:value-type="float" office:value="47.5393051359667" calcext:value-type="float">
            <text:p>47,5393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([.P453]*PI()/60)*(8*([.I453]^2) + 4*[.I453]*[.B453] + 3*([.B453]^2))" office:value-type="float" office:value="42017.0316161101" calcext:value-type="float">
            <text:p>42017,03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27+6*RAND()" office:value-type="float" office:value="28.0609109478537" calcext:value-type="float">
            <text:p>28,0609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32+16*RAND()" office:value-type="float" office:value="45.619772458449" calcext:value-type="float">
            <text:p>45,6198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COM.MICROSOFT.NORM.INV(RAND();50;10)" office:value-type="float" office:value="56.1806565231708" calcext:value-type="float">
            <text:p>56,1807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([.P454]*PI()/60)*(8*([.I454]^2) + 4*[.I454]*[.B454] + 3*([.B454]^2))" office:value-type="float" office:value="70987.2314309708" calcext:value-type="float">
            <text:p>70987,23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27+6*RAND()" office:value-type="float" office:value="28.2502748791594" calcext:value-type="float">
            <text:p>28,2503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32+16*RAND()" office:value-type="float" office:value="42.0562149975449" calcext:value-type="float">
            <text:p>42,0562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COM.MICROSOFT.NORM.INV(RAND();50;10)" office:value-type="float" office:value="48.3058184945857" calcext:value-type="float">
            <text:p>48,3058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([.P455]*PI()/60)*(8*([.I455]^2) + 4*[.I455]*[.B455] + 3*([.B455]^2))" office:value-type="float" office:value="53864.7891448411" calcext:value-type="float">
            <text:p>53864,79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27+6*RAND()" office:value-type="float" office:value="32.5790336590726" calcext:value-type="float">
            <text:p>32,579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32+16*RAND()" office:value-type="float" office:value="32.9414909314364" calcext:value-type="float">
            <text:p>32,9415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COM.MICROSOFT.NORM.INV(RAND();50;10)" office:value-type="float" office:value="66.5163910028394" calcext:value-type="float">
            <text:p>66,5164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([.P456]*PI()/60)*(8*([.I456]^2) + 4*[.I456]*[.B456] + 3*([.B456]^2))" office:value-type="float" office:value="56275.3494793524" calcext:value-type="float">
            <text:p>56275,35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27+6*RAND()" office:value-type="float" office:value="29.8764463446569" calcext:value-type="float">
            <text:p>29,8764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32+16*RAND()" office:value-type="float" office:value="41.9662418011576" calcext:value-type="float">
            <text:p>41,9662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COM.MICROSOFT.NORM.INV(RAND();50;10)" office:value-type="float" office:value="57.8961210160128" calcext:value-type="float">
            <text:p>57,8961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([.P457]*PI()/60)*(8*([.I457]^2) + 4*[.I457]*[.B457] + 3*([.B457]^2))" office:value-type="float" office:value="66031.7171301624" calcext:value-type="float">
            <text:p>66031,72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27+6*RAND()" office:value-type="float" office:value="28.6855492370669" calcext:value-type="float">
            <text:p>28,6855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32+16*RAND()" office:value-type="float" office:value="39.3021389115602" calcext:value-type="float">
            <text:p>39,3021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COM.MICROSOFT.NORM.INV(RAND();50;10)" office:value-type="float" office:value="52.491380368021" calcext:value-type="float">
            <text:p>52,4914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([.P458]*PI()/60)*(8*([.I458]^2) + 4*[.I458]*[.B458] + 3*([.B458]^2))" office:value-type="float" office:value="53142.3977867753" calcext:value-type="float">
            <text:p>53142,40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27+6*RAND()" office:value-type="float" office:value="29.1413806609344" calcext:value-type="float">
            <text:p>29,1414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32+16*RAND()" office:value-type="float" office:value="35.9479993898422" calcext:value-type="float">
            <text:p>35,948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COM.MICROSOFT.NORM.INV(RAND();50;10)" office:value-type="float" office:value="44.4835235826293" calcext:value-type="float">
            <text:p>44,4835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([.P459]*PI()/60)*(8*([.I459]^2) + 4*[.I459]*[.B459] + 3*([.B459]^2))" office:value-type="float" office:value="39772.6594242831" calcext:value-type="float">
            <text:p>39772,66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27+6*RAND()" office:value-type="float" office:value="30.0094946224708" calcext:value-type="float">
            <text:p>30,0095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32+16*RAND()" office:value-type="float" office:value="34.5524461362511" calcext:value-type="float">
            <text:p>34,5524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COM.MICROSOFT.NORM.INV(RAND();50;10)" office:value-type="float" office:value="42.1160973643062" calcext:value-type="float">
            <text:p>42,1161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([.P460]*PI()/60)*(8*([.I460]^2) + 4*[.I460]*[.B460] + 3*([.B460]^2))" office:value-type="float" office:value="36165.8103868852" calcext:value-type="float">
            <text:p>36165,81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27+6*RAND()" office:value-type="float" office:value="28.4915667471942" calcext:value-type="float">
            <text:p>28,4916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32+16*RAND()" office:value-type="float" office:value="37.1262275371701" calcext:value-type="float">
            <text:p>37,1262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COM.MICROSOFT.NORM.INV(RAND();50;10)" office:value-type="float" office:value="41.8487222922597" calcext:value-type="float">
            <text:p>41,8487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([.P461]*PI()/60)*(8*([.I461]^2) + 4*[.I461]*[.B461] + 3*([.B461]^2))" office:value-type="float" office:value="38769.4520470117" calcext:value-type="float">
            <text:p>38769,45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27+6*RAND()" office:value-type="float" office:value="30.0904768088367" calcext:value-type="float">
            <text:p>30,0905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32+16*RAND()" office:value-type="float" office:value="32.7357682976872" calcext:value-type="float">
            <text:p>32,7358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COM.MICROSOFT.NORM.INV(RAND();50;10)" office:value-type="float" office:value="41.2444031170969" calcext:value-type="float">
            <text:p>41,2444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([.P462]*PI()/60)*(8*([.I462]^2) + 4*[.I462]*[.B462] + 3*([.B462]^2))" office:value-type="float" office:value="32888.882875908" calcext:value-type="float">
            <text:p>32888,88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27+6*RAND()" office:value-type="float" office:value="30.7561375319492" calcext:value-type="float">
            <text:p>30,7561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32+16*RAND()" office:value-type="float" office:value="33.4480260964483" calcext:value-type="float">
            <text:p>33,448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COM.MICROSOFT.NORM.INV(RAND();50;10)" office:value-type="float" office:value="37.1230066644367" calcext:value-type="float">
            <text:p>37,123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([.P463]*PI()/60)*(8*([.I463]^2) + 4*[.I463]*[.B463] + 3*([.B463]^2))" office:value-type="float" office:value="30911.3818475169" calcext:value-type="float">
            <text:p>30911,38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27+6*RAND()" office:value-type="float" office:value="28.4798743666615" calcext:value-type="float">
            <text:p>28,4799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32+16*RAND()" office:value-type="float" office:value="36.8918818812817" calcext:value-type="float">
            <text:p>36,8919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COM.MICROSOFT.NORM.INV(RAND();50;10)" office:value-type="float" office:value="48.1620785806451" calcext:value-type="float">
            <text:p>48,1621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([.P464]*PI()/60)*(8*([.I464]^2) + 4*[.I464]*[.B464] + 3*([.B464]^2))" office:value-type="float" office:value="44191.5887938484" calcext:value-type="float">
            <text:p>44191,5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27+6*RAND()" office:value-type="float" office:value="28.1494840581436" calcext:value-type="float">
            <text:p>28,1495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32+16*RAND()" office:value-type="float" office:value="37.0095427427441" calcext:value-type="float">
            <text:p>37,0095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COM.MICROSOFT.NORM.INV(RAND();50;10)" office:value-type="float" office:value="58.3592828747777" calcext:value-type="float">
            <text:p>58,3593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([.P465]*PI()/60)*(8*([.I465]^2) + 4*[.I465]*[.B465] + 3*([.B465]^2))" office:value-type="float" office:value="53480.6843822654" calcext:value-type="float">
            <text:p>53480,68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27+6*RAND()" office:value-type="float" office:value="31.7396293713246" calcext:value-type="float">
            <text:p>31,7396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32+16*RAND()" office:value-type="float" office:value="36.5897930767387" calcext:value-type="float">
            <text:p>36,5898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COM.MICROSOFT.NORM.INV(RAND();50;10)" office:value-type="float" office:value="44.0773863739026" calcext:value-type="float">
            <text:p>44,0774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([.P466]*PI()/60)*(8*([.I466]^2) + 4*[.I466]*[.B466] + 3*([.B466]^2))" office:value-type="float" office:value="42414.5739370912" calcext:value-type="float">
            <text:p>42414,57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27+6*RAND()" office:value-type="float" office:value="29.3181215047371" calcext:value-type="float">
            <text:p>29,3181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32+16*RAND()" office:value-type="float" office:value="38.1766138467938" calcext:value-type="float">
            <text:p>38,1766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COM.MICROSOFT.NORM.INV(RAND();50;10)" office:value-type="float" office:value="45.6533268256247" calcext:value-type="float">
            <text:p>45,6533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([.P467]*PI()/60)*(8*([.I467]^2) + 4*[.I467]*[.B467] + 3*([.B467]^2))" office:value-type="float" office:value="44737.2307171142" calcext:value-type="float">
            <text:p>44737,23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27+6*RAND()" office:value-type="float" office:value="30.0248367951717" calcext:value-type="float">
            <text:p>30,0248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32+16*RAND()" office:value-type="float" office:value="34.3545945491642" calcext:value-type="float">
            <text:p>34,3546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COM.MICROSOFT.NORM.INV(RAND();50;10)" office:value-type="float" office:value="59.1646663717397" calcext:value-type="float">
            <text:p>59,1647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([.P468]*PI()/60)*(8*([.I468]^2) + 4*[.I468]*[.B468] + 3*([.B468]^2))" office:value-type="float" office:value="50409.3515072841" calcext:value-type="float">
            <text:p>50409,35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27+6*RAND()" office:value-type="float" office:value="32.5667281325441" calcext:value-type="float">
            <text:p>32,5667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32+16*RAND()" office:value-type="float" office:value="46.878896581009" calcext:value-type="float">
            <text:p>46,8789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COM.MICROSOFT.NORM.INV(RAND();50;10)" office:value-type="float" office:value="45.2983241874953" calcext:value-type="float">
            <text:p>45,2983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([.P469]*PI()/60)*(8*([.I469]^2) + 4*[.I469]*[.B469] + 3*([.B469]^2))" office:value-type="float" office:value="63729.6935576852" calcext:value-type="float">
            <text:p>63729,69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27+6*RAND()" office:value-type="float" office:value="31.3820457144175" calcext:value-type="float">
            <text:p>31,3820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32+16*RAND()" office:value-type="float" office:value="38.1996789779514" calcext:value-type="float">
            <text:p>38,1997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COM.MICROSOFT.NORM.INV(RAND();50;10)" office:value-type="float" office:value="34.1588146189125" calcext:value-type="float">
            <text:p>34,1588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([.P470]*PI()/60)*(8*([.I470]^2) + 4*[.I470]*[.B470] + 3*([.B470]^2))" office:value-type="float" office:value="34739.6740146697" calcext:value-type="float">
            <text:p>34739,67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27+6*RAND()" office:value-type="float" office:value="29.9817187038716" calcext:value-type="float">
            <text:p>29,9817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32+16*RAND()" office:value-type="float" office:value="39.291952541098" calcext:value-type="float">
            <text:p>39,292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COM.MICROSOFT.NORM.INV(RAND();50;10)" office:value-type="float" office:value="60.7722037782356" calcext:value-type="float">
            <text:p>60,7722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([.P471]*PI()/60)*(8*([.I471]^2) + 4*[.I471]*[.B471] + 3*([.B471]^2))" office:value-type="float" office:value="62875.9632644586" calcext:value-type="float">
            <text:p>62875,96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27+6*RAND()" office:value-type="float" office:value="31.7793202113826" calcext:value-type="float">
            <text:p>31,7793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32+16*RAND()" office:value-type="float" office:value="35.5992673542351" calcext:value-type="float">
            <text:p>35,5993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COM.MICROSOFT.NORM.INV(RAND();50;10)" office:value-type="float" office:value="46.2058903495664" calcext:value-type="float">
            <text:p>46,2059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([.P472]*PI()/60)*(8*([.I472]^2) + 4*[.I472]*[.B472] + 3*([.B472]^2))" office:value-type="float" office:value="42806.5487946114" calcext:value-type="float">
            <text:p>42806,55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27+6*RAND()" office:value-type="float" office:value="28.6206215105485" calcext:value-type="float">
            <text:p>28,6206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32+16*RAND()" office:value-type="float" office:value="32.6684356648475" calcext:value-type="float">
            <text:p>32,6684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COM.MICROSOFT.NORM.INV(RAND();50;10)" office:value-type="float" office:value="59.8939955199832" calcext:value-type="float">
            <text:p>59,8940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([.P473]*PI()/60)*(8*([.I473]^2) + 4*[.I473]*[.B473] + 3*([.B473]^2))" office:value-type="float" office:value="46210.2012027685" calcext:value-type="float">
            <text:p>46210,20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27+6*RAND()" office:value-type="float" office:value="30.7700308158528" calcext:value-type="float">
            <text:p>30,7700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32+16*RAND()" office:value-type="float" office:value="41.8540537711233" calcext:value-type="float">
            <text:p>41,8541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COM.MICROSOFT.NORM.INV(RAND();50;10)" office:value-type="float" office:value="64.2355796570289" calcext:value-type="float">
            <text:p>64,2356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([.P474]*PI()/60)*(8*([.I474]^2) + 4*[.I474]*[.B474] + 3*([.B474]^2))" office:value-type="float" office:value="74013.8559275707" calcext:value-type="float">
            <text:p>74013,86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27+6*RAND()" office:value-type="float" office:value="29.7380654916633" calcext:value-type="float">
            <text:p>29,7381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32+16*RAND()" office:value-type="float" office:value="47.5071376170963" calcext:value-type="float">
            <text:p>47,5071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COM.MICROSOFT.NORM.INV(RAND();50;10)" office:value-type="float" office:value="55.8690749500644" calcext:value-type="float">
            <text:p>55,8691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([.P475]*PI()/60)*(8*([.I475]^2) + 4*[.I475]*[.B475] + 3*([.B475]^2))" office:value-type="float" office:value="77109.5781133167" calcext:value-type="float">
            <text:p>77109,58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27+6*RAND()" office:value-type="float" office:value="30.7386825021822" calcext:value-type="float">
            <text:p>30,7387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32+16*RAND()" office:value-type="float" office:value="45.2322549615055" calcext:value-type="float">
            <text:p>45,2323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COM.MICROSOFT.NORM.INV(RAND();50;10)" office:value-type="float" office:value="31.8552631410943" calcext:value-type="float">
            <text:p>31,8553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([.P476]*PI()/60)*(8*([.I476]^2) + 4*[.I476]*[.B476] + 3*([.B476]^2))" office:value-type="float" office:value="41304.4327202047" calcext:value-type="float">
            <text:p>41304,43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27+6*RAND()" office:value-type="float" office:value="32.4593988291454" calcext:value-type="float">
            <text:p>32,4594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32+16*RAND()" office:value-type="float" office:value="45.132825223729" calcext:value-type="float">
            <text:p>45,1328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COM.MICROSOFT.NORM.INV(RAND();50;10)" office:value-type="float" office:value="50.217868984128" calcext:value-type="float">
            <text:p>50,2179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([.P477]*PI()/60)*(8*([.I477]^2) + 4*[.I477]*[.B477] + 3*([.B477]^2))" office:value-type="float" office:value="66567.3751739135" calcext:value-type="float">
            <text:p>66567,38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27+6*RAND()" office:value-type="float" office:value="29.6963054838125" calcext:value-type="float">
            <text:p>29,6963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32+16*RAND()" office:value-type="float" office:value="40.9713193345815" calcext:value-type="float">
            <text:p>40,9713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COM.MICROSOFT.NORM.INV(RAND();50;10)" office:value-type="float" office:value="49.4333555541378" calcext:value-type="float">
            <text:p>49,4334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([.P478]*PI()/60)*(8*([.I478]^2) + 4*[.I478]*[.B478] + 3*([.B478]^2))" office:value-type="float" office:value="54203.6318917443" calcext:value-type="float">
            <text:p>54203,63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27+6*RAND()" office:value-type="float" office:value="29.2065241208766" calcext:value-type="float">
            <text:p>29,2065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32+16*RAND()" office:value-type="float" office:value="32.7256352696568" calcext:value-type="float">
            <text:p>32,7256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COM.MICROSOFT.NORM.INV(RAND();50;10)" office:value-type="float" office:value="55.5557540912497" calcext:value-type="float">
            <text:p>55,5558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([.P479]*PI()/60)*(8*([.I479]^2) + 4*[.I479]*[.B479] + 3*([.B479]^2))" office:value-type="float" office:value="43487.9688074342" calcext:value-type="float">
            <text:p>43487,97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27+6*RAND()" office:value-type="float" office:value="29.2881736925337" calcext:value-type="float">
            <text:p>29,2882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32+16*RAND()" office:value-type="float" office:value="47.9614070113748" calcext:value-type="float">
            <text:p>47,9614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COM.MICROSOFT.NORM.INV(RAND();50;10)" office:value-type="float" office:value="71.5896981945802" calcext:value-type="float">
            <text:p>71,5897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([.P480]*PI()/60)*(8*([.I480]^2) + 4*[.I480]*[.B480] + 3*([.B480]^2))" office:value-type="float" office:value="99687.833607272" calcext:value-type="float">
            <text:p>99687,83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27+6*RAND()" office:value-type="float" office:value="31.7254095899407" calcext:value-type="float">
            <text:p>31,7254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32+16*RAND()" office:value-type="float" office:value="32.8967403415591" calcext:value-type="float">
            <text:p>32,8967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COM.MICROSOFT.NORM.INV(RAND();50;10)" office:value-type="float" office:value="43.8392852409317" calcext:value-type="float">
            <text:p>43,8393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([.P481]*PI()/60)*(8*([.I481]^2) + 4*[.I481]*[.B481] + 3*([.B481]^2))" office:value-type="float" office:value="36386.3472661803" calcext:value-type="float">
            <text:p>36386,35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27+6*RAND()" office:value-type="float" office:value="28.0392836218234" calcext:value-type="float">
            <text:p>28,0393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32+16*RAND()" office:value-type="float" office:value="35.9526925254613" calcext:value-type="float">
            <text:p>35,9527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COM.MICROSOFT.NORM.INV(RAND();50;10)" office:value-type="float" office:value="42.3529716181931" calcext:value-type="float">
            <text:p>42,353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([.P482]*PI()/60)*(8*([.I482]^2) + 4*[.I482]*[.B482] + 3*([.B482]^2))" office:value-type="float" office:value="37104.2111510714" calcext:value-type="float">
            <text:p>37104,21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27+6*RAND()" office:value-type="float" office:value="29.7892080482561" calcext:value-type="float">
            <text:p>29,7892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32+16*RAND()" office:value-type="float" office:value="47.3854326959699" calcext:value-type="float">
            <text:p>47,3854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COM.MICROSOFT.NORM.INV(RAND();50;10)" office:value-type="float" office:value="63.0413930108585" calcext:value-type="float">
            <text:p>63,0414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([.P483]*PI()/60)*(8*([.I483]^2) + 4*[.I483]*[.B483] + 3*([.B483]^2))" office:value-type="float" office:value="86718.08283714" calcext:value-type="float">
            <text:p>86718,08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27+6*RAND()" office:value-type="float" office:value="29.0118380624335" calcext:value-type="float">
            <text:p>29,0118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32+16*RAND()" office:value-type="float" office:value="42.7245027776808" calcext:value-type="float">
            <text:p>42,7245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COM.MICROSOFT.NORM.INV(RAND();50;10)" office:value-type="float" office:value="61.2982653543428" calcext:value-type="float">
            <text:p>61,2983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([.P484]*PI()/60)*(8*([.I484]^2) + 4*[.I484]*[.B484] + 3*([.B484]^2))" office:value-type="float" office:value="70887.1679822965" calcext:value-type="float">
            <text:p>70887,17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27+6*RAND()" office:value-type="float" office:value="27.6920174297411" calcext:value-type="float">
            <text:p>27,692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32+16*RAND()" office:value-type="float" office:value="38.1356201004237" calcext:value-type="float">
            <text:p>38,1356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COM.MICROSOFT.NORM.INV(RAND();50;10)" office:value-type="float" office:value="44.8667641491203" calcext:value-type="float">
            <text:p>44,8668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([.P485]*PI()/60)*(8*([.I485]^2) + 4*[.I485]*[.B485] + 3*([.B485]^2))" office:value-type="float" office:value="42660.2926119975" calcext:value-type="float">
            <text:p>42660,29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27+6*RAND()" office:value-type="float" office:value="31.2335023025516" calcext:value-type="float">
            <text:p>31,2335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32+16*RAND()" office:value-type="float" office:value="42.455660475418" calcext:value-type="float">
            <text:p>42,4557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COM.MICROSOFT.NORM.INV(RAND();50;10)" office:value-type="float" office:value="48.5418543393278" calcext:value-type="float">
            <text:p>48,5419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([.P486]*PI()/60)*(8*([.I486]^2) + 4*[.I486]*[.B486] + 3*([.B486]^2))" office:value-type="float" office:value="57569.8366596027" calcext:value-type="float">
            <text:p>57569,84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27+6*RAND()" office:value-type="float" office:value="32.9597221326549" calcext:value-type="float">
            <text:p>32,9597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32+16*RAND()" office:value-type="float" office:value="40.6123098861426" calcext:value-type="float">
            <text:p>40,6123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COM.MICROSOFT.NORM.INV(RAND();50;10)" office:value-type="float" office:value="59.8545934757098" calcext:value-type="float">
            <text:p>59,8546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([.P487]*PI()/60)*(8*([.I487]^2) + 4*[.I487]*[.B487] + 3*([.B487]^2))" office:value-type="float" office:value="68346.4115323818" calcext:value-type="float">
            <text:p>68346,41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27+6*RAND()" office:value-type="float" office:value="30.525649897987" calcext:value-type="float">
            <text:p>30,5256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32+16*RAND()" office:value-type="float" office:value="38.2168269660324" calcext:value-type="float">
            <text:p>38,2168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COM.MICROSOFT.NORM.INV(RAND();50;10)" office:value-type="float" office:value="49.5496758147219" calcext:value-type="float">
            <text:p>49,5497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([.P488]*PI()/60)*(8*([.I488]^2) + 4*[.I488]*[.B488] + 3*([.B488]^2))" office:value-type="float" office:value="49672.7381564271" calcext:value-type="float">
            <text:p>49672,74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27+6*RAND()" office:value-type="float" office:value="30.1112838608678" calcext:value-type="float">
            <text:p>30,1113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32+16*RAND()" office:value-type="float" office:value="37.8588391970843" calcext:value-type="float">
            <text:p>37,8588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COM.MICROSOFT.NORM.INV(RAND();50;10)" office:value-type="float" office:value="46.8264721716923" calcext:value-type="float">
            <text:p>46,8265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([.P489]*PI()/60)*(8*([.I489]^2) + 4*[.I489]*[.B489] + 3*([.B489]^2))" office:value-type="float" office:value="45962.7463318509" calcext:value-type="float">
            <text:p>45962,75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27+6*RAND()" office:value-type="float" office:value="32.5099239565898" calcext:value-type="float">
            <text:p>32,5099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32+16*RAND()" office:value-type="float" office:value="45.1999802384526" calcext:value-type="float">
            <text:p>45,200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COM.MICROSOFT.NORM.INV(RAND();50;10)" office:value-type="float" office:value="50.6053425188515" calcext:value-type="float">
            <text:p>50,6053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([.P490]*PI()/60)*(8*([.I490]^2) + 4*[.I490]*[.B490] + 3*([.B490]^2))" office:value-type="float" office:value="67282.9910809897" calcext:value-type="float">
            <text:p>67282,99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27+6*RAND()" office:value-type="float" office:value="28.902273390675" calcext:value-type="float">
            <text:p>28,9023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32+16*RAND()" office:value-type="float" office:value="42.0859233122319" calcext:value-type="float">
            <text:p>42,0859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COM.MICROSOFT.NORM.INV(RAND();50;10)" office:value-type="float" office:value="48.2616565076934" calcext:value-type="float">
            <text:p>48,2617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([.P491]*PI()/60)*(8*([.I491]^2) + 4*[.I491]*[.B491] + 3*([.B491]^2))" office:value-type="float" office:value="54434.4132401432" calcext:value-type="float">
            <text:p>54434,41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27+6*RAND()" office:value-type="float" office:value="27.9613367461134" calcext:value-type="float">
            <text:p>27,9613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32+16*RAND()" office:value-type="float" office:value="36.5531475525349" calcext:value-type="float">
            <text:p>36,5531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COM.MICROSOFT.NORM.INV(RAND();50;10)" office:value-type="float" office:value="51.452439545027" calcext:value-type="float">
            <text:p>51,4524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([.P492]*PI()/60)*(8*([.I492]^2) + 4*[.I492]*[.B492] + 3*([.B492]^2))" office:value-type="float" office:value="46129.7536140467" calcext:value-type="float">
            <text:p>46129,75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27+6*RAND()" office:value-type="float" office:value="32.7718904747162" calcext:value-type="float">
            <text:p>32,7719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32+16*RAND()" office:value-type="float" office:value="33.4155006688088" calcext:value-type="float">
            <text:p>33,4155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COM.MICROSOFT.NORM.INV(RAND();50;10)" office:value-type="float" office:value="43.6136307662043" calcext:value-type="float">
            <text:p>43,6136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([.P493]*PI()/60)*(8*([.I493]^2) + 4*[.I493]*[.B493] + 3*([.B493]^2))" office:value-type="float" office:value="37759.6549008083" calcext:value-type="float">
            <text:p>37759,65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27+6*RAND()" office:value-type="float" office:value="27.1033242868725" calcext:value-type="float">
            <text:p>27,1033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32+16*RAND()" office:value-type="float" office:value="32.1929060760886" calcext:value-type="float">
            <text:p>32,1929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COM.MICROSOFT.NORM.INV(RAND();50;10)" office:value-type="float" office:value="49.9421151897035" calcext:value-type="float">
            <text:p>49,9421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([.P494]*PI()/60)*(8*([.I494]^2) + 4*[.I494]*[.B494] + 3*([.B494]^2))" office:value-type="float" office:value="36570.1933900568" calcext:value-type="float">
            <text:p>36570,19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27+6*RAND()" office:value-type="float" office:value="27.4560182041023" calcext:value-type="float">
            <text:p>27,4560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32+16*RAND()" office:value-type="float" office:value="38.181792953983" calcext:value-type="float">
            <text:p>38,1818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COM.MICROSOFT.NORM.INV(RAND();50;10)" office:value-type="float" office:value="66.2443251419106" calcext:value-type="float">
            <text:p>66,2443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([.P495]*PI()/60)*(8*([.I495]^2) + 4*[.I495]*[.B495] + 3*([.B495]^2))" office:value-type="float" office:value="62841.6138913762" calcext:value-type="float">
            <text:p>62841,61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27+6*RAND()" office:value-type="float" office:value="31.0412081542891" calcext:value-type="float">
            <text:p>31,0412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32+16*RAND()" office:value-type="float" office:value="44.7361830491573" calcext:value-type="float">
            <text:p>44,7362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COM.MICROSOFT.NORM.INV(RAND();50;10)" office:value-type="float" office:value="53.7501974595524" calcext:value-type="float">
            <text:p>53,7502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([.P496]*PI()/60)*(8*([.I496]^2) + 4*[.I496]*[.B496] + 3*([.B496]^2))" office:value-type="float" office:value="68827.6640551508" calcext:value-type="float">
            <text:p>68827,66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27+6*RAND()" office:value-type="float" office:value="28.7834819087293" calcext:value-type="float">
            <text:p>28,7835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32+16*RAND()" office:value-type="float" office:value="40.2911898810416" calcext:value-type="float">
            <text:p>40,2912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COM.MICROSOFT.NORM.INV(RAND();50;10)" office:value-type="float" office:value="52.1732247641741" calcext:value-type="float">
            <text:p>52,1732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([.P497]*PI()/60)*(8*([.I497]^2) + 4*[.I497]*[.B497] + 3*([.B497]^2))" office:value-type="float" office:value="54939.9646499047" calcext:value-type="float">
            <text:p>54939,96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27+6*RAND()" office:value-type="float" office:value="31.1408746393863" calcext:value-type="float">
            <text:p>31,1409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32+16*RAND()" office:value-type="float" office:value="44.7038435880095" calcext:value-type="float">
            <text:p>44,7038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COM.MICROSOFT.NORM.INV(RAND();50;10)" office:value-type="float" office:value="77.7056896253411" calcext:value-type="float">
            <text:p>77,7057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([.P498]*PI()/60)*(8*([.I498]^2) + 4*[.I498]*[.B498] + 3*([.B498]^2))" office:value-type="float" office:value="99540.583889415" calcext:value-type="float">
            <text:p>99540,58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27+6*RAND()" office:value-type="float" office:value="27.4925307801459" calcext:value-type="float">
            <text:p>27,4925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32+16*RAND()" office:value-type="float" office:value="46.9564644042403" calcext:value-type="float">
            <text:p>46,9565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COM.MICROSOFT.NORM.INV(RAND();50;10)" office:value-type="float" office:value="46.6337345355745" calcext:value-type="float">
            <text:p>46,6337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([.P499]*PI()/60)*(8*([.I499]^2) + 4*[.I499]*[.B499] + 3*([.B499]^2))" office:value-type="float" office:value="61215.8080141374" calcext:value-type="float">
            <text:p>61215,81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27+6*RAND()" office:value-type="float" office:value="28.5494427869562" calcext:value-type="float">
            <text:p>28,5494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32+16*RAND()" office:value-type="float" office:value="46.8115180786699" calcext:value-type="float">
            <text:p>46,8115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COM.MICROSOFT.NORM.INV(RAND();50;10)" office:value-type="float" office:value="56.9211936302891" calcext:value-type="float">
            <text:p>56,9212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([.P500]*PI()/60)*(8*([.I500]^2) + 4*[.I500]*[.B500] + 3*([.B500]^2))" office:value-type="float" office:value="75467.9486258483" calcext:value-type="float">
            <text:p>75467,95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27+6*RAND()" office:value-type="float" office:value="32.1235659064259" calcext:value-type="float">
            <text:p>32,1236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32+16*RAND()" office:value-type="float" office:value="33.4460835922509" calcext:value-type="float">
            <text:p>33,4461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COM.MICROSOFT.NORM.INV(RAND();50;10)" office:value-type="float" office:value="59.8474976688201" calcext:value-type="float">
            <text:p>59,8475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([.P501]*PI()/60)*(8*([.I501]^2) + 4*[.I501]*[.B501] + 3*([.B501]^2))" office:value-type="float" office:value="51211.0594936691" calcext:value-type="float">
            <text:p>51211,06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27+6*RAND()" office:value-type="float" office:value="29.0650604374241" calcext:value-type="float">
            <text:p>29,0651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32+16*RAND()" office:value-type="float" office:value="38.8045385386795" calcext:value-type="float">
            <text:p>38,8045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COM.MICROSOFT.NORM.INV(RAND();50;10)" office:value-type="float" office:value="56.4464199627309" calcext:value-type="float">
            <text:p>56,4464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([.P502]*PI()/60)*(8*([.I502]^2) + 4*[.I502]*[.B502] + 3*([.B502]^2))" office:value-type="float" office:value="56427.2172044002" calcext:value-type="float">
            <text:p>56427,22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27+6*RAND()" office:value-type="float" office:value="30.8870955293532" calcext:value-type="float">
            <text:p>30,8871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32+16*RAND()" office:value-type="float" office:value="35.5337135922164" calcext:value-type="float">
            <text:p>35,5337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COM.MICROSOFT.NORM.INV(RAND();50;10)" office:value-type="float" office:value="53.8466861095904" calcext:value-type="float">
            <text:p>53,8467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([.P503]*PI()/60)*(8*([.I503]^2) + 4*[.I503]*[.B503] + 3*([.B503]^2))" office:value-type="float" office:value="48926.0787249415" calcext:value-type="float">
            <text:p>48926,0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27+6*RAND()" office:value-type="float" office:value="32.7920457890723" calcext:value-type="float">
            <text:p>32,792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32+16*RAND()" office:value-type="float" office:value="43.8549892846495" calcext:value-type="float">
            <text:p>43,855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COM.MICROSOFT.NORM.INV(RAND();50;10)" office:value-type="float" office:value="45.9014192523526" calcext:value-type="float">
            <text:p>45,9014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([.P504]*PI()/60)*(8*([.I504]^2) + 4*[.I504]*[.B504] + 3*([.B504]^2))" office:value-type="float" office:value="58557.2563499515" calcext:value-type="float">
            <text:p>58557,26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27+6*RAND()" office:value-type="float" office:value="30.4441030214075" calcext:value-type="float">
            <text:p>30,4441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32+16*RAND()" office:value-type="float" office:value="41.4341408777982" calcext:value-type="float">
            <text:p>41,4341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COM.MICROSOFT.NORM.INV(RAND();50;10)" office:value-type="float" office:value="43.4830804600515" calcext:value-type="float">
            <text:p>43,4831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([.P505]*PI()/60)*(8*([.I505]^2) + 4*[.I505]*[.B505] + 3*([.B505]^2))" office:value-type="float" office:value="49088.3538255051" calcext:value-type="float">
            <text:p>49088,35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27+6*RAND()" office:value-type="float" office:value="30.4910585058387" calcext:value-type="float">
            <text:p>30,4911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32+16*RAND()" office:value-type="float" office:value="44.49094494991" calcext:value-type="float">
            <text:p>44,4909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COM.MICROSOFT.NORM.INV(RAND();50;10)" office:value-type="float" office:value="59.1815081254094" calcext:value-type="float">
            <text:p>59,1815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([.P506]*PI()/60)*(8*([.I506]^2) + 4*[.I506]*[.B506] + 3*([.B506]^2))" office:value-type="float" office:value="74527.6234889852" calcext:value-type="float">
            <text:p>74527,62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27+6*RAND()" office:value-type="float" office:value="29.5787191854324" calcext:value-type="float">
            <text:p>29,5787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32+16*RAND()" office:value-type="float" office:value="38.0367217194289" calcext:value-type="float">
            <text:p>38,0367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COM.MICROSOFT.NORM.INV(RAND();50;10)" office:value-type="float" office:value="46.1384390045182" calcext:value-type="float">
            <text:p>46,1384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([.P507]*PI()/60)*(8*([.I507]^2) + 4*[.I507]*[.B507] + 3*([.B507]^2))" office:value-type="float" office:value="45173.9449905609" calcext:value-type="float">
            <text:p>45173,94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27+6*RAND()" office:value-type="float" office:value="28.6005484603811" calcext:value-type="float">
            <text:p>28,6005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32+16*RAND()" office:value-type="float" office:value="34.994532385841" calcext:value-type="float">
            <text:p>34,9945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COM.MICROSOFT.NORM.INV(RAND();50;10)" office:value-type="float" office:value="58.7061790966649" calcext:value-type="float">
            <text:p>58,7062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([.P508]*PI()/60)*(8*([.I508]^2) + 4*[.I508]*[.B508] + 3*([.B508]^2))" office:value-type="float" office:value="49963.4492446437" calcext:value-type="float">
            <text:p>49963,45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27+6*RAND()" office:value-type="float" office:value="32.0644192693289" calcext:value-type="float">
            <text:p>32,0644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32+16*RAND()" office:value-type="float" office:value="33.8862427268177" calcext:value-type="float">
            <text:p>33,8862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COM.MICROSOFT.NORM.INV(RAND();50;10)" office:value-type="float" office:value="61.4406417910472" calcext:value-type="float">
            <text:p>61,4406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([.P509]*PI()/60)*(8*([.I509]^2) + 4*[.I509]*[.B509] + 3*([.B509]^2))" office:value-type="float" office:value="53456.5600586867" calcext:value-type="float">
            <text:p>53456,56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27+6*RAND()" office:value-type="float" office:value="27.9688365056645" calcext:value-type="float">
            <text:p>27,9688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32+16*RAND()" office:value-type="float" office:value="41.9742833469063" calcext:value-type="float">
            <text:p>41,9743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COM.MICROSOFT.NORM.INV(RAND();50;10)" office:value-type="float" office:value="53.376934570943" calcext:value-type="float">
            <text:p>53,3769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([.P510]*PI()/60)*(8*([.I510]^2) + 4*[.I510]*[.B510] + 3*([.B510]^2))" office:value-type="float" office:value="59074.9520390323" calcext:value-type="float">
            <text:p>59074,95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27+6*RAND()" office:value-type="float" office:value="28.6369784928393" calcext:value-type="float">
            <text:p>28,6370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32+16*RAND()" office:value-type="float" office:value="46.3082836326212" calcext:value-type="float">
            <text:p>46,3083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COM.MICROSOFT.NORM.INV(RAND();50;10)" office:value-type="float" office:value="42.5903432374861" calcext:value-type="float">
            <text:p>42,5903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([.P511]*PI()/60)*(8*([.I511]^2) + 4*[.I511]*[.B511] + 3*([.B511]^2))" office:value-type="float" office:value="55573.1277688642" calcext:value-type="float">
            <text:p>55573,13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27+6*RAND()" office:value-type="float" office:value="30.0977314298507" calcext:value-type="float">
            <text:p>30,0977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32+16*RAND()" office:value-type="float" office:value="45.7255011405796" calcext:value-type="float">
            <text:p>45,7255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COM.MICROSOFT.NORM.INV(RAND();50;10)" office:value-type="float" office:value="36.6322153265573" calcext:value-type="float">
            <text:p>36,6322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([.P512]*PI()/60)*(8*([.I512]^2) + 4*[.I512]*[.B512] + 3*([.B512]^2))" office:value-type="float" office:value="47853.8810401293" calcext:value-type="float">
            <text:p>47853,88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27+6*RAND()" office:value-type="float" office:value="31.8110973543953" calcext:value-type="float">
            <text:p>31,8111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32+16*RAND()" office:value-type="float" office:value="47.9796732645482" calcext:value-type="float">
            <text:p>47,9797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COM.MICROSOFT.NORM.INV(RAND();50;10)" office:value-type="float" office:value="48.9077586438996" calcext:value-type="float">
            <text:p>48,9078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([.P513]*PI()/60)*(8*([.I513]^2) + 4*[.I513]*[.B513] + 3*([.B513]^2))" office:value-type="float" office:value="70569.0414637928" calcext:value-type="float">
            <text:p>70569,04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27+6*RAND()" office:value-type="float" office:value="30.792143430328" calcext:value-type="float">
            <text:p>30,7921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32+16*RAND()" office:value-type="float" office:value="45.1184289176017" calcext:value-type="float">
            <text:p>45,1184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COM.MICROSOFT.NORM.INV(RAND();50;10)" office:value-type="float" office:value="66.0780553031528" calcext:value-type="float">
            <text:p>66,0781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([.P514]*PI()/60)*(8*([.I514]^2) + 4*[.I514]*[.B514] + 3*([.B514]^2))" office:value-type="float" office:value="85413.1181647345" calcext:value-type="float">
            <text:p>85413,12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27+6*RAND()" office:value-type="float" office:value="31.1182295128237" calcext:value-type="float">
            <text:p>31,1182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32+16*RAND()" office:value-type="float" office:value="41.1135914865881" calcext:value-type="float">
            <text:p>41,1136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COM.MICROSOFT.NORM.INV(RAND();50;10)" office:value-type="float" office:value="55.4013429084765" calcext:value-type="float">
            <text:p>55,4013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([.P515]*PI()/60)*(8*([.I515]^2) + 4*[.I515]*[.B515] + 3*([.B515]^2))" office:value-type="float" office:value="62498.4220538091" calcext:value-type="float">
            <text:p>62498,42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27+6*RAND()" office:value-type="float" office:value="32.4069127400871" calcext:value-type="float">
            <text:p>32,4069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32+16*RAND()" office:value-type="float" office:value="33.81281013228" calcext:value-type="float">
            <text:p>33,8128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COM.MICROSOFT.NORM.INV(RAND();50;10)" office:value-type="float" office:value="59.4563689117674" calcext:value-type="float">
            <text:p>59,4564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([.P516]*PI()/60)*(8*([.I516]^2) + 4*[.I516]*[.B516] + 3*([.B516]^2))" office:value-type="float" office:value="51927.4395633473" calcext:value-type="float">
            <text:p>51927,44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27+6*RAND()" office:value-type="float" office:value="27.7048400889616" calcext:value-type="float">
            <text:p>27,7048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32+16*RAND()" office:value-type="float" office:value="43.1458601336926" calcext:value-type="float">
            <text:p>43,1459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COM.MICROSOFT.NORM.INV(RAND();50;10)" office:value-type="float" office:value="49.8637903740084" calcext:value-type="float">
            <text:p>49,8638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([.P517]*PI()/60)*(8*([.I517]^2) + 4*[.I517]*[.B517] + 3*([.B517]^2))" office:value-type="float" office:value="57377.8508755225" calcext:value-type="float">
            <text:p>57377,85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27+6*RAND()" office:value-type="float" office:value="30.6411061522085" calcext:value-type="float">
            <text:p>30,6411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32+16*RAND()" office:value-type="float" office:value="46.1642380673438" calcext:value-type="float">
            <text:p>46,1642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COM.MICROSOFT.NORM.INV(RAND();50;10)" office:value-type="float" office:value="47.6639564759896" calcext:value-type="float">
            <text:p>47,664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([.P518]*PI()/60)*(8*([.I518]^2) + 4*[.I518]*[.B518] + 3*([.B518]^2))" office:value-type="float" office:value="63699.26077419" calcext:value-type="float">
            <text:p>63699,26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27+6*RAND()" office:value-type="float" office:value="28.1159676827956" calcext:value-type="float">
            <text:p>28,116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32+16*RAND()" office:value-type="float" office:value="44.5574182663113" calcext:value-type="float">
            <text:p>44,5574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COM.MICROSOFT.NORM.INV(RAND();50;10)" office:value-type="float" office:value="41.81967867109" calcext:value-type="float">
            <text:p>41,8197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([.P519]*PI()/60)*(8*([.I519]^2) + 4*[.I519]*[.B519] + 3*([.B519]^2))" office:value-type="float" office:value="50943.9106058177" calcext:value-type="float">
            <text:p>50943,91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27+6*RAND()" office:value-type="float" office:value="28.3443272409495" calcext:value-type="float">
            <text:p>28,3443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32+16*RAND()" office:value-type="float" office:value="34.9306859169155" calcext:value-type="float">
            <text:p>34,9307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COM.MICROSOFT.NORM.INV(RAND();50;10)" office:value-type="float" office:value="45.648339905706" calcext:value-type="float">
            <text:p>45,6483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([.P520]*PI()/60)*(8*([.I520]^2) + 4*[.I520]*[.B520] + 3*([.B520]^2))" office:value-type="float" office:value="38557.2184418274" calcext:value-type="float">
            <text:p>38557,22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27+6*RAND()" office:value-type="float" office:value="28.1535874132533" calcext:value-type="float">
            <text:p>28,1536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32+16*RAND()" office:value-type="float" office:value="37.0998988691717" calcext:value-type="float">
            <text:p>37,0999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COM.MICROSOFT.NORM.INV(RAND();50;10)" office:value-type="float" office:value="75.8866990340032" calcext:value-type="float">
            <text:p>75,8867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([.P521]*PI()/60)*(8*([.I521]^2) + 4*[.I521]*[.B521] + 3*([.B521]^2))" office:value-type="float" office:value="69801.3343879645" calcext:value-type="float">
            <text:p>69801,33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27+6*RAND()" office:value-type="float" office:value="30.3990299964789" calcext:value-type="float">
            <text:p>30,3990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32+16*RAND()" office:value-type="float" office:value="36.6574318464845" calcext:value-type="float">
            <text:p>36,6574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COM.MICROSOFT.NORM.INV(RAND();50;10)" office:value-type="float" office:value="44.5131324950671" calcext:value-type="float">
            <text:p>44,5131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([.P522]*PI()/60)*(8*([.I522]^2) + 4*[.I522]*[.B522] + 3*([.B522]^2))" office:value-type="float" office:value="41905.6591214251" calcext:value-type="float">
            <text:p>41905,66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27+6*RAND()" office:value-type="float" office:value="32.6004312972073" calcext:value-type="float">
            <text:p>32,6004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32+16*RAND()" office:value-type="float" office:value="32.2535726632923" calcext:value-type="float">
            <text:p>32,2536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COM.MICROSOFT.NORM.INV(RAND();50;10)" office:value-type="float" office:value="37.2855816978806" calcext:value-type="float">
            <text:p>37,2856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([.P523]*PI()/60)*(8*([.I523]^2) + 4*[.I523]*[.B523] + 3*([.B523]^2))" office:value-type="float" office:value="30683.0805363228" calcext:value-type="float">
            <text:p>30683,08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27+6*RAND()" office:value-type="float" office:value="31.0580412817653" calcext:value-type="float">
            <text:p>31,058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32+16*RAND()" office:value-type="float" office:value="45.1172781120986" calcext:value-type="float">
            <text:p>45,1173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COM.MICROSOFT.NORM.INV(RAND();50;10)" office:value-type="float" office:value="58.5575459419421" calcext:value-type="float">
            <text:p>58,5575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([.P524]*PI()/60)*(8*([.I524]^2) + 4*[.I524]*[.B524] + 3*([.B524]^2))" office:value-type="float" office:value="75987.4563507968" calcext:value-type="float">
            <text:p>75987,46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7+6*RAND()" office:value-type="float" office:value="32.1916631672066" calcext:value-type="float">
            <text:p>32,1917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32+16*RAND()" office:value-type="float" office:value="38.865237640217" calcext:value-type="float">
            <text:p>38,8652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COM.MICROSOFT.NORM.INV(RAND();50;10)" office:value-type="float" office:value="64.1260794196365" calcext:value-type="float">
            <text:p>64,1261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([.P525]*PI()/60)*(8*([.I525]^2) + 4*[.I525]*[.B525] + 3*([.B525]^2))" office:value-type="float" office:value="67815.8384306477" calcext:value-type="float">
            <text:p>67815,84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27+6*RAND()" office:value-type="float" office:value="28.021001933841" calcext:value-type="float">
            <text:p>28,021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32+16*RAND()" office:value-type="float" office:value="45.1259808000177" calcext:value-type="float">
            <text:p>45,126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COM.MICROSOFT.NORM.INV(RAND();50;10)" office:value-type="float" office:value="15.540650347305" calcext:value-type="float">
            <text:p>15,5407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([.P526]*PI()/60)*(8*([.I526]^2) + 4*[.I526]*[.B526] + 3*([.B526]^2))" office:value-type="float" office:value="19288.3145189133" calcext:value-type="float">
            <text:p>19288,31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27+6*RAND()" office:value-type="float" office:value="27.0092951401602" calcext:value-type="float">
            <text:p>27,0093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32+16*RAND()" office:value-type="float" office:value="45.0904704313725" calcext:value-type="float">
            <text:p>45,0905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COM.MICROSOFT.NORM.INV(RAND();50;10)" office:value-type="float" office:value="38.634487736531" calcext:value-type="float">
            <text:p>38,6345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([.P527]*PI()/60)*(8*([.I527]^2) + 4*[.I527]*[.B527] + 3*([.B527]^2))" office:value-type="float" office:value="47184.3923543549" calcext:value-type="float">
            <text:p>47184,39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27+6*RAND()" office:value-type="float" office:value="30.2154346921016" calcext:value-type="float">
            <text:p>30,2154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32+16*RAND()" office:value-type="float" office:value="44.1003148760647" calcext:value-type="float">
            <text:p>44,1003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COM.MICROSOFT.NORM.INV(RAND();50;10)" office:value-type="float" office:value="46.3610018573425" calcext:value-type="float">
            <text:p>46,361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([.P528]*PI()/60)*(8*([.I528]^2) + 4*[.I528]*[.B528] + 3*([.B528]^2))" office:value-type="float" office:value="57355.1149877917" calcext:value-type="float">
            <text:p>57355,11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27+6*RAND()" office:value-type="float" office:value="32.548589772312" calcext:value-type="float">
            <text:p>32,5486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32+16*RAND()" office:value-type="float" office:value="33.6010233033448" calcext:value-type="float">
            <text:p>33,6010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COM.MICROSOFT.NORM.INV(RAND();50;10)" office:value-type="float" office:value="59.9494688790365" calcext:value-type="float">
            <text:p>59,9495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([.P529]*PI()/60)*(8*([.I529]^2) + 4*[.I529]*[.B529] + 3*([.B529]^2))" office:value-type="float" office:value="52059.8287633502" calcext:value-type="float">
            <text:p>52059,83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27+6*RAND()" office:value-type="float" office:value="27.8856607403141" calcext:value-type="float">
            <text:p>27,8857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32+16*RAND()" office:value-type="float" office:value="40.7615099754185" calcext:value-type="float">
            <text:p>40,7615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COM.MICROSOFT.NORM.INV(RAND();50;10)" office:value-type="float" office:value="59.5229160083631" calcext:value-type="float">
            <text:p>59,5229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([.P530]*PI()/60)*(8*([.I530]^2) + 4*[.I530]*[.B530] + 3*([.B530]^2))" office:value-type="float" office:value="62866.6959118293" calcext:value-type="float">
            <text:p>62866,70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27+6*RAND()" office:value-type="float" office:value="28.3617786609102" calcext:value-type="float">
            <text:p>28,3618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32+16*RAND()" office:value-type="float" office:value="32.667169706896" calcext:value-type="float">
            <text:p>32,6672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COM.MICROSOFT.NORM.INV(RAND();50;10)" office:value-type="float" office:value="39.0486164566588" calcext:value-type="float">
            <text:p>39,0486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([.P531]*PI()/60)*(8*([.I531]^2) + 4*[.I531]*[.B531] + 3*([.B531]^2))" office:value-type="float" office:value="29966.0289544721" calcext:value-type="float">
            <text:p>29966,03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27+6*RAND()" office:value-type="float" office:value="31.7743945664261" calcext:value-type="float">
            <text:p>31,7744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32+16*RAND()" office:value-type="float" office:value="37.6351455394179" calcext:value-type="float">
            <text:p>37,6351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COM.MICROSOFT.NORM.INV(RAND();50;10)" office:value-type="float" office:value="37.4779914321648" calcext:value-type="float">
            <text:p>37,478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([.P532]*PI()/60)*(8*([.I532]^2) + 4*[.I532]*[.B532] + 3*([.B532]^2))" office:value-type="float" office:value="37565.9290731761" calcext:value-type="float">
            <text:p>37565,93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27+6*RAND()" office:value-type="float" office:value="30.9454233341385" calcext:value-type="float">
            <text:p>30,9454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32+16*RAND()" office:value-type="float" office:value="41.5560010988265" calcext:value-type="float">
            <text:p>41,5560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COM.MICROSOFT.NORM.INV(RAND();50;10)" office:value-type="float" office:value="61.4969392922902" calcext:value-type="float">
            <text:p>61,4969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([.P533]*PI()/60)*(8*([.I533]^2) + 4*[.I533]*[.B533] + 3*([.B533]^2))" office:value-type="float" office:value="70298.2390924497" calcext:value-type="float">
            <text:p>70298,24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27+6*RAND()" office:value-type="float" office:value="30.3673891362268" calcext:value-type="float">
            <text:p>30,3674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32+16*RAND()" office:value-type="float" office:value="47.6289617847651" calcext:value-type="float">
            <text:p>47,629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COM.MICROSOFT.NORM.INV(RAND();50;10)" office:value-type="float" office:value="50.0774830079925" calcext:value-type="float">
            <text:p>50,0775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([.P534]*PI()/60)*(8*([.I534]^2) + 4*[.I534]*[.B534] + 3*([.B534]^2))" office:value-type="float" office:value="70009.1461109243" calcext:value-type="float">
            <text:p>70009,15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27+6*RAND()" office:value-type="float" office:value="29.8915798079688" calcext:value-type="float">
            <text:p>29,8916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32+16*RAND()" office:value-type="float" office:value="41.6893472690135" calcext:value-type="float">
            <text:p>41,6893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COM.MICROSOFT.NORM.INV(RAND();50;10)" office:value-type="float" office:value="50.1013082800628" calcext:value-type="float">
            <text:p>50,1013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([.P535]*PI()/60)*(8*([.I535]^2) + 4*[.I535]*[.B535] + 3*([.B535]^2))" office:value-type="float" office:value="56582.3811384452" calcext:value-type="float">
            <text:p>56582,38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27+6*RAND()" office:value-type="float" office:value="32.6279984337743" calcext:value-type="float">
            <text:p>32,6280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32+16*RAND()" office:value-type="float" office:value="45.1413505431265" calcext:value-type="float">
            <text:p>45,1414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COM.MICROSOFT.NORM.INV(RAND();50;10)" office:value-type="float" office:value="57.1537098377746" calcext:value-type="float">
            <text:p>57,1537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([.P536]*PI()/60)*(8*([.I536]^2) + 4*[.I536]*[.B536] + 3*([.B536]^2))" office:value-type="float" office:value="75972.6873103306" calcext:value-type="float">
            <text:p>75972,69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27+6*RAND()" office:value-type="float" office:value="32.6143971153069" calcext:value-type="float">
            <text:p>32,6144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32+16*RAND()" office:value-type="float" office:value="34.6430497374386" calcext:value-type="float">
            <text:p>34,643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COM.MICROSOFT.NORM.INV(RAND();50;10)" office:value-type="float" office:value="40.2331007700885" calcext:value-type="float">
            <text:p>40,2331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([.P537]*PI()/60)*(8*([.I537]^2) + 4*[.I537]*[.B537] + 3*([.B537]^2))" office:value-type="float" office:value="36468.7734504876" calcext:value-type="float">
            <text:p>36468,77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27+6*RAND()" office:value-type="float" office:value="27.4832491383422" calcext:value-type="float">
            <text:p>27,4832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32+16*RAND()" office:value-type="float" office:value="41.2628882359713" calcext:value-type="float">
            <text:p>41,2629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COM.MICROSOFT.NORM.INV(RAND();50;10)" office:value-type="float" office:value="47.0362257828886" calcext:value-type="float">
            <text:p>47,0362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([.P538]*PI()/60)*(8*([.I538]^2) + 4*[.I538]*[.B538] + 3*([.B538]^2))" office:value-type="float" office:value="50298.3526970479" calcext:value-type="float">
            <text:p>50298,35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27+6*RAND()" office:value-type="float" office:value="29.4377038974781" calcext:value-type="float">
            <text:p>29,4377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32+16*RAND()" office:value-type="float" office:value="40.2826128024608" calcext:value-type="float">
            <text:p>40,2826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COM.MICROSOFT.NORM.INV(RAND();50;10)" office:value-type="float" office:value="60.8090026284607" calcext:value-type="float">
            <text:p>60,8090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([.P539]*PI()/60)*(8*([.I539]^2) + 4*[.I539]*[.B539] + 3*([.B539]^2))" office:value-type="float" office:value="64712.4122037823" calcext:value-type="float">
            <text:p>64712,41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27+6*RAND()" office:value-type="float" office:value="27.167624587426" calcext:value-type="float">
            <text:p>27,1676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32+16*RAND()" office:value-type="float" office:value="41.0109991300851" calcext:value-type="float">
            <text:p>41,0110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COM.MICROSOFT.NORM.INV(RAND();50;10)" office:value-type="float" office:value="46.9211622133268" calcext:value-type="float">
            <text:p>46,9212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([.P540]*PI()/60)*(8*([.I540]^2) + 4*[.I540]*[.B540] + 3*([.B540]^2))" office:value-type="float" office:value="49445.6290945307" calcext:value-type="float">
            <text:p>49445,63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27+6*RAND()" office:value-type="float" office:value="28.977271966869" calcext:value-type="float">
            <text:p>28,9773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32+16*RAND()" office:value-type="float" office:value="39.6932637970895" calcext:value-type="float">
            <text:p>39,6933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COM.MICROSOFT.NORM.INV(RAND();50;10)" office:value-type="float" office:value="48.5081907103063" calcext:value-type="float">
            <text:p>48,5082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([.P541]*PI()/60)*(8*([.I541]^2) + 4*[.I541]*[.B541] + 3*([.B541]^2))" office:value-type="float" office:value="50097.4087383655" calcext:value-type="float">
            <text:p>50097,41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27+6*RAND()" office:value-type="float" office:value="27.5907344806474" calcext:value-type="float">
            <text:p>27,5907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32+16*RAND()" office:value-type="float" office:value="40.1730388943106" calcext:value-type="float">
            <text:p>40,1730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COM.MICROSOFT.NORM.INV(RAND();50;10)" office:value-type="float" office:value="41.6910722730934" calcext:value-type="float">
            <text:p>41,6911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([.P542]*PI()/60)*(8*([.I542]^2) + 4*[.I542]*[.B542] + 3*([.B542]^2))" office:value-type="float" office:value="42847.4882530525" calcext:value-type="float">
            <text:p>42847,49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27+6*RAND()" office:value-type="float" office:value="30.8490449397359" calcext:value-type="float">
            <text:p>30,8490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32+16*RAND()" office:value-type="float" office:value="42.909952076152" calcext:value-type="float">
            <text:p>42,9100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COM.MICROSOFT.NORM.INV(RAND();50;10)" office:value-type="float" office:value="63.2402391056592" calcext:value-type="float">
            <text:p>63,2402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([.P543]*PI()/60)*(8*([.I543]^2) + 4*[.I543]*[.B543] + 3*([.B543]^2))" office:value-type="float" office:value="75761.5155864499" calcext:value-type="float">
            <text:p>75761,52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27+6*RAND()" office:value-type="float" office:value="32.4631199666765" calcext:value-type="float">
            <text:p>32,4631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32+16*RAND()" office:value-type="float" office:value="47.1911475006491" calcext:value-type="float">
            <text:p>47,1911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COM.MICROSOFT.NORM.INV(RAND();50;10)" office:value-type="float" office:value="39.5596897398272" calcext:value-type="float">
            <text:p>39,5597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([.P544]*PI()/60)*(8*([.I544]^2) + 4*[.I544]*[.B544] + 3*([.B544]^2))" office:value-type="float" office:value="56144.689617118" calcext:value-type="float">
            <text:p>56144,69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27+6*RAND()" office:value-type="float" office:value="27.4717762812506" calcext:value-type="float">
            <text:p>27,4718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32+16*RAND()" office:value-type="float" office:value="37.1025762688369" calcext:value-type="float">
            <text:p>37,1026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COM.MICROSOFT.NORM.INV(RAND();50;10)" office:value-type="float" office:value="58.7752796313303" calcext:value-type="float">
            <text:p>58,7753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([.P545]*PI()/60)*(8*([.I545]^2) + 4*[.I545]*[.B545] + 3*([.B545]^2))" office:value-type="float" office:value="53406.351152458" calcext:value-type="float">
            <text:p>53406,35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27+6*RAND()" office:value-type="float" office:value="31.6085536570754" calcext:value-type="float">
            <text:p>31,6086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32+16*RAND()" office:value-type="float" office:value="36.7223351504654" calcext:value-type="float">
            <text:p>36,7223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COM.MICROSOFT.NORM.INV(RAND();50;10)" office:value-type="float" office:value="49.3299782879457" calcext:value-type="float">
            <text:p>49,330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([.P546]*PI()/60)*(8*([.I546]^2) + 4*[.I546]*[.B546] + 3*([.B546]^2))" office:value-type="float" office:value="47599.1888836493" calcext:value-type="float">
            <text:p>47599,19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27+6*RAND()" office:value-type="float" office:value="32.4605822490994" calcext:value-type="float">
            <text:p>32,4606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32+16*RAND()" office:value-type="float" office:value="45.3647805768997" calcext:value-type="float">
            <text:p>45,3648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COM.MICROSOFT.NORM.INV(RAND();50;10)" office:value-type="float" office:value="62.9088254832571" calcext:value-type="float">
            <text:p>62,9088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([.P547]*PI()/60)*(8*([.I547]^2) + 4*[.I547]*[.B547] + 3*([.B547]^2))" office:value-type="float" office:value="84043.9609495268" calcext:value-type="float">
            <text:p>84043,96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27+6*RAND()" office:value-type="float" office:value="30.527110242052" calcext:value-type="float">
            <text:p>30,5271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32+16*RAND()" office:value-type="float" office:value="45.8306129891425" calcext:value-type="float">
            <text:p>45,8306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COM.MICROSOFT.NORM.INV(RAND();50;10)" office:value-type="float" office:value="52.57441212566" calcext:value-type="float">
            <text:p>52,5744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([.P548]*PI()/60)*(8*([.I548]^2) + 4*[.I548]*[.B548] + 3*([.B548]^2))" office:value-type="float" office:value="69358.1317969672" calcext:value-type="float">
            <text:p>69358,13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27+6*RAND()" office:value-type="float" office:value="31.8592336073052" calcext:value-type="float">
            <text:p>31,8592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32+16*RAND()" office:value-type="float" office:value="45.1366353202611" calcext:value-type="float">
            <text:p>45,1366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COM.MICROSOFT.NORM.INV(RAND();50;10)" office:value-type="float" office:value="39.9804601006526" calcext:value-type="float">
            <text:p>39,9805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([.P549]*PI()/60)*(8*([.I549]^2) + 4*[.I549]*[.B549] + 3*([.B549]^2))" office:value-type="float" office:value="52534.4964199744" calcext:value-type="float">
            <text:p>52534,50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27+6*RAND()" office:value-type="float" office:value="29.9744593303185" calcext:value-type="float">
            <text:p>29,9745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32+16*RAND()" office:value-type="float" office:value="32.7174885515124" calcext:value-type="float">
            <text:p>32,7175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COM.MICROSOFT.NORM.INV(RAND();50;10)" office:value-type="float" office:value="37.8765028093719" calcext:value-type="float">
            <text:p>37,8765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([.P550]*PI()/60)*(8*([.I550]^2) + 4*[.I550]*[.B550] + 3*([.B550]^2))" office:value-type="float" office:value="30108.3523746869" calcext:value-type="float">
            <text:p>30108,35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27+6*RAND()" office:value-type="float" office:value="28.7972211081069" calcext:value-type="float">
            <text:p>28,7972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32+16*RAND()" office:value-type="float" office:value="46.3437417354435" calcext:value-type="float">
            <text:p>46,3437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COM.MICROSOFT.NORM.INV(RAND();50;10)" office:value-type="float" office:value="46.720050281274" calcext:value-type="float">
            <text:p>46,7201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([.P551]*PI()/60)*(8*([.I551]^2) + 4*[.I551]*[.B551] + 3*([.B551]^2))" office:value-type="float" office:value="61176.1267897049" calcext:value-type="float">
            <text:p>61176,13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27+6*RAND()" office:value-type="float" office:value="28.1243289217819" calcext:value-type="float">
            <text:p>28,1243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32+16*RAND()" office:value-type="float" office:value="45.9721098933369" calcext:value-type="float">
            <text:p>45,9721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COM.MICROSOFT.NORM.INV(RAND();50;10)" office:value-type="float" office:value="65.5452855841427" calcext:value-type="float">
            <text:p>65,5453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([.P552]*PI()/60)*(8*([.I552]^2) + 4*[.I552]*[.B552] + 3*([.B552]^2))" office:value-type="float" office:value="83918.3939723441" calcext:value-type="float">
            <text:p>83918,39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27+6*RAND()" office:value-type="float" office:value="30.6003457799088" calcext:value-type="float">
            <text:p>30,6003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32+16*RAND()" office:value-type="float" office:value="44.2551473136991" calcext:value-type="float">
            <text:p>44,2551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COM.MICROSOFT.NORM.INV(RAND();50;10)" office:value-type="float" office:value="52.2046742993737" calcext:value-type="float">
            <text:p>52,2047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([.P553]*PI()/60)*(8*([.I553]^2) + 4*[.I553]*[.B553] + 3*([.B553]^2))" office:value-type="float" office:value="65313.0748189892" calcext:value-type="float">
            <text:p>65313,07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27+6*RAND()" office:value-type="float" office:value="29.1794547073077" calcext:value-type="float">
            <text:p>29,1795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32+16*RAND()" office:value-type="float" office:value="34.8878884185106" calcext:value-type="float">
            <text:p>34,8879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COM.MICROSOFT.NORM.INV(RAND();50;10)" office:value-type="float" office:value="51.9310982136192" calcext:value-type="float">
            <text:p>51,9311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([.P554]*PI()/60)*(8*([.I554]^2) + 4*[.I554]*[.B554] + 3*([.B554]^2))" office:value-type="float" office:value="44494.5742169492" calcext:value-type="float">
            <text:p>44494,57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27+6*RAND()" office:value-type="float" office:value="28.9159721739125" calcext:value-type="float">
            <text:p>28,916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32+16*RAND()" office:value-type="float" office:value="36.4254154544324" calcext:value-type="float">
            <text:p>36,4254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COM.MICROSOFT.NORM.INV(RAND();50;10)" office:value-type="float" office:value="40.7220855673606" calcext:value-type="float">
            <text:p>40,7221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([.P555]*PI()/60)*(8*([.I555]^2) + 4*[.I555]*[.B555] + 3*([.B555]^2))" office:value-type="float" office:value="36963.8627553422" calcext:value-type="float">
            <text:p>36963,86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27+6*RAND()" office:value-type="float" office:value="30.3662584999111" calcext:value-type="float">
            <text:p>30,3663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32+16*RAND()" office:value-type="float" office:value="47.8001917842776" calcext:value-type="float">
            <text:p>47,8002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COM.MICROSOFT.NORM.INV(RAND();50;10)" office:value-type="float" office:value="55.2444357715447" calcext:value-type="float">
            <text:p>55,2444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([.P556]*PI()/60)*(8*([.I556]^2) + 4*[.I556]*[.B556] + 3*([.B556]^2))" office:value-type="float" office:value="77669.7010139871" calcext:value-type="float">
            <text:p>77669,70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27+6*RAND()" office:value-type="float" office:value="28.8103290481959" calcext:value-type="float">
            <text:p>28,8103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32+16*RAND()" office:value-type="float" office:value="43.9846703540534" calcext:value-type="float">
            <text:p>43,9847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COM.MICROSOFT.NORM.INV(RAND();50;10)" office:value-type="float" office:value="53.8499549730375" calcext:value-type="float">
            <text:p>53,8500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([.P557]*PI()/60)*(8*([.I557]^2) + 4*[.I557]*[.B557] + 3*([.B557]^2))" office:value-type="float" office:value="64952.2457757424" calcext:value-type="float">
            <text:p>64952,25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27+6*RAND()" office:value-type="float" office:value="27.2863626556937" calcext:value-type="float">
            <text:p>27,2864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32+16*RAND()" office:value-type="float" office:value="34.5637176763266" calcext:value-type="float">
            <text:p>34,5637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COM.MICROSOFT.NORM.INV(RAND();50;10)" office:value-type="float" office:value="48.1181580788588" calcext:value-type="float">
            <text:p>48,1182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([.P558]*PI()/60)*(8*([.I558]^2) + 4*[.I558]*[.B558] + 3*([.B558]^2))" office:value-type="float" office:value="39211.1604049162" calcext:value-type="float">
            <text:p>39211,16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27+6*RAND()" office:value-type="float" office:value="31.7618567270692" calcext:value-type="float">
            <text:p>31,7619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32+16*RAND()" office:value-type="float" office:value="37.3595960792154" calcext:value-type="float">
            <text:p>37,3596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COM.MICROSOFT.NORM.INV(RAND();50;10)" office:value-type="float" office:value="63.4851242670127" calcext:value-type="float">
            <text:p>63,4851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([.P559]*PI()/60)*(8*([.I559]^2) + 4*[.I559]*[.B559] + 3*([.B559]^2))" office:value-type="float" office:value="62953.9684717493" calcext:value-type="float">
            <text:p>62953,97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27+6*RAND()" office:value-type="float" office:value="31.18258462823" calcext:value-type="float">
            <text:p>31,1826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32+16*RAND()" office:value-type="float" office:value="40.3860236573964" calcext:value-type="float">
            <text:p>40,386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COM.MICROSOFT.NORM.INV(RAND();50;10)" office:value-type="float" office:value="51.3723514078643" calcext:value-type="float">
            <text:p>51,3724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([.P560]*PI()/60)*(8*([.I560]^2) + 4*[.I560]*[.B560] + 3*([.B560]^2))" office:value-type="float" office:value="56494.0336232382" calcext:value-type="float">
            <text:p>56494,03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27+6*RAND()" office:value-type="float" office:value="28.8855680760462" calcext:value-type="float">
            <text:p>28,8856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32+16*RAND()" office:value-type="float" office:value="33.3413868825883" calcext:value-type="float">
            <text:p>33,3414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COM.MICROSOFT.NORM.INV(RAND();50;10)" office:value-type="float" office:value="43.9898462003863" calcext:value-type="float">
            <text:p>43,9898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([.P561]*PI()/60)*(8*([.I561]^2) + 4*[.I561]*[.B561] + 3*([.B561]^2))" office:value-type="float" office:value="35122.2661435031" calcext:value-type="float">
            <text:p>35122,27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27+6*RAND()" office:value-type="float" office:value="29.334254878806" calcext:value-type="float">
            <text:p>29,3343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32+16*RAND()" office:value-type="float" office:value="35.0387801025063" calcext:value-type="float">
            <text:p>35,0388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COM.MICROSOFT.NORM.INV(RAND();50;10)" office:value-type="float" office:value="55.074157896035" calcext:value-type="float">
            <text:p>55,0742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([.P562]*PI()/60)*(8*([.I562]^2) + 4*[.I562]*[.B562] + 3*([.B562]^2))" office:value-type="float" office:value="47622.6731422326" calcext:value-type="float">
            <text:p>47622,67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27+6*RAND()" office:value-type="float" office:value="27.1561893720645" calcext:value-type="float">
            <text:p>27,1562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32+16*RAND()" office:value-type="float" office:value="44.9403795767576" calcext:value-type="float">
            <text:p>44,9404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COM.MICROSOFT.NORM.INV(RAND();50;10)" office:value-type="float" office:value="56.9486696910298" calcext:value-type="float">
            <text:p>56,9487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([.P563]*PI()/60)*(8*([.I563]^2) + 4*[.I563]*[.B563] + 3*([.B563]^2))" office:value-type="float" office:value="69330.7659174" calcext:value-type="float">
            <text:p>69330,77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27+6*RAND()" office:value-type="float" office:value="30.3592739172746" calcext:value-type="float">
            <text:p>30,3593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32+16*RAND()" office:value-type="float" office:value="46.860390888527" calcext:value-type="float">
            <text:p>46,8604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COM.MICROSOFT.NORM.INV(RAND();50;10)" office:value-type="float" office:value="56.1613363654361" calcext:value-type="float">
            <text:p>56,1613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([.P564]*PI()/60)*(8*([.I564]^2) + 4*[.I564]*[.B564] + 3*([.B564]^2))" office:value-type="float" office:value="76522.7113732598" calcext:value-type="float">
            <text:p>76522,71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27+6*RAND()" office:value-type="float" office:value="29.5758369073737" calcext:value-type="float">
            <text:p>29,5758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32+16*RAND()" office:value-type="float" office:value="41.568085828796" calcext:value-type="float">
            <text:p>41,5681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COM.MICROSOFT.NORM.INV(RAND();50;10)" office:value-type="float" office:value="59.252580865165" calcext:value-type="float">
            <text:p>59,2526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([.P565]*PI()/60)*(8*([.I565]^2) + 4*[.I565]*[.B565] + 3*([.B565]^2))" office:value-type="float" office:value="66284.2613137765" calcext:value-type="float">
            <text:p>66284,26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27+6*RAND()" office:value-type="float" office:value="31.9247661007103" calcext:value-type="float">
            <text:p>31,9248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32+16*RAND()" office:value-type="float" office:value="43.6215185578913" calcext:value-type="float">
            <text:p>43,6215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COM.MICROSOFT.NORM.INV(RAND();50;10)" office:value-type="float" office:value="41.5055260749003" calcext:value-type="float">
            <text:p>41,5055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([.P566]*PI()/60)*(8*([.I566]^2) + 4*[.I566]*[.B566] + 3*([.B566]^2))" office:value-type="float" office:value="51832.907397661" calcext:value-type="float">
            <text:p>51832,91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27+6*RAND()" office:value-type="float" office:value="31.7571743375156" calcext:value-type="float">
            <text:p>31,7572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32+16*RAND()" office:value-type="float" office:value="32.8089715670794" calcext:value-type="float">
            <text:p>32,8090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COM.MICROSOFT.NORM.INV(RAND();50;10)" office:value-type="float" office:value="55.3473417551758" calcext:value-type="float">
            <text:p>55,3473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([.P567]*PI()/60)*(8*([.I567]^2) + 4*[.I567]*[.B567] + 3*([.B567]^2))" office:value-type="float" office:value="45801.6013739741" calcext:value-type="float">
            <text:p>45801,60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27+6*RAND()" office:value-type="float" office:value="28.1011700753588" calcext:value-type="float">
            <text:p>28,1012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32+16*RAND()" office:value-type="float" office:value="40.308252857998" calcext:value-type="float">
            <text:p>40,3083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COM.MICROSOFT.NORM.INV(RAND();50;10)" office:value-type="float" office:value="61.181173347225" calcext:value-type="float">
            <text:p>61,1812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([.P568]*PI()/60)*(8*([.I568]^2) + 4*[.I568]*[.B568] + 3*([.B568]^2))" office:value-type="float" office:value="63741.7215678273" calcext:value-type="float">
            <text:p>63741,72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27+6*RAND()" office:value-type="float" office:value="32.4169285625685" calcext:value-type="float">
            <text:p>32,4169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32+16*RAND()" office:value-type="float" office:value="35.6538041513413" calcext:value-type="float">
            <text:p>35,6538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COM.MICROSOFT.NORM.INV(RAND();50;10)" office:value-type="float" office:value="62.6782656072968" calcext:value-type="float">
            <text:p>62,6783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([.P569]*PI()/60)*(8*([.I569]^2) + 4*[.I569]*[.B569] + 3*([.B569]^2))" office:value-type="float" office:value="58893.2562076357" calcext:value-type="float">
            <text:p>58893,26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27+6*RAND()" office:value-type="float" office:value="31.8331415110733" calcext:value-type="float">
            <text:p>31,8331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32+16*RAND()" office:value-type="float" office:value="42.6823044996709" calcext:value-type="float">
            <text:p>42,6823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COM.MICROSOFT.NORM.INV(RAND();50;10)" office:value-type="float" office:value="44.2443614518931" calcext:value-type="float">
            <text:p>44,2444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([.P570]*PI()/60)*(8*([.I570]^2) + 4*[.I570]*[.B570] + 3*([.B570]^2))" office:value-type="float" office:value="53396.2840413836" calcext:value-type="float">
            <text:p>53396,28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27+6*RAND()" office:value-type="float" office:value="29.0213062616531" calcext:value-type="float">
            <text:p>29,0213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32+16*RAND()" office:value-type="float" office:value="46.2331591490656" calcext:value-type="float">
            <text:p>46,2332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COM.MICROSOFT.NORM.INV(RAND();50;10)" office:value-type="float" office:value="49.3563434414117" calcext:value-type="float">
            <text:p>49,3563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([.P571]*PI()/60)*(8*([.I571]^2) + 4*[.I571]*[.B571] + 3*([.B571]^2))" office:value-type="float" office:value="64591.1128640816" calcext:value-type="float">
            <text:p>64591,11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27+6*RAND()" office:value-type="float" office:value="27.9463638018351" calcext:value-type="float">
            <text:p>27,9464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32+16*RAND()" office:value-type="float" office:value="38.1551612559706" calcext:value-type="float">
            <text:p>38,1552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COM.MICROSOFT.NORM.INV(RAND();50;10)" office:value-type="float" office:value="55.0988424371578" calcext:value-type="float">
            <text:p>55,0988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([.P572]*PI()/60)*(8*([.I572]^2) + 4*[.I572]*[.B572] + 3*([.B572]^2))" office:value-type="float" office:value="52664.2961337683" calcext:value-type="float">
            <text:p>52664,30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27+6*RAND()" office:value-type="float" office:value="27.4479706480633" calcext:value-type="float">
            <text:p>27,448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32+16*RAND()" office:value-type="float" office:value="44.4539862815291" calcext:value-type="float">
            <text:p>44,454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COM.MICROSOFT.NORM.INV(RAND();50;10)" office:value-type="float" office:value="62.7364273201979" calcext:value-type="float">
            <text:p>62,7364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([.P573]*PI()/60)*(8*([.I573]^2) + 4*[.I573]*[.B573] + 3*([.B573]^2))" office:value-type="float" office:value="75388.1831538144" calcext:value-type="float">
            <text:p>75388,18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27+6*RAND()" office:value-type="float" office:value="31.1198368768673" calcext:value-type="float">
            <text:p>31,1198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32+16*RAND()" office:value-type="float" office:value="45.4708110969514" calcext:value-type="float">
            <text:p>45,4708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COM.MICROSOFT.NORM.INV(RAND();50;10)" office:value-type="float" office:value="74.1610349655597" calcext:value-type="float">
            <text:p>74,161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([.P574]*PI()/60)*(8*([.I574]^2) + 4*[.I574]*[.B574] + 3*([.B574]^2))" office:value-type="float" office:value="97489.2089245745" calcext:value-type="float">
            <text:p>97489,21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27+6*RAND()" office:value-type="float" office:value="30.4332517047878" calcext:value-type="float">
            <text:p>30,4333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32+16*RAND()" office:value-type="float" office:value="33.4194868784398" calcext:value-type="float">
            <text:p>33,4195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COM.MICROSOFT.NORM.INV(RAND();50;10)" office:value-type="float" office:value="52.9981911945973" calcext:value-type="float">
            <text:p>52,9982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([.P575]*PI()/60)*(8*([.I575]^2) + 4*[.I575]*[.B575] + 3*([.B575]^2))" office:value-type="float" office:value="43793.8826178992" calcext:value-type="float">
            <text:p>43793,88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27+6*RAND()" office:value-type="float" office:value="30.0646020860877" calcext:value-type="float">
            <text:p>30,0646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32+16*RAND()" office:value-type="float" office:value="35.3565182406455" calcext:value-type="float">
            <text:p>35,3565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COM.MICROSOFT.NORM.INV(RAND();50;10)" office:value-type="float" office:value="48.7081629445165" calcext:value-type="float">
            <text:p>48,7082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([.P576]*PI()/60)*(8*([.I576]^2) + 4*[.I576]*[.B576] + 3*([.B576]^2))" office:value-type="float" office:value="43264.7737009854" calcext:value-type="float">
            <text:p>43264,77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27+6*RAND()" office:value-type="float" office:value="31.345497118542" calcext:value-type="float">
            <text:p>31,3455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32+16*RAND()" office:value-type="float" office:value="33.1366912219673" calcext:value-type="float">
            <text:p>33,1367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COM.MICROSOFT.NORM.INV(RAND();50;10)" office:value-type="float" office:value="39.6062936268136" calcext:value-type="float">
            <text:p>39,6063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([.P577]*PI()/60)*(8*([.I577]^2) + 4*[.I577]*[.B577] + 3*([.B577]^2))" office:value-type="float" office:value="32945.5051594608" calcext:value-type="float">
            <text:p>32945,51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27+6*RAND()" office:value-type="float" office:value="29.9283356491942" calcext:value-type="float">
            <text:p>29,9283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32+16*RAND()" office:value-type="float" office:value="38.8463319074363" calcext:value-type="float">
            <text:p>38,8463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COM.MICROSOFT.NORM.INV(RAND();50;10)" office:value-type="float" office:value="44.7168987376376" calcext:value-type="float">
            <text:p>44,7169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([.P578]*PI()/60)*(8*([.I578]^2) + 4*[.I578]*[.B578] + 3*([.B578]^2))" office:value-type="float" office:value="45445.6433443075" calcext:value-type="float">
            <text:p>45445,64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27+6*RAND()" office:value-type="float" office:value="29.8587479575072" calcext:value-type="float">
            <text:p>29,8587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32+16*RAND()" office:value-type="float" office:value="36.955326018855" calcext:value-type="float">
            <text:p>36,9553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COM.MICROSOFT.NORM.INV(RAND();50;10)" office:value-type="float" office:value="44.5096471671535" calcext:value-type="float">
            <text:p>44,5096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([.P579]*PI()/60)*(8*([.I579]^2) + 4*[.I579]*[.B579] + 3*([.B579]^2))" office:value-type="float" office:value="41981.8940919507" calcext:value-type="float">
            <text:p>41981,89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27+6*RAND()" office:value-type="float" office:value="31.1235476795118" calcext:value-type="float">
            <text:p>31,1235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32+16*RAND()" office:value-type="float" office:value="43.3747805114836" calcext:value-type="float">
            <text:p>43,3748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COM.MICROSOFT.NORM.INV(RAND();50;10)" office:value-type="float" office:value="41.0425306308439" calcext:value-type="float">
            <text:p>41,0425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([.P580]*PI()/60)*(8*([.I580]^2) + 4*[.I580]*[.B580] + 3*([.B580]^2))" office:value-type="float" office:value="50193.5688794136" calcext:value-type="float">
            <text:p>50193,57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27+6*RAND()" office:value-type="float" office:value="32.5218790469226" calcext:value-type="float">
            <text:p>32,5219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32+16*RAND()" office:value-type="float" office:value="41.0384643618017" calcext:value-type="float">
            <text:p>41,0385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COM.MICROSOFT.NORM.INV(RAND();50;10)" office:value-type="float" office:value="38.8888620172032" calcext:value-type="float">
            <text:p>38,8889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([.P581]*PI()/60)*(8*([.I581]^2) + 4*[.I581]*[.B581] + 3*([.B581]^2))" office:value-type="float" office:value="44765.9130688443" calcext:value-type="float">
            <text:p>44765,91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27+6*RAND()" office:value-type="float" office:value="31.4670902669895" calcext:value-type="float">
            <text:p>31,4671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32+16*RAND()" office:value-type="float" office:value="37.6418031323701" calcext:value-type="float">
            <text:p>37,6418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COM.MICROSOFT.NORM.INV(RAND();50;10)" office:value-type="float" office:value="44.9054432408108" calcext:value-type="float">
            <text:p>44,9054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([.P582]*PI()/60)*(8*([.I582]^2) + 4*[.I582]*[.B582] + 3*([.B582]^2))" office:value-type="float" office:value="44776.3481005692" calcext:value-type="float">
            <text:p>44776,35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27+6*RAND()" office:value-type="float" office:value="30.1513592277188" calcext:value-type="float">
            <text:p>30,1514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32+16*RAND()" office:value-type="float" office:value="38.8390125166625" calcext:value-type="float">
            <text:p>38,839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COM.MICROSOFT.NORM.INV(RAND();50;10)" office:value-type="float" office:value="46.4003035242207" calcext:value-type="float">
            <text:p>46,4003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([.P583]*PI()/60)*(8*([.I583]^2) + 4*[.I583]*[.B583] + 3*([.B583]^2))" office:value-type="float" office:value="47325.1404763676" calcext:value-type="float">
            <text:p>47325,14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27+6*RAND()" office:value-type="float" office:value="31.7323062953074" calcext:value-type="float">
            <text:p>31,7323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32+16*RAND()" office:value-type="float" office:value="44.4957426767796" calcext:value-type="float">
            <text:p>44,4957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COM.MICROSOFT.NORM.INV(RAND();50;10)" office:value-type="float" office:value="48.8188082397014" calcext:value-type="float">
            <text:p>48,8188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([.P584]*PI()/60)*(8*([.I584]^2) + 4*[.I584]*[.B584] + 3*([.B584]^2))" office:value-type="float" office:value="62645.0158326521" calcext:value-type="float">
            <text:p>62645,02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27+6*RAND()" office:value-type="float" office:value="30.3039599752519" calcext:value-type="float">
            <text:p>30,304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32+16*RAND()" office:value-type="float" office:value="33.101222069934" calcext:value-type="float">
            <text:p>33,1012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COM.MICROSOFT.NORM.INV(RAND();50;10)" office:value-type="float" office:value="52.324190952073" calcext:value-type="float">
            <text:p>52,3242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([.P585]*PI()/60)*(8*([.I585]^2) + 4*[.I585]*[.B585] + 3*([.B585]^2))" office:value-type="float" office:value="42555.3297050513" calcext:value-type="float">
            <text:p>42555,33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27+6*RAND()" office:value-type="float" office:value="27.884387121303" calcext:value-type="float">
            <text:p>27,8844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32+16*RAND()" office:value-type="float" office:value="34.8213385436684" calcext:value-type="float">
            <text:p>34,8213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COM.MICROSOFT.NORM.INV(RAND();50;10)" office:value-type="float" office:value="39.2924767536208" calcext:value-type="float">
            <text:p>39,2925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([.P586]*PI()/60)*(8*([.I586]^2) + 4*[.I586]*[.B586] + 3*([.B586]^2))" office:value-type="float" office:value="32746.229291297" calcext:value-type="float">
            <text:p>32746,23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27+6*RAND()" office:value-type="float" office:value="31.576769473264" calcext:value-type="float">
            <text:p>31,5768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32+16*RAND()" office:value-type="float" office:value="46.7736179921776" calcext:value-type="float">
            <text:p>46,7736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COM.MICROSOFT.NORM.INV(RAND();50;10)" office:value-type="float" office:value="61.0747833859658" calcext:value-type="float">
            <text:p>61,0748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([.P587]*PI()/60)*(8*([.I587]^2) + 4*[.I587]*[.B587] + 3*([.B587]^2))" office:value-type="float" office:value="84427.8351078357" calcext:value-type="float">
            <text:p>84427,84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27+6*RAND()" office:value-type="float" office:value="28.1086495562922" calcext:value-type="float">
            <text:p>28,1086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32+16*RAND()" office:value-type="float" office:value="32.9172136653215" calcext:value-type="float">
            <text:p>32,9172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COM.MICROSOFT.NORM.INV(RAND();50;10)" office:value-type="float" office:value="65.3533713195773" calcext:value-type="float">
            <text:p>65,3534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([.P588]*PI()/60)*(8*([.I588]^2) + 4*[.I588]*[.B588] + 3*([.B588]^2))" office:value-type="float" office:value="50437.5818962137" calcext:value-type="float">
            <text:p>50437,58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27+6*RAND()" office:value-type="float" office:value="31.420694273198" calcext:value-type="float">
            <text:p>31,4207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32+16*RAND()" office:value-type="float" office:value="39.3075861688703" calcext:value-type="float">
            <text:p>39,3076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COM.MICROSOFT.NORM.INV(RAND();50;10)" office:value-type="float" office:value="63.5959077111466" calcext:value-type="float">
            <text:p>63,5959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([.P589]*PI()/60)*(8*([.I589]^2) + 4*[.I589]*[.B589] + 3*([.B589]^2))" office:value-type="float" office:value="67472.4275730382" calcext:value-type="float">
            <text:p>67472,43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27+6*RAND()" office:value-type="float" office:value="27.0258918406907" calcext:value-type="float">
            <text:p>27,0259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32+16*RAND()" office:value-type="float" office:value="44.1263727638871" calcext:value-type="float">
            <text:p>44,1264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COM.MICROSOFT.NORM.INV(RAND();50;10)" office:value-type="float" office:value="52.550589984123" calcext:value-type="float">
            <text:p>52,5506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([.P590]*PI()/60)*(8*([.I590]^2) + 4*[.I590]*[.B590] + 3*([.B590]^2))" office:value-type="float" office:value="62015.6643992357" calcext:value-type="float">
            <text:p>62015,66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27+6*RAND()" office:value-type="float" office:value="30.1615209903102" calcext:value-type="float">
            <text:p>30,1615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32+16*RAND()" office:value-type="float" office:value="43.3113012630492" calcext:value-type="float">
            <text:p>43,3113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COM.MICROSOFT.NORM.INV(RAND();50;10)" office:value-type="float" office:value="49.0469282460177" calcext:value-type="float">
            <text:p>49,0469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([.P591]*PI()/60)*(8*([.I591]^2) + 4*[.I591]*[.B591] + 3*([.B591]^2))" office:value-type="float" office:value="58967.0748079658" calcext:value-type="float">
            <text:p>58967,07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27+6*RAND()" office:value-type="float" office:value="32.9091456995811" calcext:value-type="float">
            <text:p>32,9091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32+16*RAND()" office:value-type="float" office:value="42.9910142216831" calcext:value-type="float">
            <text:p>42,99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COM.MICROSOFT.NORM.INV(RAND();50;10)" office:value-type="float" office:value="49.1179781069522" calcext:value-type="float">
            <text:p>49,118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([.P592]*PI()/60)*(8*([.I592]^2) + 4*[.I592]*[.B592] + 3*([.B592]^2))" office:value-type="float" office:value="60936.6111997092" calcext:value-type="float">
            <text:p>60936,61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27+6*RAND()" office:value-type="float" office:value="28.3062159440015" calcext:value-type="float">
            <text:p>28,3062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32+16*RAND()" office:value-type="float" office:value="42.5192471910268" calcext:value-type="float">
            <text:p>42,5192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COM.MICROSOFT.NORM.INV(RAND();50;10)" office:value-type="float" office:value="66.0693713254015" calcext:value-type="float">
            <text:p>66,0694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([.P593]*PI()/60)*(8*([.I593]^2) + 4*[.I593]*[.B593] + 3*([.B593]^2))" office:value-type="float" office:value="75003.0906801757" calcext:value-type="float">
            <text:p>75003,09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27+6*RAND()" office:value-type="float" office:value="30.2075867734384" calcext:value-type="float">
            <text:p>30,2076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32+16*RAND()" office:value-type="float" office:value="32.3447668831795" calcext:value-type="float">
            <text:p>32,3448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COM.MICROSOFT.NORM.INV(RAND();50;10)" office:value-type="float" office:value="41.0079841388215" calcext:value-type="float">
            <text:p>41,008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([.P594]*PI()/60)*(8*([.I594]^2) + 4*[.I594]*[.B594] + 3*([.B594]^2))" office:value-type="float" office:value="32240.2235744475" calcext:value-type="float">
            <text:p>32240,22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27+6*RAND()" office:value-type="float" office:value="28.9793984445278" calcext:value-type="float">
            <text:p>28,9794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32+16*RAND()" office:value-type="float" office:value="37.8342558387667" calcext:value-type="float">
            <text:p>37,8343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COM.MICROSOFT.NORM.INV(RAND();50;10)" office:value-type="float" office:value="50.6139975968537" calcext:value-type="float">
            <text:p>50,6140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([.P595]*PI()/60)*(8*([.I595]^2) + 4*[.I595]*[.B595] + 3*([.B595]^2))" office:value-type="float" office:value="48647.3973123366" calcext:value-type="float">
            <text:p>48647,40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27+6*RAND()" office:value-type="float" office:value="30.9059897458646" calcext:value-type="float">
            <text:p>30,906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32+16*RAND()" office:value-type="float" office:value="39.270090950653" calcext:value-type="float">
            <text:p>39,2701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COM.MICROSOFT.NORM.INV(RAND();50;10)" office:value-type="float" office:value="38.013372453196" calcext:value-type="float">
            <text:p>38,0134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([.P596]*PI()/60)*(8*([.I596]^2) + 4*[.I596]*[.B596] + 3*([.B596]^2))" office:value-type="float" office:value="39921.7283760226" calcext:value-type="float">
            <text:p>39921,73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27+6*RAND()" office:value-type="float" office:value="29.6619703068864" calcext:value-type="float">
            <text:p>29,6620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32+16*RAND()" office:value-type="float" office:value="33.0943897198886" calcext:value-type="float">
            <text:p>33,0944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COM.MICROSOFT.NORM.INV(RAND();50;10)" office:value-type="float" office:value="47.1842112489363" calcext:value-type="float">
            <text:p>47,1842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([.P597]*PI()/60)*(8*([.I597]^2) + 4*[.I597]*[.B597] + 3*([.B597]^2))" office:value-type="float" office:value="37868.7010898444" calcext:value-type="float">
            <text:p>37868,70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27+6*RAND()" office:value-type="float" office:value="27.8472240760457" calcext:value-type="float">
            <text:p>27,8472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32+16*RAND()" office:value-type="float" office:value="45.59106904082" calcext:value-type="float">
            <text:p>45,5911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COM.MICROSOFT.NORM.INV(RAND();50;10)" office:value-type="float" office:value="54.9284854781391" calcext:value-type="float">
            <text:p>54,9285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([.P598]*PI()/60)*(8*([.I598]^2) + 4*[.I598]*[.B598] + 3*([.B598]^2))" office:value-type="float" office:value="69120.3883248634" calcext:value-type="float">
            <text:p>69120,39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27+6*RAND()" office:value-type="float" office:value="30.0396717411932" calcext:value-type="float">
            <text:p>30,0397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32+16*RAND()" office:value-type="float" office:value="44.9167779851705" calcext:value-type="float">
            <text:p>44,9168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COM.MICROSOFT.NORM.INV(RAND();50;10)" office:value-type="float" office:value="58.2373529488069" calcext:value-type="float">
            <text:p>58,2374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([.P599]*PI()/60)*(8*([.I599]^2) + 4*[.I599]*[.B599] + 3*([.B599]^2))" office:value-type="float" office:value="73928.533027061" calcext:value-type="float">
            <text:p>73928,53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27+6*RAND()" office:value-type="float" office:value="27.1439759207424" calcext:value-type="float">
            <text:p>27,1440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32+16*RAND()" office:value-type="float" office:value="45.2142046596855" calcext:value-type="float">
            <text:p>45,2142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COM.MICROSOFT.NORM.INV(RAND();50;10)" office:value-type="float" office:value="68.829416934847" calcext:value-type="float">
            <text:p>68,8294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([.P600]*PI()/60)*(8*([.I600]^2) + 4*[.I600]*[.B600] + 3*([.B600]^2))" office:value-type="float" office:value="84598.4993461236" calcext:value-type="float">
            <text:p>84598,50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27+6*RAND()" office:value-type="float" office:value="28.2737216146197" calcext:value-type="float">
            <text:p>28,2737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32+16*RAND()" office:value-type="float" office:value="44.8160261083394" calcext:value-type="float">
            <text:p>44,8160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COM.MICROSOFT.NORM.INV(RAND();50;10)" office:value-type="float" office:value="50.4591712229286" calcext:value-type="float">
            <text:p>50,4592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([.P601]*PI()/60)*(8*([.I601]^2) + 4*[.I601]*[.B601] + 3*([.B601]^2))" office:value-type="float" office:value="62178.951844561" calcext:value-type="float">
            <text:p>62178,95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27+6*RAND()" office:value-type="float" office:value="31.629085737979" calcext:value-type="float">
            <text:p>31,6291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32+16*RAND()" office:value-type="float" office:value="36.4487966466695" calcext:value-type="float">
            <text:p>36,4488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COM.MICROSOFT.NORM.INV(RAND();50;10)" office:value-type="float" office:value="63.7972560327506" calcext:value-type="float">
            <text:p>63,7973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([.P602]*PI()/60)*(8*([.I602]^2) + 4*[.I602]*[.B602] + 3*([.B602]^2))" office:value-type="float" office:value="60931.4816240004" calcext:value-type="float">
            <text:p>60931,48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27+6*RAND()" office:value-type="float" office:value="29.9424836493563" calcext:value-type="float">
            <text:p>29,9425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32+16*RAND()" office:value-type="float" office:value="37.2273814659566" calcext:value-type="float">
            <text:p>37,2274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COM.MICROSOFT.NORM.INV(RAND();50;10)" office:value-type="float" office:value="57.2720038814373" calcext:value-type="float">
            <text:p>57,272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([.P603]*PI()/60)*(8*([.I603]^2) + 4*[.I603]*[.B603] + 3*([.B603]^2))" office:value-type="float" office:value="54683.5033598918" calcext:value-type="float">
            <text:p>54683,50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27+6*RAND()" office:value-type="float" office:value="30.6612418123987" calcext:value-type="float">
            <text:p>30,6612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32+16*RAND()" office:value-type="float" office:value="41.2070676442236" calcext:value-type="float">
            <text:p>41,2071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COM.MICROSOFT.NORM.INV(RAND();50;10)" office:value-type="float" office:value="62.4090149391271" calcext:value-type="float">
            <text:p>62,4090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([.P604]*PI()/60)*(8*([.I604]^2) + 4*[.I604]*[.B604] + 3*([.B604]^2))" office:value-type="float" office:value="70120.0727013402" calcext:value-type="float">
            <text:p>70120,07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27+6*RAND()" office:value-type="float" office:value="28.1788024075795" calcext:value-type="float">
            <text:p>28,1788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32+16*RAND()" office:value-type="float" office:value="43.1351258885115" calcext:value-type="float">
            <text:p>43,1351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COM.MICROSOFT.NORM.INV(RAND();50;10)" office:value-type="float" office:value="63.0263242237154" calcext:value-type="float">
            <text:p>63,0263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([.P605]*PI()/60)*(8*([.I605]^2) + 4*[.I605]*[.B605] + 3*([.B605]^2))" office:value-type="float" office:value="73027.5862821687" calcext:value-type="float">
            <text:p>73027,59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27+6*RAND()" office:value-type="float" office:value="28.1892439511139" calcext:value-type="float">
            <text:p>28,1892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32+16*RAND()" office:value-type="float" office:value="38.8677479121834" calcext:value-type="float">
            <text:p>38,8677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COM.MICROSOFT.NORM.INV(RAND();50;10)" office:value-type="float" office:value="54.767282358482" calcext:value-type="float">
            <text:p>54,7673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([.P606]*PI()/60)*(8*([.I606]^2) + 4*[.I606]*[.B606] + 3*([.B606]^2))" office:value-type="float" office:value="54060.5075126784" calcext:value-type="float">
            <text:p>54060,51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27+6*RAND()" office:value-type="float" office:value="28.5200861461926" calcext:value-type="float">
            <text:p>28,5201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32+16*RAND()" office:value-type="float" office:value="32.1453424412757" calcext:value-type="float">
            <text:p>32,1453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COM.MICROSOFT.NORM.INV(RAND();50;10)" office:value-type="float" office:value="36.9617168432979" calcext:value-type="float">
            <text:p>36,9617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([.P607]*PI()/60)*(8*([.I607]^2) + 4*[.I607]*[.B607] + 3*([.B607]^2))" office:value-type="float" office:value="27818.0089221067" calcext:value-type="float">
            <text:p>27818,01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27+6*RAND()" office:value-type="float" office:value="29.7281637985725" calcext:value-type="float">
            <text:p>29,7282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32+16*RAND()" office:value-type="float" office:value="32.3444659095258" calcext:value-type="float">
            <text:p>32,3445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COM.MICROSOFT.NORM.INV(RAND();50;10)" office:value-type="float" office:value="56.9879793100501" calcext:value-type="float">
            <text:p>56,9880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([.P608]*PI()/60)*(8*([.I608]^2) + 4*[.I608]*[.B608] + 3*([.B608]^2))" office:value-type="float" office:value="44360.7212895294" calcext:value-type="float">
            <text:p>44360,72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27+6*RAND()" office:value-type="float" office:value="27.0586209164467" calcext:value-type="float">
            <text:p>27,0586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32+16*RAND()" office:value-type="float" office:value="44.5946743804961" calcext:value-type="float">
            <text:p>44,5947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COM.MICROSOFT.NORM.INV(RAND();50;10)" office:value-type="float" office:value="51.557170770267" calcext:value-type="float">
            <text:p>51,5572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([.P609]*PI()/60)*(8*([.I609]^2) + 4*[.I609]*[.B609] + 3*([.B609]^2))" office:value-type="float" office:value="61907.3607212068" calcext:value-type="float">
            <text:p>61907,36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27+6*RAND()" office:value-type="float" office:value="28.0880905136" calcext:value-type="float">
            <text:p>28,0881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32+16*RAND()" office:value-type="float" office:value="34.9519622344524" calcext:value-type="float">
            <text:p>34,952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COM.MICROSOFT.NORM.INV(RAND();50;10)" office:value-type="float" office:value="53.1846942741483" calcext:value-type="float">
            <text:p>53,1847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([.P610]*PI()/60)*(8*([.I610]^2) + 4*[.I610]*[.B610] + 3*([.B610]^2))" office:value-type="float" office:value="44742.1359184817" calcext:value-type="float">
            <text:p>44742,14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27+6*RAND()" office:value-type="float" office:value="28.4607958572451" calcext:value-type="float">
            <text:p>28,4608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32+16*RAND()" office:value-type="float" office:value="42.8675670158118" calcext:value-type="float">
            <text:p>42,8676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COM.MICROSOFT.NORM.INV(RAND();50;10)" office:value-type="float" office:value="46.7016514715997" calcext:value-type="float">
            <text:p>46,7017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([.P611]*PI()/60)*(8*([.I611]^2) + 4*[.I611]*[.B611] + 3*([.B611]^2))" office:value-type="float" office:value="53823.9682323002" calcext:value-type="float">
            <text:p>53823,97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27+6*RAND()" office:value-type="float" office:value="29.7663480907213" calcext:value-type="float">
            <text:p>29,7663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32+16*RAND()" office:value-type="float" office:value="46.664060967043" calcext:value-type="float">
            <text:p>46,6641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COM.MICROSOFT.NORM.INV(RAND();50;10)" office:value-type="float" office:value="53.5547112457874" calcext:value-type="float">
            <text:p>53,5547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([.P612]*PI()/60)*(8*([.I612]^2) + 4*[.I612]*[.B612] + 3*([.B612]^2))" office:value-type="float" office:value="71882.0478502714" calcext:value-type="float">
            <text:p>71882,05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27+6*RAND()" office:value-type="float" office:value="30.5915117121767" calcext:value-type="float">
            <text:p>30,5915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32+16*RAND()" office:value-type="float" office:value="35.8468666803092" calcext:value-type="float">
            <text:p>35,8469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COM.MICROSOFT.NORM.INV(RAND();50;10)" office:value-type="float" office:value="46.7524762055657" calcext:value-type="float">
            <text:p>46,7525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([.P613]*PI()/60)*(8*([.I613]^2) + 4*[.I613]*[.B613] + 3*([.B613]^2))" office:value-type="float" office:value="42775.4097371397" calcext:value-type="float">
            <text:p>42775,41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27+6*RAND()" office:value-type="float" office:value="32.1192803636659" calcext:value-type="float">
            <text:p>32,1193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32+16*RAND()" office:value-type="float" office:value="35.7215502653271" calcext:value-type="float">
            <text:p>35,7216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COM.MICROSOFT.NORM.INV(RAND();50;10)" office:value-type="float" office:value="52.5416509797074" calcext:value-type="float">
            <text:p>52,5417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([.P614]*PI()/60)*(8*([.I614]^2) + 4*[.I614]*[.B614] + 3*([.B614]^2))" office:value-type="float" office:value="49223.8181571765" calcext:value-type="float">
            <text:p>49223,82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27+6*RAND()" office:value-type="float" office:value="28.5306111846585" calcext:value-type="float">
            <text:p>28,5306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32+16*RAND()" office:value-type="float" office:value="32.5447472650558" calcext:value-type="float">
            <text:p>32,5447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COM.MICROSOFT.NORM.INV(RAND();50;10)" office:value-type="float" office:value="30.1462797810329" calcext:value-type="float">
            <text:p>30,1463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([.P615]*PI()/60)*(8*([.I615]^2) + 4*[.I615]*[.B615] + 3*([.B615]^2))" office:value-type="float" office:value="23091.7909284064" calcext:value-type="float">
            <text:p>23091,79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27+6*RAND()" office:value-type="float" office:value="32.767196100438" calcext:value-type="float">
            <text:p>32,7672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32+16*RAND()" office:value-type="float" office:value="44.0363983307034" calcext:value-type="float">
            <text:p>44,0364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COM.MICROSOFT.NORM.INV(RAND();50;10)" office:value-type="float" office:value="45.3560305161577" calcext:value-type="float">
            <text:p>45,356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([.P616]*PI()/60)*(8*([.I616]^2) + 4*[.I616]*[.B616] + 3*([.B616]^2))" office:value-type="float" office:value="58198.9225959791" calcext:value-type="float">
            <text:p>58198,92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27+6*RAND()" office:value-type="float" office:value="31.8492543089669" calcext:value-type="float">
            <text:p>31,8493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32+16*RAND()" office:value-type="float" office:value="45.3779085483402" calcext:value-type="float">
            <text:p>45,3779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COM.MICROSOFT.NORM.INV(RAND();50;10)" office:value-type="float" office:value="64.2164305818701" calcext:value-type="float">
            <text:p>64,2164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([.P617]*PI()/60)*(8*([.I617]^2) + 4*[.I617]*[.B617] + 3*([.B617]^2))" office:value-type="float" office:value="85058.9836713378" calcext:value-type="float">
            <text:p>85058,98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27+6*RAND()" office:value-type="float" office:value="27.6103083745111" calcext:value-type="float">
            <text:p>27,6103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32+16*RAND()" office:value-type="float" office:value="34.8737384099513" calcext:value-type="float">
            <text:p>34,8737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COM.MICROSOFT.NORM.INV(RAND();50;10)" office:value-type="float" office:value="49.8455277979342" calcext:value-type="float">
            <text:p>49,8455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([.P618]*PI()/60)*(8*([.I618]^2) + 4*[.I618]*[.B618] + 3*([.B618]^2))" office:value-type="float" office:value="41413.7417479517" calcext:value-type="float">
            <text:p>41413,74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27+6*RAND()" office:value-type="float" office:value="32.1863540194463" calcext:value-type="float">
            <text:p>32,1864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32+16*RAND()" office:value-type="float" office:value="34.6003824118525" calcext:value-type="float">
            <text:p>34,6004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COM.MICROSOFT.NORM.INV(RAND();50;10)" office:value-type="float" office:value="43.459701744239" calcext:value-type="float">
            <text:p>43,4597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([.P619]*PI()/60)*(8*([.I619]^2) + 4*[.I619]*[.B619] + 3*([.B619]^2))" office:value-type="float" office:value="39002.8730315448" calcext:value-type="float">
            <text:p>39002,87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27+6*RAND()" office:value-type="float" office:value="29.493366666371" calcext:value-type="float">
            <text:p>29,4934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32+16*RAND()" office:value-type="float" office:value="47.4750931207091" calcext:value-type="float">
            <text:p>47,4751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COM.MICROSOFT.NORM.INV(RAND();50;10)" office:value-type="float" office:value="37.7987339100636" calcext:value-type="float">
            <text:p>37,7987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([.P620]*PI()/60)*(8*([.I620]^2) + 4*[.I620]*[.B620] + 3*([.B620]^2))" office:value-type="float" office:value="51935.4328136192" calcext:value-type="float">
            <text:p>51935,43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27+6*RAND()" office:value-type="float" office:value="30.2140930050518" calcext:value-type="float">
            <text:p>30,2141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32+16*RAND()" office:value-type="float" office:value="46.9681616034359" calcext:value-type="float">
            <text:p>46,9682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COM.MICROSOFT.NORM.INV(RAND();50;10)" office:value-type="float" office:value="60.7829220803102" calcext:value-type="float">
            <text:p>60,7829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([.P621]*PI()/60)*(8*([.I621]^2) + 4*[.I621]*[.B621] + 3*([.B621]^2))" office:value-type="float" office:value="82948.1985662482" calcext:value-type="float">
            <text:p>82948,20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27+6*RAND()" office:value-type="float" office:value="32.3411196589004" calcext:value-type="float">
            <text:p>32,3411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32+16*RAND()" office:value-type="float" office:value="36.6858982574195" calcext:value-type="float">
            <text:p>36,6859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COM.MICROSOFT.NORM.INV(RAND();50;10)" office:value-type="float" office:value="53.0192490083423" calcext:value-type="float">
            <text:p>53,0192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([.P622]*PI()/60)*(8*([.I622]^2) + 4*[.I622]*[.B622] + 3*([.B622]^2))" office:value-type="float" office:value="51775.4091986303" calcext:value-type="float">
            <text:p>51775,41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27+6*RAND()" office:value-type="float" office:value="28.26979311998" calcext:value-type="float">
            <text:p>28,2698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32+16*RAND()" office:value-type="float" office:value="40.5254270676523" calcext:value-type="float">
            <text:p>40,5254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COM.MICROSOFT.NORM.INV(RAND();50;10)" office:value-type="float" office:value="60.3838759502657" calcext:value-type="float">
            <text:p>60,3839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([.P623]*PI()/60)*(8*([.I623]^2) + 4*[.I623]*[.B623] + 3*([.B623]^2))" office:value-type="float" office:value="63608.846752029" calcext:value-type="float">
            <text:p>63608,85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27+6*RAND()" office:value-type="float" office:value="27.3141150826123" calcext:value-type="float">
            <text:p>27,3141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32+16*RAND()" office:value-type="float" office:value="40.1505416948348" calcext:value-type="float">
            <text:p>40,1505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COM.MICROSOFT.NORM.INV(RAND();50;10)" office:value-type="float" office:value="57.7279609841228" calcext:value-type="float">
            <text:p>57,7280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([.P624]*PI()/60)*(8*([.I624]^2) + 4*[.I624]*[.B624] + 3*([.B624]^2))" office:value-type="float" office:value="59005.9996353868" calcext:value-type="float">
            <text:p>59006,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7+6*RAND()" office:value-type="float" office:value="29.0888404471334" calcext:value-type="float">
            <text:p>29,0888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32+16*RAND()" office:value-type="float" office:value="43.6765392106026" calcext:value-type="float">
            <text:p>43,6765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COM.MICROSOFT.NORM.INV(RAND();50;10)" office:value-type="float" office:value="62.0207322946632" calcext:value-type="float">
            <text:p>62,0207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([.P625]*PI()/60)*(8*([.I625]^2) + 4*[.I625]*[.B625] + 3*([.B625]^2))" office:value-type="float" office:value="74305.6675909114" calcext:value-type="float">
            <text:p>74305,67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27+6*RAND()" office:value-type="float" office:value="30.4030764650088" calcext:value-type="float">
            <text:p>30,4031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32+16*RAND()" office:value-type="float" office:value="34.4356523472816" calcext:value-type="float">
            <text:p>34,4357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COM.MICROSOFT.NORM.INV(RAND();50;10)" office:value-type="float" office:value="37.3390925653937" calcext:value-type="float">
            <text:p>37,3391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([.P626]*PI()/60)*(8*([.I626]^2) + 4*[.I626]*[.B626] + 3*([.B626]^2))" office:value-type="float" office:value="32155.732551683" calcext:value-type="float">
            <text:p>32155,73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27+6*RAND()" office:value-type="float" office:value="29.9957666632254" calcext:value-type="float">
            <text:p>29,9958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32+16*RAND()" office:value-type="float" office:value="45.75666523166" calcext:value-type="float">
            <text:p>45,7567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COM.MICROSOFT.NORM.INV(RAND();50;10)" office:value-type="float" office:value="38.8937143591076" calcext:value-type="float">
            <text:p>38,8937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([.P627]*PI()/60)*(8*([.I627]^2) + 4*[.I627]*[.B627] + 3*([.B627]^2))" office:value-type="float" office:value="50786.8000669553" calcext:value-type="float">
            <text:p>50786,80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27+6*RAND()" office:value-type="float" office:value="30.9277070180979" calcext:value-type="float">
            <text:p>30,9277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32+16*RAND()" office:value-type="float" office:value="36.4334517363459" calcext:value-type="float">
            <text:p>36,4335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COM.MICROSOFT.NORM.INV(RAND();50;10)" office:value-type="float" office:value="24.9459471814061" calcext:value-type="float">
            <text:p>24,9459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([.P628]*PI()/60)*(8*([.I628]^2) + 4*[.I628]*[.B628] + 3*([.B628]^2))" office:value-type="float" office:value="23505.7151480965" calcext:value-type="float">
            <text:p>23505,72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27+6*RAND()" office:value-type="float" office:value="27.8452724588569" calcext:value-type="float">
            <text:p>27,8453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32+16*RAND()" office:value-type="float" office:value="33.935666250065" calcext:value-type="float">
            <text:p>33,9357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COM.MICROSOFT.NORM.INV(RAND();50;10)" office:value-type="float" office:value="47.4942393650382" calcext:value-type="float">
            <text:p>47,4942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([.P629]*PI()/60)*(8*([.I629]^2) + 4*[.I629]*[.B629] + 3*([.B629]^2))" office:value-type="float" office:value="38094.9380468343" calcext:value-type="float">
            <text:p>38094,94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27+6*RAND()" office:value-type="float" office:value="29.0115029986482" calcext:value-type="float">
            <text:p>29,0115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32+16*RAND()" office:value-type="float" office:value="33.6898689102382" calcext:value-type="float">
            <text:p>33,6899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COM.MICROSOFT.NORM.INV(RAND();50;10)" office:value-type="float" office:value="51.7866849715079" calcext:value-type="float">
            <text:p>51,7867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([.P630]*PI()/60)*(8*([.I630]^2) + 4*[.I630]*[.B630] + 3*([.B630]^2))" office:value-type="float" office:value="42068.6229279187" calcext:value-type="float">
            <text:p>42068,62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27+6*RAND()" office:value-type="float" office:value="31.5498455779161" calcext:value-type="float">
            <text:p>31,5498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32+16*RAND()" office:value-type="float" office:value="38.0520986970514" calcext:value-type="float">
            <text:p>38,0521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COM.MICROSOFT.NORM.INV(RAND();50;10)" office:value-type="float" office:value="69.420934243636" calcext:value-type="float">
            <text:p>69,4209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([.P631]*PI()/60)*(8*([.I631]^2) + 4*[.I631]*[.B631] + 3*([.B631]^2))" office:value-type="float" office:value="70414.832347947" calcext:value-type="float">
            <text:p>70414,83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27+6*RAND()" office:value-type="float" office:value="28.8904861018527" calcext:value-type="float">
            <text:p>28,8905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32+16*RAND()" office:value-type="float" office:value="37.1246848646551" calcext:value-type="float">
            <text:p>37,1247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COM.MICROSOFT.NORM.INV(RAND();50;10)" office:value-type="float" office:value="56.3624798693436" calcext:value-type="float">
            <text:p>56,3625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([.P632]*PI()/60)*(8*([.I632]^2) + 4*[.I632]*[.B632] + 3*([.B632]^2))" office:value-type="float" office:value="52589.5335499378" calcext:value-type="float">
            <text:p>52589,53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27+6*RAND()" office:value-type="float" office:value="27.9532691293862" calcext:value-type="float">
            <text:p>27,9533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32+16*RAND()" office:value-type="float" office:value="38.6952556539327" calcext:value-type="float">
            <text:p>38,6953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COM.MICROSOFT.NORM.INV(RAND();50;10)" office:value-type="float" office:value="57.1505812843231" calcext:value-type="float">
            <text:p>57,1506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([.P633]*PI()/60)*(8*([.I633]^2) + 4*[.I633]*[.B633] + 3*([.B633]^2))" office:value-type="float" office:value="55806.3384709525" calcext:value-type="float">
            <text:p>55806,34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27+6*RAND()" office:value-type="float" office:value="30.5820517817047" calcext:value-type="float">
            <text:p>30,5821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32+16*RAND()" office:value-type="float" office:value="45.9920382555574" calcext:value-type="float">
            <text:p>45,992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COM.MICROSOFT.NORM.INV(RAND();50;10)" office:value-type="float" office:value="38.255318809239" calcext:value-type="float">
            <text:p>38,2553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([.P634]*PI()/60)*(8*([.I634]^2) + 4*[.I634]*[.B634] + 3*([.B634]^2))" office:value-type="float" office:value="50785.2727191855" calcext:value-type="float">
            <text:p>50785,27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27+6*RAND()" office:value-type="float" office:value="30.0764276452828" calcext:value-type="float">
            <text:p>30,0764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32+16*RAND()" office:value-type="float" office:value="41.6028526593" calcext:value-type="float">
            <text:p>41,6029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COM.MICROSOFT.NORM.INV(RAND();50;10)" office:value-type="float" office:value="46.5787999981366" calcext:value-type="float">
            <text:p>46,5788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([.P635]*PI()/60)*(8*([.I635]^2) + 4*[.I635]*[.B635] + 3*([.B635]^2))" office:value-type="float" office:value="52594.5436389271" calcext:value-type="float">
            <text:p>52594,54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27+6*RAND()" office:value-type="float" office:value="32.3024483683985" calcext:value-type="float">
            <text:p>32,3024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32+16*RAND()" office:value-type="float" office:value="46.2400677781552" calcext:value-type="float">
            <text:p>46,2401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COM.MICROSOFT.NORM.INV(RAND();50;10)" office:value-type="float" office:value="61.2419657425996" calcext:value-type="float">
            <text:p>61,242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([.P636]*PI()/60)*(8*([.I636]^2) + 4*[.I636]*[.B636] + 3*([.B636]^2))" office:value-type="float" office:value="84046.0874066252" calcext:value-type="float">
            <text:p>84046,09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27+6*RAND()" office:value-type="float" office:value="32.5821604623925" calcext:value-type="float">
            <text:p>32,5822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32+16*RAND()" office:value-type="float" office:value="34.9991194475442" calcext:value-type="float">
            <text:p>34,9991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COM.MICROSOFT.NORM.INV(RAND();50;10)" office:value-type="float" office:value="62.2055592648232" calcext:value-type="float">
            <text:p>62,2056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([.P637]*PI()/60)*(8*([.I637]^2) + 4*[.I637]*[.B637] + 3*([.B637]^2))" office:value-type="float" office:value="57147.6238771233" calcext:value-type="float">
            <text:p>57147,62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27+6*RAND()" office:value-type="float" office:value="29.5630462376867" calcext:value-type="float">
            <text:p>29,563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32+16*RAND()" office:value-type="float" office:value="43.8927262183279" calcext:value-type="float">
            <text:p>43,8927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COM.MICROSOFT.NORM.INV(RAND();50;10)" office:value-type="float" office:value="57.4311874577005" calcext:value-type="float">
            <text:p>57,4312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([.P638]*PI()/60)*(8*([.I638]^2) + 4*[.I638]*[.B638] + 3*([.B638]^2))" office:value-type="float" office:value="69839.3728682239" calcext:value-type="float">
            <text:p>69839,37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27+6*RAND()" office:value-type="float" office:value="28.2476472433191" calcext:value-type="float">
            <text:p>28,2476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32+16*RAND()" office:value-type="float" office:value="44.0964832734317" calcext:value-type="float">
            <text:p>44,0965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COM.MICROSOFT.NORM.INV(RAND();50;10)" office:value-type="float" office:value="48.3832748877383" calcext:value-type="float">
            <text:p>48,3833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([.P639]*PI()/60)*(8*([.I639]^2) + 4*[.I639]*[.B639] + 3*([.B639]^2))" office:value-type="float" office:value="58095.3035135172" calcext:value-type="float">
            <text:p>58095,30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27+6*RAND()" office:value-type="float" office:value="32.6624004256446" calcext:value-type="float">
            <text:p>32,6624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32+16*RAND()" office:value-type="float" office:value="32.7000333275646" calcext:value-type="float">
            <text:p>32,700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COM.MICROSOFT.NORM.INV(RAND();50;10)" office:value-type="float" office:value="62.8110922451124" calcext:value-type="float">
            <text:p>62,8111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([.P640]*PI()/60)*(8*([.I640]^2) + 4*[.I640]*[.B640] + 3*([.B640]^2))" office:value-type="float" office:value="52709.560977181" calcext:value-type="float">
            <text:p>52709,56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27+6*RAND()" office:value-type="float" office:value="29.0700835583266" calcext:value-type="float">
            <text:p>29,0701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32+16*RAND()" office:value-type="float" office:value="42.5639137160033" calcext:value-type="float">
            <text:p>42,5639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COM.MICROSOFT.NORM.INV(RAND();50;10)" office:value-type="float" office:value="57.6691022007569" calcext:value-type="float">
            <text:p>57,6691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([.P641]*PI()/60)*(8*([.I641]^2) + 4*[.I641]*[.B641] + 3*([.B641]^2))" office:value-type="float" office:value="66363.7559754968" calcext:value-type="float">
            <text:p>66363,76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27+6*RAND()" office:value-type="float" office:value="31.9546018454712" calcext:value-type="float">
            <text:p>31,9546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32+16*RAND()" office:value-type="float" office:value="46.5803066585213" calcext:value-type="float">
            <text:p>46,5803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COM.MICROSOFT.NORM.INV(RAND();50;10)" office:value-type="float" office:value="48.5336062065564" calcext:value-type="float">
            <text:p>48,5336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([.P642]*PI()/60)*(8*([.I642]^2) + 4*[.I642]*[.B642] + 3*([.B642]^2))" office:value-type="float" office:value="67024.2823079644" calcext:value-type="float">
            <text:p>67024,28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27+6*RAND()" office:value-type="float" office:value="30.7914391632658" calcext:value-type="float">
            <text:p>30,7914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32+16*RAND()" office:value-type="float" office:value="44.0490781012923" calcext:value-type="float">
            <text:p>44,0491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COM.MICROSOFT.NORM.INV(RAND();50;10)" office:value-type="float" office:value="50.6247922203352" calcext:value-type="float">
            <text:p>50,6248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([.P643]*PI()/60)*(8*([.I643]^2) + 4*[.I643]*[.B643] + 3*([.B643]^2))" office:value-type="float" office:value="63066.2961879445" calcext:value-type="float">
            <text:p>63066,30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27+6*RAND()" office:value-type="float" office:value="27.4294338889886" calcext:value-type="float">
            <text:p>27,4294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32+16*RAND()" office:value-type="float" office:value="36.5754057075828" calcext:value-type="float">
            <text:p>36,5754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COM.MICROSOFT.NORM.INV(RAND();50;10)" office:value-type="float" office:value="44.354661976267" calcext:value-type="float">
            <text:p>44,3547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([.P644]*PI()/60)*(8*([.I644]^2) + 4*[.I644]*[.B644] + 3*([.B644]^2))" office:value-type="float" office:value="39416.2576559854" calcext:value-type="float">
            <text:p>39416,26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27+6*RAND()" office:value-type="float" office:value="30.1765126374085" calcext:value-type="float">
            <text:p>30,1765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32+16*RAND()" office:value-type="float" office:value="45.5548717025667" calcext:value-type="float">
            <text:p>45,5549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COM.MICROSOFT.NORM.INV(RAND();50;10)" office:value-type="float" office:value="51.6444579037648" calcext:value-type="float">
            <text:p>51,6445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([.P645]*PI()/60)*(8*([.I645]^2) + 4*[.I645]*[.B645] + 3*([.B645]^2))" office:value-type="float" office:value="67149.731041548" calcext:value-type="float">
            <text:p>67149,73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27+6*RAND()" office:value-type="float" office:value="27.7707015399355" calcext:value-type="float">
            <text:p>27,7707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32+16*RAND()" office:value-type="float" office:value="38.0929102506489" calcext:value-type="float">
            <text:p>38,0929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COM.MICROSOFT.NORM.INV(RAND();50;10)" office:value-type="float" office:value="51.7595970758129" calcext:value-type="float">
            <text:p>51,7596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([.P646]*PI()/60)*(8*([.I646]^2) + 4*[.I646]*[.B646] + 3*([.B646]^2))" office:value-type="float" office:value="49198.7128897855" calcext:value-type="float">
            <text:p>49198,71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27+6*RAND()" office:value-type="float" office:value="31.3998608698603" calcext:value-type="float">
            <text:p>31,3999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32+16*RAND()" office:value-type="float" office:value="37.4792684596032" calcext:value-type="float">
            <text:p>37,4793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COM.MICROSOFT.NORM.INV(RAND();50;10)" office:value-type="float" office:value="42.7619587911629" calcext:value-type="float">
            <text:p>42,762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([.P647]*PI()/60)*(8*([.I647]^2) + 4*[.I647]*[.B647] + 3*([.B647]^2))" office:value-type="float" office:value="42323.5613285262" calcext:value-type="float">
            <text:p>42323,56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27+6*RAND()" office:value-type="float" office:value="27.1578262250405" calcext:value-type="float">
            <text:p>27,1578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32+16*RAND()" office:value-type="float" office:value="47.666837869212" calcext:value-type="float">
            <text:p>47,6668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COM.MICROSOFT.NORM.INV(RAND();50;10)" office:value-type="float" office:value="61.4795196983933" calcext:value-type="float">
            <text:p>61,4795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([.P648]*PI()/60)*(8*([.I648]^2) + 4*[.I648]*[.B648] + 3*([.B648]^2))" office:value-type="float" office:value="82304.1979841808" calcext:value-type="float">
            <text:p>82304,2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27+6*RAND()" office:value-type="float" office:value="28.8284241047222" calcext:value-type="float">
            <text:p>28,8284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32+16*RAND()" office:value-type="float" office:value="36.1993132699281" calcext:value-type="float">
            <text:p>36,1993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COM.MICROSOFT.NORM.INV(RAND();50;10)" office:value-type="float" office:value="43.6524520060876" calcext:value-type="float">
            <text:p>43,6525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([.P649]*PI()/60)*(8*([.I649]^2) + 4*[.I649]*[.B649] + 3*([.B649]^2))" office:value-type="float" office:value="39200.122036195" calcext:value-type="float">
            <text:p>39200,12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27+6*RAND()" office:value-type="float" office:value="32.2138262812514" calcext:value-type="float">
            <text:p>32,2138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32+16*RAND()" office:value-type="float" office:value="32.5240091811866" calcext:value-type="float">
            <text:p>32,524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COM.MICROSOFT.NORM.INV(RAND();50;10)" office:value-type="float" office:value="54.5634488223271" calcext:value-type="float">
            <text:p>54,5634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([.P650]*PI()/60)*(8*([.I650]^2) + 4*[.I650]*[.B650] + 3*([.B650]^2))" office:value-type="float" office:value="45044.0801782867" calcext:value-type="float">
            <text:p>45044,08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27+6*RAND()" office:value-type="float" office:value="30.6538349704351" calcext:value-type="float">
            <text:p>30,6538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32+16*RAND()" office:value-type="float" office:value="32.5120096225292" calcext:value-type="float">
            <text:p>32,512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COM.MICROSOFT.NORM.INV(RAND();50;10)" office:value-type="float" office:value="48.3156179807034" calcext:value-type="float">
            <text:p>48,3156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([.P651]*PI()/60)*(8*([.I651]^2) + 4*[.I651]*[.B651] + 3*([.B651]^2))" office:value-type="float" office:value="38609.0211050346" calcext:value-type="float">
            <text:p>38609,02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27+6*RAND()" office:value-type="float" office:value="30.369055052055" calcext:value-type="float">
            <text:p>30,3691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32+16*RAND()" office:value-type="float" office:value="44.7285165656358" calcext:value-type="float">
            <text:p>44,7285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COM.MICROSOFT.NORM.INV(RAND();50;10)" office:value-type="float" office:value="53.2717657886662" calcext:value-type="float">
            <text:p>53,2718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([.P652]*PI()/60)*(8*([.I652]^2) + 4*[.I652]*[.B652] + 3*([.B652]^2))" office:value-type="float" office:value="67516.229309494" calcext:value-type="float">
            <text:p>67516,23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27+6*RAND()" office:value-type="float" office:value="27.3124681671616" calcext:value-type="float">
            <text:p>27,3125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32+16*RAND()" office:value-type="float" office:value="38.5419911574572" calcext:value-type="float">
            <text:p>38,542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COM.MICROSOFT.NORM.INV(RAND();50;10)" office:value-type="float" office:value="50.7681211675604" calcext:value-type="float">
            <text:p>50,7681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([.P653]*PI()/60)*(8*([.I653]^2) + 4*[.I653]*[.B653] + 3*([.B653]^2))" office:value-type="float" office:value="48731.6853992417" calcext:value-type="float">
            <text:p>48731,69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27+6*RAND()" office:value-type="float" office:value="27.7703985355329" calcext:value-type="float">
            <text:p>27,7704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32+16*RAND()" office:value-type="float" office:value="37.5233340840787" calcext:value-type="float">
            <text:p>37,5233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COM.MICROSOFT.NORM.INV(RAND();50;10)" office:value-type="float" office:value="44.7850484235228" calcext:value-type="float">
            <text:p>44,7850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([.P654]*PI()/60)*(8*([.I654]^2) + 4*[.I654]*[.B654] + 3*([.B654]^2))" office:value-type="float" office:value="41612.6933150913" calcext:value-type="float">
            <text:p>41612,69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27+6*RAND()" office:value-type="float" office:value="32.1065517996904" calcext:value-type="float">
            <text:p>32,1066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32+16*RAND()" office:value-type="float" office:value="47.9242002274841" calcext:value-type="float">
            <text:p>47,9242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COM.MICROSOFT.NORM.INV(RAND();50;10)" office:value-type="float" office:value="56.9464679215603" calcext:value-type="float">
            <text:p>56,9465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([.P655]*PI()/60)*(8*([.I655]^2) + 4*[.I655]*[.B655] + 3*([.B655]^2))" office:value-type="float" office:value="82357.9545158981" calcext:value-type="float">
            <text:p>82357,95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27+6*RAND()" office:value-type="float" office:value="27.8141318697017" calcext:value-type="float">
            <text:p>27,8141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32+16*RAND()" office:value-type="float" office:value="35.6910465750843" calcext:value-type="float">
            <text:p>35,691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COM.MICROSOFT.NORM.INV(RAND();50;10)" office:value-type="float" office:value="62.8108990393166" calcext:value-type="float">
            <text:p>62,8109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([.P656]*PI()/60)*(8*([.I656]^2) + 4*[.I656]*[.B656] + 3*([.B656]^2))" office:value-type="float" office:value="54207.3194864213" calcext:value-type="float">
            <text:p>54207,32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27+6*RAND()" office:value-type="float" office:value="32.7621972479392" calcext:value-type="float">
            <text:p>32,7622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32+16*RAND()" office:value-type="float" office:value="39.6812907774001" calcext:value-type="float">
            <text:p>39,6813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COM.MICROSOFT.NORM.INV(RAND();50;10)" office:value-type="float" office:value="37.8237015156513" calcext:value-type="float">
            <text:p>37,8237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([.P657]*PI()/60)*(8*([.I657]^2) + 4*[.I657]*[.B657] + 3*([.B657]^2))" office:value-type="float" office:value="41623.2144363534" calcext:value-type="float">
            <text:p>41623,21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27+6*RAND()" office:value-type="float" office:value="31.6536025826354" calcext:value-type="float">
            <text:p>31,6536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32+16*RAND()" office:value-type="float" office:value="40.1214444357902" calcext:value-type="float">
            <text:p>40,1214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COM.MICROSOFT.NORM.INV(RAND();50;10)" office:value-type="float" office:value="63.6116719113357" calcext:value-type="float">
            <text:p>63,6117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([.P658]*PI()/60)*(8*([.I658]^2) + 4*[.I658]*[.B658] + 3*([.B658]^2))" office:value-type="float" office:value="69823.6059156205" calcext:value-type="float">
            <text:p>69823,61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27+6*RAND()" office:value-type="float" office:value="28.5730135117192" calcext:value-type="float">
            <text:p>28,5730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32+16*RAND()" office:value-type="float" office:value="38.5445571076125" calcext:value-type="float">
            <text:p>38,5446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COM.MICROSOFT.NORM.INV(RAND();50;10)" office:value-type="float" office:value="33.5993599409982" calcext:value-type="float">
            <text:p>33,5994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([.P659]*PI()/60)*(8*([.I659]^2) + 4*[.I659]*[.B659] + 3*([.B659]^2))" office:value-type="float" office:value="32968.5915693681" calcext:value-type="float">
            <text:p>32968,59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27+6*RAND()" office:value-type="float" office:value="30.5694692458492" calcext:value-type="float">
            <text:p>30,5695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32+16*RAND()" office:value-type="float" office:value="40.067292643711" calcext:value-type="float">
            <text:p>40,0673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COM.MICROSOFT.NORM.INV(RAND();50;10)" office:value-type="float" office:value="45.0395118758518" calcext:value-type="float">
            <text:p>45,0395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([.P660]*PI()/60)*(8*([.I660]^2) + 4*[.I660]*[.B660] + 3*([.B660]^2))" office:value-type="float" office:value="48452.6999157024" calcext:value-type="float">
            <text:p>48452,70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27+6*RAND()" office:value-type="float" office:value="28.8437425999437" calcext:value-type="float">
            <text:p>28,8437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32+16*RAND()" office:value-type="float" office:value="38.6480117831379" calcext:value-type="float">
            <text:p>38,648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COM.MICROSOFT.NORM.INV(RAND();50;10)" office:value-type="float" office:value="53.1011951905902" calcext:value-type="float">
            <text:p>53,1012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([.P661]*PI()/60)*(8*([.I661]^2) + 4*[.I661]*[.B661] + 3*([.B661]^2))" office:value-type="float" office:value="52560.8438465488" calcext:value-type="float">
            <text:p>52560,84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27+6*RAND()" office:value-type="float" office:value="29.2826379679609" calcext:value-type="float">
            <text:p>29,2826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32+16*RAND()" office:value-type="float" office:value="32.340611314401" calcext:value-type="float">
            <text:p>32,3406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COM.MICROSOFT.NORM.INV(RAND();50;10)" office:value-type="float" office:value="42.8550619378521" calcext:value-type="float">
            <text:p>42,8551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([.P662]*PI()/60)*(8*([.I662]^2) + 4*[.I662]*[.B662] + 3*([.B662]^2))" office:value-type="float" office:value="33047.531363901" calcext:value-type="float">
            <text:p>33047,53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27+6*RAND()" office:value-type="float" office:value="27.6908289289568" calcext:value-type="float">
            <text:p>27,6908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32+16*RAND()" office:value-type="float" office:value="45.0051682610065" calcext:value-type="float">
            <text:p>45,0052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COM.MICROSOFT.NORM.INV(RAND();50;10)" office:value-type="float" office:value="50.6740870486512" calcext:value-type="float">
            <text:p>50,6741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([.P663]*PI()/60)*(8*([.I663]^2) + 4*[.I663]*[.B663] + 3*([.B663]^2))" office:value-type="float" office:value="62323.076091739" calcext:value-type="float">
            <text:p>62323,08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27+6*RAND()" office:value-type="float" office:value="28.9078212033492" calcext:value-type="float">
            <text:p>28,9078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32+16*RAND()" office:value-type="float" office:value="38.4191672708839" calcext:value-type="float">
            <text:p>38,4192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COM.MICROSOFT.NORM.INV(RAND();50;10)" office:value-type="float" office:value="54.8951158034448" calcext:value-type="float">
            <text:p>54,8951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([.P664]*PI()/60)*(8*([.I664]^2) + 4*[.I664]*[.B664] + 3*([.B664]^2))" office:value-type="float" office:value="53915.2957039039" calcext:value-type="float">
            <text:p>53915,30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27+6*RAND()" office:value-type="float" office:value="29.4343756672461" calcext:value-type="float">
            <text:p>29,4344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32+16*RAND()" office:value-type="float" office:value="32.8909531887621" calcext:value-type="float">
            <text:p>32,891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COM.MICROSOFT.NORM.INV(RAND();50;10)" office:value-type="float" office:value="55.8350171770564" calcext:value-type="float">
            <text:p>55,835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([.P665]*PI()/60)*(8*([.I665]^2) + 4*[.I665]*[.B665] + 3*([.B665]^2))" office:value-type="float" office:value="44221.5637534709" calcext:value-type="float">
            <text:p>44221,56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27+6*RAND()" office:value-type="float" office:value="32.3558909625281" calcext:value-type="float">
            <text:p>32,3559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32+16*RAND()" office:value-type="float" office:value="39.0768526066095" calcext:value-type="float">
            <text:p>39,0769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COM.MICROSOFT.NORM.INV(RAND();50;10)" office:value-type="float" office:value="45.9198312257585" calcext:value-type="float">
            <text:p>45,9198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([.P666]*PI()/60)*(8*([.I666]^2) + 4*[.I666]*[.B666] + 3*([.B666]^2))" office:value-type="float" office:value="49082.9709141571" calcext:value-type="float">
            <text:p>49082,97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27+6*RAND()" office:value-type="float" office:value="32.2072105749976" calcext:value-type="float">
            <text:p>32,2072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32+16*RAND()" office:value-type="float" office:value="34.3334914091975" calcext:value-type="float">
            <text:p>34,3335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COM.MICROSOFT.NORM.INV(RAND();50;10)" office:value-type="float" office:value="50.4540337637783" calcext:value-type="float">
            <text:p>50,454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([.P667]*PI()/60)*(8*([.I667]^2) + 4*[.I667]*[.B667] + 3*([.B667]^2))" office:value-type="float" office:value="44818.5452109499" calcext:value-type="float">
            <text:p>44818,55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27+6*RAND()" office:value-type="float" office:value="27.6879354219418" calcext:value-type="float">
            <text:p>27,6879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32+16*RAND()" office:value-type="float" office:value="37.2241349685937" calcext:value-type="float">
            <text:p>37,2241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COM.MICROSOFT.NORM.INV(RAND();50;10)" office:value-type="float" office:value="63.1820965593655" calcext:value-type="float">
            <text:p>63,1821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([.P668]*PI()/60)*(8*([.I668]^2) + 4*[.I668]*[.B668] + 3*([.B668]^2))" office:value-type="float" office:value="57918.7385066948" calcext:value-type="float">
            <text:p>57918,74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27+6*RAND()" office:value-type="float" office:value="27.0491227435414" calcext:value-type="float">
            <text:p>27,0491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32+16*RAND()" office:value-type="float" office:value="41.1163716670126" calcext:value-type="float">
            <text:p>41,1164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COM.MICROSOFT.NORM.INV(RAND();50;10)" office:value-type="float" office:value="49.3783641669682" calcext:value-type="float">
            <text:p>49,3784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([.P669]*PI()/60)*(8*([.I669]^2) + 4*[.I669]*[.B669] + 3*([.B669]^2))" office:value-type="float" office:value="52143.4130068346" calcext:value-type="float">
            <text:p>52143,41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27+6*RAND()" office:value-type="float" office:value="27.9945766807068" calcext:value-type="float">
            <text:p>27,9946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32+16*RAND()" office:value-type="float" office:value="40.021535275504" calcext:value-type="float">
            <text:p>40,0215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COM.MICROSOFT.NORM.INV(RAND();50;10)" office:value-type="float" office:value="47.9665624666587" calcext:value-type="float">
            <text:p>47,9666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([.P670]*PI()/60)*(8*([.I670]^2) + 4*[.I670]*[.B670] + 3*([.B670]^2))" office:value-type="float" office:value="49342.4398453956" calcext:value-type="float">
            <text:p>49342,44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27+6*RAND()" office:value-type="float" office:value="27.8219668886159" calcext:value-type="float">
            <text:p>27,822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32+16*RAND()" office:value-type="float" office:value="45.2521722521633" calcext:value-type="float">
            <text:p>45,2522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COM.MICROSOFT.NORM.INV(RAND();50;10)" office:value-type="float" office:value="51.9393334667226" calcext:value-type="float">
            <text:p>51,9393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([.P671]*PI()/60)*(8*([.I671]^2) + 4*[.I671]*[.B671] + 3*([.B671]^2))" office:value-type="float" office:value="64562.5623845051" calcext:value-type="float">
            <text:p>64562,56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27+6*RAND()" office:value-type="float" office:value="32.1649915461894" calcext:value-type="float">
            <text:p>32,165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32+16*RAND()" office:value-type="float" office:value="41.5322365555912" calcext:value-type="float">
            <text:p>41,5322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COM.MICROSOFT.NORM.INV(RAND();50;10)" office:value-type="float" office:value="47.2471190986094" calcext:value-type="float">
            <text:p>47,2471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([.P672]*PI()/60)*(8*([.I672]^2) + 4*[.I672]*[.B672] + 3*([.B672]^2))" office:value-type="float" office:value="55035.0974913974" calcext:value-type="float">
            <text:p>55035,10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27+6*RAND()" office:value-type="float" office:value="30.2500346952584" calcext:value-type="float">
            <text:p>30,250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32+16*RAND()" office:value-type="float" office:value="38.8670853804797" calcext:value-type="float">
            <text:p>38,8671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COM.MICROSOFT.NORM.INV(RAND();50;10)" office:value-type="float" office:value="57.4220918983082" calcext:value-type="float">
            <text:p>57,4221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([.P673]*PI()/60)*(8*([.I673]^2) + 4*[.I673]*[.B673] + 3*([.B673]^2))" office:value-type="float" office:value="58729.1449228464" calcext:value-type="float">
            <text:p>58729,14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27+6*RAND()" office:value-type="float" office:value="30.915190994041" calcext:value-type="float">
            <text:p>30,9152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32+16*RAND()" office:value-type="float" office:value="32.201647175476" calcext:value-type="float">
            <text:p>32,2016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COM.MICROSOFT.NORM.INV(RAND();50;10)" office:value-type="float" office:value="39.6684761772043" calcext:value-type="float">
            <text:p>39,6685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([.P674]*PI()/60)*(8*([.I674]^2) + 4*[.I674]*[.B674] + 3*([.B674]^2))" office:value-type="float" office:value="31456.5027064358" calcext:value-type="float">
            <text:p>31456,50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27+6*RAND()" office:value-type="float" office:value="30.1808804764878" calcext:value-type="float">
            <text:p>30,1809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32+16*RAND()" office:value-type="float" office:value="43.734878083691" calcext:value-type="float">
            <text:p>43,7349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COM.MICROSOFT.NORM.INV(RAND();50;10)" office:value-type="float" office:value="50.4953775609339" calcext:value-type="float">
            <text:p>50,4954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([.P675]*PI()/60)*(8*([.I675]^2) + 4*[.I675]*[.B675] + 3*([.B675]^2))" office:value-type="float" office:value="61641.6875758534" calcext:value-type="float">
            <text:p>61641,69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27+6*RAND()" office:value-type="float" office:value="29.3659754313994" calcext:value-type="float">
            <text:p>29,3660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32+16*RAND()" office:value-type="float" office:value="46.2157225627452" calcext:value-type="float">
            <text:p>46,2157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COM.MICROSOFT.NORM.INV(RAND();50;10)" office:value-type="float" office:value="55.2749083106463" calcext:value-type="float">
            <text:p>55,2749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([.P676]*PI()/60)*(8*([.I676]^2) + 4*[.I676]*[.B676] + 3*([.B676]^2))" office:value-type="float" office:value="72652.5113533842" calcext:value-type="float">
            <text:p>72652,51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27+6*RAND()" office:value-type="float" office:value="28.267234965926" calcext:value-type="float">
            <text:p>28,2672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32+16*RAND()" office:value-type="float" office:value="46.7975356671959" calcext:value-type="float">
            <text:p>46,7975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COM.MICROSOFT.NORM.INV(RAND();50;10)" office:value-type="float" office:value="43.7503173187476" calcext:value-type="float">
            <text:p>43,7503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([.P677]*PI()/60)*(8*([.I677]^2) + 4*[.I677]*[.B677] + 3*([.B677]^2))" office:value-type="float" office:value="57746.7289813235" calcext:value-type="float">
            <text:p>57746,73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27+6*RAND()" office:value-type="float" office:value="29.8818650592584" calcext:value-type="float">
            <text:p>29,8819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32+16*RAND()" office:value-type="float" office:value="37.4774188492447" calcext:value-type="float">
            <text:p>37,4774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COM.MICROSOFT.NORM.INV(RAND();50;10)" office:value-type="float" office:value="50.1844562235195" calcext:value-type="float">
            <text:p>50,1845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([.P678]*PI()/60)*(8*([.I678]^2) + 4*[.I678]*[.B678] + 3*([.B678]^2))" office:value-type="float" office:value="48335.1685912812" calcext:value-type="float">
            <text:p>48335,17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27+6*RAND()" office:value-type="float" office:value="29.4983810980339" calcext:value-type="float">
            <text:p>29,4984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32+16*RAND()" office:value-type="float" office:value="46.9212574344128" calcext:value-type="float">
            <text:p>46,9213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COM.MICROSOFT.NORM.INV(RAND();50;10)" office:value-type="float" office:value="27.3259991892435" calcext:value-type="float">
            <text:p>27,326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([.P679]*PI()/60)*(8*([.I679]^2) + 4*[.I679]*[.B679] + 3*([.B679]^2))" office:value-type="float" office:value="36856.6219601255" calcext:value-type="float">
            <text:p>36856,62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27+6*RAND()" office:value-type="float" office:value="27.6476617532317" calcext:value-type="float">
            <text:p>27,6477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32+16*RAND()" office:value-type="float" office:value="40.7864540014416" calcext:value-type="float">
            <text:p>40,7865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COM.MICROSOFT.NORM.INV(RAND();50;10)" office:value-type="float" office:value="46.8823839632795" calcext:value-type="float">
            <text:p>46,8824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([.P680]*PI()/60)*(8*([.I680]^2) + 4*[.I680]*[.B680] + 3*([.B680]^2))" office:value-type="float" office:value="49370.1941361216" calcext:value-type="float">
            <text:p>49370,19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27+6*RAND()" office:value-type="float" office:value="29.1397533563431" calcext:value-type="float">
            <text:p>29,1398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32+16*RAND()" office:value-type="float" office:value="32.7514746692032" calcext:value-type="float">
            <text:p>32,7515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COM.MICROSOFT.NORM.INV(RAND();50;10)" office:value-type="float" office:value="47.451828226936" calcext:value-type="float">
            <text:p>47,4518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([.P681]*PI()/60)*(8*([.I681]^2) + 4*[.I681]*[.B681] + 3*([.B681]^2))" office:value-type="float" office:value="37134.7298729149" calcext:value-type="float">
            <text:p>37134,73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27+6*RAND()" office:value-type="float" office:value="27.1257269193884" calcext:value-type="float">
            <text:p>27,1257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32+16*RAND()" office:value-type="float" office:value="38.5830535385758" calcext:value-type="float">
            <text:p>38,5831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COM.MICROSOFT.NORM.INV(RAND();50;10)" office:value-type="float" office:value="53.1563312730663" calcext:value-type="float">
            <text:p>53,1563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([.P682]*PI()/60)*(8*([.I682]^2) + 4*[.I682]*[.B682] + 3*([.B682]^2))" office:value-type="float" office:value="50942.0028973301" calcext:value-type="float">
            <text:p>50942,00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27+6*RAND()" office:value-type="float" office:value="27.9501027257647" calcext:value-type="float">
            <text:p>27,9501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32+16*RAND()" office:value-type="float" office:value="46.9846415724605" calcext:value-type="float">
            <text:p>46,9846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COM.MICROSOFT.NORM.INV(RAND();50;10)" office:value-type="float" office:value="66.5459588785251" calcext:value-type="float">
            <text:p>66,546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([.P683]*PI()/60)*(8*([.I683]^2) + 4*[.I683]*[.B683] + 3*([.B683]^2))" office:value-type="float" office:value="88003.8593182761" calcext:value-type="float">
            <text:p>88003,86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27+6*RAND()" office:value-type="float" office:value="27.8551334242802" calcext:value-type="float">
            <text:p>27,8551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32+16*RAND()" office:value-type="float" office:value="35.4427961166948" calcext:value-type="float">
            <text:p>35,4428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COM.MICROSOFT.NORM.INV(RAND();50;10)" office:value-type="float" office:value="52.197377807044" calcext:value-type="float">
            <text:p>52,1974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([.P684]*PI()/60)*(8*([.I684]^2) + 4*[.I684]*[.B684] + 3*([.B684]^2))" office:value-type="float" office:value="44620.607650304" calcext:value-type="float">
            <text:p>44620,61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27+6*RAND()" office:value-type="float" office:value="32.8828796872404" calcext:value-type="float">
            <text:p>32,8829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32+16*RAND()" office:value-type="float" office:value="37.4918343219906" calcext:value-type="float">
            <text:p>37,4918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COM.MICROSOFT.NORM.INV(RAND();50;10)" office:value-type="float" office:value="54.8417681608233" calcext:value-type="float">
            <text:p>54,8418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([.P685]*PI()/60)*(8*([.I685]^2) + 4*[.I685]*[.B685] + 3*([.B685]^2))" office:value-type="float" office:value="55765.5817433779" calcext:value-type="float">
            <text:p>55765,58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27+6*RAND()" office:value-type="float" office:value="32.8663074129727" calcext:value-type="float">
            <text:p>32,8663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32+16*RAND()" office:value-type="float" office:value="35.3999418262392" calcext:value-type="float">
            <text:p>35,3999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COM.MICROSOFT.NORM.INV(RAND();50;10)" office:value-type="float" office:value="51.9541744689047" calcext:value-type="float">
            <text:p>51,9542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([.P686]*PI()/60)*(8*([.I686]^2) + 4*[.I686]*[.B686] + 3*([.B686]^2))" office:value-type="float" office:value="48747.1901937825" calcext:value-type="float">
            <text:p>48747,19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27+6*RAND()" office:value-type="float" office:value="29.0208039858844" calcext:value-type="float">
            <text:p>29,0208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32+16*RAND()" office:value-type="float" office:value="34.8041603174061" calcext:value-type="float">
            <text:p>34,8042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COM.MICROSOFT.NORM.INV(RAND();50;10)" office:value-type="float" office:value="46.0426701498414" calcext:value-type="float">
            <text:p>46,0427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([.P687]*PI()/60)*(8*([.I687]^2) + 4*[.I687]*[.B687] + 3*([.B687]^2))" office:value-type="float" office:value="39193.2424861731" calcext:value-type="float">
            <text:p>39193,24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27+6*RAND()" office:value-type="float" office:value="30.2365094285924" calcext:value-type="float">
            <text:p>30,2365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32+16*RAND()" office:value-type="float" office:value="41.0046230088919" calcext:value-type="float">
            <text:p>41,0046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COM.MICROSOFT.NORM.INV(RAND();50;10)" office:value-type="float" office:value="40.4120141241193" calcext:value-type="float">
            <text:p>40,412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([.P688]*PI()/60)*(8*([.I688]^2) + 4*[.I688]*[.B688] + 3*([.B688]^2))" office:value-type="float" office:value="44759.3253745596" calcext:value-type="float">
            <text:p>44759,33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27+6*RAND()" office:value-type="float" office:value="31.9248128968757" calcext:value-type="float">
            <text:p>31,9248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32+16*RAND()" office:value-type="float" office:value="43.6211019139737" calcext:value-type="float">
            <text:p>43,6211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COM.MICROSOFT.NORM.INV(RAND();50;10)" office:value-type="float" office:value="52.1161356582512" calcext:value-type="float">
            <text:p>52,1161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([.P689]*PI()/60)*(8*([.I689]^2) + 4*[.I689]*[.B689] + 3*([.B689]^2))" office:value-type="float" office:value="65082.7508469538" calcext:value-type="float">
            <text:p>65082,75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27+6*RAND()" office:value-type="float" office:value="28.7964676127303" calcext:value-type="float">
            <text:p>28,7965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32+16*RAND()" office:value-type="float" office:value="46.3825128730387" calcext:value-type="float">
            <text:p>46,3825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COM.MICROSOFT.NORM.INV(RAND();50;10)" office:value-type="float" office:value="42.5431627791934" calcext:value-type="float">
            <text:p>42,5432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([.P690]*PI()/60)*(8*([.I690]^2) + 4*[.I690]*[.B690] + 3*([.B690]^2))" office:value-type="float" office:value="55780.243623412" calcext:value-type="float">
            <text:p>55780,24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27+6*RAND()" office:value-type="float" office:value="30.8000937534962" calcext:value-type="float">
            <text:p>30,8001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32+16*RAND()" office:value-type="float" office:value="36.5077427793294" calcext:value-type="float">
            <text:p>36,5077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COM.MICROSOFT.NORM.INV(RAND();50;10)" office:value-type="float" office:value="68.9037380672223" calcext:value-type="float">
            <text:p>68,9037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([.P691]*PI()/60)*(8*([.I691]^2) + 4*[.I691]*[.B691] + 3*([.B691]^2))" office:value-type="float" office:value="64962.7095959309" calcext:value-type="float">
            <text:p>64962,71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27+6*RAND()" office:value-type="float" office:value="31.3464395294432" calcext:value-type="float">
            <text:p>31,3464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32+16*RAND()" office:value-type="float" office:value="42.8326485846192" calcext:value-type="float">
            <text:p>42,8326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COM.MICROSOFT.NORM.INV(RAND();50;10)" office:value-type="float" office:value="53.6008079021899" calcext:value-type="float">
            <text:p>53,6008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([.P692]*PI()/60)*(8*([.I692]^2) + 4*[.I692]*[.B692] + 3*([.B692]^2))" office:value-type="float" office:value="64537.567502785" calcext:value-type="float">
            <text:p>64537,57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27+6*RAND()" office:value-type="float" office:value="28.0800102360081" calcext:value-type="float">
            <text:p>28,080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32+16*RAND()" office:value-type="float" office:value="41.2099138181657" calcext:value-type="float">
            <text:p>41,2099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COM.MICROSOFT.NORM.INV(RAND();50;10)" office:value-type="float" office:value="53.7059827164737" calcext:value-type="float">
            <text:p>53,706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([.P693]*PI()/60)*(8*([.I693]^2) + 4*[.I693]*[.B693] + 3*([.B693]^2))" office:value-type="float" office:value="57872.3637208646" calcext:value-type="float">
            <text:p>57872,36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27+6*RAND()" office:value-type="float" office:value="31.6255902762059" calcext:value-type="float">
            <text:p>31,6256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32+16*RAND()" office:value-type="float" office:value="34.68799312599" calcext:value-type="float">
            <text:p>34,688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COM.MICROSOFT.NORM.INV(RAND();50;10)" office:value-type="float" office:value="34.3633716617384" calcext:value-type="float">
            <text:p>34,3634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([.P694]*PI()/60)*(8*([.I694]^2) + 4*[.I694]*[.B694] + 3*([.B694]^2))" office:value-type="float" office:value="30613.9053362737" calcext:value-type="float">
            <text:p>30613,91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27+6*RAND()" office:value-type="float" office:value="31.1824703814928" calcext:value-type="float">
            <text:p>31,1825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32+16*RAND()" office:value-type="float" office:value="34.5491798277944" calcext:value-type="float">
            <text:p>34,5492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COM.MICROSOFT.NORM.INV(RAND();50;10)" office:value-type="float" office:value="65.3204156628409" calcext:value-type="float">
            <text:p>65,3204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([.P695]*PI()/60)*(8*([.I695]^2) + 4*[.I695]*[.B695] + 3*([.B695]^2))" office:value-type="float" office:value="57375.1166529783" calcext:value-type="float">
            <text:p>57375,12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27+6*RAND()" office:value-type="float" office:value="31.7656407875475" calcext:value-type="float">
            <text:p>31,7656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32+16*RAND()" office:value-type="float" office:value="41.4177843946964" calcext:value-type="float">
            <text:p>41,4178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COM.MICROSOFT.NORM.INV(RAND();50;10)" office:value-type="float" office:value="45.0716438903591" calcext:value-type="float">
            <text:p>45,0716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([.P696]*PI()/60)*(8*([.I696]^2) + 4*[.I696]*[.B696] + 3*([.B696]^2))" office:value-type="float" office:value="51950.1480284057" calcext:value-type="float">
            <text:p>51950,15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27+6*RAND()" office:value-type="float" office:value="28.2274175549392" calcext:value-type="float">
            <text:p>28,2274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32+16*RAND()" office:value-type="float" office:value="45.0770275797695" calcext:value-type="float">
            <text:p>45,0770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COM.MICROSOFT.NORM.INV(RAND();50;10)" office:value-type="float" office:value="47.6835702188254" calcext:value-type="float">
            <text:p>47,6836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([.P697]*PI()/60)*(8*([.I697]^2) + 4*[.I697]*[.B697] + 3*([.B697]^2))" office:value-type="float" office:value="59260.5652138431" calcext:value-type="float">
            <text:p>59260,57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27+6*RAND()" office:value-type="float" office:value="30.3429048189428" calcext:value-type="float">
            <text:p>30,3429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32+16*RAND()" office:value-type="float" office:value="35.6432667355984" calcext:value-type="float">
            <text:p>35,6433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COM.MICROSOFT.NORM.INV(RAND();50;10)" office:value-type="float" office:value="56.301235324147" calcext:value-type="float">
            <text:p>56,3012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([.P698]*PI()/60)*(8*([.I698]^2) + 4*[.I698]*[.B698] + 3*([.B698]^2))" office:value-type="float" office:value="50856.7204904153" calcext:value-type="float">
            <text:p>50856,72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27+6*RAND()" office:value-type="float" office:value="32.7339854130987" calcext:value-type="float">
            <text:p>32,734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32+16*RAND()" office:value-type="float" office:value="40.7335111033171" calcext:value-type="float">
            <text:p>40,7335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COM.MICROSOFT.NORM.INV(RAND();50;10)" office:value-type="float" office:value="40.5724782636092" calcext:value-type="float">
            <text:p>40,5725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([.P699]*PI()/60)*(8*([.I699]^2) + 4*[.I699]*[.B699] + 3*([.B699]^2))" office:value-type="float" office:value="46357.5207383402" calcext:value-type="float">
            <text:p>46357,52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27+6*RAND()" office:value-type="float" office:value="31.6020287659485" calcext:value-type="float">
            <text:p>31,602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32+16*RAND()" office:value-type="float" office:value="32.4890755992383" calcext:value-type="float">
            <text:p>32,4891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COM.MICROSOFT.NORM.INV(RAND();50;10)" office:value-type="float" office:value="35.571463810762" calcext:value-type="float">
            <text:p>35,5715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([.P700]*PI()/60)*(8*([.I700]^2) + 4*[.I700]*[.B700] + 3*([.B700]^2))" office:value-type="float" office:value="28957.0580825063" calcext:value-type="float">
            <text:p>28957,06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27+6*RAND()" office:value-type="float" office:value="27.3963765555527" calcext:value-type="float">
            <text:p>27,3964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32+16*RAND()" office:value-type="float" office:value="42.8269302751869" calcext:value-type="float">
            <text:p>42,8269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COM.MICROSOFT.NORM.INV(RAND();50;10)" office:value-type="float" office:value="42.9204866698855" calcext:value-type="float">
            <text:p>42,9205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([.P701]*PI()/60)*(8*([.I701]^2) + 4*[.I701]*[.B701] + 3*([.B701]^2))" office:value-type="float" office:value="48582.5196322521" calcext:value-type="float">
            <text:p>48582,52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27+6*RAND()" office:value-type="float" office:value="29.5723766733427" calcext:value-type="float">
            <text:p>29,5724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32+16*RAND()" office:value-type="float" office:value="39.665008129552" calcext:value-type="float">
            <text:p>39,6650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COM.MICROSOFT.NORM.INV(RAND();50;10)" office:value-type="float" office:value="64.2295475299583" calcext:value-type="float">
            <text:p>64,2295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([.P702]*PI()/60)*(8*([.I702]^2) + 4*[.I702]*[.B702] + 3*([.B702]^2))" office:value-type="float" office:value="66931.5588317972" calcext:value-type="float">
            <text:p>66931,56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27+6*RAND()" office:value-type="float" office:value="29.9404574220534" calcext:value-type="float">
            <text:p>29,9405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32+16*RAND()" office:value-type="float" office:value="36.2856061514467" calcext:value-type="float">
            <text:p>36,2856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COM.MICROSOFT.NORM.INV(RAND();50;10)" office:value-type="float" office:value="50.0601249543414" calcext:value-type="float">
            <text:p>50,0601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([.P703]*PI()/60)*(8*([.I703]^2) + 4*[.I703]*[.B703] + 3*([.B703]^2))" office:value-type="float" office:value="46048.4463833822" calcext:value-type="float">
            <text:p>46048,45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27+6*RAND()" office:value-type="float" office:value="27.6966372819152" calcext:value-type="float">
            <text:p>27,6966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32+16*RAND()" office:value-type="float" office:value="39.4492886718363" calcext:value-type="float">
            <text:p>39,4493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COM.MICROSOFT.NORM.INV(RAND();50;10)" office:value-type="float" office:value="55.1816903520215" calcext:value-type="float">
            <text:p>55,1817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([.P704]*PI()/60)*(8*([.I704]^2) + 4*[.I704]*[.B704] + 3*([.B704]^2))" office:value-type="float" office:value="55248.5476064352" calcext:value-type="float">
            <text:p>55248,55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27+6*RAND()" office:value-type="float" office:value="29.8221741600428" calcext:value-type="float">
            <text:p>29,8222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32+16*RAND()" office:value-type="float" office:value="42.5991014260799" calcext:value-type="float">
            <text:p>42,5991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COM.MICROSOFT.NORM.INV(RAND();50;10)" office:value-type="float" office:value="46.3201251244461" calcext:value-type="float">
            <text:p>46,3201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([.P705]*PI()/60)*(8*([.I705]^2) + 4*[.I705]*[.B705] + 3*([.B705]^2))" office:value-type="float" office:value="54004.8649240948" calcext:value-type="float">
            <text:p>54004,86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27+6*RAND()" office:value-type="float" office:value="31.1006500090007" calcext:value-type="float">
            <text:p>31,1007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32+16*RAND()" office:value-type="float" office:value="46.334131827578" calcext:value-type="float">
            <text:p>46,3341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COM.MICROSOFT.NORM.INV(RAND();50;10)" office:value-type="float" office:value="76.1523504556015" calcext:value-type="float">
            <text:p>76,1524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([.P706]*PI()/60)*(8*([.I706]^2) + 4*[.I706]*[.B706] + 3*([.B706]^2))" office:value-type="float" office:value="103035.148450314" calcext:value-type="float">
            <text:p>103035,15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27+6*RAND()" office:value-type="float" office:value="30.163122544298" calcext:value-type="float">
            <text:p>30,1631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32+16*RAND()" office:value-type="float" office:value="33.2258260976523" calcext:value-type="float">
            <text:p>33,2258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COM.MICROSOFT.NORM.INV(RAND();50;10)" office:value-type="float" office:value="48.4092596314939" calcext:value-type="float">
            <text:p>48,4093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([.P707]*PI()/60)*(8*([.I707]^2) + 4*[.I707]*[.B707] + 3*([.B707]^2))" office:value-type="float" office:value="39464.9813195416" calcext:value-type="float">
            <text:p>39464,98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27+6*RAND()" office:value-type="float" office:value="32.2790095747914" calcext:value-type="float">
            <text:p>32,2790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32+16*RAND()" office:value-type="float" office:value="37.0361607503146" calcext:value-type="float">
            <text:p>37,0362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COM.MICROSOFT.NORM.INV(RAND();50;10)" office:value-type="float" office:value="54.9683495251552" calcext:value-type="float">
            <text:p>54,9683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([.P708]*PI()/60)*(8*([.I708]^2) + 4*[.I708]*[.B708] + 3*([.B708]^2))" office:value-type="float" office:value="54342.6144879772" calcext:value-type="float">
            <text:p>54342,61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27+6*RAND()" office:value-type="float" office:value="27.4031180462334" calcext:value-type="float">
            <text:p>27,4031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32+16*RAND()" office:value-type="float" office:value="43.5935813095421" calcext:value-type="float">
            <text:p>43,5936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COM.MICROSOFT.NORM.INV(RAND();50;10)" office:value-type="float" office:value="42.0399458268319" calcext:value-type="float">
            <text:p>42,0399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([.P709]*PI()/60)*(8*([.I709]^2) + 4*[.I709]*[.B709] + 3*([.B709]^2))" office:value-type="float" office:value="48942.4940458769" calcext:value-type="float">
            <text:p>48942,49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27+6*RAND()" office:value-type="float" office:value="28.0351515335497" calcext:value-type="float">
            <text:p>28,0352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32+16*RAND()" office:value-type="float" office:value="42.8885992821306" calcext:value-type="float">
            <text:p>42,8886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COM.MICROSOFT.NORM.INV(RAND();50;10)" office:value-type="float" office:value="44.725804636767" calcext:value-type="float">
            <text:p>44,7258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([.P710]*PI()/60)*(8*([.I710]^2) + 4*[.I710]*[.B710] + 3*([.B710]^2))" office:value-type="float" office:value="51246.2419991708" calcext:value-type="float">
            <text:p>51246,24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27+6*RAND()" office:value-type="float" office:value="29.0434982597362" calcext:value-type="float">
            <text:p>29,0435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32+16*RAND()" office:value-type="float" office:value="41.7937066163868" calcext:value-type="float">
            <text:p>41,7937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COM.MICROSOFT.NORM.INV(RAND();50;10)" office:value-type="float" office:value="45.4977162253424" calcext:value-type="float">
            <text:p>45,4977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([.P711]*PI()/60)*(8*([.I711]^2) + 4*[.I711]*[.B711] + 3*([.B711]^2))" office:value-type="float" office:value="50884.0761207276" calcext:value-type="float">
            <text:p>50884,08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27+6*RAND()" office:value-type="float" office:value="32.183761697961" calcext:value-type="float">
            <text:p>32,1838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32+16*RAND()" office:value-type="float" office:value="39.399151371792" calcext:value-type="float">
            <text:p>39,3992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COM.MICROSOFT.NORM.INV(RAND();50;10)" office:value-type="float" office:value="56.276602975608" calcext:value-type="float">
            <text:p>56,2766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([.P712]*PI()/60)*(8*([.I712]^2) + 4*[.I712]*[.B712] + 3*([.B712]^2))" office:value-type="float" office:value="60694.1614401494" calcext:value-type="float">
            <text:p>60694,16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27+6*RAND()" office:value-type="float" office:value="28.531546556158" calcext:value-type="float">
            <text:p>28,5315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32+16*RAND()" office:value-type="float" office:value="35.7089756745845" calcext:value-type="float">
            <text:p>35,7090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COM.MICROSOFT.NORM.INV(RAND();50;10)" office:value-type="float" office:value="60.543422352012" calcext:value-type="float">
            <text:p>60,5434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([.P713]*PI()/60)*(8*([.I713]^2) + 4*[.I713]*[.B713] + 3*([.B713]^2))" office:value-type="float" office:value="52998.4938122785" calcext:value-type="float">
            <text:p>52998,49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27+6*RAND()" office:value-type="float" office:value="30.3976038757246" calcext:value-type="float">
            <text:p>30,3976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32+16*RAND()" office:value-type="float" office:value="39.2785049881786" calcext:value-type="float">
            <text:p>39,2785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COM.MICROSOFT.NORM.INV(RAND();50;10)" office:value-type="float" office:value="48.8191080445864" calcext:value-type="float">
            <text:p>48,8191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([.P714]*PI()/60)*(8*([.I714]^2) + 4*[.I714]*[.B714] + 3*([.B714]^2))" office:value-type="float" office:value="50842.9424801348" calcext:value-type="float">
            <text:p>50842,94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27+6*RAND()" office:value-type="float" office:value="27.6803565358277" calcext:value-type="float">
            <text:p>27,6804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32+16*RAND()" office:value-type="float" office:value="34.1585914511234" calcext:value-type="float">
            <text:p>34,1586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COM.MICROSOFT.NORM.INV(RAND();50;10)" office:value-type="float" office:value="64.7327880300657" calcext:value-type="float">
            <text:p>64,7328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([.P715]*PI()/60)*(8*([.I715]^2) + 4*[.I715]*[.B715] + 3*([.B715]^2))" office:value-type="float" office:value="52248.1881253917" calcext:value-type="float">
            <text:p>52248,19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27+6*RAND()" office:value-type="float" office:value="30.4599124125671" calcext:value-type="float">
            <text:p>30,4599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32+16*RAND()" office:value-type="float" office:value="33.5552424583584" calcext:value-type="float">
            <text:p>33,5552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COM.MICROSOFT.NORM.INV(RAND();50;10)" office:value-type="float" office:value="43.8081418000917" calcext:value-type="float">
            <text:p>43,8081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([.P716]*PI()/60)*(8*([.I716]^2) + 4*[.I716]*[.B716] + 3*([.B716]^2))" office:value-type="float" office:value="36424.0199736685" calcext:value-type="float">
            <text:p>36424,02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27+6*RAND()" office:value-type="float" office:value="31.5090061433148" calcext:value-type="float">
            <text:p>31,5090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32+16*RAND()" office:value-type="float" office:value="44.6754547748715" calcext:value-type="float">
            <text:p>44,6755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COM.MICROSOFT.NORM.INV(RAND();50;10)" office:value-type="float" office:value="42.8387276306379" calcext:value-type="float">
            <text:p>42,8387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([.P717]*PI()/60)*(8*([.I717]^2) + 4*[.I717]*[.B717] + 3*([.B717]^2))" office:value-type="float" office:value="55125.4792174415" calcext:value-type="float">
            <text:p>55125,48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27+6*RAND()" office:value-type="float" office:value="31.7368549767416" calcext:value-type="float">
            <text:p>31,7369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32+16*RAND()" office:value-type="float" office:value="37.6528172213584" calcext:value-type="float">
            <text:p>37,6528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COM.MICROSOFT.NORM.INV(RAND();50;10)" office:value-type="float" office:value="43.7048853209435" calcext:value-type="float">
            <text:p>43,7049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([.P718]*PI()/60)*(8*([.I718]^2) + 4*[.I718]*[.B718] + 3*([.B718]^2))" office:value-type="float" office:value="43807.6242566264" calcext:value-type="float">
            <text:p>43807,62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27+6*RAND()" office:value-type="float" office:value="28.5886885465588" calcext:value-type="float">
            <text:p>28,5887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32+16*RAND()" office:value-type="float" office:value="46.1589381527156" calcext:value-type="float">
            <text:p>46,1589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COM.MICROSOFT.NORM.INV(RAND();50;10)" office:value-type="float" office:value="42.1086045322171" calcext:value-type="float">
            <text:p>42,1086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([.P719]*PI()/60)*(8*([.I719]^2) + 4*[.I719]*[.B719] + 3*([.B719]^2))" office:value-type="float" office:value="54625.3077338989" calcext:value-type="float">
            <text:p>54625,31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27+6*RAND()" office:value-type="float" office:value="29.8789795807097" calcext:value-type="float">
            <text:p>29,8790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32+16*RAND()" office:value-type="float" office:value="45.3940981347114" calcext:value-type="float">
            <text:p>45,3941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COM.MICROSOFT.NORM.INV(RAND();50;10)" office:value-type="float" office:value="54.1311398384174" calcext:value-type="float">
            <text:p>54,1311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([.P720]*PI()/60)*(8*([.I720]^2) + 4*[.I720]*[.B720] + 3*([.B720]^2))" office:value-type="float" office:value="69691.3824926215" calcext:value-type="float">
            <text:p>69691,38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27+6*RAND()" office:value-type="float" office:value="28.8545006427448" calcext:value-type="float">
            <text:p>28,8545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32+16*RAND()" office:value-type="float" office:value="46.7395433802158" calcext:value-type="float">
            <text:p>46,7395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COM.MICROSOFT.NORM.INV(RAND();50;10)" office:value-type="float" office:value="45.1268009565768" calcext:value-type="float">
            <text:p>45,1268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([.P721]*PI()/60)*(8*([.I721]^2) + 4*[.I721]*[.B721] + 3*([.B721]^2))" office:value-type="float" office:value="59942.7552235519" calcext:value-type="float">
            <text:p>59942,76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27+6*RAND()" office:value-type="float" office:value="32.0699226704892" calcext:value-type="float">
            <text:p>32,0699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32+16*RAND()" office:value-type="float" office:value="36.7567062992603" calcext:value-type="float">
            <text:p>36,7567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COM.MICROSOFT.NORM.INV(RAND();50;10)" office:value-type="float" office:value="42.4818145808398" calcext:value-type="float">
            <text:p>42,4818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([.P722]*PI()/60)*(8*([.I722]^2) + 4*[.I722]*[.B722] + 3*([.B722]^2))" office:value-type="float" office:value="41392.8414511119" calcext:value-type="float">
            <text:p>41392,84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27+6*RAND()" office:value-type="float" office:value="32.0416612594854" calcext:value-type="float">
            <text:p>32,0417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32+16*RAND()" office:value-type="float" office:value="34.8278829585761" calcext:value-type="float">
            <text:p>34,8279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COM.MICROSOFT.NORM.INV(RAND();50;10)" office:value-type="float" office:value="50.9901321178093" calcext:value-type="float">
            <text:p>50,9901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([.P723]*PI()/60)*(8*([.I723]^2) + 4*[.I723]*[.B723] + 3*([.B723]^2))" office:value-type="float" office:value="46048.3581020769" calcext:value-type="float">
            <text:p>46048,36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27+6*RAND()" office:value-type="float" office:value="28.646370849805" calcext:value-type="float">
            <text:p>28,6464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32+16*RAND()" office:value-type="float" office:value="38.4064231645316" calcext:value-type="float">
            <text:p>38,4064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COM.MICROSOFT.NORM.INV(RAND();50;10)" office:value-type="float" office:value="39.883488723138" calcext:value-type="float">
            <text:p>39,8835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([.P724]*PI()/60)*(8*([.I724]^2) + 4*[.I724]*[.B724] + 3*([.B724]^2))" office:value-type="float" office:value="38974.0276680571" calcext:value-type="float">
            <text:p>38974,03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7+6*RAND()" office:value-type="float" office:value="31.4408284134697" calcext:value-type="float">
            <text:p>31,4408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32+16*RAND()" office:value-type="float" office:value="39.7836267147213" calcext:value-type="float">
            <text:p>39,7836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COM.MICROSOFT.NORM.INV(RAND();50;10)" office:value-type="float" office:value="48.0112122453675" calcext:value-type="float">
            <text:p>48,0112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([.P725]*PI()/60)*(8*([.I725]^2) + 4*[.I725]*[.B725] + 3*([.B725]^2))" office:value-type="float" office:value="51862.9510324273" calcext:value-type="float">
            <text:p>51862,95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27+6*RAND()" office:value-type="float" office:value="27.8988622350153" calcext:value-type="float">
            <text:p>27,8989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32+16*RAND()" office:value-type="float" office:value="37.4592997785658" calcext:value-type="float">
            <text:p>37,4593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COM.MICROSOFT.NORM.INV(RAND();50;10)" office:value-type="float" office:value="54.9395049693222" calcext:value-type="float">
            <text:p>54,9395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([.P726]*PI()/60)*(8*([.I726]^2) + 4*[.I726]*[.B726] + 3*([.B726]^2))" office:value-type="float" office:value="51033.9874672859" calcext:value-type="float">
            <text:p>51033,99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27+6*RAND()" office:value-type="float" office:value="30.6936896375846" calcext:value-type="float">
            <text:p>30,6937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32+16*RAND()" office:value-type="float" office:value="36.1151233930141" calcext:value-type="float">
            <text:p>36,1151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COM.MICROSOFT.NORM.INV(RAND();50;10)" office:value-type="float" office:value="61.4519379301793" calcext:value-type="float">
            <text:p>61,4519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([.P727]*PI()/60)*(8*([.I727]^2) + 4*[.I727]*[.B727] + 3*([.B727]^2))" office:value-type="float" office:value="56934.9110666771" calcext:value-type="float">
            <text:p>56934,91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27+6*RAND()" office:value-type="float" office:value="28.3976571152452" calcext:value-type="float">
            <text:p>28,3977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32+16*RAND()" office:value-type="float" office:value="44.0785387884826" calcext:value-type="float">
            <text:p>44,0785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COM.MICROSOFT.NORM.INV(RAND();50;10)" office:value-type="float" office:value="58.2078631299901" calcext:value-type="float">
            <text:p>58,2079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([.P728]*PI()/60)*(8*([.I728]^2) + 4*[.I728]*[.B728] + 3*([.B728]^2))" office:value-type="float" office:value="70005.5374599443" calcext:value-type="float">
            <text:p>70005,54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27+6*RAND()" office:value-type="float" office:value="30.5655175766442" calcext:value-type="float">
            <text:p>30,5655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32+16*RAND()" office:value-type="float" office:value="45.519127337262" calcext:value-type="float">
            <text:p>45,5191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COM.MICROSOFT.NORM.INV(RAND();50;10)" office:value-type="float" office:value="39.7874270869979" calcext:value-type="float">
            <text:p>39,7874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([.P729]*PI()/60)*(8*([.I729]^2) + 4*[.I729]*[.B729] + 3*([.B729]^2))" office:value-type="float" office:value="51964.8386280595" calcext:value-type="float">
            <text:p>51964,84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27+6*RAND()" office:value-type="float" office:value="28.0526985616889" calcext:value-type="float">
            <text:p>28,0527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32+16*RAND()" office:value-type="float" office:value="37.6803099568933" calcext:value-type="float">
            <text:p>37,6803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COM.MICROSOFT.NORM.INV(RAND();50;10)" office:value-type="float" office:value="28.8524041995543" calcext:value-type="float">
            <text:p>28,8524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([.P730]*PI()/60)*(8*([.I730]^2) + 4*[.I730]*[.B730] + 3*([.B730]^2))" office:value-type="float" office:value="27113.355444588" calcext:value-type="float">
            <text:p>27113,36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27+6*RAND()" office:value-type="float" office:value="31.9342608761508" calcext:value-type="float">
            <text:p>31,9343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32+16*RAND()" office:value-type="float" office:value="46.8451286237687" calcext:value-type="float">
            <text:p>46,8451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COM.MICROSOFT.NORM.INV(RAND();50;10)" office:value-type="float" office:value="45.3397445981091" calcext:value-type="float">
            <text:p>45,3397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([.P731]*PI()/60)*(8*([.I731]^2) + 4*[.I731]*[.B731] + 3*([.B731]^2))" office:value-type="float" office:value="63145.5339882579" calcext:value-type="float">
            <text:p>63145,53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27+6*RAND()" office:value-type="float" office:value="31.6008774905931" calcext:value-type="float">
            <text:p>31,6009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32+16*RAND()" office:value-type="float" office:value="37.1446826253086" calcext:value-type="float">
            <text:p>37,1447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COM.MICROSOFT.NORM.INV(RAND();50;10)" office:value-type="float" office:value="77.4711543346824" calcext:value-type="float">
            <text:p>77,4712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([.P732]*PI()/60)*(8*([.I732]^2) + 4*[.I732]*[.B732] + 3*([.B732]^2))" office:value-type="float" office:value="75971.4742560321" calcext:value-type="float">
            <text:p>75971,47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27+6*RAND()" office:value-type="float" office:value="30.7580235439818" calcext:value-type="float">
            <text:p>30,7580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32+16*RAND()" office:value-type="float" office:value="33.4689163286239" calcext:value-type="float">
            <text:p>33,4689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COM.MICROSOFT.NORM.INV(RAND();50;10)" office:value-type="float" office:value="44.553111985552" calcext:value-type="float">
            <text:p>44,5531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([.P733]*PI()/60)*(8*([.I733]^2) + 4*[.I733]*[.B733] + 3*([.B733]^2))" office:value-type="float" office:value="37131.7258106846" calcext:value-type="float">
            <text:p>37131,73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27+6*RAND()" office:value-type="float" office:value="29.8792635358404" calcext:value-type="float">
            <text:p>29,8793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32+16*RAND()" office:value-type="float" office:value="34.341205695644" calcext:value-type="float">
            <text:p>34,3412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COM.MICROSOFT.NORM.INV(RAND();50;10)" office:value-type="float" office:value="44.2036045826175" calcext:value-type="float">
            <text:p>44,2036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([.P734]*PI()/60)*(8*([.I734]^2) + 4*[.I734]*[.B734] + 3*([.B734]^2))" office:value-type="float" office:value="37534.6756352327" calcext:value-type="float">
            <text:p>37534,68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27+6*RAND()" office:value-type="float" office:value="31.6305764915887" calcext:value-type="float">
            <text:p>31,6306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32+16*RAND()" office:value-type="float" office:value="47.517209270969" calcext:value-type="float">
            <text:p>47,5172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COM.MICROSOFT.NORM.INV(RAND();50;10)" office:value-type="float" office:value="47.9242750394227" calcext:value-type="float">
            <text:p>47,9243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([.P735]*PI()/60)*(8*([.I735]^2) + 4*[.I735]*[.B735] + 3*([.B735]^2))" office:value-type="float" office:value="67943.4313111143" calcext:value-type="float">
            <text:p>67943,43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27+6*RAND()" office:value-type="float" office:value="30.0211436001118" calcext:value-type="float">
            <text:p>30,0211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32+16*RAND()" office:value-type="float" office:value="40.6104918960482" calcext:value-type="float">
            <text:p>40,6105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COM.MICROSOFT.NORM.INV(RAND();50;10)" office:value-type="float" office:value="50.5663914637634" calcext:value-type="float">
            <text:p>50,5664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([.P736]*PI()/60)*(8*([.I736]^2) + 4*[.I736]*[.B736] + 3*([.B736]^2))" office:value-type="float" office:value="55002.8046897343" calcext:value-type="float">
            <text:p>55002,80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27+6*RAND()" office:value-type="float" office:value="29.033720734762" calcext:value-type="float">
            <text:p>29,0337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32+16*RAND()" office:value-type="float" office:value="39.3511649947614" calcext:value-type="float">
            <text:p>39,3512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COM.MICROSOFT.NORM.INV(RAND();50;10)" office:value-type="float" office:value="50.0299114713563" calcext:value-type="float">
            <text:p>50,0299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([.P737]*PI()/60)*(8*([.I737]^2) + 4*[.I737]*[.B737] + 3*([.B737]^2))" office:value-type="float" office:value="51047.4378646429" calcext:value-type="float">
            <text:p>51047,44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27+6*RAND()" office:value-type="float" office:value="28.1984386739787" calcext:value-type="float">
            <text:p>28,1984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32+16*RAND()" office:value-type="float" office:value="37.1772249545902" calcext:value-type="float">
            <text:p>37,1772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COM.MICROSOFT.NORM.INV(RAND();50;10)" office:value-type="float" office:value="71.3469302340816" calcext:value-type="float">
            <text:p>71,3469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([.P738]*PI()/60)*(8*([.I738]^2) + 4*[.I738]*[.B738] + 3*([.B738]^2))" office:value-type="float" office:value="65883.0334834061" calcext:value-type="float">
            <text:p>65883,03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27+6*RAND()" office:value-type="float" office:value="28.4750674555544" calcext:value-type="float">
            <text:p>28,4751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32+16*RAND()" office:value-type="float" office:value="35.8791631069034" calcext:value-type="float">
            <text:p>35,8792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COM.MICROSOFT.NORM.INV(RAND();50;10)" office:value-type="float" office:value="40.5504036350016" calcext:value-type="float">
            <text:p>40,5504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([.P739]*PI()/60)*(8*([.I739]^2) + 4*[.I739]*[.B739] + 3*([.B739]^2))" office:value-type="float" office:value="35707.471757142" calcext:value-type="float">
            <text:p>35707,47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27+6*RAND()" office:value-type="float" office:value="30.787850353634" calcext:value-type="float">
            <text:p>30,7879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32+16*RAND()" office:value-type="float" office:value="42.2565885167569" calcext:value-type="float">
            <text:p>42,2566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COM.MICROSOFT.NORM.INV(RAND();50;10)" office:value-type="float" office:value="46.695332435778" calcext:value-type="float">
            <text:p>46,6953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([.P740]*PI()/60)*(8*([.I740]^2) + 4*[.I740]*[.B740] + 3*([.B740]^2))" office:value-type="float" office:value="54602.3252400509" calcext:value-type="float">
            <text:p>54602,33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27+6*RAND()" office:value-type="float" office:value="28.5667682422791" calcext:value-type="float">
            <text:p>28,5668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32+16*RAND()" office:value-type="float" office:value="45.8793229553849" calcext:value-type="float">
            <text:p>45,8793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COM.MICROSOFT.NORM.INV(RAND();50;10)" office:value-type="float" office:value="53.4308674440278" calcext:value-type="float">
            <text:p>53,4309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([.P741]*PI()/60)*(8*([.I741]^2) + 4*[.I741]*[.B741] + 3*([.B741]^2))" office:value-type="float" office:value="68625.8838442949" calcext:value-type="float">
            <text:p>68625,88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27+6*RAND()" office:value-type="float" office:value="31.8806140583474" calcext:value-type="float">
            <text:p>31,8806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32+16*RAND()" office:value-type="float" office:value="39.9091115724295" calcext:value-type="float">
            <text:p>39,9091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COM.MICROSOFT.NORM.INV(RAND();50;10)" office:value-type="float" office:value="40.1470297467904" calcext:value-type="float">
            <text:p>40,1470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([.P742]*PI()/60)*(8*([.I742]^2) + 4*[.I742]*[.B742] + 3*([.B742]^2))" office:value-type="float" office:value="43892.3990322874" calcext:value-type="float">
            <text:p>43892,40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27+6*RAND()" office:value-type="float" office:value="29.2342008117121" calcext:value-type="float">
            <text:p>29,2342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32+16*RAND()" office:value-type="float" office:value="39.8126250784844" calcext:value-type="float">
            <text:p>39,8126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COM.MICROSOFT.NORM.INV(RAND();50;10)" office:value-type="float" office:value="57.0087831505943" calcext:value-type="float">
            <text:p>57,0088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([.P743]*PI()/60)*(8*([.I743]^2) + 4*[.I743]*[.B743] + 3*([.B743]^2))" office:value-type="float" office:value="59400.4758288975" calcext:value-type="float">
            <text:p>59400,48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27+6*RAND()" office:value-type="float" office:value="31.8385787091684" calcext:value-type="float">
            <text:p>31,8386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32+16*RAND()" office:value-type="float" office:value="37.3663893695921" calcext:value-type="float">
            <text:p>37,3664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COM.MICROSOFT.NORM.INV(RAND();50;10)" office:value-type="float" office:value="56.2927011032272" calcext:value-type="float">
            <text:p>56,2927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([.P744]*PI()/60)*(8*([.I744]^2) + 4*[.I744]*[.B744] + 3*([.B744]^2))" office:value-type="float" office:value="55913.1821350514" calcext:value-type="float">
            <text:p>55913,18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27+6*RAND()" office:value-type="float" office:value="28.8402561445255" calcext:value-type="float">
            <text:p>28,8403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32+16*RAND()" office:value-type="float" office:value="45.9822732824832" calcext:value-type="float">
            <text:p>45,9823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COM.MICROSOFT.NORM.INV(RAND();50;10)" office:value-type="float" office:value="43.7423708538329" calcext:value-type="float">
            <text:p>43,7424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([.P745]*PI()/60)*(8*([.I745]^2) + 4*[.I745]*[.B745] + 3*([.B745]^2))" office:value-type="float" office:value="56605.4206590181" calcext:value-type="float">
            <text:p>56605,42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27+6*RAND()" office:value-type="float" office:value="29.5035864582751" calcext:value-type="float">
            <text:p>29,5036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32+16*RAND()" office:value-type="float" office:value="39.6954273674637" calcext:value-type="float">
            <text:p>39,6954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COM.MICROSOFT.NORM.INV(RAND();50;10)" office:value-type="float" office:value="44.2724827055686" calcext:value-type="float">
            <text:p>44,2725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([.P746]*PI()/60)*(8*([.I746]^2) + 4*[.I746]*[.B746] + 3*([.B746]^2))" office:value-type="float" office:value="46134.4682722505" calcext:value-type="float">
            <text:p>46134,47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27+6*RAND()" office:value-type="float" office:value="32.8361457029823" calcext:value-type="float">
            <text:p>32,8361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32+16*RAND()" office:value-type="float" office:value="39.3694225009531" calcext:value-type="float">
            <text:p>39,3694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COM.MICROSOFT.NORM.INV(RAND();50;10)" office:value-type="float" office:value="55.9238536818828" calcext:value-type="float">
            <text:p>55,9239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([.P747]*PI()/60)*(8*([.I747]^2) + 4*[.I747]*[.B747] + 3*([.B747]^2))" office:value-type="float" office:value="60921.1089147318" calcext:value-type="float">
            <text:p>60921,11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27+6*RAND()" office:value-type="float" office:value="29.5597989640664" calcext:value-type="float">
            <text:p>29,5598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32+16*RAND()" office:value-type="float" office:value="41.9122880231589" calcext:value-type="float">
            <text:p>41,9123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COM.MICROSOFT.NORM.INV(RAND();50;10)" office:value-type="float" office:value="48.9589505454545" calcext:value-type="float">
            <text:p>48,9590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([.P748]*PI()/60)*(8*([.I748]^2) + 4*[.I748]*[.B748] + 3*([.B748]^2))" office:value-type="float" office:value="55448.5306527951" calcext:value-type="float">
            <text:p>55448,53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27+6*RAND()" office:value-type="float" office:value="28.0513434552122" calcext:value-type="float">
            <text:p>28,0513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32+16*RAND()" office:value-type="float" office:value="41.2342121433467" calcext:value-type="float">
            <text:p>41,2342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COM.MICROSOFT.NORM.INV(RAND();50;10)" office:value-type="float" office:value="31.1478325664434" calcext:value-type="float">
            <text:p>31,1478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([.P749]*PI()/60)*(8*([.I749]^2) + 4*[.I749]*[.B749] + 3*([.B749]^2))" office:value-type="float" office:value="33579.2102801828" calcext:value-type="float">
            <text:p>33579,21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27+6*RAND()" office:value-type="float" office:value="29.8047563235741" calcext:value-type="float">
            <text:p>29,8048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32+16*RAND()" office:value-type="float" office:value="43.1719120685011" calcext:value-type="float">
            <text:p>43,1719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COM.MICROSOFT.NORM.INV(RAND();50;10)" office:value-type="float" office:value="58.3993053179109" calcext:value-type="float">
            <text:p>58,3993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([.P750]*PI()/60)*(8*([.I750]^2) + 4*[.I750]*[.B750] + 3*([.B750]^2))" office:value-type="float" office:value="69480.0979663427" calcext:value-type="float">
            <text:p>69480,10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27+6*RAND()" office:value-type="float" office:value="32.3467169373762" calcext:value-type="float">
            <text:p>32,3467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32+16*RAND()" office:value-type="float" office:value="40.8883940074593" calcext:value-type="float">
            <text:p>40,8884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COM.MICROSOFT.NORM.INV(RAND();50;10)" office:value-type="float" office:value="47.8951539484775" calcext:value-type="float">
            <text:p>47,8952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([.P751]*PI()/60)*(8*([.I751]^2) + 4*[.I751]*[.B751] + 3*([.B751]^2))" office:value-type="float" office:value="54680.3269147817" calcext:value-type="float">
            <text:p>54680,33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27+6*RAND()" office:value-type="float" office:value="27.7756813236047" calcext:value-type="float">
            <text:p>27,7757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32+16*RAND()" office:value-type="float" office:value="36.6905450168997" calcext:value-type="float">
            <text:p>36,6905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COM.MICROSOFT.NORM.INV(RAND();50;10)" office:value-type="float" office:value="51.8539405360702" calcext:value-type="float">
            <text:p>51,8539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([.P752]*PI()/60)*(8*([.I752]^2) + 4*[.I752]*[.B752] + 3*([.B752]^2))" office:value-type="float" office:value="46591.7640312411" calcext:value-type="float">
            <text:p>46591,76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27+6*RAND()" office:value-type="float" office:value="31.8620553945657" calcext:value-type="float">
            <text:p>31,8621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32+16*RAND()" office:value-type="float" office:value="34.9834216665477" calcext:value-type="float">
            <text:p>34,9834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COM.MICROSOFT.NORM.INV(RAND();50;10)" office:value-type="float" office:value="56.8628653638157" calcext:value-type="float">
            <text:p>56,8629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([.P753]*PI()/60)*(8*([.I753]^2) + 4*[.I753]*[.B753] + 3*([.B753]^2))" office:value-type="float" office:value="51492.5663473953" calcext:value-type="float">
            <text:p>51492,57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27+6*RAND()" office:value-type="float" office:value="32.1294828916434" calcext:value-type="float">
            <text:p>32,1295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32+16*RAND()" office:value-type="float" office:value="46.2515318151563" calcext:value-type="float">
            <text:p>46,2515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COM.MICROSOFT.NORM.INV(RAND();50;10)" office:value-type="float" office:value="56.185718607809" calcext:value-type="float">
            <text:p>56,1857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([.P754]*PI()/60)*(8*([.I754]^2) + 4*[.I754]*[.B754] + 3*([.B754]^2))" office:value-type="float" office:value="76943.9070168626" calcext:value-type="float">
            <text:p>76943,91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27+6*RAND()" office:value-type="float" office:value="31.1050568686333" calcext:value-type="float">
            <text:p>31,1051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32+16*RAND()" office:value-type="float" office:value="38.5171007867903" calcext:value-type="float">
            <text:p>38,5171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COM.MICROSOFT.NORM.INV(RAND();50;10)" office:value-type="float" office:value="43.0326321058216" calcext:value-type="float">
            <text:p>43,0326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([.P755]*PI()/60)*(8*([.I755]^2) + 4*[.I755]*[.B755] + 3*([.B755]^2))" office:value-type="float" office:value="44079.9644124146" calcext:value-type="float">
            <text:p>44079,96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27+6*RAND()" office:value-type="float" office:value="28.8107250288595" calcext:value-type="float">
            <text:p>28,8107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32+16*RAND()" office:value-type="float" office:value="43.2077451366931" calcext:value-type="float">
            <text:p>43,2077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COM.MICROSOFT.NORM.INV(RAND();50;10)" office:value-type="float" office:value="51.0189269925854" calcext:value-type="float">
            <text:p>51,0189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([.P756]*PI()/60)*(8*([.I756]^2) + 4*[.I756]*[.B756] + 3*([.B756]^2))" office:value-type="float" office:value="59851.034553034" calcext:value-type="float">
            <text:p>59851,03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27+6*RAND()" office:value-type="float" office:value="29.9510482472833" calcext:value-type="float">
            <text:p>29,9510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32+16*RAND()" office:value-type="float" office:value="45.477236116305" calcext:value-type="float">
            <text:p>45,4772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COM.MICROSOFT.NORM.INV(RAND();50;10)" office:value-type="float" office:value="48.637204512739" calcext:value-type="float">
            <text:p>48,6372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([.P757]*PI()/60)*(8*([.I757]^2) + 4*[.I757]*[.B757] + 3*([.B757]^2))" office:value-type="float" office:value="62863.7391478914" calcext:value-type="float">
            <text:p>62863,74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27+6*RAND()" office:value-type="float" office:value="27.3723690693732" calcext:value-type="float">
            <text:p>27,3724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32+16*RAND()" office:value-type="float" office:value="45.1078595872968" calcext:value-type="float">
            <text:p>45,1079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COM.MICROSOFT.NORM.INV(RAND();50;10)" office:value-type="float" office:value="39.4123803925611" calcext:value-type="float">
            <text:p>39,4124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([.P758]*PI()/60)*(8*([.I758]^2) + 4*[.I758]*[.B758] + 3*([.B758]^2))" office:value-type="float" office:value="48421.6297561914" calcext:value-type="float">
            <text:p>48421,63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27+6*RAND()" office:value-type="float" office:value="29.0773205172736" calcext:value-type="float">
            <text:p>29,0773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32+16*RAND()" office:value-type="float" office:value="46.3524376694113" calcext:value-type="float">
            <text:p>46,3524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COM.MICROSOFT.NORM.INV(RAND();50;10)" office:value-type="float" office:value="29.8926428168811" calcext:value-type="float">
            <text:p>29,8926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([.P759]*PI()/60)*(8*([.I759]^2) + 4*[.I759]*[.B759] + 3*([.B759]^2))" office:value-type="float" office:value="39311.0607751813" calcext:value-type="float">
            <text:p>39311,06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27+6*RAND()" office:value-type="float" office:value="31.1182416847441" calcext:value-type="float">
            <text:p>31,1182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32+16*RAND()" office:value-type="float" office:value="44.1566996555775" calcext:value-type="float">
            <text:p>44,1567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COM.MICROSOFT.NORM.INV(RAND();50;10)" office:value-type="float" office:value="45.7916197653247" calcext:value-type="float">
            <text:p>45,7916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([.P760]*PI()/60)*(8*([.I760]^2) + 4*[.I760]*[.B760] + 3*([.B760]^2))" office:value-type="float" office:value="57543.1187423243" calcext:value-type="float">
            <text:p>57543,12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27+6*RAND()" office:value-type="float" office:value="32.1075726540294" calcext:value-type="float">
            <text:p>32,1076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32+16*RAND()" office:value-type="float" office:value="43.7489332649857" calcext:value-type="float">
            <text:p>43,7489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COM.MICROSOFT.NORM.INV(RAND();50;10)" office:value-type="float" office:value="50.0164223848764" calcext:value-type="float">
            <text:p>50,0164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([.P761]*PI()/60)*(8*([.I761]^2) + 4*[.I761]*[.B761] + 3*([.B761]^2))" office:value-type="float" office:value="62913.0645900395" calcext:value-type="float">
            <text:p>62913,06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27+6*RAND()" office:value-type="float" office:value="29.7561381293926" calcext:value-type="float">
            <text:p>29,7561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32+16*RAND()" office:value-type="float" office:value="40.1867509577423" calcext:value-type="float">
            <text:p>40,1868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COM.MICROSOFT.NORM.INV(RAND();50;10)" office:value-type="float" office:value="63.4856281235006" calcext:value-type="float">
            <text:p>63,4856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([.P762]*PI()/60)*(8*([.I762]^2) + 4*[.I762]*[.B762] + 3*([.B762]^2))" office:value-type="float" office:value="67676.3198644427" calcext:value-type="float">
            <text:p>67676,32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27+6*RAND()" office:value-type="float" office:value="29.8587781197857" calcext:value-type="float">
            <text:p>29,8588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32+16*RAND()" office:value-type="float" office:value="37.1244974117726" calcext:value-type="float">
            <text:p>37,1245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COM.MICROSOFT.NORM.INV(RAND();50;10)" office:value-type="float" office:value="56.309428950808" calcext:value-type="float">
            <text:p>56,3094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([.P763]*PI()/60)*(8*([.I763]^2) + 4*[.I763]*[.B763] + 3*([.B763]^2))" office:value-type="float" office:value="53466.7482237218" calcext:value-type="float">
            <text:p>53466,75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27+6*RAND()" office:value-type="float" office:value="29.9230861610267" calcext:value-type="float">
            <text:p>29,9231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32+16*RAND()" office:value-type="float" office:value="43.4861830789596" calcext:value-type="float">
            <text:p>43,4862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COM.MICROSOFT.NORM.INV(RAND();50;10)" office:value-type="float" office:value="56.5998909109408" calcext:value-type="float">
            <text:p>56,5999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([.P764]*PI()/60)*(8*([.I764]^2) + 4*[.I764]*[.B764] + 3*([.B764]^2))" office:value-type="float" office:value="68219.8101952506" calcext:value-type="float">
            <text:p>68219,81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27+6*RAND()" office:value-type="float" office:value="30.8638017580379" calcext:value-type="float">
            <text:p>30,8638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32+16*RAND()" office:value-type="float" office:value="35.3099585864693" calcext:value-type="float">
            <text:p>35,3100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COM.MICROSOFT.NORM.INV(RAND();50;10)" office:value-type="float" office:value="50.430696270012" calcext:value-type="float">
            <text:p>50,4307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([.P765]*PI()/60)*(8*([.I765]^2) + 4*[.I765]*[.B765] + 3*([.B765]^2))" office:value-type="float" office:value="45394.3140176914" calcext:value-type="float">
            <text:p>45394,31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27+6*RAND()" office:value-type="float" office:value="29.5688420513179" calcext:value-type="float">
            <text:p>29,5688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32+16*RAND()" office:value-type="float" office:value="40.8758878912777" calcext:value-type="float">
            <text:p>40,8759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COM.MICROSOFT.NORM.INV(RAND();50;10)" office:value-type="float" office:value="69.5757412624403" calcext:value-type="float">
            <text:p>69,5757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([.P766]*PI()/60)*(8*([.I766]^2) + 4*[.I766]*[.B766] + 3*([.B766]^2))" office:value-type="float" office:value="75862.3268796189" calcext:value-type="float">
            <text:p>75862,33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27+6*RAND()" office:value-type="float" office:value="28.1193657468539" calcext:value-type="float">
            <text:p>28,1194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32+16*RAND()" office:value-type="float" office:value="47.3578198049217" calcext:value-type="float">
            <text:p>47,3578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COM.MICROSOFT.NORM.INV(RAND();50;10)" office:value-type="float" office:value="57.3256426206017" calcext:value-type="float">
            <text:p>57,3256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([.P767]*PI()/60)*(8*([.I767]^2) + 4*[.I767]*[.B767] + 3*([.B767]^2))" office:value-type="float" office:value="76962.7579908552" calcext:value-type="float">
            <text:p>76962,76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27+6*RAND()" office:value-type="float" office:value="30.1423895575572" calcext:value-type="float">
            <text:p>30,1424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32+16*RAND()" office:value-type="float" office:value="37.5455492306501" calcext:value-type="float">
            <text:p>37,5455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COM.MICROSOFT.NORM.INV(RAND();50;10)" office:value-type="float" office:value="52.008037327009" calcext:value-type="float">
            <text:p>52,0080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([.P768]*PI()/60)*(8*([.I768]^2) + 4*[.I768]*[.B768] + 3*([.B768]^2))" office:value-type="float" office:value="50459.3749458732" calcext:value-type="float">
            <text:p>50459,37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27+6*RAND()" office:value-type="float" office:value="31.7554070830811" calcext:value-type="float">
            <text:p>31,7554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32+16*RAND()" office:value-type="float" office:value="40.8195452447981" calcext:value-type="float">
            <text:p>40,8195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COM.MICROSOFT.NORM.INV(RAND();50;10)" office:value-type="float" office:value="57.8358293005129" calcext:value-type="float">
            <text:p>57,8358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([.P769]*PI()/60)*(8*([.I769]^2) + 4*[.I769]*[.B769] + 3*([.B769]^2))" office:value-type="float" office:value="65229.2819410567" calcext:value-type="float">
            <text:p>65229,28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27+6*RAND()" office:value-type="float" office:value="31.9452044412028" calcext:value-type="float">
            <text:p>31,9452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32+16*RAND()" office:value-type="float" office:value="39.5093723516911" calcext:value-type="float">
            <text:p>39,5094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COM.MICROSOFT.NORM.INV(RAND();50;10)" office:value-type="float" office:value="51.5458571271781" calcext:value-type="float">
            <text:p>51,5459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([.P770]*PI()/60)*(8*([.I770]^2) + 4*[.I770]*[.B770] + 3*([.B770]^2))" office:value-type="float" office:value="55592.5293342028" calcext:value-type="float">
            <text:p>55592,53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27+6*RAND()" office:value-type="float" office:value="30.0632244867738" calcext:value-type="float">
            <text:p>30,0632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32+16*RAND()" office:value-type="float" office:value="38.9449923057109" calcext:value-type="float">
            <text:p>38,9450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COM.MICROSOFT.NORM.INV(RAND();50;10)" office:value-type="float" office:value="47.477505734288" calcext:value-type="float">
            <text:p>47,4775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([.P771]*PI()/60)*(8*([.I771]^2) + 4*[.I771]*[.B771] + 3*([.B771]^2))" office:value-type="float" office:value="48545.8203949933" calcext:value-type="float">
            <text:p>48545,82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27+6*RAND()" office:value-type="float" office:value="29.3881585753988" calcext:value-type="float">
            <text:p>29,3882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32+16*RAND()" office:value-type="float" office:value="47.0532646831125" calcext:value-type="float">
            <text:p>47,0533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COM.MICROSOFT.NORM.INV(RAND();50;10)" office:value-type="float" office:value="54.8675643797621" calcext:value-type="float">
            <text:p>54,8676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([.P772]*PI()/60)*(8*([.I772]^2) + 4*[.I772]*[.B772] + 3*([.B772]^2))" office:value-type="float" office:value="74218.3131136277" calcext:value-type="float">
            <text:p>74218,31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27+6*RAND()" office:value-type="float" office:value="31.7135609455872" calcext:value-type="float">
            <text:p>31,7136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32+16*RAND()" office:value-type="float" office:value="41.3613837007433" calcext:value-type="float">
            <text:p>41,3614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COM.MICROSOFT.NORM.INV(RAND();50;10)" office:value-type="float" office:value="73.9073501232171" calcext:value-type="float">
            <text:p>73,9074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([.P773]*PI()/60)*(8*([.I773]^2) + 4*[.I773]*[.B773] + 3*([.B773]^2))" office:value-type="float" office:value="84942.5543610956" calcext:value-type="float">
            <text:p>84942,55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27+6*RAND()" office:value-type="float" office:value="29.2190571741667" calcext:value-type="float">
            <text:p>29,2191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32+16*RAND()" office:value-type="float" office:value="46.3794219251722" calcext:value-type="float">
            <text:p>46,3794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COM.MICROSOFT.NORM.INV(RAND();50;10)" office:value-type="float" office:value="29.8590469925359" calcext:value-type="float">
            <text:p>29,8590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([.P774]*PI()/60)*(8*([.I774]^2) + 4*[.I774]*[.B774] + 3*([.B774]^2))" office:value-type="float" office:value="39382.9474154649" calcext:value-type="float">
            <text:p>39382,95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27+6*RAND()" office:value-type="float" office:value="31.6761320696678" calcext:value-type="float">
            <text:p>31,6761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32+16*RAND()" office:value-type="float" office:value="46.8472588080913" calcext:value-type="float">
            <text:p>46,8473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COM.MICROSOFT.NORM.INV(RAND();50;10)" office:value-type="float" office:value="56.6081030183915" calcext:value-type="float">
            <text:p>56,6081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([.P775]*PI()/60)*(8*([.I775]^2) + 4*[.I775]*[.B775] + 3*([.B775]^2))" office:value-type="float" office:value="78555.3591094222" calcext:value-type="float">
            <text:p>78555,3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09:27:58.977000000</meta:creation-date>
    <dc:date>2023-03-22T10:38:55.962000000</dc:date>
    <meta:editing-duration>PT1H10M</meta:editing-duration>
    <meta:editing-cycles>4</meta:editing-cycles>
    <meta:generator>LibreOffice/7.5.0.3$Windows_X86_64 LibreOffice_project/c21113d003cd3efa8c53188764377a8272d9d6de</meta:generator>
    <meta:document-statistic meta:table-count="1" meta:cell-count="621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4cm" svg:height="9.378cm" xlink:href=".." xlink:type="simple" chart:class="chart:bar" chart:style-name="ch1">
        <chart:title svg:x="3.239cm" svg:y="0.323cm" chart:style-name="ch2">
          <text:p>Отъюстированная гистограмма d</text:p>
        </chart:title>
        <chart:plot-area chart:style-name="ch3" table:cell-range-address="Лист1.D34:Лист1.D43 Лист1.F34:Лист1.F43" chart:data-source-has-labels="column" svg:x="1.281cm" svg:y="1.289cm" svg:width="11.973cm" svg:height="6.921cm">
          <chart:coordinate-region svg:x="2.088cm" svg:y="1.488cm" svg:width="11.166cm" svg:height="6.075cm"/>
          <chart:axis chart:dimension="x" chart:name="primary-x" chart:style-name="ch4" chartooo:axis-type="auto">
            <chartooo:date-scale/>
            <chart:title svg:x="5.874cm" svg:y="8.397cm" chart:style-name="ch5">
              <text:p>Центры карманов</text:p>
            </chart:title>
            <chart:categories table:cell-range-address="Лист1.D34:Лист1.D43"/>
          </chart:axis>
          <chart:axis chart:dimension="y" chart:name="primary-y" chart:style-name="ch6">
            <chart:title svg:x="0.451cm" svg:y="6.923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F34:Лист1.F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6.625">
                <text:p>26.625</text:p>
                <draw:g>
                  <svg:desc>Лист1.D34:Лист1.D43</svg:desc>
                </draw:g>
              </table:table-cell>
              <table:table-cell office:value-type="float" office:value="0">
                <text:p>0</text:p>
                <draw:g>
                  <svg:desc>Лист1.F34:Лист1.F43</svg:desc>
                </draw:g>
              </table:table-cell>
            </table:table-row>
            <table:table-row>
              <table:table-cell office:value-type="float" office:value="27.375">
                <text:p>27.3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8.125">
                <text:p>28.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8.875">
                <text:p>28.8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9.625">
                <text:p>29.6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0.375">
                <text:p>30.3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1.125">
                <text:p>31.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1.875">
                <text:p>31.8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2.625">
                <text:p>32.6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3.375">
                <text:p>33.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8cm" svg:height="9.323cm" xlink:href=".." xlink:type="simple" chart:class="chart:bar" chart:style-name="ch1">
        <chart:title svg:x="3.206cm" svg:y="0.322cm" chart:style-name="ch2">
          <text:p>Отъюстированная гистограмма D</text:p>
        </chart:title>
        <chart:plot-area chart:style-name="ch3" table:cell-range-address="Лист1.K34:Лист1.K43 Лист1.M34:Лист1.M43" chart:data-source-has-labels="column" svg:x="1.281cm" svg:y="1.287cm" svg:width="11.987cm" svg:height="6.869cm">
          <chart:coordinate-region svg:x="2.088cm" svg:y="1.486cm" svg:width="11.18cm" svg:height="6.023cm"/>
          <chart:axis chart:dimension="x" chart:name="primary-x" chart:style-name="ch4" chartooo:axis-type="auto">
            <chartooo:date-scale/>
            <chart:title svg:x="5.881cm" svg:y="8.342cm" chart:style-name="ch5">
              <text:p>Центры карманов</text:p>
            </chart:title>
            <chart:categories table:cell-range-address="Лист1.K34:Лист1.K43"/>
          </chart:axis>
          <chart:axis chart:dimension="y" chart:name="primary-y" chart:style-name="ch6">
            <chart:title svg:x="0.451cm" svg:y="6.895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M34:Лист1.M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Лист1.K34:Лист1.K43</svg:desc>
                </draw:g>
              </table:table-cell>
              <table:table-cell office:value-type="float" office:value="0">
                <text:p>0</text:p>
                <draw:g>
                  <svg:desc>Лист1.M34:Лист1.M43</svg:desc>
                </draw:g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4cm" svg:height="9.243cm" xlink:href=".." xlink:type="simple" chart:class="chart:bar" chart:style-name="ch1">
        <chart:title svg:x="3.144cm" svg:y="0.32cm" chart:style-name="ch2">
          <text:p>Отъюстированная гистограмма h</text:p>
        </chart:title>
        <chart:plot-area chart:style-name="ch3" table:cell-range-address="Лист1.R34:Лист1.R43 Лист1.T34:Лист1.T43" chart:data-source-has-labels="column" svg:x="1.277cm" svg:y="1.283cm" svg:width="11.791cm" svg:height="6.795cm">
          <chart:coordinate-region svg:x="2.084cm" svg:y="1.482cm" svg:width="10.984cm" svg:height="5.949cm"/>
          <chart:axis chart:dimension="x" chart:name="primary-x" chart:style-name="ch4" chartooo:axis-type="auto">
            <chartooo:date-scale/>
            <chart:title svg:x="5.779cm" svg:y="8.262cm" chart:style-name="ch5">
              <text:p>Центры карманов</text:p>
            </chart:title>
            <chart:categories table:cell-range-address="Лист1.R34:Лист1.R43"/>
          </chart:axis>
          <chart:axis chart:dimension="y" chart:name="primary-y" chart:style-name="ch6">
            <chart:title svg:x="0.451cm" svg:y="6.854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T34:Лист1.T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Лист1.R34:Лист1.R43</svg:desc>
                </draw:g>
              </table:table-cell>
              <table:table-cell office:value-type="float" office:value="0">
                <text:p>0</text:p>
                <draw:g>
                  <svg:desc>Лист1.T34:Лист1.T43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86cm" svg:height="9.324cm" xlink:href=".." xlink:type="simple" chart:class="chart:bar" chart:style-name="ch1">
        <chart:title svg:x="3.144cm" svg:y="0.322cm" chart:style-name="ch2">
          <text:p>Отъюстированная гистограмма V</text:p>
        </chart:title>
        <chart:plot-area chart:style-name="ch3" table:cell-range-address="Лист1.Y34:Лист1.Y43 Лист1.AA34:Лист1.AA43" chart:data-source-has-labels="column" svg:x="1.278cm" svg:y="1.287cm" svg:width="11.841cm" svg:height="6.87cm">
          <chart:coordinate-region svg:x="2.085cm" svg:y="1.486cm" svg:width="11.034cm" svg:height="5.355cm"/>
          <chart:axis chart:dimension="x" chart:name="primary-x" chart:style-name="ch4" chartooo:axis-type="auto">
            <chartooo:date-scale/>
            <chart:title svg:x="5.805cm" svg:y="8.343cm" chart:style-name="ch5">
              <text:p>Центры карманов</text:p>
            </chart:title>
            <chart:categories table:cell-range-address="Лист1.Y34:Лист1.Y43"/>
          </chart:axis>
          <chart:axis chart:dimension="y" chart:name="primary-y" chart:style-name="ch6">
            <chart:title svg:x="0.451cm" svg:y="6.896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AA34:Лист1.AA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A</text:p>
              </table:table-cell>
            </table:table-row>
          </table:table-header-rows>
          <table:table-rows>
            <table:table-row>
              <table:table-cell office:value-type="float" office:value="4350">
                <text:p>4350</text:p>
                <draw:g>
                  <svg:desc>Лист1.Y34:Лист1.Y43</svg:desc>
                </draw:g>
              </table:table-cell>
              <table:table-cell office:value-type="float" office:value="0">
                <text:p>0</text:p>
                <draw:g>
                  <svg:desc>Лист1.AA34:Лист1.AA43</svg:desc>
                </draw:g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57550">
                <text:p>575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70850">
                <text:p>708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4150">
                <text:p>841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7450">
                <text:p>97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750">
                <text:p>110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050">
                <text:p>1240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